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89in"/>
    </style:style>
    <style:style style:name="co2" style:family="table-column">
      <style:table-column-properties fo:break-before="auto" style:column-width="1.898in"/>
    </style:style>
    <style:style style:name="co3" style:family="table-column">
      <style:table-column-properties fo:break-before="auto" style:column-width="1.522in"/>
    </style:style>
    <style:style style:name="co4" style:family="table-column">
      <style:table-column-properties fo:break-before="auto" style:column-width="0.8898in"/>
    </style:style>
    <style:style style:name="co5" style:family="table-column">
      <style:table-column-properties fo:break-before="auto" style:column-width="1.5335in"/>
    </style:style>
    <style:style style:name="co6" style:family="table-column">
      <style:table-column-properties fo:break-before="auto" style:column-width="1.4583in"/>
    </style:style>
    <style:style style:name="co7" style:family="table-column">
      <style:table-column-properties fo:break-before="auto" style:column-width="1.1043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74pt solid #000000" style:rotation-align="none"/>
    </style:style>
    <style:style style:name="ce2" style:family="table-cell" style:parent-style-name="Default" style:data-style-name="N2">
      <style:table-cell-properties style:diagonal-bl-tr="none" style:diagonal-tl-br="none" fo:border="0.74pt solid #000000" style:rotation-align="none"/>
    </style:style>
    <style:style style:name="ce3" style:family="table-cell" style:parent-style-name="Default">
      <style:text-properties style:font-name="Calibri"/>
    </style:style>
    <style:style style:name="ce7" style:family="table-cell" style:parent-style-name="Default">
      <style:text-properties style:font-name="Liberation Serif" fo:font-size="10pt" style:font-name-asian="DejaVu Sans" style:font-size-asian="10pt" style:font-name-complex="DejaVu Sans" style:font-size-complex="1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 style:parent-style-name="Default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ole-draw-aspect="1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6372" table:default-cell-style-name="Default"/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L (cm) = 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Dia (cm) = </text:p>
          </table:table-cell>
          <table:table-cell office:value-type="float" office:value="6.03" calcext:value-type="float">
            <text:p>6.03</text:p>
          </table:table-cell>
          <table:table-cell table:number-columns-repeated="16380"/>
        </table:table-row>
        <table:table-row table:style-name="ro1">
          <table:table-cell table:number-columns-repeated="17"/>
          <table:table-cell>
            <draw:frame table:end-cell-address="Sheet1.AB18" table:end-x="0.1307in" table:end-y="0.1295in" draw:z-index="0" draw:name="Chart 2" draw:style-name="gr1" draw:text-style-name="P1" svg:width="6.352in" svg:height="2.7661in" svg:x="0.4661in" svg:y="0.0465in">
              <draw:object draw:notify-on-update-of-ranges="Sheet1.C7:Sheet1.C291 Sheet1.D6:Sheet1.D6 Sheet1.D7:Sheet1.D291 Sheet1.C7:Sheet1.C291 Sheet1.E6:Sheet1.E6 Sheet1.E7:Sheet1.E29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 office:value-type="string" calcext:value-type="string">
            <text:p>Time (hr)</text:p>
          </table:table-cell>
          <table:table-cell table:style-name="ce1" office:value-type="string" calcext:value-type="string">
            <text:p>A gm/L</text:p>
          </table:table-cell>
          <table:table-cell table:style-name="ce1" office:value-type="string" calcext:value-type="string">
            <text:p>B gm/L</text:p>
          </table:table-cell>
          <table:table-cell table:style-name="ce1" office:value-type="string" calcext:value-type="string">
            <text:p>dt</text:p>
          </table:table-cell>
          <table:table-cell office:value-type="string" calcext:value-type="string">
            <text:p>Ca*dt</text:p>
          </table:table-cell>
          <table:table-cell office:value-type="string" calcext:value-type="string">
            <text:p>t*Ca*dt</text:p>
          </table:table-cell>
          <table:table-cell office:value-type="string" calcext:value-type="string">
            <text:p>t^2*Ca*dt</text:p>
          </table:table-cell>
          <table:table-cell table:style-name="ce3" office:value-type="string" calcext:value-type="string">
            <text:p>Cb*dt</text:p>
          </table:table-cell>
          <table:table-cell office:value-type="string" calcext:value-type="string">
            <text:p>t*Cb*dt</text:p>
          </table:table-cell>
          <table:table-cell office:value-type="string" calcext:value-type="string">
            <text:p>t^2*Cb*dt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0.427655024946543" calcext:value-type="float">
            <text:p>0.43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 table:style-name="ce2" table:formula="of:=[.C7]-0" office:value-type="float" office:value="0.427655024946543" calcext:value-type="float">
            <text:p>0.43</text:p>
          </table:table-cell>
          <table:table-cell table:formula="of:=[.D7]*[.F7]" office:value-type="float" office:value="0" calcext:value-type="float">
            <text:p>0</text:p>
          </table:table-cell>
          <table:table-cell table:formula="of:=[.G7]*[.C7]" office:value-type="float" office:value="0" calcext:value-type="float">
            <text:p>0</text:p>
          </table:table-cell>
          <table:table-cell table:formula="of:=[.C7]^2*[.H7]" office:value-type="float" office:value="0" calcext:value-type="float">
            <text:p>0</text:p>
          </table:table-cell>
          <table:table-cell table:formula="of:=[.E7]*[.F7]" office:value-type="float" office:value="0" calcext:value-type="float">
            <text:p>0</text:p>
          </table:table-cell>
          <table:table-cell table:formula="of:=[.C7]*[.J7]" office:value-type="float" office:value="0" calcext:value-type="float">
            <text:p>0</text:p>
          </table:table-cell>
          <table:table-cell table:formula="of:=[.C7]^2*[.J7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1.28296507483963" calcext:value-type="float">
            <text:p>1.28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 table:style-name="ce2" table:formula="of:=[.C8]-[.C7]" office:value-type="float" office:value="0.855310049893086" calcext:value-type="float">
            <text:p>0.86</text:p>
          </table:table-cell>
          <table:table-cell table:formula="of:=[.D8]*[.FJ158]" office:value-type="float" office:value="0" calcext:value-type="float">
            <text:p>0</text:p>
          </table:table-cell>
          <table:table-cell table:formula="of:=[.G8]*[.C8]" office:value-type="float" office:value="0" calcext:value-type="float">
            <text:p>0</text:p>
          </table:table-cell>
          <table:table-cell table:formula="of:=[.C8]^2*[.H8]" office:value-type="float" office:value="0" calcext:value-type="float">
            <text:p>0</text:p>
          </table:table-cell>
          <table:table-cell table:formula="of:=[.E8]*[.F8]" office:value-type="float" office:value="0" calcext:value-type="float">
            <text:p>0</text:p>
          </table:table-cell>
          <table:table-cell table:formula="of:=[.C8]*[.J8]" office:value-type="float" office:value="0" calcext:value-type="float">
            <text:p>0</text:p>
          </table:table-cell>
          <table:table-cell table:formula="of:=[.C8]^2*[.J8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2.11689237348539" calcext:value-type="float">
            <text:p>2.12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 table:style-name="ce2" table:formula="of:=[.C9]-[.C8]" office:value-type="float" office:value="0.833927298645759" calcext:value-type="float">
            <text:p>0.83</text:p>
          </table:table-cell>
          <table:table-cell table:formula="of:=[.D9]*[.F9]" office:value-type="float" office:value="0" calcext:value-type="float">
            <text:p>0</text:p>
          </table:table-cell>
          <table:table-cell table:formula="of:=[.G9]*[.C9]" office:value-type="float" office:value="0" calcext:value-type="float">
            <text:p>0</text:p>
          </table:table-cell>
          <table:table-cell table:formula="of:=[.C9]^2*[.H9]" office:value-type="float" office:value="0" calcext:value-type="float">
            <text:p>0</text:p>
          </table:table-cell>
          <table:table-cell table:formula="of:=[.E9]*[.F9]" office:value-type="float" office:value="0" calcext:value-type="float">
            <text:p>0</text:p>
          </table:table-cell>
          <table:table-cell table:formula="of:=[.C9]*[.J9]" office:value-type="float" office:value="0" calcext:value-type="float">
            <text:p>0</text:p>
          </table:table-cell>
          <table:table-cell table:formula="of:=[.C9]^2*[.J9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2.95081967213115" calcext:value-type="float">
            <text:p>2.95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 table:style-name="ce2" table:formula="of:=[.C10]-[.C9]" office:value-type="float" office:value="0.833927298645759" calcext:value-type="float">
            <text:p>0.83</text:p>
          </table:table-cell>
          <table:table-cell table:formula="of:=[.D10]*[.F10]" office:value-type="float" office:value="0" calcext:value-type="float">
            <text:p>0</text:p>
          </table:table-cell>
          <table:table-cell table:formula="of:=[.G10]*[.C10]" office:value-type="float" office:value="0" calcext:value-type="float">
            <text:p>0</text:p>
          </table:table-cell>
          <table:table-cell table:formula="of:=[.C10]^2*[.H10]" office:value-type="float" office:value="0" calcext:value-type="float">
            <text:p>0</text:p>
          </table:table-cell>
          <table:table-cell table:formula="of:=[.E10]*[.F10]" office:value-type="float" office:value="0" calcext:value-type="float">
            <text:p>0</text:p>
          </table:table-cell>
          <table:table-cell table:formula="of:=[.C10]*[.J10]" office:value-type="float" office:value="0" calcext:value-type="float">
            <text:p>0</text:p>
          </table:table-cell>
          <table:table-cell table:formula="of:=[.C10]^2*[.J10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3.78474697077691" calcext:value-type="float">
            <text:p>3.78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 table:style-name="ce2" table:formula="of:=[.C11]-[.C10]" office:value-type="float" office:value="0.833927298645758" calcext:value-type="float">
            <text:p>0.83</text:p>
          </table:table-cell>
          <table:table-cell table:formula="of:=[.D11]*[.F11]" office:value-type="float" office:value="0" calcext:value-type="float">
            <text:p>0</text:p>
          </table:table-cell>
          <table:table-cell table:formula="of:=[.G11]*[.C11]" office:value-type="float" office:value="0" calcext:value-type="float">
            <text:p>0</text:p>
          </table:table-cell>
          <table:table-cell table:formula="of:=[.C11]^2*[.H11]" office:value-type="float" office:value="0" calcext:value-type="float">
            <text:p>0</text:p>
          </table:table-cell>
          <table:table-cell table:formula="of:=[.E11]*[.F11]" office:value-type="float" office:value="0" calcext:value-type="float">
            <text:p>0</text:p>
          </table:table-cell>
          <table:table-cell table:formula="of:=[.C11]*[.J11]" office:value-type="float" office:value="0" calcext:value-type="float">
            <text:p>0</text:p>
          </table:table-cell>
          <table:table-cell table:formula="of:=[.C11]^2*[.J11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4.64005702066999" calcext:value-type="float">
            <text:p>4.64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 table:style-name="ce2" table:formula="of:=[.C12]-[.C11]" office:value-type="float" office:value="0.855310049893086" calcext:value-type="float">
            <text:p>0.86</text:p>
          </table:table-cell>
          <table:table-cell table:formula="of:=[.D12]*[.F12]" office:value-type="float" office:value="0" calcext:value-type="float">
            <text:p>0</text:p>
          </table:table-cell>
          <table:table-cell table:formula="of:=[.G12]*[.C12]" office:value-type="float" office:value="0" calcext:value-type="float">
            <text:p>0</text:p>
          </table:table-cell>
          <table:table-cell table:formula="of:=[.C12]^2*[.H12]" office:value-type="float" office:value="0" calcext:value-type="float">
            <text:p>0</text:p>
          </table:table-cell>
          <table:table-cell table:formula="of:=[.E12]*[.F12]" office:value-type="float" office:value="0" calcext:value-type="float">
            <text:p>0</text:p>
          </table:table-cell>
          <table:table-cell table:formula="of:=[.C12]*[.J12]" office:value-type="float" office:value="0" calcext:value-type="float">
            <text:p>0</text:p>
          </table:table-cell>
          <table:table-cell table:formula="of:=[.C12]^2*[.J12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5.47398431931575" calcext:value-type="float">
            <text:p>5.47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 table:style-name="ce2" table:formula="of:=[.C13]-[.C12]" office:value-type="float" office:value="0.833927298645759" calcext:value-type="float">
            <text:p>0.83</text:p>
          </table:table-cell>
          <table:table-cell table:formula="of:=[.D13]*[.F13]" office:value-type="float" office:value="0" calcext:value-type="float">
            <text:p>0</text:p>
          </table:table-cell>
          <table:table-cell table:formula="of:=[.G13]*[.C13]" office:value-type="float" office:value="0" calcext:value-type="float">
            <text:p>0</text:p>
          </table:table-cell>
          <table:table-cell table:formula="of:=[.C13]^2*[.H13]" office:value-type="float" office:value="0" calcext:value-type="float">
            <text:p>0</text:p>
          </table:table-cell>
          <table:table-cell table:formula="of:=[.E13]*[.F13]" office:value-type="float" office:value="0" calcext:value-type="float">
            <text:p>0</text:p>
          </table:table-cell>
          <table:table-cell table:formula="of:=[.C13]*[.J13]" office:value-type="float" office:value="0" calcext:value-type="float">
            <text:p>0</text:p>
          </table:table-cell>
          <table:table-cell table:formula="of:=[.C13]^2*[.J13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6.30791161796151" calcext:value-type="float">
            <text:p>6.31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 table:style-name="ce2" table:formula="of:=[.C14]-[.C13]" office:value-type="float" office:value="0.83392729864576" calcext:value-type="float">
            <text:p>0.83</text:p>
          </table:table-cell>
          <table:table-cell table:formula="of:=[.D14]*[.F14]" office:value-type="float" office:value="0" calcext:value-type="float">
            <text:p>0</text:p>
          </table:table-cell>
          <table:table-cell table:formula="of:=[.G14]*[.C14]" office:value-type="float" office:value="0" calcext:value-type="float">
            <text:p>0</text:p>
          </table:table-cell>
          <table:table-cell table:formula="of:=[.C14]^2*[.H14]" office:value-type="float" office:value="0" calcext:value-type="float">
            <text:p>0</text:p>
          </table:table-cell>
          <table:table-cell table:formula="of:=[.E14]*[.F14]" office:value-type="float" office:value="0" calcext:value-type="float">
            <text:p>0</text:p>
          </table:table-cell>
          <table:table-cell table:formula="of:=[.C14]*[.J14]" office:value-type="float" office:value="0" calcext:value-type="float">
            <text:p>0</text:p>
          </table:table-cell>
          <table:table-cell table:formula="of:=[.C14]^2*[.J14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7.14183891660727" calcext:value-type="float">
            <text:p>7.14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 table:style-name="ce2" table:formula="of:=[.C15]-[.C14]" office:value-type="float" office:value="0.83392729864576" calcext:value-type="float">
            <text:p>0.83</text:p>
          </table:table-cell>
          <table:table-cell table:formula="of:=[.D15]*[.F15]" office:value-type="float" office:value="0" calcext:value-type="float">
            <text:p>0</text:p>
          </table:table-cell>
          <table:table-cell table:formula="of:=[.G15]*[.C15]" office:value-type="float" office:value="0" calcext:value-type="float">
            <text:p>0</text:p>
          </table:table-cell>
          <table:table-cell table:formula="of:=[.C15]^2*[.H15]" office:value-type="float" office:value="0" calcext:value-type="float">
            <text:p>0</text:p>
          </table:table-cell>
          <table:table-cell table:formula="of:=[.E15]*[.F15]" office:value-type="float" office:value="0" calcext:value-type="float">
            <text:p>0</text:p>
          </table:table-cell>
          <table:table-cell table:formula="of:=[.C15]*[.J15]" office:value-type="float" office:value="0" calcext:value-type="float">
            <text:p>0</text:p>
          </table:table-cell>
          <table:table-cell table:formula="of:=[.C15]^2*[.J15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7.9543834640057" calcext:value-type="float">
            <text:p>7.95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 table:style-name="ce2" table:formula="of:=[.C16]-[.C15]" office:value-type="float" office:value="0.812544547398431" calcext:value-type="float">
            <text:p>0.81</text:p>
          </table:table-cell>
          <table:table-cell table:formula="of:=[.D16]*[.F16]" office:value-type="float" office:value="0" calcext:value-type="float">
            <text:p>0</text:p>
          </table:table-cell>
          <table:table-cell table:formula="of:=[.G16]*[.C16]" office:value-type="float" office:value="0" calcext:value-type="float">
            <text:p>0</text:p>
          </table:table-cell>
          <table:table-cell table:formula="of:=[.C16]^2*[.H16]" office:value-type="float" office:value="0" calcext:value-type="float">
            <text:p>0</text:p>
          </table:table-cell>
          <table:table-cell table:formula="of:=[.E16]*[.F16]" office:value-type="float" office:value="0" calcext:value-type="float">
            <text:p>0</text:p>
          </table:table-cell>
          <table:table-cell table:formula="of:=[.C16]*[.J16]" office:value-type="float" office:value="0" calcext:value-type="float">
            <text:p>0</text:p>
          </table:table-cell>
          <table:table-cell table:formula="of:=[.C16]^2*[.J16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8.78831076265146" calcext:value-type="float">
            <text:p>8.79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 table:style-name="ce2" table:formula="of:=[.C17]-[.C16]" office:value-type="float" office:value="0.833927298645759" calcext:value-type="float">
            <text:p>0.83</text:p>
          </table:table-cell>
          <table:table-cell table:formula="of:=[.D17]*[.F17]" office:value-type="float" office:value="0" calcext:value-type="float">
            <text:p>0</text:p>
          </table:table-cell>
          <table:table-cell table:formula="of:=[.G17]*[.C17]" office:value-type="float" office:value="0" calcext:value-type="float">
            <text:p>0</text:p>
          </table:table-cell>
          <table:table-cell table:formula="of:=[.C17]^2*[.H17]" office:value-type="float" office:value="0" calcext:value-type="float">
            <text:p>0</text:p>
          </table:table-cell>
          <table:table-cell table:formula="of:=[.E17]*[.F17]" office:value-type="float" office:value="0" calcext:value-type="float">
            <text:p>0</text:p>
          </table:table-cell>
          <table:table-cell table:formula="of:=[.C17]*[.J17]" office:value-type="float" office:value="0" calcext:value-type="float">
            <text:p>0</text:p>
          </table:table-cell>
          <table:table-cell table:formula="of:=[.C17]^2*[.J17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9.62223806129722" calcext:value-type="float">
            <text:p>9.62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 table:style-name="ce2" table:formula="of:=[.C18]-[.C17]" office:value-type="float" office:value="0.83392729864576" calcext:value-type="float">
            <text:p>0.83</text:p>
          </table:table-cell>
          <table:table-cell table:formula="of:=[.D18]*[.F18]" office:value-type="float" office:value="0" calcext:value-type="float">
            <text:p>0</text:p>
          </table:table-cell>
          <table:table-cell table:formula="of:=[.G18]*[.C18]" office:value-type="float" office:value="0" calcext:value-type="float">
            <text:p>0</text:p>
          </table:table-cell>
          <table:table-cell table:formula="of:=[.C18]^2*[.H18]" office:value-type="float" office:value="0" calcext:value-type="float">
            <text:p>0</text:p>
          </table:table-cell>
          <table:table-cell table:formula="of:=[.E18]*[.F18]" office:value-type="float" office:value="0" calcext:value-type="float">
            <text:p>0</text:p>
          </table:table-cell>
          <table:table-cell table:formula="of:=[.C18]*[.J18]" office:value-type="float" office:value="0" calcext:value-type="float">
            <text:p>0</text:p>
          </table:table-cell>
          <table:table-cell table:formula="of:=[.C18]^2*[.J18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10.4133998574483" calcext:value-type="float">
            <text:p>10.41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 table:style-name="ce2" table:formula="of:=[.C19]-[.C18]" office:value-type="float" office:value="0.791161796151103" calcext:value-type="float">
            <text:p>0.79</text:p>
          </table:table-cell>
          <table:table-cell table:formula="of:=[.D19]*[.F19]" office:value-type="float" office:value="0" calcext:value-type="float">
            <text:p>0</text:p>
          </table:table-cell>
          <table:table-cell table:formula="of:=[.G19]*[.C19]" office:value-type="float" office:value="0" calcext:value-type="float">
            <text:p>0</text:p>
          </table:table-cell>
          <table:table-cell table:formula="of:=[.C19]^2*[.H19]" office:value-type="float" office:value="0" calcext:value-type="float">
            <text:p>0</text:p>
          </table:table-cell>
          <table:table-cell table:formula="of:=[.E19]*[.F19]" office:value-type="float" office:value="0" calcext:value-type="float">
            <text:p>0</text:p>
          </table:table-cell>
          <table:table-cell table:formula="of:=[.C19]*[.J19]" office:value-type="float" office:value="0" calcext:value-type="float">
            <text:p>0</text:p>
          </table:table-cell>
          <table:table-cell table:formula="of:=[.C19]^2*[.J19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11.2045616535994" calcext:value-type="float">
            <text:p>11.20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 table:style-name="ce2" table:formula="of:=[.C20]-[.C19]" office:value-type="float" office:value="0.791161796151107" calcext:value-type="float">
            <text:p>0.79</text:p>
          </table:table-cell>
          <table:table-cell table:formula="of:=[.D20]*[.F20]" office:value-type="float" office:value="0" calcext:value-type="float">
            <text:p>0</text:p>
          </table:table-cell>
          <table:table-cell table:formula="of:=[.G20]*[.C20]" office:value-type="float" office:value="0" calcext:value-type="float">
            <text:p>0</text:p>
          </table:table-cell>
          <table:table-cell table:formula="of:=[.C20]^2*[.H20]" office:value-type="float" office:value="0" calcext:value-type="float">
            <text:p>0</text:p>
          </table:table-cell>
          <table:table-cell table:formula="of:=[.E20]*[.F20]" office:value-type="float" office:value="0" calcext:value-type="float">
            <text:p>0</text:p>
          </table:table-cell>
          <table:table-cell table:formula="of:=[.C20]*[.J20]" office:value-type="float" office:value="0" calcext:value-type="float">
            <text:p>0</text:p>
          </table:table-cell>
          <table:table-cell table:formula="of:=[.C20]^2*[.J20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12.0384889522452" calcext:value-type="float">
            <text:p>12.04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 table:style-name="ce2" table:formula="of:=[.C21]-[.C20]" office:value-type="float" office:value="0.833927298645756" calcext:value-type="float">
            <text:p>0.83</text:p>
          </table:table-cell>
          <table:table-cell table:formula="of:=[.D21]*[.F21]" office:value-type="float" office:value="0" calcext:value-type="float">
            <text:p>0</text:p>
          </table:table-cell>
          <table:table-cell table:formula="of:=[.G21]*[.C21]" office:value-type="float" office:value="0" calcext:value-type="float">
            <text:p>0</text:p>
          </table:table-cell>
          <table:table-cell table:formula="of:=[.C21]^2*[.H21]" office:value-type="float" office:value="0" calcext:value-type="float">
            <text:p>0</text:p>
          </table:table-cell>
          <table:table-cell table:formula="of:=[.E21]*[.F21]" office:value-type="float" office:value="0" calcext:value-type="float">
            <text:p>0</text:p>
          </table:table-cell>
          <table:table-cell table:formula="of:=[.C21]*[.J21]" office:value-type="float" office:value="0" calcext:value-type="float">
            <text:p>0</text:p>
          </table:table-cell>
          <table:table-cell table:formula="of:=[.C21]^2*[.J21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12.8724162508909" calcext:value-type="float">
            <text:p>12.87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 table:style-name="ce2" table:formula="of:=[.C22]-[.C21]" office:value-type="float" office:value="0.83392729864576" calcext:value-type="float">
            <text:p>0.83</text:p>
          </table:table-cell>
          <table:table-cell table:formula="of:=[.D22]*[.F22]" office:value-type="float" office:value="0" calcext:value-type="float">
            <text:p>0</text:p>
          </table:table-cell>
          <table:table-cell table:formula="of:=[.G22]*[.C22]" office:value-type="float" office:value="0" calcext:value-type="float">
            <text:p>0</text:p>
          </table:table-cell>
          <table:table-cell table:formula="of:=[.C22]^2*[.H22]" office:value-type="float" office:value="0" calcext:value-type="float">
            <text:p>0</text:p>
          </table:table-cell>
          <table:table-cell table:formula="of:=[.E22]*[.F22]" office:value-type="float" office:value="0" calcext:value-type="float">
            <text:p>0</text:p>
          </table:table-cell>
          <table:table-cell table:formula="of:=[.C22]*[.J22]" office:value-type="float" office:value="0" calcext:value-type="float">
            <text:p>0</text:p>
          </table:table-cell>
          <table:table-cell table:formula="of:=[.C22]^2*[.J22]" office:value-type="float" office:value="0" calcext:value-type="float">
            <text:p>0</text:p>
          </table:table-cell>
          <table:table-cell/>
          <table:table-cell office:value-type="string" calcext:value-type="string">
            <text:p>channel Length</text:p>
          </table:table-cell>
          <table:table-cell office:value-type="string" calcext:value-type="string">
            <text:p>(cm)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6368"/>
        </table:table-row>
        <table:table-row table:style-name="ro1">
          <table:table-cell table:number-columns-repeated="2"/>
          <table:table-cell table:style-name="ce2" office:value-type="float" office:value="13.6849607982894" calcext:value-type="float">
            <text:p>13.68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 table:style-name="ce2" table:formula="of:=[.C23]-[.C22]" office:value-type="float" office:value="0.812544547398433" calcext:value-type="float">
            <text:p>0.81</text:p>
          </table:table-cell>
          <table:table-cell table:formula="of:=[.D23]*[.F23]" office:value-type="float" office:value="0" calcext:value-type="float">
            <text:p>0</text:p>
          </table:table-cell>
          <table:table-cell table:formula="of:=[.G23]*[.C23]" office:value-type="float" office:value="0" calcext:value-type="float">
            <text:p>0</text:p>
          </table:table-cell>
          <table:table-cell table:formula="of:=[.C23]^2*[.H23]" office:value-type="float" office:value="0" calcext:value-type="float">
            <text:p>0</text:p>
          </table:table-cell>
          <table:table-cell table:formula="of:=[.E23]*[.F23]" office:value-type="float" office:value="0" calcext:value-type="float">
            <text:p>0</text:p>
          </table:table-cell>
          <table:table-cell table:formula="of:=[.C23]*[.J23]" office:value-type="float" office:value="0" calcext:value-type="float">
            <text:p>0</text:p>
          </table:table-cell>
          <table:table-cell table:formula="of:=[.C23]^2*[.J23]" office:value-type="float" office:value="0" calcext:value-type="float">
            <text:p>0</text:p>
          </table:table-cell>
          <table:table-cell/>
          <table:table-cell office:value-type="string" calcext:value-type="string">
            <text:p>channel internal diameter</text:p>
          </table:table-cell>
          <table:table-cell office:value-type="string" calcext:value-type="string">
            <text:p>(cm)</text:p>
          </table:table-cell>
          <table:table-cell table:style-name="ce8" office:value-type="float" office:value="6.03" calcext:value-type="float">
            <text:p>6.03</text:p>
          </table:table-cell>
          <table:table-cell table:number-columns-repeated="16368"/>
        </table:table-row>
        <table:table-row table:style-name="ro1">
          <table:table-cell table:number-columns-repeated="2"/>
          <table:table-cell table:style-name="ce2" office:value-type="float" office:value="14.5402708481825" calcext:value-type="float">
            <text:p>14.54</text:p>
          </table:table-cell>
          <table:table-cell table:style-name="ce2" office:value-type="float" office:value="0.002" calcext:value-type="float">
            <text:p>0.00</text:p>
          </table:table-cell>
          <table:table-cell table:style-name="ce2" office:value-type="float" office:value="0" calcext:value-type="float">
            <text:p>0.00</text:p>
          </table:table-cell>
          <table:table-cell table:style-name="ce2" table:formula="of:=[.C24]-[.C23]" office:value-type="float" office:value="0.855310049893088" calcext:value-type="float">
            <text:p>0.86</text:p>
          </table:table-cell>
          <table:table-cell table:formula="of:=[.D24]*[.F24]" office:value-type="float" office:value="0.00171062009978618" calcext:value-type="float">
            <text:p>0.00171062009978618</text:p>
          </table:table-cell>
          <table:table-cell table:formula="of:=[.G24]*[.C24]" office:value-type="float" office:value="0.024872879569236" calcext:value-type="float">
            <text:p>0.024872879569236</text:p>
          </table:table-cell>
          <table:table-cell table:formula="of:=[.C24]^2*[.H24]" office:value-type="float" office:value="5.25861117355859" calcext:value-type="float">
            <text:p>5.25861117355859</text:p>
          </table:table-cell>
          <table:table-cell table:formula="of:=[.E24]*[.F24]" office:value-type="float" office:value="0" calcext:value-type="float">
            <text:p>0</text:p>
          </table:table-cell>
          <table:table-cell table:formula="of:=[.C24]*[.J24]" office:value-type="float" office:value="0" calcext:value-type="float">
            <text:p>0</text:p>
          </table:table-cell>
          <table:table-cell table:formula="of:=[.C24]^2*[.J24]" office:value-type="float" office:value="0" calcext:value-type="float">
            <text:p>0</text:p>
          </table:table-cell>
          <table:table-cell/>
          <table:table-cell office:value-type="string" calcext:value-type="string">
            <text:p>Area</text:p>
          </table:table-cell>
          <table:table-cell office:value-type="string" calcext:value-type="string">
            <text:p>(cm)^2</text:p>
          </table:table-cell>
          <table:table-cell table:formula="of:=2*PI()*([.P23]/2)*[.P22]" office:value-type="float" office:value="568.314111034394" calcext:value-type="float">
            <text:p>568.314111034394</text:p>
          </table:table-cell>
          <table:table-cell table:number-columns-repeated="2"/>
          <table:table-cell table:style-name="ce3"/>
          <table:table-cell table:number-columns-repeated="5"/>
          <table:table-cell table:style-name="ce3"/>
          <table:table-cell table:number-columns-repeated="16359"/>
        </table:table-row>
        <table:table-row table:style-name="ro1">
          <table:table-cell table:number-columns-repeated="2"/>
          <table:table-cell table:style-name="ce2" office:value-type="float" office:value="15.3741981468282" calcext:value-type="float">
            <text:p>15.37</text:p>
          </table:table-cell>
          <table:table-cell table:style-name="ce2" office:value-type="float" office:value="0.003" calcext:value-type="float">
            <text:p>0.00</text:p>
          </table:table-cell>
          <table:table-cell table:style-name="ce2" office:value-type="float" office:value="0" calcext:value-type="float">
            <text:p>0.00</text:p>
          </table:table-cell>
          <table:table-cell table:style-name="ce2" table:formula="of:=[.C25]-[.C24]" office:value-type="float" office:value="0.833927298645758" calcext:value-type="float">
            <text:p>0.83</text:p>
          </table:table-cell>
          <table:table-cell table:formula="of:=[.D25]*[.F25]" office:value-type="float" office:value="0.00250178189593727" calcext:value-type="float">
            <text:p>0.00250178189593727</text:p>
          </table:table-cell>
          <table:table-cell table:formula="of:=[.G25]*[.C25]" office:value-type="float" office:value="0.0384628905882872" calcext:value-type="float">
            <text:p>0.0384628905882872</text:p>
          </table:table-cell>
          <table:table-cell table:formula="of:=[.C25]^2*[.H25]" office:value-type="float" office:value="9.0913183912847" calcext:value-type="float">
            <text:p>9.0913183912847</text:p>
          </table:table-cell>
          <table:table-cell table:formula="of:=[.E25]*[.F25]" office:value-type="float" office:value="0" calcext:value-type="float">
            <text:p>0</text:p>
          </table:table-cell>
          <table:table-cell table:formula="of:=[.C25]*[.J25]" office:value-type="float" office:value="0" calcext:value-type="float">
            <text:p>0</text:p>
          </table:table-cell>
          <table:table-cell table:formula="of:=[.C25]^2*[.J25]" office:value-type="float" office:value="0" calcext:value-type="float">
            <text:p>0</text:p>
          </table:table-cell>
          <table:table-cell table:number-columns-repeated="6"/>
          <table:table-cell table:style-name="ce3"/>
          <table:table-cell table:number-columns-repeated="5"/>
          <table:table-cell table:style-name="ce3"/>
          <table:table-cell table:number-columns-repeated="16359"/>
        </table:table-row>
        <table:table-row table:style-name="ro1">
          <table:table-cell table:number-columns-repeated="2"/>
          <table:table-cell table:style-name="ce2" office:value-type="float" office:value="16.208125445474" calcext:value-type="float">
            <text:p>16.21</text:p>
          </table:table-cell>
          <table:table-cell table:style-name="ce2" office:value-type="float" office:value="0.024" calcext:value-type="float">
            <text:p>0.02</text:p>
          </table:table-cell>
          <table:table-cell table:style-name="ce2" office:value-type="float" office:value="0" calcext:value-type="float">
            <text:p>0.00</text:p>
          </table:table-cell>
          <table:table-cell table:style-name="ce2" table:formula="of:=[.C26]-[.C25]" office:value-type="float" office:value="0.83392729864576" calcext:value-type="float">
            <text:p>0.83</text:p>
          </table:table-cell>
          <table:table-cell table:formula="of:=[.D26]*[.F26]" office:value-type="float" office:value="0.0200142551674982" calcext:value-type="float">
            <text:p>0.0200142551674982</text:p>
          </table:table-cell>
          <table:table-cell table:formula="of:=[.G26]*[.C26]" office:value-type="float" office:value="0.324393558452538" calcext:value-type="float">
            <text:p>0.324393558452538</text:p>
          </table:table-cell>
          <table:table-cell table:formula="of:=[.C26]^2*[.H26]" office:value-type="float" office:value="85.2192681840267" calcext:value-type="float">
            <text:p>85.2192681840267</text:p>
          </table:table-cell>
          <table:table-cell table:formula="of:=[.E26]*[.F26]" office:value-type="float" office:value="0" calcext:value-type="float">
            <text:p>0</text:p>
          </table:table-cell>
          <table:table-cell table:formula="of:=[.C26]*[.J26]" office:value-type="float" office:value="0" calcext:value-type="float">
            <text:p>0</text:p>
          </table:table-cell>
          <table:table-cell table:formula="of:=[.C26]^2*[.J26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17.0634354953671" calcext:value-type="float">
            <text:p>17.06</text:p>
          </table:table-cell>
          <table:table-cell table:style-name="ce2" office:value-type="float" office:value="0.089" calcext:value-type="float">
            <text:p>0.09</text:p>
          </table:table-cell>
          <table:table-cell table:style-name="ce2" office:value-type="float" office:value="0.0017" calcext:value-type="float">
            <text:p>0.00</text:p>
          </table:table-cell>
          <table:table-cell table:style-name="ce2" table:formula="of:=[.C27]-[.C26]" office:value-type="float" office:value="0.855310049893085" calcext:value-type="float">
            <text:p>0.86</text:p>
          </table:table-cell>
          <table:table-cell table:formula="of:=[.D27]*[.F27]" office:value-type="float" office:value="0.0761225944404846" calcext:value-type="float">
            <text:p>0.0761225944404846</text:p>
          </table:table-cell>
          <table:table-cell table:formula="of:=[.G27]*[.C27]" office:value-type="float" office:value="1.2989129799752" calcext:value-type="float">
            <text:p>1.2989129799752</text:p>
          </table:table-cell>
          <table:table-cell table:formula="of:=[.C27]^2*[.H27]" office:value-type="float" office:value="378.192582522289" calcext:value-type="float">
            <text:p>378.192582522289</text:p>
          </table:table-cell>
          <table:table-cell table:formula="of:=[.E27]*[.F27]" office:value-type="float" office:value="0.00145402708481824" calcext:value-type="float">
            <text:p>0.00145402708481824</text:p>
          </table:table-cell>
          <table:table-cell table:formula="of:=[.C27]*[.J27]" office:value-type="float" office:value="0.0248106973703128" calcext:value-type="float">
            <text:p>0.0248106973703128</text:p>
          </table:table-cell>
          <table:table-cell table:formula="of:=[.C27]^2*[.J27]" office:value-type="float" office:value="0.423355734173406" calcext:value-type="float">
            <text:p>0.423355734173406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17.8973627940128" calcext:value-type="float">
            <text:p>17.90</text:p>
          </table:table-cell>
          <table:table-cell table:style-name="ce2" office:value-type="float" office:value="0.203" calcext:value-type="float">
            <text:p>0.20</text:p>
          </table:table-cell>
          <table:table-cell table:style-name="ce2" office:value-type="float" office:value="0.0024" calcext:value-type="float">
            <text:p>0.00</text:p>
          </table:table-cell>
          <table:table-cell table:style-name="ce2" table:formula="of:=[.C28]-[.C27]" office:value-type="float" office:value="0.833927298645758" calcext:value-type="float">
            <text:p>0.83</text:p>
          </table:table-cell>
          <table:table-cell table:formula="of:=[.D28]*[.F28]" office:value-type="float" office:value="0.169287241625089" calcext:value-type="float">
            <text:p>0.169287241625089</text:p>
          </table:table-cell>
          <table:table-cell table:formula="of:=[.G28]*[.C28]" office:value-type="float" office:value="3.02979517976192" calcext:value-type="float">
            <text:p>3.02979517976192</text:p>
          </table:table-cell>
          <table:table-cell table:formula="of:=[.C28]^2*[.H28]" office:value-type="float" office:value="970.490645674532" calcext:value-type="float">
            <text:p>970.490645674532</text:p>
          </table:table-cell>
          <table:table-cell table:formula="of:=[.E28]*[.F28]" office:value-type="float" office:value="0.00200142551674982" calcext:value-type="float">
            <text:p>0.00200142551674982</text:p>
          </table:table-cell>
          <table:table-cell table:formula="of:=[.C28]*[.J28]" office:value-type="float" office:value="0.0358202385784661" calcext:value-type="float">
            <text:p>0.0358202385784661</text:p>
          </table:table-cell>
          <table:table-cell table:formula="of:=[.C28]^2*[.J28]" office:value-type="float" office:value="0.6410878052069" calcext:value-type="float">
            <text:p>0.6410878052069</text:p>
          </table:table-cell>
          <table:table-cell/>
          <table:table-cell office:value-type="string" calcext:value-type="string">
            <text:p>Sum(zero)</text:p>
          </table:table-cell>
          <table:table-cell/>
          <table:table-cell office:value-type="float" office:value="25.3089451176051" calcext:value-type="float">
            <text:p>25.3089451176051</text:p>
          </table:table-cell>
          <table:table-cell/>
          <table:table-cell office:value-type="float" office:value="21.5222630078403" calcext:value-type="float">
            <text:p>21.5222630078403</text:p>
          </table:table-cell>
          <table:table-cell table:number-columns-repeated="16366"/>
        </table:table-row>
        <table:table-row table:style-name="ro1">
          <table:table-cell table:number-columns-repeated="2"/>
          <table:table-cell table:style-name="ce2" office:value-type="float" office:value="18.7526728439059" calcext:value-type="float">
            <text:p>18.75</text:p>
          </table:table-cell>
          <table:table-cell table:style-name="ce2" office:value-type="float" office:value="0.338" calcext:value-type="float">
            <text:p>0.34</text:p>
          </table:table-cell>
          <table:table-cell table:style-name="ce2" office:value-type="float" office:value="0.0032" calcext:value-type="float">
            <text:p>0.00</text:p>
          </table:table-cell>
          <table:table-cell table:style-name="ce2" table:formula="of:=[.C29]-[.C28]" office:value-type="float" office:value="0.855310049893088" calcext:value-type="float">
            <text:p>0.86</text:p>
          </table:table-cell>
          <table:table-cell table:formula="of:=[.D29]*[.F29]" office:value-type="float" office:value="0.289094796863864" calcext:value-type="float">
            <text:p>0.289094796863864</text:p>
          </table:table-cell>
          <table:table-cell table:formula="of:=[.G29]*[.C29]" office:value-type="float" office:value="5.42130014646347" calcext:value-type="float">
            <text:p>5.42130014646347</text:p>
          </table:table-cell>
          <table:table-cell table:formula="of:=[.C29]^2*[.H29]" office:value-type="float" office:value="1906.46925731104" calcext:value-type="float">
            <text:p>1906.46925731104</text:p>
          </table:table-cell>
          <table:table-cell table:formula="of:=[.E29]*[.F29]" office:value-type="float" office:value="0.00273699215965788" calcext:value-type="float">
            <text:p>0.00273699215965788</text:p>
          </table:table-cell>
          <table:table-cell table:formula="of:=[.C29]*[.J29]" office:value-type="float" office:value="0.0513259185463997" calcext:value-type="float">
            <text:p>0.0513259185463997</text:p>
          </table:table-cell>
          <table:table-cell table:formula="of:=[.C29]^2*[.J29]" office:value-type="float" office:value="0.962498158913596" calcext:value-type="float">
            <text:p>0.962498158913596</text:p>
          </table:table-cell>
          <table:table-cell/>
          <table:table-cell office:value-type="string" calcext:value-type="string">
            <text:p>Sum(First)</text:p>
          </table:table-cell>
          <table:table-cell/>
          <table:table-cell office:value-type="float" office:value="830.445197466583" calcext:value-type="float">
            <text:p>830.445197466583</text:p>
          </table:table-cell>
          <table:table-cell/>
          <table:table-cell office:value-type="float" office:value="1809.71332487811" calcext:value-type="float">
            <text:p>1809.71332487811</text:p>
          </table:table-cell>
          <table:table-cell table:number-columns-repeated="16366"/>
        </table:table-row>
        <table:table-row table:style-name="ro1">
          <table:table-cell table:number-columns-repeated="2"/>
          <table:table-cell table:style-name="ce2" office:value-type="float" office:value="19.5866001425517" calcext:value-type="float">
            <text:p>19.59</text:p>
          </table:table-cell>
          <table:table-cell table:style-name="ce2" office:value-type="float" office:value="0.462" calcext:value-type="float">
            <text:p>0.46</text:p>
          </table:table-cell>
          <table:table-cell table:style-name="ce2" office:value-type="float" office:value="0.0073" calcext:value-type="float">
            <text:p>0.01</text:p>
          </table:table-cell>
          <table:table-cell table:style-name="ce2" table:formula="of:=[.C30]-[.C29]" office:value-type="float" office:value="0.833927298645758" calcext:value-type="float">
            <text:p>0.83</text:p>
          </table:table-cell>
          <table:table-cell table:formula="of:=[.D30]*[.F30]" office:value-type="float" office:value="0.38527441197434" calcext:value-type="float">
            <text:p>0.38527441197434</text:p>
          </table:table-cell>
          <table:table-cell table:formula="of:=[.G30]*[.C30]" office:value-type="float" office:value="7.54621585249813" calcext:value-type="float">
            <text:p>7.54621585249813</text:p>
          </table:table-cell>
          <table:table-cell table:formula="of:=[.C30]^2*[.H30]" office:value-type="float" office:value="2894.99180277083" calcext:value-type="float">
            <text:p>2894.99180277083</text:p>
          </table:table-cell>
          <table:table-cell table:formula="of:=[.E30]*[.F30]" office:value-type="float" office:value="0.00608766928011403" calcext:value-type="float">
            <text:p>0.00608766928011403</text:p>
          </table:table-cell>
          <table:table-cell table:formula="of:=[.C30]*[.J30]" office:value-type="float" office:value="0.119236743989689" calcext:value-type="float">
            <text:p>0.119236743989689</text:p>
          </table:table-cell>
          <table:table-cell table:formula="of:=[.C30]^2*[.J30]" office:value-type="float" office:value="2.33544242682585" calcext:value-type="float">
            <text:p>2.33544242682585</text:p>
          </table:table-cell>
          <table:table-cell/>
          <table:table-cell office:value-type="string" calcext:value-type="string">
            <text:p>Sum(Second)</text:p>
          </table:table-cell>
          <table:table-cell/>
          <table:table-cell office:value-type="float" office:value="1045520.17309115" calcext:value-type="float">
            <text:p>1045520.17309115</text:p>
          </table:table-cell>
          <table:table-cell/>
          <table:table-cell office:value-type="float" office:value="177587.7712496" calcext:value-type="float">
            <text:p>177587.7712496</text:p>
          </table:table-cell>
          <table:table-cell table:number-columns-repeated="16366"/>
        </table:table-row>
        <table:table-row table:style-name="ro1">
          <table:table-cell table:number-columns-repeated="2"/>
          <table:table-cell table:style-name="ce2" office:value-type="float" office:value="20.4205274411974" calcext:value-type="float">
            <text:p>20.42</text:p>
          </table:table-cell>
          <table:table-cell table:style-name="ce2" office:value-type="float" office:value="0.58" calcext:value-type="float">
            <text:p>0.58</text:p>
          </table:table-cell>
          <table:table-cell table:style-name="ce2" office:value-type="float" office:value="0.0058" calcext:value-type="float">
            <text:p>0.01</text:p>
          </table:table-cell>
          <table:table-cell table:style-name="ce2" table:formula="of:=[.C31]-[.C30]" office:value-type="float" office:value="0.833927298645758" calcext:value-type="float">
            <text:p>0.83</text:p>
          </table:table-cell>
          <table:table-cell table:formula="of:=[.D31]*[.F31]" office:value-type="float" office:value="0.48367783321454" calcext:value-type="float">
            <text:p>0.48367783321454</text:p>
          </table:table-cell>
          <table:table-cell table:formula="of:=[.G31]*[.C31]" office:value-type="float" office:value="9.87695646585641" calcext:value-type="float">
            <text:p>9.87695646585641</text:p>
          </table:table-cell>
          <table:table-cell table:formula="of:=[.C31]^2*[.H31]" office:value-type="float" office:value="4118.67050937859" calcext:value-type="float">
            <text:p>4118.67050937859</text:p>
          </table:table-cell>
          <table:table-cell table:formula="of:=[.E31]*[.F31]" office:value-type="float" office:value="0.0048367783321454" calcext:value-type="float">
            <text:p>0.0048367783321454</text:p>
          </table:table-cell>
          <table:table-cell table:formula="of:=[.C31]*[.J31]" office:value-type="float" office:value="0.0987695646585641" calcext:value-type="float">
            <text:p>0.0987695646585641</text:p>
          </table:table-cell>
          <table:table-cell table:formula="of:=[.C31]^2*[.J31]" office:value-type="float" office:value="2.01692660546533" calcext:value-type="float">
            <text:p>2.01692660546533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21.2330719885959" calcext:value-type="float">
            <text:p>21.23</text:p>
          </table:table-cell>
          <table:table-cell table:style-name="ce2" office:value-type="float" office:value="0.69" calcext:value-type="float">
            <text:p>0.69</text:p>
          </table:table-cell>
          <table:table-cell table:style-name="ce2" office:value-type="float" office:value="0.0095" calcext:value-type="float">
            <text:p>0.01</text:p>
          </table:table-cell>
          <table:table-cell table:style-name="ce2" table:formula="of:=[.C32]-[.C31]" office:value-type="float" office:value="0.812544547398431" calcext:value-type="float">
            <text:p>0.81</text:p>
          </table:table-cell>
          <table:table-cell table:formula="of:=[.D32]*[.F32]" office:value-type="float" office:value="0.560655737704917" calcext:value-type="float">
            <text:p>0.560655737704917</text:p>
          </table:table-cell>
          <table:table-cell table:formula="of:=[.G32]*[.C32]" office:value-type="float" office:value="11.9044436395078" calcext:value-type="float">
            <text:p>11.9044436395078</text:p>
          </table:table-cell>
          <table:table-cell table:formula="of:=[.C32]^2*[.H32]" office:value-type="float" office:value="5367.03920357192" calcext:value-type="float">
            <text:p>5367.03920357192</text:p>
          </table:table-cell>
          <table:table-cell table:formula="of:=[.E32]*[.F32]" office:value-type="float" office:value="0.00771917320028509" calcext:value-type="float">
            <text:p>0.00771917320028509</text:p>
          </table:table-cell>
          <table:table-cell table:formula="of:=[.C32]*[.J32]" office:value-type="float" office:value="0.163901760254094" calcext:value-type="float">
            <text:p>0.163901760254094</text:p>
          </table:table-cell>
          <table:table-cell table:formula="of:=[.C32]^2*[.J32]" office:value-type="float" office:value="3.48013787453276" calcext:value-type="float">
            <text:p>3.48013787453276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22.0669992872416" calcext:value-type="float">
            <text:p>22.07</text:p>
          </table:table-cell>
          <table:table-cell table:style-name="ce2" office:value-type="float" office:value="0.78" calcext:value-type="float">
            <text:p>0.78</text:p>
          </table:table-cell>
          <table:table-cell table:style-name="ce2" office:value-type="float" office:value="0.0107" calcext:value-type="float">
            <text:p>0.01</text:p>
          </table:table-cell>
          <table:table-cell table:style-name="ce2" table:formula="of:=[.C33]-[.C32]" office:value-type="float" office:value="0.833927298645762" calcext:value-type="float">
            <text:p>0.83</text:p>
          </table:table-cell>
          <table:table-cell table:formula="of:=[.D33]*[.F33]" office:value-type="float" office:value="0.650463292943694" calcext:value-type="float">
            <text:p>0.650463292943694</text:p>
          </table:table-cell>
          <table:table-cell table:formula="of:=[.G33]*[.C33]" office:value-type="float" office:value="14.3537730217653" calcext:value-type="float">
            <text:p>14.3537730217653</text:p>
          </table:table-cell>
          <table:table-cell table:formula="of:=[.C33]^2*[.H33]" office:value-type="float" office:value="6989.60504796478" calcext:value-type="float">
            <text:p>6989.60504796478</text:p>
          </table:table-cell>
          <table:table-cell table:formula="of:=[.E33]*[.F33]" office:value-type="float" office:value="0.00892302209550965" calcext:value-type="float">
            <text:p>0.00892302209550965</text:p>
          </table:table-cell>
          <table:table-cell table:formula="of:=[.C33]*[.J33]" office:value-type="float" office:value="0.196904322221653" calcext:value-type="float">
            <text:p>0.196904322221653</text:p>
          </table:table-cell>
          <table:table-cell table:formula="of:=[.C33]^2*[.J33]" office:value-type="float" office:value="4.34508753812" calcext:value-type="float">
            <text:p>4.34508753812</text:p>
          </table:table-cell>
          <table:table-cell/>
          <table:table-cell table:style-name="ce7" office:value-type="string" calcext:value-type="string">
            <text:p>First/Zero (Mean Time) (sec)</text:p>
          </table:table-cell>
          <table:table-cell/>
          <table:table-cell table:formula="of:=[.P29]/[.P28]" office:value-type="float" office:value="32.8123196604081" calcext:value-type="float">
            <text:p>32.8123196604081</text:p>
          </table:table-cell>
          <table:table-cell/>
          <table:table-cell table:formula="of:=[.R29]/[.R28]" office:value-type="float" office:value="84.0856430487283" calcext:value-type="float">
            <text:p>84.0856430487283</text:p>
          </table:table-cell>
          <table:table-cell table:number-columns-repeated="16366"/>
        </table:table-row>
        <table:table-row table:style-name="ro1">
          <table:table-cell table:number-columns-repeated="2"/>
          <table:table-cell table:style-name="ce2" office:value-type="float" office:value="22.9009265858874" calcext:value-type="float">
            <text:p>22.90</text:p>
          </table:table-cell>
          <table:table-cell table:style-name="ce2" office:value-type="float" office:value="0.854" calcext:value-type="float">
            <text:p>0.85</text:p>
          </table:table-cell>
          <table:table-cell table:style-name="ce2" office:value-type="float" office:value="0.0129" calcext:value-type="float">
            <text:p>0.01</text:p>
          </table:table-cell>
          <table:table-cell table:style-name="ce2" table:formula="of:=[.C34]-[.C33]" office:value-type="float" office:value="0.833927298645754" calcext:value-type="float">
            <text:p>0.83</text:p>
          </table:table-cell>
          <table:table-cell table:formula="of:=[.D34]*[.F34]" office:value-type="float" office:value="0.712173913043474" calcext:value-type="float">
            <text:p>0.712173913043474</text:p>
          </table:table-cell>
          <table:table-cell table:formula="of:=[.G34]*[.C34]" office:value-type="float" office:value="16.3094424989928" calcext:value-type="float">
            <text:p>16.3094424989928</text:p>
          </table:table-cell>
          <table:table-cell table:formula="of:=[.C34]^2*[.H34]" office:value-type="float" office:value="8553.52688904514" calcext:value-type="float">
            <text:p>8553.52688904514</text:p>
          </table:table-cell>
          <table:table-cell table:formula="of:=[.E34]*[.F34]" office:value-type="float" office:value="0.0107576621525302" calcext:value-type="float">
            <text:p>0.0107576621525302</text:p>
          </table:table-cell>
          <table:table-cell table:formula="of:=[.C34]*[.J34]" office:value-type="float" office:value="0.246360431190874" calcext:value-type="float">
            <text:p>0.246360431190874</text:p>
          </table:table-cell>
          <table:table-cell table:formula="of:=[.C34]^2*[.J34]" office:value-type="float" office:value="5.64188214836977" calcext:value-type="float">
            <text:p>5.64188214836977</text:p>
          </table:table-cell>
          <table:table-cell/>
          <table:table-cell table:style-name="ce7" office:value-type="string" calcext:value-type="string">
            <text:p>Second/Zero (sec^2)</text:p>
          </table:table-cell>
          <table:table-cell/>
          <table:table-cell table:formula="of:=[.P30]/[.P28]" office:value-type="float" office:value="41310.3022758494" calcext:value-type="float">
            <text:p>41310.3022758494</text:p>
          </table:table-cell>
          <table:table-cell/>
          <table:table-cell table:formula="of:=[.R30]/[.R28]" office:value-type="float" office:value="8251.3521549712" calcext:value-type="float">
            <text:p>8251.3521549712</text:p>
          </table:table-cell>
          <table:table-cell table:number-columns-repeated="16366"/>
        </table:table-row>
        <table:table-row table:style-name="ro1">
          <table:table-cell table:number-columns-repeated="2"/>
          <table:table-cell table:style-name="ce2" office:value-type="float" office:value="23.7348538845331" calcext:value-type="float">
            <text:p>23.73</text:p>
          </table:table-cell>
          <table:table-cell table:style-name="ce2" office:value-type="float" office:value="0.907" calcext:value-type="float">
            <text:p>0.91</text:p>
          </table:table-cell>
          <table:table-cell table:style-name="ce2" office:value-type="float" office:value="0.0137" calcext:value-type="float">
            <text:p>0.01</text:p>
          </table:table-cell>
          <table:table-cell table:style-name="ce2" table:formula="of:=[.C35]-[.C34]" office:value-type="float" office:value="0.833927298645765" calcext:value-type="float">
            <text:p>0.83</text:p>
          </table:table-cell>
          <table:table-cell table:formula="of:=[.D35]*[.F35]" office:value-type="float" office:value="0.756372059871709" calcext:value-type="float">
            <text:p>0.756372059871709</text:p>
          </table:table-cell>
          <table:table-cell table:formula="of:=[.G35]*[.C35]" office:value-type="float" office:value="17.9523803233983" calcext:value-type="float">
            <text:p>17.9523803233983</text:p>
          </table:table-cell>
          <table:table-cell table:formula="of:=[.C35]^2*[.H35]" office:value-type="float" office:value="10113.3529753284" calcext:value-type="float">
            <text:p>10113.3529753284</text:p>
          </table:table-cell>
          <table:table-cell table:formula="of:=[.E35]*[.F35]" office:value-type="float" office:value="0.011424803991447" calcext:value-type="float">
            <text:p>0.011424803991447</text:p>
          </table:table-cell>
          <table:table-cell table:formula="of:=[.C35]*[.J35]" office:value-type="float" office:value="0.271166053396425" calcext:value-type="float">
            <text:p>0.271166053396425</text:p>
          </table:table-cell>
          <table:table-cell table:formula="of:=[.C35]^2*[.J35]" office:value-type="float" office:value="6.43608665580964" calcext:value-type="float">
            <text:p>6.43608665580964</text:p>
          </table:table-cell>
          <table:table-cell/>
          <table:table-cell table:style-name="ce7" office:value-type="string" calcext:value-type="string">
            <text:p>Variance (sec^2)</text:p>
          </table:table-cell>
          <table:table-cell/>
          <table:table-cell table:formula="of:=[.P34]-([.P33])^2" office:value-type="float" office:value="40233.6539543526" calcext:value-type="float">
            <text:p>40233.6539543526</text:p>
          </table:table-cell>
          <table:table-cell/>
          <table:table-cell table:formula="of:=[.R34]-([.R33])^2" office:value-type="float" office:value="1180.95678805304" calcext:value-type="float">
            <text:p>1180.95678805304</text:p>
          </table:table-cell>
          <table:table-cell table:number-columns-repeated="16366"/>
        </table:table-row>
        <table:table-row table:style-name="ro1">
          <table:table-cell table:number-columns-repeated="2"/>
          <table:table-cell table:style-name="ce2" office:value-type="float" office:value="24.5901639344262" calcext:value-type="float">
            <text:p>24.59</text:p>
          </table:table-cell>
          <table:table-cell table:style-name="ce2" office:value-type="float" office:value="0.945" calcext:value-type="float">
            <text:p>0.95</text:p>
          </table:table-cell>
          <table:table-cell table:style-name="ce2" office:value-type="float" office:value="0.0069" calcext:value-type="float">
            <text:p>0.01</text:p>
          </table:table-cell>
          <table:table-cell table:style-name="ce2" table:formula="of:=[.C36]-[.C35]" office:value-type="float" office:value="0.855310049893085" calcext:value-type="float">
            <text:p>0.86</text:p>
          </table:table-cell>
          <table:table-cell table:formula="of:=[.D36]*[.F36]" office:value-type="float" office:value="0.808267997148965" calcext:value-type="float">
            <text:p>0.808267997148965</text:p>
          </table:table-cell>
          <table:table-cell table:formula="of:=[.G36]*[.C36]" office:value-type="float" office:value="19.8754425528434" calcext:value-type="float">
            <text:p>19.8754425528434</text:p>
          </table:table-cell>
          <table:table-cell table:formula="of:=[.C36]^2*[.H36]" office:value-type="float" office:value="12018.2063273038" calcext:value-type="float">
            <text:p>12018.2063273038</text:p>
          </table:table-cell>
          <table:table-cell table:formula="of:=[.E36]*[.F36]" office:value-type="float" office:value="0.00590163934426229" calcext:value-type="float">
            <text:p>0.00590163934426229</text:p>
          </table:table-cell>
          <table:table-cell table:formula="of:=[.C36]*[.J36]" office:value-type="float" office:value="0.145122278957269" calcext:value-type="float">
            <text:p>0.145122278957269</text:p>
          </table:table-cell>
          <table:table-cell table:formula="of:=[.C36]^2*[.J36]" office:value-type="float" office:value="3.56858063009678" calcext:value-type="float">
            <text:p>3.5685806300967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25.3813257305773" calcext:value-type="float">
            <text:p>25.38</text:p>
          </table:table-cell>
          <table:table-cell table:style-name="ce2" office:value-type="float" office:value="0.962" calcext:value-type="float">
            <text:p>0.96</text:p>
          </table:table-cell>
          <table:table-cell table:style-name="ce2" office:value-type="float" office:value="0.0151" calcext:value-type="float">
            <text:p>0.02</text:p>
          </table:table-cell>
          <table:table-cell table:style-name="ce2" table:formula="of:=[.C37]-[.C36]" office:value-type="float" office:value="0.791161796151105" calcext:value-type="float">
            <text:p>0.79</text:p>
          </table:table-cell>
          <table:table-cell table:formula="of:=[.D37]*[.F37]" office:value-type="float" office:value="0.761097647897363" calcext:value-type="float">
            <text:p>0.761097647897363</text:p>
          </table:table-cell>
          <table:table-cell table:formula="of:=[.G37]*[.C37]" office:value-type="float" office:value="19.3176673140592" calcext:value-type="float">
            <text:p>19.3176673140592</text:p>
          </table:table-cell>
          <table:table-cell table:formula="of:=[.C37]^2*[.H37]" office:value-type="float" office:value="12444.6672200952" calcext:value-type="float">
            <text:p>12444.6672200952</text:p>
          </table:table-cell>
          <table:table-cell table:formula="of:=[.E37]*[.F37]" office:value-type="float" office:value="0.0119465431218817" calcext:value-type="float">
            <text:p>0.0119465431218817</text:p>
          </table:table-cell>
          <table:table-cell table:formula="of:=[.C37]*[.J37]" office:value-type="float" office:value="0.303219102330867" calcext:value-type="float">
            <text:p>0.303219102330867</text:p>
          </table:table-cell>
          <table:table-cell table:formula="of:=[.C37]^2*[.J37]" office:value-type="float" office:value="7.69610280399298" calcext:value-type="float">
            <text:p>7.6961028039929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26.1724875267284" calcext:value-type="float">
            <text:p>26.17</text:p>
          </table:table-cell>
          <table:table-cell table:style-name="ce2" office:value-type="float" office:value="0.984" calcext:value-type="float">
            <text:p>0.98</text:p>
          </table:table-cell>
          <table:table-cell table:style-name="ce2" office:value-type="float" office:value="0.0113" calcext:value-type="float">
            <text:p>0.01</text:p>
          </table:table-cell>
          <table:table-cell table:style-name="ce2" table:formula="of:=[.C38]-[.C37]" office:value-type="float" office:value="0.791161796151105" calcext:value-type="float">
            <text:p>0.79</text:p>
          </table:table-cell>
          <table:table-cell table:formula="of:=[.D38]*[.F38]" office:value-type="float" office:value="0.778503207412687" calcext:value-type="float">
            <text:p>0.778503207412687</text:p>
          </table:table-cell>
          <table:table-cell table:formula="of:=[.G38]*[.C38]" office:value-type="float" office:value="20.3753654855266" calcext:value-type="float">
            <text:p>20.3753654855266</text:p>
          </table:table-cell>
          <table:table-cell table:formula="of:=[.C38]^2*[.H38]" office:value-type="float" office:value="13957.1070877444" calcext:value-type="float">
            <text:p>13957.1070877444</text:p>
          </table:table-cell>
          <table:table-cell table:formula="of:=[.E38]*[.F38]" office:value-type="float" office:value="0.00894012829650749" calcext:value-type="float">
            <text:p>0.00894012829650749</text:p>
          </table:table-cell>
          <table:table-cell table:formula="of:=[.C38]*[.J38]" office:value-type="float" office:value="0.233985396327694" calcext:value-type="float">
            <text:p>0.233985396327694</text:p>
          </table:table-cell>
          <table:table-cell table:formula="of:=[.C38]^2*[.J38]" office:value-type="float" office:value="6.12397986682317" calcext:value-type="float">
            <text:p>6.12397986682317</text:p>
          </table:table-cell>
          <table:table-cell/>
          <table:table-cell table:style-name="ce7" office:value-type="string" calcext:value-type="string">
            <text:p>Veloctiy (m/sec)</text:p>
          </table:table-cell>
          <table:table-cell/>
          <table:table-cell table:formula="of:=[.P22]/[.P33]" office:value-type="float" office:value="0.914290739285907" calcext:value-type="float">
            <text:p>0.914290739285907</text:p>
          </table:table-cell>
          <table:table-cell/>
          <table:table-cell table:formula="of:=[.P22]/[.R33]" office:value-type="float" office:value="0.356779099407193" calcext:value-type="float">
            <text:p>0.356779099407193</text:p>
          </table:table-cell>
          <table:table-cell table:number-columns-repeated="16366"/>
        </table:table-row>
        <table:table-row table:style-name="ro1">
          <table:table-cell table:number-columns-repeated="2"/>
          <table:table-cell table:style-name="ce2" office:value-type="float" office:value="27.0277975766215" calcext:value-type="float">
            <text:p>27.03</text:p>
          </table:table-cell>
          <table:table-cell table:style-name="ce2" office:value-type="float" office:value="0.99" calcext:value-type="float">
            <text:p>0.99</text:p>
          </table:table-cell>
          <table:table-cell table:style-name="ce2" office:value-type="float" office:value="0.0142" calcext:value-type="float">
            <text:p>0.01</text:p>
          </table:table-cell>
          <table:table-cell table:style-name="ce2" table:formula="of:=[.C39]-[.C38]" office:value-type="float" office:value="0.855310049893088" calcext:value-type="float">
            <text:p>0.86</text:p>
          </table:table-cell>
          <table:table-cell table:formula="of:=[.D39]*[.F39]" office:value-type="float" office:value="0.846756949394157" calcext:value-type="float">
            <text:p>0.846756949394157</text:p>
          </table:table-cell>
          <table:table-cell table:formula="of:=[.G39]*[.C39]" office:value-type="float" office:value="22.8859754248228" calcext:value-type="float">
            <text:p>22.8859754248228</text:p>
          </table:table-cell>
          <table:table-cell table:formula="of:=[.C39]^2*[.H39]" office:value-type="float" office:value="16718.2472002027" calcext:value-type="float">
            <text:p>16718.2472002027</text:p>
          </table:table-cell>
          <table:table-cell table:formula="of:=[.E39]*[.F39]" office:value-type="float" office:value="0.0121454027084819" calcext:value-type="float">
            <text:p>0.0121454027084819</text:p>
          </table:table-cell>
          <table:table-cell table:formula="of:=[.C39]*[.J39]" office:value-type="float" office:value="0.328263485891398" calcext:value-type="float">
            <text:p>0.328263485891398</text:p>
          </table:table-cell>
          <table:table-cell table:formula="of:=[.C39]^2*[.J39]" office:value-type="float" office:value="8.87223904846885" calcext:value-type="float">
            <text:p>8.87223904846885</text:p>
          </table:table-cell>
          <table:table-cell/>
          <table:table-cell table:style-name="ce7" office:value-type="string" calcext:value-type="string">
            <text:p>Mass (ppb*m^3)</text:p>
          </table:table-cell>
          <table:table-cell/>
          <table:table-cell table:formula="of:=[.P28]*[.P38]*[.P24]" office:value-type="float" office:value="13150.637438552" calcext:value-type="float">
            <text:p>13150.637438552</text:p>
          </table:table-cell>
          <table:table-cell/>
          <table:table-cell table:formula="of:=[.R28]*[.R38]*[.P24]" office:value-type="float" office:value="4363.90993465828" calcext:value-type="float">
            <text:p>4363.90993465828</text:p>
          </table:table-cell>
          <table:table-cell table:number-columns-repeated="16366"/>
        </table:table-row>
        <table:table-row table:style-name="ro1">
          <table:table-cell table:number-columns-repeated="2"/>
          <table:table-cell table:style-name="ce2" office:value-type="float" office:value="27.8617248752673" calcext:value-type="float">
            <text:p>27.86</text:p>
          </table:table-cell>
          <table:table-cell table:style-name="ce2" office:value-type="float" office:value="0.993" calcext:value-type="float">
            <text:p>0.99</text:p>
          </table:table-cell>
          <table:table-cell table:style-name="ce2" office:value-type="float" office:value="0.0145" calcext:value-type="float">
            <text:p>0.01</text:p>
          </table:table-cell>
          <table:table-cell table:style-name="ce2" table:formula="of:=[.C40]-[.C39]" office:value-type="float" office:value="0.833927298645754" calcext:value-type="float">
            <text:p>0.83</text:p>
          </table:table-cell>
          <table:table-cell table:formula="of:=[.D40]*[.F40]" office:value-type="float" office:value="0.828089807555234" calcext:value-type="float">
            <text:p>0.828089807555234</text:p>
          </table:table-cell>
          <table:table-cell table:formula="of:=[.G40]*[.C40]" office:value-type="float" office:value="23.072010390117" calcext:value-type="float">
            <text:p>23.072010390117</text:p>
          </table:table-cell>
          <table:table-cell table:formula="of:=[.C40]^2*[.H40]" office:value-type="float" office:value="17910.2413165103" calcext:value-type="float">
            <text:p>17910.2413165103</text:p>
          </table:table-cell>
          <table:table-cell table:formula="of:=[.E40]*[.F40]" office:value-type="float" office:value="0.0120919458303634" calcext:value-type="float">
            <text:p>0.0120919458303634</text:p>
          </table:table-cell>
          <table:table-cell table:formula="of:=[.C40]*[.J40]" office:value-type="float" office:value="0.336902467932222" calcext:value-type="float">
            <text:p>0.336902467932222</text:p>
          </table:table-cell>
          <table:table-cell table:formula="of:=[.C40]^2*[.J40]" office:value-type="float" office:value="9.38668387132612" calcext:value-type="float">
            <text:p>9.38668387132612</text:p>
          </table:table-cell>
          <table:table-cell/>
          <table:table-cell table:style-name="ce7" office:value-type="string" calcext:value-type="string">
            <text:p>Dispersion Coefficient (m2/sec)</text:p>
          </table:table-cell>
          <table:table-cell/>
          <table:table-cell table:formula="of:=([.P38]^2*[.P35])/(2*[.P33])" office:value-type="float" office:value="512.496836018254" calcext:value-type="float">
            <text:p>512.496836018254</text:p>
          </table:table-cell>
          <table:table-cell/>
          <table:table-cell table:formula="of:=([.R38]^2*[.R35])/(2*[.R33])" office:value-type="float" office:value="0.89388360356437" calcext:value-type="float">
            <text:p>0.89388360356437</text:p>
          </table:table-cell>
          <table:table-cell table:number-columns-repeated="16366"/>
        </table:table-row>
        <table:table-row table:style-name="ro1">
          <table:table-cell table:number-columns-repeated="2"/>
          <table:table-cell table:style-name="ce2" office:value-type="float" office:value="28.695652173913" calcext:value-type="float">
            <text:p>28.70</text:p>
          </table:table-cell>
          <table:table-cell table:style-name="ce2" office:value-type="float" office:value="0.995" calcext:value-type="float">
            <text:p>1.00</text:p>
          </table:table-cell>
          <table:table-cell table:style-name="ce2" office:value-type="float" office:value="0.0148" calcext:value-type="float">
            <text:p>0.01</text:p>
          </table:table-cell>
          <table:table-cell table:style-name="ce2" table:formula="of:=[.C41]-[.C40]" office:value-type="float" office:value="0.833927298645765" calcext:value-type="float">
            <text:p>0.83</text:p>
          </table:table-cell>
          <table:table-cell table:formula="of:=[.D41]*[.F41]" office:value-type="float" office:value="0.829757662152536" calcext:value-type="float">
            <text:p>0.829757662152536</text:p>
          </table:table-cell>
          <table:table-cell table:formula="of:=[.G41]*[.C41]" office:value-type="float" office:value="23.8104372617684" calcext:value-type="float">
            <text:p>23.8104372617684</text:p>
          </table:table-cell>
          <table:table-cell table:formula="of:=[.C41]^2*[.H41]" office:value-type="float" office:value="19606.4772612973" calcext:value-type="float">
            <text:p>19606.4772612973</text:p>
          </table:table-cell>
          <table:table-cell table:formula="of:=[.E41]*[.F41]" office:value-type="float" office:value="0.0123421240199573" calcext:value-type="float">
            <text:p>0.0123421240199573</text:p>
          </table:table-cell>
          <table:table-cell table:formula="of:=[.C41]*[.J41]" office:value-type="float" office:value="0.354165297963992" calcext:value-type="float">
            <text:p>0.354165297963992</text:p>
          </table:table-cell>
          <table:table-cell table:formula="of:=[.C41]^2*[.J41]" office:value-type="float" office:value="10.163004202445" calcext:value-type="float">
            <text:p>10.163004202445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29.5081967213115" calcext:value-type="float">
            <text:p>29.51</text:p>
          </table:table-cell>
          <table:table-cell table:style-name="ce2" office:value-type="float" office:value="0.995" calcext:value-type="float">
            <text:p>1.00</text:p>
          </table:table-cell>
          <table:table-cell table:style-name="ce2" office:value-type="float" office:value="0.0143" calcext:value-type="float">
            <text:p>0.01</text:p>
          </table:table-cell>
          <table:table-cell table:style-name="ce2" table:formula="of:=[.C42]-[.C41]" office:value-type="float" office:value="0.812544547398428" calcext:value-type="float">
            <text:p>0.81</text:p>
          </table:table-cell>
          <table:table-cell table:formula="of:=[.D42]*[.F42]" office:value-type="float" office:value="0.808481824661436" calcext:value-type="float">
            <text:p>0.808481824661436</text:p>
          </table:table-cell>
          <table:table-cell table:formula="of:=[.G42]*[.C42]" office:value-type="float" office:value="23.8568407277145" calcext:value-type="float">
            <text:p>23.8568407277145</text:p>
          </table:table-cell>
          <table:table-cell table:formula="of:=[.C42]^2*[.H42]" office:value-type="float" office:value="20772.9545707593" calcext:value-type="float">
            <text:p>20772.9545707593</text:p>
          </table:table-cell>
          <table:table-cell table:formula="of:=[.E42]*[.F42]" office:value-type="float" office:value="0.0116193870277975" calcext:value-type="float">
            <text:p>0.0116193870277975</text:p>
          </table:table-cell>
          <table:table-cell table:formula="of:=[.C42]*[.J42]" office:value-type="float" office:value="0.342867158197304" calcext:value-type="float">
            <text:p>0.342867158197304</text:p>
          </table:table-cell>
          <table:table-cell table:formula="of:=[.C42]^2*[.J42]" office:value-type="float" office:value="10.1173915533631" calcext:value-type="float">
            <text:p>10.1173915533631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30.3207412687099" calcext:value-type="float">
            <text:p>30.32</text:p>
          </table:table-cell>
          <table:table-cell table:style-name="ce2" office:value-type="float" office:value="1.012" calcext:value-type="float">
            <text:p>1.01</text:p>
          </table:table-cell>
          <table:table-cell table:style-name="ce2" office:value-type="float" office:value="0.0136" calcext:value-type="float">
            <text:p>0.01</text:p>
          </table:table-cell>
          <table:table-cell table:style-name="ce2" table:formula="of:=[.C43]-[.C42]" office:value-type="float" office:value="0.812544547398431" calcext:value-type="float">
            <text:p>0.81</text:p>
          </table:table-cell>
          <table:table-cell table:formula="of:=[.D43]*[.F43]" office:value-type="float" office:value="0.822295081967212" calcext:value-type="float">
            <text:p>0.822295081967212</text:p>
          </table:table-cell>
          <table:table-cell table:formula="of:=[.G43]*[.C43]" office:value-type="float" office:value="24.9325964268604" calcext:value-type="float">
            <text:p>24.9325964268604</text:p>
          </table:table-cell>
          <table:table-cell table:formula="of:=[.C43]^2*[.H43]" office:value-type="float" office:value="22921.7164806817" calcext:value-type="float">
            <text:p>22921.7164806817</text:p>
          </table:table-cell>
          <table:table-cell table:formula="of:=[.E43]*[.F43]" office:value-type="float" office:value="0.0110506058446187" calcext:value-type="float">
            <text:p>0.0110506058446187</text:p>
          </table:table-cell>
          <table:table-cell table:formula="of:=[.C43]*[.J43]" office:value-type="float" office:value="0.335062560677176" calcext:value-type="float">
            <text:p>0.335062560677176</text:p>
          </table:table-cell>
          <table:table-cell table:formula="of:=[.C43]^2*[.J43]" office:value-type="float" office:value="10.1593452111241" calcext:value-type="float">
            <text:p>10.1593452111241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31.1332858161083" calcext:value-type="float">
            <text:p>31.13</text:p>
          </table:table-cell>
          <table:table-cell table:style-name="ce2" office:value-type="float" office:value="1.017" calcext:value-type="float">
            <text:p>1.02</text:p>
          </table:table-cell>
          <table:table-cell table:style-name="ce2" office:value-type="float" office:value="0.0136" calcext:value-type="float">
            <text:p>0.01</text:p>
          </table:table-cell>
          <table:table-cell table:style-name="ce2" table:formula="of:=[.C44]-[.C43]" office:value-type="float" office:value="0.812544547398431" calcext:value-type="float">
            <text:p>0.81</text:p>
          </table:table-cell>
          <table:table-cell table:formula="of:=[.D44]*[.F44]" office:value-type="float" office:value="0.826357804704204" calcext:value-type="float">
            <text:p>0.826357804704204</text:p>
          </table:table-cell>
          <table:table-cell table:formula="of:=[.G44]*[.C44]" office:value-type="float" office:value="25.7272337202278" calcext:value-type="float">
            <text:p>25.7272337202278</text:p>
          </table:table-cell>
          <table:table-cell table:formula="of:=[.C44]^2*[.H44]" office:value-type="float" office:value="24936.9313234862" calcext:value-type="float">
            <text:p>24936.9313234862</text:p>
          </table:table-cell>
          <table:table-cell table:formula="of:=[.E44]*[.F44]" office:value-type="float" office:value="0.0110506058446187" calcext:value-type="float">
            <text:p>0.0110506058446187</text:p>
          </table:table-cell>
          <table:table-cell table:formula="of:=[.C44]*[.J44]" office:value-type="float" office:value="0.34404167020167" calcext:value-type="float">
            <text:p>0.34404167020167</text:p>
          </table:table-cell>
          <table:table-cell table:formula="of:=[.C44]^2*[.J44]" office:value-type="float" office:value="10.7111476510399" calcext:value-type="float">
            <text:p>10.7111476510399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31.9672131147541" calcext:value-type="float">
            <text:p>31.97</text:p>
          </table:table-cell>
          <table:table-cell table:style-name="ce2" office:value-type="float" office:value="1.003" calcext:value-type="float">
            <text:p>1.00</text:p>
          </table:table-cell>
          <table:table-cell table:style-name="ce2" office:value-type="float" office:value="0.0246" calcext:value-type="float">
            <text:p>0.02</text:p>
          </table:table-cell>
          <table:table-cell table:style-name="ce2" table:formula="of:=[.C45]-[.C44]" office:value-type="float" office:value="0.833927298645762" calcext:value-type="float">
            <text:p>0.83</text:p>
          </table:table-cell>
          <table:table-cell table:formula="of:=[.D45]*[.F45]" office:value-type="float" office:value="0.836429080541699" calcext:value-type="float">
            <text:p>0.836429080541699</text:p>
          </table:table-cell>
          <table:table-cell table:formula="of:=[.G45]*[.C45]" office:value-type="float" office:value="26.7383066730543" calcext:value-type="float">
            <text:p>26.7383066730543</text:p>
          </table:table-cell>
          <table:table-cell table:formula="of:=[.C45]^2*[.H45]" office:value-type="float" office:value="27323.9481656246" calcext:value-type="float">
            <text:p>27323.9481656246</text:p>
          </table:table-cell>
          <table:table-cell table:formula="of:=[.E45]*[.F45]" office:value-type="float" office:value="0.0205146115466857" calcext:value-type="float">
            <text:p>0.0205146115466857</text:p>
          </table:table-cell>
          <table:table-cell table:formula="of:=[.C45]*[.J45]" office:value-type="float" office:value="0.655794959279298" calcext:value-type="float">
            <text:p>0.655794959279298</text:p>
          </table:table-cell>
          <table:table-cell table:formula="of:=[.C45]^2*[.J45]" office:value-type="float" office:value="20.9639372228628" calcext:value-type="float">
            <text:p>20.963937222862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32.8011404133999" calcext:value-type="float">
            <text:p>32.80</text:p>
          </table:table-cell>
          <table:table-cell table:style-name="ce2" office:value-type="float" office:value="1.005" calcext:value-type="float">
            <text:p>1.01</text:p>
          </table:table-cell>
          <table:table-cell table:style-name="ce2" office:value-type="float" office:value="0.0272" calcext:value-type="float">
            <text:p>0.03</text:p>
          </table:table-cell>
          <table:table-cell table:style-name="ce2" table:formula="of:=[.C46]-[.C45]" office:value-type="float" office:value="0.833927298645758" calcext:value-type="float">
            <text:p>0.83</text:p>
          </table:table-cell>
          <table:table-cell table:formula="of:=[.D46]*[.F46]" office:value-type="float" office:value="0.838096935138987" calcext:value-type="float">
            <text:p>0.838096935138987</text:p>
          </table:table-cell>
          <table:table-cell table:formula="of:=[.G46]*[.C46]" office:value-type="float" office:value="27.490535249534" calcext:value-type="float">
            <text:p>27.490535249534</text:p>
          </table:table-cell>
          <table:table-cell table:formula="of:=[.C46]^2*[.H46]" office:value-type="float" office:value="29577.4740763161" calcext:value-type="float">
            <text:p>29577.4740763161</text:p>
          </table:table-cell>
          <table:table-cell table:formula="of:=[.E46]*[.F46]" office:value-type="float" office:value="0.0226828225231646" calcext:value-type="float">
            <text:p>0.0226828225231646</text:p>
          </table:table-cell>
          <table:table-cell table:formula="of:=[.C46]*[.J46]" office:value-type="float" office:value="0.744022446554552" calcext:value-type="float">
            <text:p>0.744022446554552</text:p>
          </table:table-cell>
          <table:table-cell table:formula="of:=[.C46]^2*[.J46]" office:value-type="float" office:value="24.4047847401572" calcext:value-type="float">
            <text:p>24.4047847401572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33.6350677120456" calcext:value-type="float">
            <text:p>33.64</text:p>
          </table:table-cell>
          <table:table-cell table:style-name="ce2" office:value-type="float" office:value="1.003" calcext:value-type="float">
            <text:p>1.00</text:p>
          </table:table-cell>
          <table:table-cell table:style-name="ce2" office:value-type="float" office:value="0.0271" calcext:value-type="float">
            <text:p>0.03</text:p>
          </table:table-cell>
          <table:table-cell table:style-name="ce2" table:formula="of:=[.C47]-[.C46]" office:value-type="float" office:value="0.833927298645754" calcext:value-type="float">
            <text:p>0.83</text:p>
          </table:table-cell>
          <table:table-cell table:formula="of:=[.D47]*[.F47]" office:value-type="float" office:value="0.836429080541691" calcext:value-type="float">
            <text:p>0.836429080541691</text:p>
          </table:table-cell>
          <table:table-cell table:formula="of:=[.G47]*[.C47]" office:value-type="float" office:value="28.1333487603438" calcext:value-type="float">
            <text:p>28.1333487603438</text:p>
          </table:table-cell>
          <table:table-cell table:formula="of:=[.C47]^2*[.H47]" office:value-type="float" office:value="31827.7576633461" calcext:value-type="float">
            <text:p>31827.7576633461</text:p>
          </table:table-cell>
          <table:table-cell table:formula="of:=[.E47]*[.F47]" office:value-type="float" office:value="0.0225994297932999" calcext:value-type="float">
            <text:p>0.0225994297932999</text:p>
          </table:table-cell>
          <table:table-cell table:formula="of:=[.C47]*[.J47]" office:value-type="float" office:value="0.760133351351264" calcext:value-type="float">
            <text:p>0.760133351351264</text:p>
          </table:table-cell>
          <table:table-cell table:formula="of:=[.C47]^2*[.J47]" office:value-type="float" office:value="25.5671367428839" calcext:value-type="float">
            <text:p>25.5671367428839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34.4689950106914" calcext:value-type="float">
            <text:p>34.47</text:p>
          </table:table-cell>
          <table:table-cell table:style-name="ce2" office:value-type="float" office:value="1.008" calcext:value-type="float">
            <text:p>1.01</text:p>
          </table:table-cell>
          <table:table-cell table:style-name="ce2" office:value-type="float" office:value="0.026" calcext:value-type="float">
            <text:p>0.03</text:p>
          </table:table-cell>
          <table:table-cell table:style-name="ce2" table:formula="of:=[.C48]-[.C47]" office:value-type="float" office:value="0.833927298645762" calcext:value-type="float">
            <text:p>0.83</text:p>
          </table:table-cell>
          <table:table-cell table:formula="of:=[.D48]*[.F48]" office:value-type="float" office:value="0.840598717034928" calcext:value-type="float">
            <text:p>0.840598717034928</text:p>
          </table:table-cell>
          <table:table-cell table:formula="of:=[.G48]*[.C48]" office:value-type="float" office:value="28.9745929834705" calcext:value-type="float">
            <text:p>28.9745929834705</text:p>
          </table:table-cell>
          <table:table-cell table:formula="of:=[.C48]^2*[.H48]" office:value-type="float" office:value="34425.0505228718" calcext:value-type="float">
            <text:p>34425.0505228718</text:p>
          </table:table-cell>
          <table:table-cell table:formula="of:=[.E48]*[.F48]" office:value-type="float" office:value="0.0216821097647898" calcext:value-type="float">
            <text:p>0.0216821097647898</text:p>
          </table:table-cell>
          <table:table-cell table:formula="of:=[.C48]*[.J48]" office:value-type="float" office:value="0.747360533303803" calcext:value-type="float">
            <text:p>0.747360533303803</text:p>
          </table:table-cell>
          <table:table-cell table:formula="of:=[.C48]^2*[.J48]" office:value-type="float" office:value="25.7607664936365" calcext:value-type="float">
            <text:p>25.7607664936365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35.3029223093371" calcext:value-type="float">
            <text:p>35.30</text:p>
          </table:table-cell>
          <table:table-cell table:style-name="ce2" office:value-type="float" office:value="1" calcext:value-type="float">
            <text:p>1.00</text:p>
          </table:table-cell>
          <table:table-cell table:style-name="ce2" office:value-type="float" office:value="0.0243" calcext:value-type="float">
            <text:p>0.02</text:p>
          </table:table-cell>
          <table:table-cell table:style-name="ce2" table:formula="of:=[.C49]-[.C48]" office:value-type="float" office:value="0.833927298645762" calcext:value-type="float">
            <text:p>0.83</text:p>
          </table:table-cell>
          <table:table-cell table:formula="of:=[.D49]*[.F49]" office:value-type="float" office:value="0.833927298645762" calcext:value-type="float">
            <text:p>0.833927298645762</text:p>
          </table:table-cell>
          <table:table-cell table:formula="of:=[.G49]*[.C49]" office:value-type="float" office:value="29.4400706357267" calcext:value-type="float">
            <text:p>29.4400706357267</text:p>
          </table:table-cell>
          <table:table-cell table:formula="of:=[.C49]^2*[.H49]" office:value-type="float" office:value="36691.0517992149" calcext:value-type="float">
            <text:p>36691.0517992149</text:p>
          </table:table-cell>
          <table:table-cell table:formula="of:=[.E49]*[.F49]" office:value-type="float" office:value="0.020264433357092" calcext:value-type="float">
            <text:p>0.020264433357092</text:p>
          </table:table-cell>
          <table:table-cell table:formula="of:=[.C49]*[.J49]" office:value-type="float" office:value="0.715393716448159" calcext:value-type="float">
            <text:p>0.715393716448159</text:p>
          </table:table-cell>
          <table:table-cell table:formula="of:=[.C49]^2*[.J49]" office:value-type="float" office:value="25.2554887923573" calcext:value-type="float">
            <text:p>25.2554887923573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36.1368496079829" calcext:value-type="float">
            <text:p>36.14</text:p>
          </table:table-cell>
          <table:table-cell table:style-name="ce2" office:value-type="float" office:value="1.009" calcext:value-type="float">
            <text:p>1.01</text:p>
          </table:table-cell>
          <table:table-cell table:style-name="ce2" office:value-type="float" office:value="0.0307" calcext:value-type="float">
            <text:p>0.03</text:p>
          </table:table-cell>
          <table:table-cell table:style-name="ce2" table:formula="of:=[.C50]-[.C49]" office:value-type="float" office:value="0.833927298645754" calcext:value-type="float">
            <text:p>0.83</text:p>
          </table:table-cell>
          <table:table-cell table:formula="of:=[.D50]*[.F50]" office:value-type="float" office:value="0.841432644333566" calcext:value-type="float">
            <text:p>0.841432644333566</text:p>
          </table:table-cell>
          <table:table-cell table:formula="of:=[.G50]*[.C50]" office:value-type="float" office:value="30.4067249235294" calcext:value-type="float">
            <text:p>30.4067249235294</text:p>
          </table:table-cell>
          <table:table-cell table:formula="of:=[.C50]^2*[.H50]" office:value-type="float" office:value="39707.2876361992" calcext:value-type="float">
            <text:p>39707.2876361992</text:p>
          </table:table-cell>
          <table:table-cell table:formula="of:=[.E50]*[.F50]" office:value-type="float" office:value="0.0256015680684247" calcext:value-type="float">
            <text:p>0.0256015680684247</text:p>
          </table:table-cell>
          <table:table-cell table:formula="of:=[.C50]*[.J50]" office:value-type="float" office:value="0.925160015017199" calcext:value-type="float">
            <text:p>0.925160015017199</text:p>
          </table:table-cell>
          <table:table-cell table:formula="of:=[.C50]^2*[.J50]" office:value-type="float" office:value="33.4323683259957" calcext:value-type="float">
            <text:p>33.4323683259957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36.992159657876" calcext:value-type="float">
            <text:p>36.99</text:p>
          </table:table-cell>
          <table:table-cell table:style-name="ce2" office:value-type="float" office:value="1.003" calcext:value-type="float">
            <text:p>1.00</text:p>
          </table:table-cell>
          <table:table-cell table:style-name="ce2" office:value-type="float" office:value="0.0305" calcext:value-type="float">
            <text:p>0.03</text:p>
          </table:table-cell>
          <table:table-cell table:style-name="ce2" table:formula="of:=[.C51]-[.C50]" office:value-type="float" office:value="0.855310049893092" calcext:value-type="float">
            <text:p>0.86</text:p>
          </table:table-cell>
          <table:table-cell table:formula="of:=[.D51]*[.F51]" office:value-type="float" office:value="0.857875980042771" calcext:value-type="float">
            <text:p>0.857875980042771</text:p>
          </table:table-cell>
          <table:table-cell table:formula="of:=[.G51]*[.C51]" office:value-type="float" office:value="31.734685220399" calcext:value-type="float">
            <text:p>31.734685220399</text:p>
          </table:table-cell>
          <table:table-cell table:formula="of:=[.C51]^2*[.H51]" office:value-type="float" office:value="43426.3740190779" calcext:value-type="float">
            <text:p>43426.3740190779</text:p>
          </table:table-cell>
          <table:table-cell table:formula="of:=[.E51]*[.F51]" office:value-type="float" office:value="0.0260869565217393" calcext:value-type="float">
            <text:p>0.0260869565217393</text:p>
          </table:table-cell>
          <table:table-cell table:formula="of:=[.C51]*[.J51]" office:value-type="float" office:value="0.96501286064025" calcext:value-type="float">
            <text:p>0.96501286064025</text:p>
          </table:table-cell>
          <table:table-cell table:formula="of:=[.C51]^2*[.J51]" office:value-type="float" office:value="35.6979098127078" calcext:value-type="float">
            <text:p>35.697909812707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37.8047042052744" calcext:value-type="float">
            <text:p>37.80</text:p>
          </table:table-cell>
          <table:table-cell table:style-name="ce2" office:value-type="float" office:value="1" calcext:value-type="float">
            <text:p>1.00</text:p>
          </table:table-cell>
          <table:table-cell table:style-name="ce2" office:value-type="float" office:value="0.0281" calcext:value-type="float">
            <text:p>0.03</text:p>
          </table:table-cell>
          <table:table-cell table:style-name="ce2" table:formula="of:=[.C52]-[.C51]" office:value-type="float" office:value="0.812544547398431" calcext:value-type="float">
            <text:p>0.81</text:p>
          </table:table-cell>
          <table:table-cell table:formula="of:=[.D52]*[.F52]" office:value-type="float" office:value="0.812544547398431" calcext:value-type="float">
            <text:p>0.812544547398431</text:p>
          </table:table-cell>
          <table:table-cell table:formula="of:=[.G52]*[.C52]" office:value-type="float" office:value="30.7180062680062" calcext:value-type="float">
            <text:p>30.7180062680062</text:p>
          </table:table-cell>
          <table:table-cell table:formula="of:=[.C52]^2*[.H52]" office:value-type="float" office:value="43902.0412435708" calcext:value-type="float">
            <text:p>43902.0412435708</text:p>
          </table:table-cell>
          <table:table-cell table:formula="of:=[.E52]*[.F52]" office:value-type="float" office:value="0.0228325017818959" calcext:value-type="float">
            <text:p>0.0228325017818959</text:p>
          </table:table-cell>
          <table:table-cell table:formula="of:=[.C52]*[.J52]" office:value-type="float" office:value="0.863175976130976" calcext:value-type="float">
            <text:p>0.863175976130976</text:p>
          </table:table-cell>
          <table:table-cell table:formula="of:=[.C52]^2*[.J52]" office:value-type="float" office:value="32.6321124547305" calcext:value-type="float">
            <text:p>32.6321124547305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38.5744832501782" calcext:value-type="float">
            <text:p>38.57</text:p>
          </table:table-cell>
          <table:table-cell table:style-name="ce2" office:value-type="float" office:value="1.011" calcext:value-type="float">
            <text:p>1.01</text:p>
          </table:table-cell>
          <table:table-cell table:style-name="ce2" office:value-type="float" office:value="0.0283" calcext:value-type="float">
            <text:p>0.03</text:p>
          </table:table-cell>
          <table:table-cell table:style-name="ce2" table:formula="of:=[.C53]-[.C52]" office:value-type="float" office:value="0.769779044903778" calcext:value-type="float">
            <text:p>0.77</text:p>
          </table:table-cell>
          <table:table-cell table:formula="of:=[.D53]*[.F53]" office:value-type="float" office:value="0.77824661439772" calcext:value-type="float">
            <text:p>0.77824661439772</text:p>
          </table:table-cell>
          <table:table-cell table:formula="of:=[.G53]*[.C53]" office:value-type="float" office:value="30.0204609915927" calcext:value-type="float">
            <text:p>30.0204609915927</text:p>
          </table:table-cell>
          <table:table-cell table:formula="of:=[.C53]^2*[.H53]" office:value-type="float" office:value="44670.1685069382" calcext:value-type="float">
            <text:p>44670.1685069382</text:p>
          </table:table-cell>
          <table:table-cell table:formula="of:=[.E53]*[.F53]" office:value-type="float" office:value="0.0217847469707769" calcext:value-type="float">
            <text:p>0.0217847469707769</text:p>
          </table:table-cell>
          <table:table-cell table:formula="of:=[.C53]*[.J53]" office:value-type="float" office:value="0.840335357133604" calcext:value-type="float">
            <text:p>0.840335357133604</text:p>
          </table:table-cell>
          <table:table-cell table:formula="of:=[.C53]^2*[.J53]" office:value-type="float" office:value="32.4155021582827" calcext:value-type="float">
            <text:p>32.4155021582827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39.344262295082" calcext:value-type="float">
            <text:p>39.34</text:p>
          </table:table-cell>
          <table:table-cell table:style-name="ce2" office:value-type="float" office:value="1.008" calcext:value-type="float">
            <text:p>1.01</text:p>
          </table:table-cell>
          <table:table-cell table:style-name="ce2" office:value-type="float" office:value="0.026" calcext:value-type="float">
            <text:p>0.03</text:p>
          </table:table-cell>
          <table:table-cell table:style-name="ce2" table:formula="of:=[.C54]-[.C53]" office:value-type="float" office:value="0.769779044903778" calcext:value-type="float">
            <text:p>0.77</text:p>
          </table:table-cell>
          <table:table-cell table:formula="of:=[.D54]*[.F54]" office:value-type="float" office:value="0.775937277263008" calcext:value-type="float">
            <text:p>0.775937277263008</text:p>
          </table:table-cell>
          <table:table-cell table:formula="of:=[.G54]*[.C54]" office:value-type="float" office:value="30.5286797611676" calcext:value-type="float">
            <text:p>30.5286797611676</text:p>
          </table:table-cell>
          <table:table-cell table:formula="of:=[.C54]^2*[.H54]" office:value-type="float" office:value="47257.5101919714" calcext:value-type="float">
            <text:p>47257.5101919714</text:p>
          </table:table-cell>
          <table:table-cell table:formula="of:=[.E54]*[.F54]" office:value-type="float" office:value="0.0200142551674982" calcext:value-type="float">
            <text:p>0.0200142551674982</text:p>
          </table:table-cell>
          <table:table-cell table:formula="of:=[.C54]*[.J54]" office:value-type="float" office:value="0.787446104950751" calcext:value-type="float">
            <text:p>0.787446104950751</text:p>
          </table:table-cell>
          <table:table-cell table:formula="of:=[.C54]^2*[.J54]" office:value-type="float" office:value="30.981486096423" calcext:value-type="float">
            <text:p>30.981486096423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40.1568068424804" calcext:value-type="float">
            <text:p>40.16</text:p>
          </table:table-cell>
          <table:table-cell table:style-name="ce2" office:value-type="float" office:value="1.005" calcext:value-type="float">
            <text:p>1.01</text:p>
          </table:table-cell>
          <table:table-cell table:style-name="ce2" office:value-type="float" office:value="0.0276" calcext:value-type="float">
            <text:p>0.03</text:p>
          </table:table-cell>
          <table:table-cell table:style-name="ce2" table:formula="of:=[.C55]-[.C54]" office:value-type="float" office:value="0.812544547398424" calcext:value-type="float">
            <text:p>0.81</text:p>
          </table:table-cell>
          <table:table-cell table:formula="of:=[.D55]*[.F55]" office:value-type="float" office:value="0.816607270135416" calcext:value-type="float">
            <text:p>0.816607270135416</text:p>
          </table:table-cell>
          <table:table-cell table:formula="of:=[.G55]*[.C55]" office:value-type="float" office:value="32.7923404129931" calcext:value-type="float">
            <text:p>32.7923404129931</text:p>
          </table:table-cell>
          <table:table-cell table:formula="of:=[.C55]^2*[.H55]" office:value-type="float" office:value="52879.9160401243" calcext:value-type="float">
            <text:p>52879.9160401243</text:p>
          </table:table-cell>
          <table:table-cell table:formula="of:=[.E55]*[.F55]" office:value-type="float" office:value="0.0224262295081965" calcext:value-type="float">
            <text:p>0.0224262295081965</text:p>
          </table:table-cell>
          <table:table-cell table:formula="of:=[.C55]*[.J55]" office:value-type="float" office:value="0.900565766565781" calcext:value-type="float">
            <text:p>0.900565766565781</text:p>
          </table:table-cell>
          <table:table-cell table:formula="of:=[.C55]^2*[.J55]" office:value-type="float" office:value="36.1638455369324" calcext:value-type="float">
            <text:p>36.1638455369324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41.0121168923735" calcext:value-type="float">
            <text:p>41.01</text:p>
          </table:table-cell>
          <table:table-cell table:style-name="ce2" office:value-type="float" office:value="0.991" calcext:value-type="float">
            <text:p>0.99</text:p>
          </table:table-cell>
          <table:table-cell table:style-name="ce2" office:value-type="float" office:value="0.0297" calcext:value-type="float">
            <text:p>0.03</text:p>
          </table:table-cell>
          <table:table-cell table:style-name="ce2" table:formula="of:=[.C56]-[.C55]" office:value-type="float" office:value="0.855310049893092" calcext:value-type="float">
            <text:p>0.86</text:p>
          </table:table-cell>
          <table:table-cell table:formula="of:=[.D56]*[.F56]" office:value-type="float" office:value="0.847612259444054" calcext:value-type="float">
            <text:p>0.847612259444054</text:p>
          </table:table-cell>
          <table:table-cell table:formula="of:=[.G56]*[.C56]" office:value-type="float" office:value="34.7623730637284" calcext:value-type="float">
            <text:p>34.7623730637284</text:p>
          </table:table-cell>
          <table:table-cell table:formula="of:=[.C56]^2*[.H56]" office:value-type="float" office:value="58470.093602418" calcext:value-type="float">
            <text:p>58470.093602418</text:p>
          </table:table-cell>
          <table:table-cell table:formula="of:=[.E56]*[.F56]" office:value-type="float" office:value="0.0254027084818248" calcext:value-type="float">
            <text:p>0.0254027084818248</text:p>
          </table:table-cell>
          <table:table-cell table:formula="of:=[.C56]*[.J56]" office:value-type="float" office:value="1.04181884963949" calcext:value-type="float">
            <text:p>1.04181884963949</text:p>
          </table:table-cell>
          <table:table-cell table:formula="of:=[.C56]^2*[.J56]" office:value-type="float" office:value="42.7271964420928" calcext:value-type="float">
            <text:p>42.727196442092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41.8460441910192" calcext:value-type="float">
            <text:p>41.85</text:p>
          </table:table-cell>
          <table:table-cell table:style-name="ce2" office:value-type="float" office:value="0.929" calcext:value-type="float">
            <text:p>0.93</text:p>
          </table:table-cell>
          <table:table-cell table:style-name="ce2" office:value-type="float" office:value="0.0321" calcext:value-type="float">
            <text:p>0.03</text:p>
          </table:table-cell>
          <table:table-cell table:style-name="ce2" table:formula="of:=[.C57]-[.C56]" office:value-type="float" office:value="0.833927298645762" calcext:value-type="float">
            <text:p>0.83</text:p>
          </table:table-cell>
          <table:table-cell table:formula="of:=[.D57]*[.F57]" office:value-type="float" office:value="0.774718460441913" calcext:value-type="float">
            <text:p>0.774718460441913</text:p>
          </table:table-cell>
          <table:table-cell table:formula="of:=[.G57]*[.C57]" office:value-type="float" office:value="32.4189029312507" calcext:value-type="float">
            <text:p>32.4189029312507</text:p>
          </table:table-cell>
          <table:table-cell table:formula="of:=[.C57]^2*[.H57]" office:value-type="float" office:value="56768.4625883708" calcext:value-type="float">
            <text:p>56768.4625883708</text:p>
          </table:table-cell>
          <table:table-cell table:formula="of:=[.E57]*[.F57]" office:value-type="float" office:value="0.026769066286529" calcext:value-type="float">
            <text:p>0.026769066286529</text:p>
          </table:table-cell>
          <table:table-cell table:formula="of:=[.C57]*[.J57]" office:value-type="float" office:value="1.12017953077841" calcext:value-type="float">
            <text:p>1.12017953077841</text:p>
          </table:table-cell>
          <table:table-cell table:formula="of:=[.C57]^2*[.J57]" office:value-type="float" office:value="46.8750821468286" calcext:value-type="float">
            <text:p>46.8750821468286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42.679971489665" calcext:value-type="float">
            <text:p>42.68</text:p>
          </table:table-cell>
          <table:table-cell table:style-name="ce2" office:value-type="float" office:value="0.823" calcext:value-type="float">
            <text:p>0.82</text:p>
          </table:table-cell>
          <table:table-cell table:style-name="ce2" office:value-type="float" office:value="0.0367" calcext:value-type="float">
            <text:p>0.04</text:p>
          </table:table-cell>
          <table:table-cell table:style-name="ce2" table:formula="of:=[.C58]-[.C57]" office:value-type="float" office:value="0.833927298645762" calcext:value-type="float">
            <text:p>0.83</text:p>
          </table:table-cell>
          <table:table-cell table:formula="of:=[.D58]*[.F58]" office:value-type="float" office:value="0.686322166785462" calcext:value-type="float">
            <text:p>0.686322166785462</text:p>
          </table:table-cell>
          <table:table-cell table:formula="of:=[.G58]*[.C58]" office:value-type="float" office:value="29.2922105111286" calcext:value-type="float">
            <text:p>29.2922105111286</text:p>
          </table:table-cell>
          <table:table-cell table:formula="of:=[.C58]^2*[.H58]" office:value-type="float" office:value="53358.1038374312" calcext:value-type="float">
            <text:p>53358.1038374312</text:p>
          </table:table-cell>
          <table:table-cell table:formula="of:=[.E58]*[.F58]" office:value-type="float" office:value="0.0306051318602995" calcext:value-type="float">
            <text:p>0.0306051318602995</text:p>
          </table:table-cell>
          <table:table-cell table:formula="of:=[.C58]*[.J58]" office:value-type="float" office:value="1.30622615523502" calcext:value-type="float">
            <text:p>1.30622615523502</text:p>
          </table:table-cell>
          <table:table-cell table:formula="of:=[.C58]^2*[.J58]" office:value-type="float" office:value="55.7496950644853" calcext:value-type="float">
            <text:p>55.7496950644853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43.5352815395581" calcext:value-type="float">
            <text:p>43.54</text:p>
          </table:table-cell>
          <table:table-cell table:style-name="ce2" office:value-type="float" office:value="0.698" calcext:value-type="float">
            <text:p>0.70</text:p>
          </table:table-cell>
          <table:table-cell table:style-name="ce2" office:value-type="float" office:value="0.0441" calcext:value-type="float">
            <text:p>0.04</text:p>
          </table:table-cell>
          <table:table-cell table:style-name="ce2" table:formula="of:=[.C59]-[.C58]" office:value-type="float" office:value="0.855310049893078" calcext:value-type="float">
            <text:p>0.86</text:p>
          </table:table-cell>
          <table:table-cell table:formula="of:=[.D59]*[.F59]" office:value-type="float" office:value="0.597006414825368" calcext:value-type="float">
            <text:p>0.597006414825368</text:p>
          </table:table-cell>
          <table:table-cell table:formula="of:=[.G59]*[.C59]" office:value-type="float" office:value="25.9908423503446" calcext:value-type="float">
            <text:p>25.9908423503446</text:p>
          </table:table-cell>
          <table:table-cell table:formula="of:=[.C59]^2*[.H59]" office:value-type="float" office:value="49260.9825236335" calcext:value-type="float">
            <text:p>49260.9825236335</text:p>
          </table:table-cell>
          <table:table-cell table:formula="of:=[.E59]*[.F59]" office:value-type="float" office:value="0.0377191732002847" calcext:value-type="float">
            <text:p>0.0377191732002847</text:p>
          </table:table-cell>
          <table:table-cell table:formula="of:=[.C59]*[.J59]" office:value-type="float" office:value="1.64211482471375" calcext:value-type="float">
            <text:p>1.64211482471375</text:p>
          </table:table-cell>
          <table:table-cell table:formula="of:=[.C59]^2*[.J59]" office:value-type="float" office:value="71.4899312141952" calcext:value-type="float">
            <text:p>71.4899312141952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44.3692088382039" calcext:value-type="float">
            <text:p>44.37</text:p>
          </table:table-cell>
          <table:table-cell table:style-name="ce2" office:value-type="float" office:value="0.576" calcext:value-type="float">
            <text:p>0.58</text:p>
          </table:table-cell>
          <table:table-cell table:style-name="ce2" office:value-type="float" office:value="0.0529" calcext:value-type="float">
            <text:p>0.05</text:p>
          </table:table-cell>
          <table:table-cell table:style-name="ce2" table:formula="of:=[.C60]-[.C59]" office:value-type="float" office:value="0.833927298645769" calcext:value-type="float">
            <text:p>0.83</text:p>
          </table:table-cell>
          <table:table-cell table:formula="of:=[.D60]*[.F60]" office:value-type="float" office:value="0.480342124019963" calcext:value-type="float">
            <text:p>0.480342124019963</text:p>
          </table:table-cell>
          <table:table-cell table:formula="of:=[.G60]*[.C60]" office:value-type="float" office:value="21.3124000144282" calcext:value-type="float">
            <text:p>21.3124000144282</text:p>
          </table:table-cell>
          <table:table-cell table:formula="of:=[.C60]^2*[.H60]" office:value-type="float" office:value="41956.1595587656" calcext:value-type="float">
            <text:p>41956.1595587656</text:p>
          </table:table-cell>
          <table:table-cell table:formula="of:=[.E60]*[.F60]" office:value-type="float" office:value="0.0441147540983612" calcext:value-type="float">
            <text:p>0.0441147540983612</text:p>
          </table:table-cell>
          <table:table-cell table:formula="of:=[.C60]*[.J60]" office:value-type="float" office:value="1.9573367374362" calcext:value-type="float">
            <text:p>1.9573367374362</text:p>
          </table:table-cell>
          <table:table-cell table:formula="of:=[.C60]^2*[.J60]" office:value-type="float" office:value="86.8454824699954" calcext:value-type="float">
            <text:p>86.8454824699954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45.2031361368496" calcext:value-type="float">
            <text:p>45.20</text:p>
          </table:table-cell>
          <table:table-cell table:style-name="ce2" office:value-type="float" office:value="0.468" calcext:value-type="float">
            <text:p>0.47</text:p>
          </table:table-cell>
          <table:table-cell table:style-name="ce2" office:value-type="float" office:value="0.0653" calcext:value-type="float">
            <text:p>0.07</text:p>
          </table:table-cell>
          <table:table-cell table:style-name="ce2" table:formula="of:=[.C61]-[.C60]" office:value-type="float" office:value="0.833927298645747" calcext:value-type="float">
            <text:p>0.83</text:p>
          </table:table-cell>
          <table:table-cell table:formula="of:=[.D61]*[.F61]" office:value-type="float" office:value="0.39027797576621" calcext:value-type="float">
            <text:p>0.39027797576621</text:p>
          </table:table-cell>
          <table:table-cell table:formula="of:=[.G61]*[.C61]" office:value-type="float" office:value="17.6417884697741" calcext:value-type="float">
            <text:p>17.6417884697741</text:p>
          </table:table-cell>
          <table:table-cell table:formula="of:=[.C61]^2*[.H61]" office:value-type="float" office:value="36047.8812552878" calcext:value-type="float">
            <text:p>36047.8812552878</text:p>
          </table:table-cell>
          <table:table-cell table:formula="of:=[.E61]*[.F61]" office:value-type="float" office:value="0.0544554526015673" calcext:value-type="float">
            <text:p>0.0544554526015673</text:p>
          </table:table-cell>
          <table:table-cell table:formula="of:=[.C61]*[.J61]" office:value-type="float" office:value="2.46155723734241" calcext:value-type="float">
            <text:p>2.46155723734241</text:p>
          </table:table-cell>
          <table:table-cell table:formula="of:=[.C61]^2*[.J61]" office:value-type="float" office:value="111.270106908236" calcext:value-type="float">
            <text:p>111.270106908236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46.0584461867427" calcext:value-type="float">
            <text:p>46.06</text:p>
          </table:table-cell>
          <table:table-cell table:style-name="ce2" office:value-type="float" office:value="0.364" calcext:value-type="float">
            <text:p>0.36</text:p>
          </table:table-cell>
          <table:table-cell table:style-name="ce2" office:value-type="float" office:value="0.0819" calcext:value-type="float">
            <text:p>0.08</text:p>
          </table:table-cell>
          <table:table-cell table:style-name="ce2" table:formula="of:=[.C62]-[.C61]" office:value-type="float" office:value="0.855310049893099" calcext:value-type="float">
            <text:p>0.86</text:p>
          </table:table-cell>
          <table:table-cell table:formula="of:=[.D62]*[.F62]" office:value-type="float" office:value="0.311332858161088" calcext:value-type="float">
            <text:p>0.311332858161088</text:p>
          </table:table-cell>
          <table:table-cell table:formula="of:=[.G62]*[.C62]" office:value-type="float" office:value="14.3395076937773" calcext:value-type="float">
            <text:p>14.3395076937773</text:p>
          </table:table-cell>
          <table:table-cell table:formula="of:=[.C62]^2*[.H62]" office:value-type="float" office:value="30419.5515012619" calcext:value-type="float">
            <text:p>30419.5515012619</text:p>
          </table:table-cell>
          <table:table-cell table:formula="of:=[.E62]*[.F62]" office:value-type="float" office:value="0.0700498930862448" calcext:value-type="float">
            <text:p>0.0700498930862448</text:p>
          </table:table-cell>
          <table:table-cell table:formula="of:=[.C62]*[.J62]" office:value-type="float" office:value="3.22638923109989" calcext:value-type="float">
            <text:p>3.22638923109989</text:p>
          </table:table-cell>
          <table:table-cell table:formula="of:=[.C62]^2*[.J62]" office:value-type="float" office:value="148.6024747781" calcext:value-type="float">
            <text:p>148.6024747781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46.8923734853885" calcext:value-type="float">
            <text:p>46.89</text:p>
          </table:table-cell>
          <table:table-cell table:style-name="ce2" office:value-type="float" office:value="0.272" calcext:value-type="float">
            <text:p>0.27</text:p>
          </table:table-cell>
          <table:table-cell table:style-name="ce2" office:value-type="float" office:value="0.0989" calcext:value-type="float">
            <text:p>0.10</text:p>
          </table:table-cell>
          <table:table-cell table:style-name="ce2" table:formula="of:=[.C63]-[.C62]" office:value-type="float" office:value="0.833927298645754" calcext:value-type="float">
            <text:p>0.83</text:p>
          </table:table-cell>
          <table:table-cell table:formula="of:=[.D63]*[.F63]" office:value-type="float" office:value="0.226828225231645" calcext:value-type="float">
            <text:p>0.226828225231645</text:p>
          </table:table-cell>
          <table:table-cell table:formula="of:=[.G63]*[.C63]" office:value-type="float" office:value="10.6365138545901" calcext:value-type="float">
            <text:p>10.6365138545901</text:p>
          </table:table-cell>
          <table:table-cell table:formula="of:=[.C63]^2*[.H63]" office:value-type="float" office:value="23388.5738465971" calcext:value-type="float">
            <text:p>23388.5738465971</text:p>
          </table:table-cell>
          <table:table-cell table:formula="of:=[.E63]*[.F63]" office:value-type="float" office:value="0.0824754098360651" calcext:value-type="float">
            <text:p>0.0824754098360651</text:p>
          </table:table-cell>
          <table:table-cell table:formula="of:=[.C63]*[.J63]" office:value-type="float" office:value="3.86746772139325" calcext:value-type="float">
            <text:p>3.86746772139325</text:p>
          </table:table-cell>
          <table:table-cell table:formula="of:=[.C63]^2*[.J63]" office:value-type="float" office:value="181.354740834257" calcext:value-type="float">
            <text:p>181.354740834257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47.7049180327869" calcext:value-type="float">
            <text:p>47.70</text:p>
          </table:table-cell>
          <table:table-cell table:style-name="ce2" office:value-type="float" office:value="0.2" calcext:value-type="float">
            <text:p>0.20</text:p>
          </table:table-cell>
          <table:table-cell table:style-name="ce2" office:value-type="float" office:value="0.1198" calcext:value-type="float">
            <text:p>0.12</text:p>
          </table:table-cell>
          <table:table-cell table:style-name="ce2" table:formula="of:=[.C64]-[.C63]" office:value-type="float" office:value="0.812544547398424" calcext:value-type="float">
            <text:p>0.81</text:p>
          </table:table-cell>
          <table:table-cell table:formula="of:=[.D64]*[.F64]" office:value-type="float" office:value="0.162508909479685" calcext:value-type="float">
            <text:p>0.162508909479685</text:p>
          </table:table-cell>
          <table:table-cell table:formula="of:=[.G64]*[.C64]" office:value-type="float" office:value="7.75247420632595" calcext:value-type="float">
            <text:p>7.75247420632595</text:p>
          </table:table-cell>
          <table:table-cell table:formula="of:=[.C64]^2*[.H64]" office:value-type="float" office:value="17642.7645328108" calcext:value-type="float">
            <text:p>17642.7645328108</text:p>
          </table:table-cell>
          <table:table-cell table:formula="of:=[.E64]*[.F64]" office:value-type="float" office:value="0.0973428367783312" calcext:value-type="float">
            <text:p>0.0973428367783312</text:p>
          </table:table-cell>
          <table:table-cell table:formula="of:=[.C64]*[.J64]" office:value-type="float" office:value="4.64373204958924" calcext:value-type="float">
            <text:p>4.64373204958924</text:p>
          </table:table-cell>
          <table:table-cell table:formula="of:=[.C64]^2*[.J64]" office:value-type="float" office:value="221.52885679188" calcext:value-type="float">
            <text:p>221.5288567918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48.5174625801853" calcext:value-type="float">
            <text:p>48.52</text:p>
          </table:table-cell>
          <table:table-cell table:style-name="ce2" office:value-type="float" office:value="0.14" calcext:value-type="float">
            <text:p>0.14</text:p>
          </table:table-cell>
          <table:table-cell table:style-name="ce2" office:value-type="float" office:value="0.1423" calcext:value-type="float">
            <text:p>0.14</text:p>
          </table:table-cell>
          <table:table-cell table:style-name="ce2" table:formula="of:=[.C65]-[.C64]" office:value-type="float" office:value="0.812544547398446" calcext:value-type="float">
            <text:p>0.81</text:p>
          </table:table-cell>
          <table:table-cell table:formula="of:=[.D65]*[.F65]" office:value-type="float" office:value="0.113756236635782" calcext:value-type="float">
            <text:p>0.113756236635782</text:p>
          </table:table-cell>
          <table:table-cell table:formula="of:=[.G65]*[.C65]" office:value-type="float" office:value="5.51916395423928" calcext:value-type="float">
            <text:p>5.51916395423928</text:p>
          </table:table-cell>
          <table:table-cell table:formula="of:=[.C65]^2*[.H65]" office:value-type="float" office:value="12991.803842164" calcext:value-type="float">
            <text:p>12991.803842164</text:p>
          </table:table-cell>
          <table:table-cell table:formula="of:=[.E65]*[.F65]" office:value-type="float" office:value="0.115625089094799" calcext:value-type="float">
            <text:p>0.115625089094799</text:p>
          </table:table-cell>
          <table:table-cell table:formula="of:=[.C65]*[.J65]" office:value-type="float" office:value="5.6098359334875" calcext:value-type="float">
            <text:p>5.6098359334875</text:p>
          </table:table-cell>
          <table:table-cell table:formula="of:=[.C65]^2*[.J65]" office:value-type="float" office:value="272.175004983958" calcext:value-type="float">
            <text:p>272.17500498395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49.3513898788311" calcext:value-type="float">
            <text:p>49.35</text:p>
          </table:table-cell>
          <table:table-cell table:style-name="ce2" office:value-type="float" office:value="0.094" calcext:value-type="float">
            <text:p>0.09</text:p>
          </table:table-cell>
          <table:table-cell table:style-name="ce2" office:value-type="float" office:value="0.1647" calcext:value-type="float">
            <text:p>0.16</text:p>
          </table:table-cell>
          <table:table-cell table:style-name="ce2" table:formula="of:=[.C66]-[.C65]" office:value-type="float" office:value="0.833927298645747" calcext:value-type="float">
            <text:p>0.83</text:p>
          </table:table-cell>
          <table:table-cell table:formula="of:=[.D66]*[.F66]" office:value-type="float" office:value="0.0783891660727002" calcext:value-type="float">
            <text:p>0.0783891660727002</text:p>
          </table:table-cell>
          <table:table-cell table:formula="of:=[.G66]*[.C66]" office:value-type="float" office:value="3.86861429713027" calcext:value-type="float">
            <text:p>3.86861429713027</text:p>
          </table:table-cell>
          <table:table-cell table:formula="of:=[.C66]^2*[.H66]" office:value-type="float" office:value="9422.24101106106" calcext:value-type="float">
            <text:p>9422.24101106106</text:p>
          </table:table-cell>
          <table:table-cell table:formula="of:=[.E66]*[.F66]" office:value-type="float" office:value="0.137347826086955" calcext:value-type="float">
            <text:p>0.137347826086955</text:p>
          </table:table-cell>
          <table:table-cell table:formula="of:=[.C66]*[.J66]" office:value-type="float" office:value="6.77830611422718" calcext:value-type="float">
            <text:p>6.77830611422718</text:p>
          </table:table-cell>
          <table:table-cell table:formula="of:=[.C66]^2*[.J66]" office:value-type="float" office:value="334.51882776129" calcext:value-type="float">
            <text:p>334.51882776129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50.1853171774768" calcext:value-type="float">
            <text:p>50.19</text:p>
          </table:table-cell>
          <table:table-cell table:style-name="ce2" office:value-type="float" office:value="0.063" calcext:value-type="float">
            <text:p>0.06</text:p>
          </table:table-cell>
          <table:table-cell table:style-name="ce2" office:value-type="float" office:value="0.1877" calcext:value-type="float">
            <text:p>0.19</text:p>
          </table:table-cell>
          <table:table-cell table:style-name="ce2" table:formula="of:=[.C67]-[.C66]" office:value-type="float" office:value="0.833927298645762" calcext:value-type="float">
            <text:p>0.83</text:p>
          </table:table-cell>
          <table:table-cell table:formula="of:=[.D67]*[.F67]" office:value-type="float" office:value="0.052537419814683" calcext:value-type="float">
            <text:p>0.052537419814683</text:p>
          </table:table-cell>
          <table:table-cell table:formula="of:=[.G67]*[.C67]" office:value-type="float" office:value="2.63660707708612" calcext:value-type="float">
            <text:p>2.63660707708612</text:p>
          </table:table-cell>
          <table:table-cell table:formula="of:=[.C67]^2*[.H67]" office:value-type="float" office:value="6640.46909844264" calcext:value-type="float">
            <text:p>6640.46909844264</text:p>
          </table:table-cell>
          <table:table-cell table:formula="of:=[.E67]*[.F67]" office:value-type="float" office:value="0.15652815395581" calcext:value-type="float">
            <text:p>0.15652815395581</text:p>
          </table:table-cell>
          <table:table-cell table:formula="of:=[.C67]*[.J67]" office:value-type="float" office:value="7.85541505347722" calcext:value-type="float">
            <text:p>7.85541505347722</text:p>
          </table:table-cell>
          <table:table-cell table:formula="of:=[.C67]^2*[.J67]" office:value-type="float" office:value="394.22649601948" calcext:value-type="float">
            <text:p>394.2264960194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51.0192444761226" calcext:value-type="float">
            <text:p>51.02</text:p>
          </table:table-cell>
          <table:table-cell table:style-name="ce2" office:value-type="float" office:value="0.042" calcext:value-type="float">
            <text:p>0.04</text:p>
          </table:table-cell>
          <table:table-cell table:style-name="ce2" office:value-type="float" office:value="0.2121" calcext:value-type="float">
            <text:p>0.21</text:p>
          </table:table-cell>
          <table:table-cell table:style-name="ce2" table:formula="of:=[.C68]-[.C67]" office:value-type="float" office:value="0.833927298645762" calcext:value-type="float">
            <text:p>0.83</text:p>
          </table:table-cell>
          <table:table-cell table:formula="of:=[.D68]*[.F68]" office:value-type="float" office:value="0.035024946543122" calcext:value-type="float">
            <text:p>0.035024946543122</text:p>
          </table:table-cell>
          <table:table-cell table:formula="of:=[.G68]*[.C68]" office:value-type="float" office:value="1.78694631044667" calcext:value-type="float">
            <text:p>1.78694631044667</text:p>
          </table:table-cell>
          <table:table-cell table:formula="of:=[.C68]^2*[.H68]" office:value-type="float" office:value="4651.35567751868" calcext:value-type="float">
            <text:p>4651.35567751868</text:p>
          </table:table-cell>
          <table:table-cell table:formula="of:=[.E68]*[.F68]" office:value-type="float" office:value="0.176875980042766" calcext:value-type="float">
            <text:p>0.176875980042766</text:p>
          </table:table-cell>
          <table:table-cell table:formula="of:=[.C68]*[.J68]" office:value-type="float" office:value="9.02407886775567" calcext:value-type="float">
            <text:p>9.02407886775567</text:p>
          </table:table-cell>
          <table:table-cell table:formula="of:=[.C68]^2*[.J68]" office:value-type="float" office:value="460.401685925838" calcext:value-type="float">
            <text:p>460.40168592583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51.8531717747684" calcext:value-type="float">
            <text:p>51.85</text:p>
          </table:table-cell>
          <table:table-cell table:style-name="ce2" office:value-type="float" office:value="0.028" calcext:value-type="float">
            <text:p>0.03</text:p>
          </table:table-cell>
          <table:table-cell table:style-name="ce2" office:value-type="float" office:value="0.2328" calcext:value-type="float">
            <text:p>0.23</text:p>
          </table:table-cell>
          <table:table-cell table:style-name="ce2" table:formula="of:=[.C69]-[.C68]" office:value-type="float" office:value="0.833927298645762" calcext:value-type="float">
            <text:p>0.83</text:p>
          </table:table-cell>
          <table:table-cell table:formula="of:=[.D69]*[.F69]" office:value-type="float" office:value="0.0233499643620813" calcext:value-type="float">
            <text:p>0.0233499643620813</text:p>
          </table:table-cell>
          <table:table-cell table:formula="of:=[.G69]*[.C69]" office:value-type="float" office:value="1.21076971300172" calcext:value-type="float">
            <text:p>1.21076971300172</text:p>
          </table:table-cell>
          <table:table-cell table:formula="of:=[.C69]^2*[.H69]" office:value-type="float" office:value="3255.45878888417" calcext:value-type="float">
            <text:p>3255.45878888417</text:p>
          </table:table-cell>
          <table:table-cell table:formula="of:=[.E69]*[.F69]" office:value-type="float" office:value="0.194138275124733" calcext:value-type="float">
            <text:p>0.194138275124733</text:p>
          </table:table-cell>
          <table:table-cell table:formula="of:=[.C69]*[.J69]" office:value-type="float" office:value="10.0666853281" calcext:value-type="float">
            <text:p>10.0666853281</text:p>
          </table:table-cell>
          <table:table-cell table:formula="of:=[.C69]^2*[.J69]" office:value-type="float" office:value="521.989563520513" calcext:value-type="float">
            <text:p>521.989563520513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52.6870990734141" calcext:value-type="float">
            <text:p>52.69</text:p>
          </table:table-cell>
          <table:table-cell table:style-name="ce2" office:value-type="float" office:value="0.019" calcext:value-type="float">
            <text:p>0.02</text:p>
          </table:table-cell>
          <table:table-cell table:style-name="ce2" office:value-type="float" office:value="0.2565" calcext:value-type="float">
            <text:p>0.26</text:p>
          </table:table-cell>
          <table:table-cell table:style-name="ce2" table:formula="of:=[.C70]-[.C69]" office:value-type="float" office:value="0.833927298645754" calcext:value-type="float">
            <text:p>0.83</text:p>
          </table:table-cell>
          <table:table-cell table:formula="of:=[.D70]*[.F70]" office:value-type="float" office:value="0.0158446186742693" calcext:value-type="float">
            <text:p>0.0158446186742693</text:p>
          </table:table-cell>
          <table:table-cell table:formula="of:=[.G70]*[.C70]" office:value-type="float" office:value="0.834806993871695" calcext:value-type="float">
            <text:p>0.834806993871695</text:p>
          </table:table-cell>
          <table:table-cell table:formula="of:=[.C70]^2*[.H70]" office:value-type="float" office:value="2317.36611974377" calcext:value-type="float">
            <text:p>2317.36611974377</text:p>
          </table:table-cell>
          <table:table-cell table:formula="of:=[.E70]*[.F70]" office:value-type="float" office:value="0.213902352102636" calcext:value-type="float">
            <text:p>0.213902352102636</text:p>
          </table:table-cell>
          <table:table-cell table:formula="of:=[.C70]*[.J70]" office:value-type="float" office:value="11.2698944172679" calcext:value-type="float">
            <text:p>11.2698944172679</text:p>
          </table:table-cell>
          <table:table-cell table:formula="of:=[.C70]^2*[.J70]" office:value-type="float" office:value="593.77804370951" calcext:value-type="float">
            <text:p>593.77804370951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53.4996436208125" calcext:value-type="float">
            <text:p>53.50</text:p>
          </table:table-cell>
          <table:table-cell table:style-name="ce2" office:value-type="float" office:value="0.013" calcext:value-type="float">
            <text:p>0.01</text:p>
          </table:table-cell>
          <table:table-cell table:style-name="ce2" office:value-type="float" office:value="0.2742" calcext:value-type="float">
            <text:p>0.27</text:p>
          </table:table-cell>
          <table:table-cell table:style-name="ce2" table:formula="of:=[.C71]-[.C70]" office:value-type="float" office:value="0.812544547398424" calcext:value-type="float">
            <text:p>0.81</text:p>
          </table:table-cell>
          <table:table-cell table:formula="of:=[.D71]*[.F71]" office:value-type="float" office:value="0.0105630791161795" calcext:value-type="float">
            <text:p>0.0105630791161795</text:p>
          </table:table-cell>
          <table:table-cell table:formula="of:=[.G71]*[.C71]" office:value-type="float" office:value="0.565120968254051" calcext:value-type="float">
            <text:p>0.565120968254051</text:p>
          </table:table-cell>
          <table:table-cell table:formula="of:=[.C71]^2*[.H71]" office:value-type="float" office:value="1617.49594194032" calcext:value-type="float">
            <text:p>1617.49594194032</text:p>
          </table:table-cell>
          <table:table-cell table:formula="of:=[.E71]*[.F71]" office:value-type="float" office:value="0.222799714896648" calcext:value-type="float">
            <text:p>0.222799714896648</text:p>
          </table:table-cell>
          <table:table-cell table:formula="of:=[.C71]*[.J71]" office:value-type="float" office:value="11.9197053457893" calcext:value-type="float">
            <text:p>11.9197053457893</text:p>
          </table:table-cell>
          <table:table-cell table:formula="of:=[.C71]^2*[.J71]" office:value-type="float" office:value="637.699988064821" calcext:value-type="float">
            <text:p>637.699988064821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54.3335709194583" calcext:value-type="float">
            <text:p>54.33</text:p>
          </table:table-cell>
          <table:table-cell table:style-name="ce2" office:value-type="float" office:value="0.009" calcext:value-type="float">
            <text:p>0.01</text:p>
          </table:table-cell>
          <table:table-cell table:style-name="ce2" office:value-type="float" office:value="0.297" calcext:value-type="float">
            <text:p>0.30</text:p>
          </table:table-cell>
          <table:table-cell table:style-name="ce2" table:formula="of:=[.C72]-[.C71]" office:value-type="float" office:value="0.833927298645769" calcext:value-type="float">
            <text:p>0.83</text:p>
          </table:table-cell>
          <table:table-cell table:formula="of:=[.D72]*[.F72]" office:value-type="float" office:value="0.00750534568781192" calcext:value-type="float">
            <text:p>0.00750534568781192</text:p>
          </table:table-cell>
          <table:table-cell table:formula="of:=[.G72]*[.C72]" office:value-type="float" office:value="0.40779223220378" calcext:value-type="float">
            <text:p>0.40779223220378</text:p>
          </table:table-cell>
          <table:table-cell table:formula="of:=[.C72]^2*[.H72]" office:value-type="float" office:value="1203.85850799095" calcext:value-type="float">
            <text:p>1203.85850799095</text:p>
          </table:table-cell>
          <table:table-cell table:formula="of:=[.E72]*[.F72]" office:value-type="float" office:value="0.247676407697793" calcext:value-type="float">
            <text:p>0.247676407697793</text:p>
          </table:table-cell>
          <table:table-cell table:formula="of:=[.C72]*[.J72]" office:value-type="float" office:value="13.4571436627247" calcext:value-type="float">
            <text:p>13.4571436627247</text:p>
          </table:table-cell>
          <table:table-cell table:formula="of:=[.C72]^2*[.J72]" office:value-type="float" office:value="731.174669571993" calcext:value-type="float">
            <text:p>731.174669571993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55.1461154668567" calcext:value-type="float">
            <text:p>55.15</text:p>
          </table:table-cell>
          <table:table-cell table:style-name="ce2" office:value-type="float" office:value="0.005" calcext:value-type="float">
            <text:p>0.01</text:p>
          </table:table-cell>
          <table:table-cell table:style-name="ce2" office:value-type="float" office:value="0.3187" calcext:value-type="float">
            <text:p>0.32</text:p>
          </table:table-cell>
          <table:table-cell table:style-name="ce2" table:formula="of:=[.C73]-[.C72]" office:value-type="float" office:value="0.812544547398431" calcext:value-type="float">
            <text:p>0.81</text:p>
          </table:table-cell>
          <table:table-cell table:formula="of:=[.D73]*[.F73]" office:value-type="float" office:value="0.00406272273699216" calcext:value-type="float">
            <text:p>0.00406272273699216</text:p>
          </table:table-cell>
          <table:table-cell table:formula="of:=[.G73]*[.C73]" office:value-type="float" office:value="0.224043377163993" calcext:value-type="float">
            <text:p>0.224043377163993</text:p>
          </table:table-cell>
          <table:table-cell table:formula="of:=[.C73]^2*[.H73]" office:value-type="float" office:value="681.336981478165" calcext:value-type="float">
            <text:p>681.336981478165</text:p>
          </table:table-cell>
          <table:table-cell table:formula="of:=[.E73]*[.F73]" office:value-type="float" office:value="0.25895794725588" calcext:value-type="float">
            <text:p>0.25895794725588</text:p>
          </table:table-cell>
          <table:table-cell table:formula="of:=[.C73]*[.J73]" office:value-type="float" office:value="14.2805248604329" calcext:value-type="float">
            <text:p>14.2805248604329</text:p>
          </table:table-cell>
          <table:table-cell table:formula="of:=[.C73]^2*[.J73]" office:value-type="float" office:value="787.515472880753" calcext:value-type="float">
            <text:p>787.515472880753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55.9800427655025" calcext:value-type="float">
            <text:p>55.98</text:p>
          </table:table-cell>
          <table:table-cell table:style-name="ce2" office:value-type="float" office:value="0.004" calcext:value-type="float">
            <text:p>0.00</text:p>
          </table:table-cell>
          <table:table-cell table:style-name="ce2" office:value-type="float" office:value="0.3379" calcext:value-type="float">
            <text:p>0.34</text:p>
          </table:table-cell>
          <table:table-cell table:style-name="ce2" table:formula="of:=[.C74]-[.C73]" office:value-type="float" office:value="0.833927298645754" calcext:value-type="float">
            <text:p>0.83</text:p>
          </table:table-cell>
          <table:table-cell table:formula="of:=[.D74]*[.F74]" office:value-type="float" office:value="0.00333570919458302" calcext:value-type="float">
            <text:p>0.00333570919458302</text:p>
          </table:table-cell>
          <table:table-cell table:formula="of:=[.G74]*[.C74]" office:value-type="float" office:value="0.186733143366037" calcext:value-type="float">
            <text:p>0.186733143366037</text:p>
          </table:table-cell>
          <table:table-cell table:formula="of:=[.C74]^2*[.H74]" office:value-type="float" office:value="585.177824131434" calcext:value-type="float">
            <text:p>585.177824131434</text:p>
          </table:table-cell>
          <table:table-cell table:formula="of:=[.E74]*[.F74]" office:value-type="float" office:value="0.2817840342124" calcext:value-type="float">
            <text:p>0.2817840342124</text:p>
          </table:table-cell>
          <table:table-cell table:formula="of:=[.C74]*[.J74]" office:value-type="float" office:value="15.774282285846" calcext:value-type="float">
            <text:p>15.774282285846</text:p>
          </table:table-cell>
          <table:table-cell table:formula="of:=[.C74]^2*[.J74]" office:value-type="float" office:value="883.044996956767" calcext:value-type="float">
            <text:p>883.044996956767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56.8353528153956" calcext:value-type="float">
            <text:p>56.84</text:p>
          </table:table-cell>
          <table:table-cell table:style-name="ce2" office:value-type="float" office:value="0.002" calcext:value-type="float">
            <text:p>0.00</text:p>
          </table:table-cell>
          <table:table-cell table:style-name="ce2" office:value-type="float" office:value="0.3598" calcext:value-type="float">
            <text:p>0.36</text:p>
          </table:table-cell>
          <table:table-cell table:style-name="ce2" table:formula="of:=[.C75]-[.C74]" office:value-type="float" office:value="0.855310049893085" calcext:value-type="float">
            <text:p>0.86</text:p>
          </table:table-cell>
          <table:table-cell table:formula="of:=[.D75]*[.F75]" office:value-type="float" office:value="0.00171062009978617" calcext:value-type="float">
            <text:p>0.00171062009978617</text:p>
          </table:table-cell>
          <table:table-cell table:formula="of:=[.G75]*[.C75]" office:value-type="float" office:value="0.0972236969044542" calcext:value-type="float">
            <text:p>0.0972236969044542</text:p>
          </table:table-cell>
          <table:table-cell table:formula="of:=[.C75]^2*[.H75]" office:value-type="float" office:value="314.057559541332" calcext:value-type="float">
            <text:p>314.057559541332</text:p>
          </table:table-cell>
          <table:table-cell table:formula="of:=[.E75]*[.F75]" office:value-type="float" office:value="0.307740555951532" calcext:value-type="float">
            <text:p>0.307740555951532</text:p>
          </table:table-cell>
          <table:table-cell table:formula="of:=[.C75]*[.J75]" office:value-type="float" office:value="17.4905430731113" calcext:value-type="float">
            <text:p>17.4905430731113</text:p>
          </table:table-cell>
          <table:table-cell table:formula="of:=[.C75]^2*[.J75]" office:value-type="float" office:value="994.081186493155" calcext:value-type="float">
            <text:p>994.081186493155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57.6692801140413" calcext:value-type="float">
            <text:p>57.67</text:p>
          </table:table-cell>
          <table:table-cell table:style-name="ce2" office:value-type="float" office:value="0.001" calcext:value-type="float">
            <text:p>0.00</text:p>
          </table:table-cell>
          <table:table-cell table:style-name="ce2" office:value-type="float" office:value="0.3794" calcext:value-type="float">
            <text:p>0.38</text:p>
          </table:table-cell>
          <table:table-cell table:style-name="ce2" table:formula="of:=[.C76]-[.C75]" office:value-type="float" office:value="0.833927298645762" calcext:value-type="float">
            <text:p>0.83</text:p>
          </table:table-cell>
          <table:table-cell table:formula="of:=[.D76]*[.F76]" office:value-type="float" office:value="0.000833927298645762" calcext:value-type="float">
            <text:p>0.000833927298645762</text:p>
          </table:table-cell>
          <table:table-cell table:formula="of:=[.G76]*[.C76]" office:value-type="float" office:value="0.0480919869803482" calcext:value-type="float">
            <text:p>0.0480919869803482</text:p>
          </table:table-cell>
          <table:table-cell table:formula="of:=[.C76]^2*[.H76]" office:value-type="float" office:value="159.941727025728" calcext:value-type="float">
            <text:p>159.941727025728</text:p>
          </table:table-cell>
          <table:table-cell table:formula="of:=[.E76]*[.F76]" office:value-type="float" office:value="0.316392017106202" calcext:value-type="float">
            <text:p>0.316392017106202</text:p>
          </table:table-cell>
          <table:table-cell table:formula="of:=[.C76]*[.J76]" office:value-type="float" office:value="18.2460998603441" calcext:value-type="float">
            <text:p>18.2460998603441</text:p>
          </table:table-cell>
          <table:table-cell table:formula="of:=[.C76]^2*[.J76]" office:value-type="float" office:value="1052.23944383495" calcext:value-type="float">
            <text:p>1052.23944383495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58.4818246614398" calcext:value-type="float">
            <text:p>58.48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3956" calcext:value-type="float">
            <text:p>0.40</text:p>
          </table:table-cell>
          <table:table-cell table:style-name="ce2" table:formula="of:=[.C77]-[.C76]" office:value-type="float" office:value="0.812544547398431" calcext:value-type="float">
            <text:p>0.81</text:p>
          </table:table-cell>
          <table:table-cell table:formula="of:=[.D77]*[.F77]" office:value-type="float" office:value="0" calcext:value-type="float">
            <text:p>0</text:p>
          </table:table-cell>
          <table:table-cell table:formula="of:=[.G77]*[.C77]" office:value-type="float" office:value="0" calcext:value-type="float">
            <text:p>0</text:p>
          </table:table-cell>
          <table:table-cell table:formula="of:=[.C77]^2*[.H77]" office:value-type="float" office:value="0" calcext:value-type="float">
            <text:p>0</text:p>
          </table:table-cell>
          <table:table-cell table:formula="of:=[.E77]*[.F77]" office:value-type="float" office:value="0.321442622950819" calcext:value-type="float">
            <text:p>0.321442622950819</text:p>
          </table:table-cell>
          <table:table-cell table:formula="of:=[.C77]*[.J77]" office:value-type="float" office:value="18.7985511141231" calcext:value-type="float">
            <text:p>18.7985511141231</text:p>
          </table:table-cell>
          <table:table-cell table:formula="of:=[.C77]^2*[.J77]" office:value-type="float" office:value="1099.37357014526" calcext:value-type="float">
            <text:p>1099.37357014526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59.2943692088382" calcext:value-type="float">
            <text:p>59.29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4116" calcext:value-type="float">
            <text:p>0.41</text:p>
          </table:table-cell>
          <table:table-cell table:style-name="ce2" table:formula="of:=[.C78]-[.C77]" office:value-type="float" office:value="0.812544547398431" calcext:value-type="float">
            <text:p>0.81</text:p>
          </table:table-cell>
          <table:table-cell table:formula="of:=[.D78]*[.F78]" office:value-type="float" office:value="0" calcext:value-type="float">
            <text:p>0</text:p>
          </table:table-cell>
          <table:table-cell table:formula="of:=[.G78]*[.C78]" office:value-type="float" office:value="0" calcext:value-type="float">
            <text:p>0</text:p>
          </table:table-cell>
          <table:table-cell table:formula="of:=[.C78]^2*[.H78]" office:value-type="float" office:value="0" calcext:value-type="float">
            <text:p>0</text:p>
          </table:table-cell>
          <table:table-cell table:formula="of:=[.E78]*[.F78]" office:value-type="float" office:value="0.334443335709194" calcext:value-type="float">
            <text:p>0.334443335709194</text:p>
          </table:table-cell>
          <table:table-cell table:formula="of:=[.C78]*[.J78]" office:value-type="float" office:value="19.8306066269764" calcext:value-type="float">
            <text:p>19.8306066269764</text:p>
          </table:table-cell>
          <table:table-cell table:formula="of:=[.C78]^2*[.J78]" office:value-type="float" office:value="1175.84331097517" calcext:value-type="float">
            <text:p>1175.84331097517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60.128296507484" calcext:value-type="float">
            <text:p>60.13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4259" calcext:value-type="float">
            <text:p>0.43</text:p>
          </table:table-cell>
          <table:table-cell table:style-name="ce2" table:formula="of:=[.C79]-[.C78]" office:value-type="float" office:value="0.833927298645762" calcext:value-type="float">
            <text:p>0.83</text:p>
          </table:table-cell>
          <table:table-cell table:formula="of:=[.D79]*[.F79]" office:value-type="float" office:value="0" calcext:value-type="float">
            <text:p>0</text:p>
          </table:table-cell>
          <table:table-cell table:formula="of:=[.G79]*[.C79]" office:value-type="float" office:value="0" calcext:value-type="float">
            <text:p>0</text:p>
          </table:table-cell>
          <table:table-cell table:formula="of:=[.C79]^2*[.H79]" office:value-type="float" office:value="0" calcext:value-type="float">
            <text:p>0</text:p>
          </table:table-cell>
          <table:table-cell table:formula="of:=[.E79]*[.F79]" office:value-type="float" office:value="0.35516963649323" calcext:value-type="float">
            <text:p>0.35516963649323</text:p>
          </table:table-cell>
          <table:table-cell table:formula="of:=[.C79]*[.J79]" office:value-type="float" office:value="21.3557452135202" calcext:value-type="float">
            <text:p>21.3557452135202</text:p>
          </table:table-cell>
          <table:table-cell table:formula="of:=[.C79]^2*[.J79]" office:value-type="float" office:value="1284.08458033683" calcext:value-type="float">
            <text:p>1284.08458033683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60.9622238061297" calcext:value-type="float">
            <text:p>60.96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4396" calcext:value-type="float">
            <text:p>0.44</text:p>
          </table:table-cell>
          <table:table-cell table:style-name="ce2" table:formula="of:=[.C80]-[.C79]" office:value-type="float" office:value="0.833927298645762" calcext:value-type="float">
            <text:p>0.83</text:p>
          </table:table-cell>
          <table:table-cell table:formula="of:=[.D80]*[.F80]" office:value-type="float" office:value="0" calcext:value-type="float">
            <text:p>0</text:p>
          </table:table-cell>
          <table:table-cell table:formula="of:=[.G80]*[.C80]" office:value-type="float" office:value="0" calcext:value-type="float">
            <text:p>0</text:p>
          </table:table-cell>
          <table:table-cell table:formula="of:=[.C80]^2*[.H80]" office:value-type="float" office:value="0" calcext:value-type="float">
            <text:p>0</text:p>
          </table:table-cell>
          <table:table-cell table:formula="of:=[.E80]*[.F80]" office:value-type="float" office:value="0.366594440484677" calcext:value-type="float">
            <text:p>0.366594440484677</text:p>
          </table:table-cell>
          <table:table-cell table:formula="of:=[.C80]*[.J80]" office:value-type="float" office:value="22.3484123269098" calcext:value-type="float">
            <text:p>22.3484123269098</text:p>
          </table:table-cell>
          <table:table-cell table:formula="of:=[.C80]^2*[.J80]" office:value-type="float" office:value="1362.40891398474" calcext:value-type="float">
            <text:p>1362.40891398474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61.7961511047755" calcext:value-type="float">
            <text:p>61.80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4503" calcext:value-type="float">
            <text:p>0.45</text:p>
          </table:table-cell>
          <table:table-cell table:style-name="ce2" table:formula="of:=[.C81]-[.C80]" office:value-type="float" office:value="0.833927298645762" calcext:value-type="float">
            <text:p>0.83</text:p>
          </table:table-cell>
          <table:table-cell table:formula="of:=[.D81]*[.F81]" office:value-type="float" office:value="0" calcext:value-type="float">
            <text:p>0</text:p>
          </table:table-cell>
          <table:table-cell table:formula="of:=[.G81]*[.C81]" office:value-type="float" office:value="0" calcext:value-type="float">
            <text:p>0</text:p>
          </table:table-cell>
          <table:table-cell table:formula="of:=[.C81]^2*[.H81]" office:value-type="float" office:value="0" calcext:value-type="float">
            <text:p>0</text:p>
          </table:table-cell>
          <table:table-cell table:formula="of:=[.E81]*[.F81]" office:value-type="float" office:value="0.375517462580187" calcext:value-type="float">
            <text:p>0.375517462580187</text:p>
          </table:table-cell>
          <table:table-cell table:formula="of:=[.C81]*[.J81]" office:value-type="float" office:value="23.2055338600871" calcext:value-type="float">
            <text:p>23.2055338600871</text:p>
          </table:table-cell>
          <table:table-cell table:formula="of:=[.C81]^2*[.J81]" office:value-type="float" office:value="1434.01267688493" calcext:value-type="float">
            <text:p>1434.01267688493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62.6300784034212" calcext:value-type="float">
            <text:p>62.63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4586" calcext:value-type="float">
            <text:p>0.46</text:p>
          </table:table-cell>
          <table:table-cell table:style-name="ce2" table:formula="of:=[.C82]-[.C81]" office:value-type="float" office:value="0.833927298645747" calcext:value-type="float">
            <text:p>0.83</text:p>
          </table:table-cell>
          <table:table-cell table:formula="of:=[.D82]*[.F82]" office:value-type="float" office:value="0" calcext:value-type="float">
            <text:p>0</text:p>
          </table:table-cell>
          <table:table-cell table:formula="of:=[.G82]*[.C82]" office:value-type="float" office:value="0" calcext:value-type="float">
            <text:p>0</text:p>
          </table:table-cell>
          <table:table-cell table:formula="of:=[.C82]^2*[.H82]" office:value-type="float" office:value="0" calcext:value-type="float">
            <text:p>0</text:p>
          </table:table-cell>
          <table:table-cell table:formula="of:=[.E82]*[.F82]" office:value-type="float" office:value="0.38243905915894" calcext:value-type="float">
            <text:p>0.38243905915894</text:p>
          </table:table-cell>
          <table:table-cell table:formula="of:=[.C82]*[.J82]" office:value-type="float" office:value="23.952188259655" calcext:value-type="float">
            <text:p>23.952188259655</text:p>
          </table:table-cell>
          <table:table-cell table:formula="of:=[.C82]^2*[.J82]" office:value-type="float" office:value="1500.1274286357" calcext:value-type="float">
            <text:p>1500.1274286357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63.464005702067" calcext:value-type="float">
            <text:p>63.46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4651" calcext:value-type="float">
            <text:p>0.47</text:p>
          </table:table-cell>
          <table:table-cell table:style-name="ce2" table:formula="of:=[.C83]-[.C82]" office:value-type="float" office:value="0.833927298645762" calcext:value-type="float">
            <text:p>0.83</text:p>
          </table:table-cell>
          <table:table-cell table:formula="of:=[.D83]*[.F83]" office:value-type="float" office:value="0" calcext:value-type="float">
            <text:p>0</text:p>
          </table:table-cell>
          <table:table-cell table:formula="of:=[.G83]*[.C83]" office:value-type="float" office:value="0" calcext:value-type="float">
            <text:p>0</text:p>
          </table:table-cell>
          <table:table-cell table:formula="of:=[.C83]^2*[.H83]" office:value-type="float" office:value="0" calcext:value-type="float">
            <text:p>0</text:p>
          </table:table-cell>
          <table:table-cell table:formula="of:=[.E83]*[.F83]" office:value-type="float" office:value="0.387859586600144" calcext:value-type="float">
            <text:p>0.387859586600144</text:p>
          </table:table-cell>
          <table:table-cell table:formula="of:=[.C83]*[.J83]" office:value-type="float" office:value="24.6151230155929" calcext:value-type="float">
            <text:p>24.6151230155929</text:p>
          </table:table-cell>
          <table:table-cell table:formula="of:=[.C83]^2*[.J83]" office:value-type="float" office:value="1562.17430741867" calcext:value-type="float">
            <text:p>1562.17430741867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64.2979330007128" calcext:value-type="float">
            <text:p>64.30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4703" calcext:value-type="float">
            <text:p>0.47</text:p>
          </table:table-cell>
          <table:table-cell table:style-name="ce2" table:formula="of:=[.C84]-[.C83]" office:value-type="float" office:value="0.833927298645769" calcext:value-type="float">
            <text:p>0.83</text:p>
          </table:table-cell>
          <table:table-cell table:formula="of:=[.D84]*[.F84]" office:value-type="float" office:value="0" calcext:value-type="float">
            <text:p>0</text:p>
          </table:table-cell>
          <table:table-cell table:formula="of:=[.G84]*[.C84]" office:value-type="float" office:value="0" calcext:value-type="float">
            <text:p>0</text:p>
          </table:table-cell>
          <table:table-cell table:formula="of:=[.C84]^2*[.H84]" office:value-type="float" office:value="0" calcext:value-type="float">
            <text:p>0</text:p>
          </table:table-cell>
          <table:table-cell table:formula="of:=[.E84]*[.F84]" office:value-type="float" office:value="0.392196008553105" calcext:value-type="float">
            <text:p>0.392196008553105</text:p>
          </table:table-cell>
          <table:table-cell table:formula="of:=[.C84]*[.J84]" office:value-type="float" office:value="25.2173926810945" calcext:value-type="float">
            <text:p>25.2173926810945</text:p>
          </table:table-cell>
          <table:table-cell table:formula="of:=[.C84]^2*[.J84]" office:value-type="float" office:value="1621.42622506168" calcext:value-type="float">
            <text:p>1621.4262250616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65.1318602993585" calcext:value-type="float">
            <text:p>65.13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4662" calcext:value-type="float">
            <text:p>0.47</text:p>
          </table:table-cell>
          <table:table-cell table:style-name="ce2" table:formula="of:=[.C85]-[.C84]" office:value-type="float" office:value="0.833927298645747" calcext:value-type="float">
            <text:p>0.83</text:p>
          </table:table-cell>
          <table:table-cell table:formula="of:=[.D85]*[.F85]" office:value-type="float" office:value="0" calcext:value-type="float">
            <text:p>0</text:p>
          </table:table-cell>
          <table:table-cell table:formula="of:=[.G85]*[.C85]" office:value-type="float" office:value="0" calcext:value-type="float">
            <text:p>0</text:p>
          </table:table-cell>
          <table:table-cell table:formula="of:=[.C85]^2*[.H85]" office:value-type="float" office:value="0" calcext:value-type="float">
            <text:p>0</text:p>
          </table:table-cell>
          <table:table-cell table:formula="of:=[.E85]*[.F85]" office:value-type="float" office:value="0.388776906628647" calcext:value-type="float">
            <text:p>0.388776906628647</text:p>
          </table:table-cell>
          <table:table-cell table:formula="of:=[.C85]*[.J85]" office:value-type="float" office:value="25.3217631701538" calcext:value-type="float">
            <text:p>25.3217631701538</text:p>
          </table:table-cell>
          <table:table-cell table:formula="of:=[.C85]^2*[.J85]" office:value-type="float" office:value="1649.2535413319" calcext:value-type="float">
            <text:p>1649.2535413319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65.9657875980043" calcext:value-type="float">
            <text:p>65.97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4697" calcext:value-type="float">
            <text:p>0.47</text:p>
          </table:table-cell>
          <table:table-cell table:style-name="ce2" table:formula="of:=[.C86]-[.C85]" office:value-type="float" office:value="0.833927298645762" calcext:value-type="float">
            <text:p>0.83</text:p>
          </table:table-cell>
          <table:table-cell table:formula="of:=[.D86]*[.F86]" office:value-type="float" office:value="0" calcext:value-type="float">
            <text:p>0</text:p>
          </table:table-cell>
          <table:table-cell table:formula="of:=[.G86]*[.C86]" office:value-type="float" office:value="0" calcext:value-type="float">
            <text:p>0</text:p>
          </table:table-cell>
          <table:table-cell table:formula="of:=[.C86]^2*[.H86]" office:value-type="float" office:value="0" calcext:value-type="float">
            <text:p>0</text:p>
          </table:table-cell>
          <table:table-cell table:formula="of:=[.E86]*[.F86]" office:value-type="float" office:value="0.391695652173914" calcext:value-type="float">
            <text:p>0.391695652173914</text:p>
          </table:table-cell>
          <table:table-cell table:formula="of:=[.C86]*[.J86]" office:value-type="float" office:value="25.8385121943662" calcext:value-type="float">
            <text:p>25.8385121943662</text:p>
          </table:table-cell>
          <table:table-cell table:formula="of:=[.C86]^2*[.J86]" office:value-type="float" office:value="1704.45780726201" calcext:value-type="float">
            <text:p>1704.45780726201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66.79971489665" calcext:value-type="float">
            <text:p>66.80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4649" calcext:value-type="float">
            <text:p>0.46</text:p>
          </table:table-cell>
          <table:table-cell table:style-name="ce2" table:formula="of:=[.C87]-[.C86]" office:value-type="float" office:value="0.833927298645762" calcext:value-type="float">
            <text:p>0.83</text:p>
          </table:table-cell>
          <table:table-cell table:formula="of:=[.D87]*[.F87]" office:value-type="float" office:value="0" calcext:value-type="float">
            <text:p>0</text:p>
          </table:table-cell>
          <table:table-cell table:formula="of:=[.G87]*[.C87]" office:value-type="float" office:value="0" calcext:value-type="float">
            <text:p>0</text:p>
          </table:table-cell>
          <table:table-cell table:formula="of:=[.C87]^2*[.H87]" office:value-type="float" office:value="0" calcext:value-type="float">
            <text:p>0</text:p>
          </table:table-cell>
          <table:table-cell table:formula="of:=[.E87]*[.F87]" office:value-type="float" office:value="0.387692801140415" calcext:value-type="float">
            <text:p>0.387692801140415</text:p>
          </table:table-cell>
          <table:table-cell table:formula="of:=[.C87]*[.J87]" office:value-type="float" office:value="25.8977685836633" calcext:value-type="float">
            <text:p>25.8977685836633</text:p>
          </table:table-cell>
          <table:table-cell table:formula="of:=[.C87]^2*[.J87]" office:value-type="float" office:value="1729.96355784813" calcext:value-type="float">
            <text:p>1729.96355784813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67.6336421952958" calcext:value-type="float">
            <text:p>67.63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4584" calcext:value-type="float">
            <text:p>0.46</text:p>
          </table:table-cell>
          <table:table-cell table:style-name="ce2" table:formula="of:=[.C88]-[.C87]" office:value-type="float" office:value="0.833927298645762" calcext:value-type="float">
            <text:p>0.83</text:p>
          </table:table-cell>
          <table:table-cell table:formula="of:=[.D88]*[.F88]" office:value-type="float" office:value="0" calcext:value-type="float">
            <text:p>0</text:p>
          </table:table-cell>
          <table:table-cell table:formula="of:=[.G88]*[.C88]" office:value-type="float" office:value="0" calcext:value-type="float">
            <text:p>0</text:p>
          </table:table-cell>
          <table:table-cell table:formula="of:=[.C88]^2*[.H88]" office:value-type="float" office:value="0" calcext:value-type="float">
            <text:p>0</text:p>
          </table:table-cell>
          <table:table-cell table:formula="of:=[.E88]*[.F88]" office:value-type="float" office:value="0.382272273699217" calcext:value-type="float">
            <text:p>0.382272273699217</text:p>
          </table:table-cell>
          <table:table-cell table:formula="of:=[.C88]*[.J88]" office:value-type="float" office:value="25.8544661805551" calcext:value-type="float">
            <text:p>25.8544661805551</text:p>
          </table:table-cell>
          <table:table-cell table:formula="of:=[.C88]^2*[.J88]" office:value-type="float" office:value="1748.63171480604" calcext:value-type="float">
            <text:p>1748.63171480604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68.4461867426942" calcext:value-type="float">
            <text:p>68.45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456" calcext:value-type="float">
            <text:p>0.46</text:p>
          </table:table-cell>
          <table:table-cell table:style-name="ce2" table:formula="of:=[.C89]-[.C88]" office:value-type="float" office:value="0.812544547398431" calcext:value-type="float">
            <text:p>0.81</text:p>
          </table:table-cell>
          <table:table-cell table:formula="of:=[.D89]*[.F89]" office:value-type="float" office:value="0" calcext:value-type="float">
            <text:p>0</text:p>
          </table:table-cell>
          <table:table-cell table:formula="of:=[.G89]*[.C89]" office:value-type="float" office:value="0" calcext:value-type="float">
            <text:p>0</text:p>
          </table:table-cell>
          <table:table-cell table:formula="of:=[.C89]^2*[.H89]" office:value-type="float" office:value="0" calcext:value-type="float">
            <text:p>0</text:p>
          </table:table-cell>
          <table:table-cell table:formula="of:=[.E89]*[.F89]" office:value-type="float" office:value="0.370520313613685" calcext:value-type="float">
            <text:p>0.370520313613685</text:p>
          </table:table-cell>
          <table:table-cell table:formula="of:=[.C89]*[.J89]" office:value-type="float" office:value="25.3607025775639" calcext:value-type="float">
            <text:p>25.3607025775639</text:p>
          </table:table-cell>
          <table:table-cell table:formula="of:=[.C89]^2*[.J89]" office:value-type="float" office:value="1735.84338454986" calcext:value-type="float">
            <text:p>1735.84338454986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69.28011404134" calcext:value-type="float">
            <text:p>69.28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4499" calcext:value-type="float">
            <text:p>0.45</text:p>
          </table:table-cell>
          <table:table-cell table:style-name="ce2" table:formula="of:=[.C90]-[.C89]" office:value-type="float" office:value="0.833927298645762" calcext:value-type="float">
            <text:p>0.83</text:p>
          </table:table-cell>
          <table:table-cell table:formula="of:=[.D90]*[.F90]" office:value-type="float" office:value="0" calcext:value-type="float">
            <text:p>0</text:p>
          </table:table-cell>
          <table:table-cell table:formula="of:=[.G90]*[.C90]" office:value-type="float" office:value="0" calcext:value-type="float">
            <text:p>0</text:p>
          </table:table-cell>
          <table:table-cell table:formula="of:=[.C90]^2*[.H90]" office:value-type="float" office:value="0" calcext:value-type="float">
            <text:p>0</text:p>
          </table:table-cell>
          <table:table-cell table:formula="of:=[.E90]*[.F90]" office:value-type="float" office:value="0.375183891660728" calcext:value-type="float">
            <text:p>0.375183891660728</text:p>
          </table:table-cell>
          <table:table-cell table:formula="of:=[.C90]*[.J90]" office:value-type="float" office:value="25.992782800729" calcext:value-type="float">
            <text:p>25.992782800729</text:p>
          </table:table-cell>
          <table:table-cell table:formula="of:=[.C90]^2*[.J90]" office:value-type="float" office:value="1800.78295668629" calcext:value-type="float">
            <text:p>1800.78295668629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70.1140413399858" calcext:value-type="float">
            <text:p>70.1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4464" calcext:value-type="float">
            <text:p>0.45</text:p>
          </table:table-cell>
          <table:table-cell table:style-name="ce2" table:formula="of:=[.C91]-[.C90]" office:value-type="float" office:value="0.833927298645762" calcext:value-type="float">
            <text:p>0.83</text:p>
          </table:table-cell>
          <table:table-cell table:formula="of:=[.D91]*[.F91]" office:value-type="float" office:value="0" calcext:value-type="float">
            <text:p>0</text:p>
          </table:table-cell>
          <table:table-cell table:formula="of:=[.G91]*[.C91]" office:value-type="float" office:value="0" calcext:value-type="float">
            <text:p>0</text:p>
          </table:table-cell>
          <table:table-cell table:formula="of:=[.C91]^2*[.H91]" office:value-type="float" office:value="0" calcext:value-type="float">
            <text:p>0</text:p>
          </table:table-cell>
          <table:table-cell table:formula="of:=[.E91]*[.F91]" office:value-type="float" office:value="0.372265146115468" calcext:value-type="float">
            <text:p>0.372265146115468</text:p>
          </table:table-cell>
          <table:table-cell table:formula="of:=[.C91]*[.J91]" office:value-type="float" office:value="26.1010138441758" calcext:value-type="float">
            <text:p>26.1010138441758</text:p>
          </table:table-cell>
          <table:table-cell table:formula="of:=[.C91]^2*[.J91]" office:value-type="float" office:value="1830.04756368608" calcext:value-type="float">
            <text:p>1830.0475636860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70.9479686386315" calcext:value-type="float">
            <text:p>70.95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4374" calcext:value-type="float">
            <text:p>0.44</text:p>
          </table:table-cell>
          <table:table-cell table:style-name="ce2" table:formula="of:=[.C92]-[.C91]" office:value-type="float" office:value="0.833927298645762" calcext:value-type="float">
            <text:p>0.83</text:p>
          </table:table-cell>
          <table:table-cell table:formula="of:=[.D92]*[.F92]" office:value-type="float" office:value="0" calcext:value-type="float">
            <text:p>0</text:p>
          </table:table-cell>
          <table:table-cell table:formula="of:=[.G92]*[.C92]" office:value-type="float" office:value="0" calcext:value-type="float">
            <text:p>0</text:p>
          </table:table-cell>
          <table:table-cell table:formula="of:=[.C92]^2*[.H92]" office:value-type="float" office:value="0" calcext:value-type="float">
            <text:p>0</text:p>
          </table:table-cell>
          <table:table-cell table:formula="of:=[.E92]*[.F92]" office:value-type="float" office:value="0.364759800427656" calcext:value-type="float">
            <text:p>0.364759800427656</text:p>
          </table:table-cell>
          <table:table-cell table:formula="of:=[.C92]*[.J92]" office:value-type="float" office:value="25.8789668813748" calcext:value-type="float">
            <text:p>25.8789668813748</text:p>
          </table:table-cell>
          <table:table-cell table:formula="of:=[.C92]^2*[.J92]" office:value-type="float" office:value="1836.06013069997" calcext:value-type="float">
            <text:p>1836.06013069997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71.7605131860299" calcext:value-type="float">
            <text:p>71.76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4307" calcext:value-type="float">
            <text:p>0.43</text:p>
          </table:table-cell>
          <table:table-cell table:style-name="ce2" table:formula="of:=[.C93]-[.C92]" office:value-type="float" office:value="0.812544547398417" calcext:value-type="float">
            <text:p>0.81</text:p>
          </table:table-cell>
          <table:table-cell table:formula="of:=[.D93]*[.F93]" office:value-type="float" office:value="0" calcext:value-type="float">
            <text:p>0</text:p>
          </table:table-cell>
          <table:table-cell table:formula="of:=[.G93]*[.C93]" office:value-type="float" office:value="0" calcext:value-type="float">
            <text:p>0</text:p>
          </table:table-cell>
          <table:table-cell table:formula="of:=[.C93]^2*[.H93]" office:value-type="float" office:value="0" calcext:value-type="float">
            <text:p>0</text:p>
          </table:table-cell>
          <table:table-cell table:formula="of:=[.E93]*[.F93]" office:value-type="float" office:value="0.349962936564498" calcext:value-type="float">
            <text:p>0.349962936564498</text:p>
          </table:table-cell>
          <table:table-cell table:formula="of:=[.C93]*[.J93]" office:value-type="float" office:value="25.1135199239584" calcext:value-type="float">
            <text:p>25.1135199239584</text:p>
          </table:table-cell>
          <table:table-cell table:formula="of:=[.C93]^2*[.J93]" office:value-type="float" office:value="1802.15907765084" calcext:value-type="float">
            <text:p>1802.15907765084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72.5944404846757" calcext:value-type="float">
            <text:p>72.59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4189" calcext:value-type="float">
            <text:p>0.42</text:p>
          </table:table-cell>
          <table:table-cell table:style-name="ce2" table:formula="of:=[.C94]-[.C93]" office:value-type="float" office:value="0.833927298645762" calcext:value-type="float">
            <text:p>0.83</text:p>
          </table:table-cell>
          <table:table-cell table:formula="of:=[.D94]*[.F94]" office:value-type="float" office:value="0" calcext:value-type="float">
            <text:p>0</text:p>
          </table:table-cell>
          <table:table-cell table:formula="of:=[.G94]*[.C94]" office:value-type="float" office:value="0" calcext:value-type="float">
            <text:p>0</text:p>
          </table:table-cell>
          <table:table-cell table:formula="of:=[.C94]^2*[.H94]" office:value-type="float" office:value="0" calcext:value-type="float">
            <text:p>0</text:p>
          </table:table-cell>
          <table:table-cell table:formula="of:=[.E94]*[.F94]" office:value-type="float" office:value="0.34933214540271" calcext:value-type="float">
            <text:p>0.34933214540271</text:p>
          </table:table-cell>
          <table:table-cell table:formula="of:=[.C94]*[.J94]" office:value-type="float" office:value="25.3595716388211" calcext:value-type="float">
            <text:p>25.3595716388211</text:p>
          </table:table-cell>
          <table:table-cell table:formula="of:=[.C94]^2*[.J94]" office:value-type="float" office:value="1840.96391405127" calcext:value-type="float">
            <text:p>1840.96391405127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73.4283677833215" calcext:value-type="float">
            <text:p>73.43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4089" calcext:value-type="float">
            <text:p>0.41</text:p>
          </table:table-cell>
          <table:table-cell table:style-name="ce2" table:formula="of:=[.C95]-[.C94]" office:value-type="float" office:value="0.833927298645776" calcext:value-type="float">
            <text:p>0.83</text:p>
          </table:table-cell>
          <table:table-cell table:formula="of:=[.D95]*[.F95]" office:value-type="float" office:value="0" calcext:value-type="float">
            <text:p>0</text:p>
          </table:table-cell>
          <table:table-cell table:formula="of:=[.G95]*[.C95]" office:value-type="float" office:value="0" calcext:value-type="float">
            <text:p>0</text:p>
          </table:table-cell>
          <table:table-cell table:formula="of:=[.C95]^2*[.H95]" office:value-type="float" office:value="0" calcext:value-type="float">
            <text:p>0</text:p>
          </table:table-cell>
          <table:table-cell table:formula="of:=[.E95]*[.F95]" office:value-type="float" office:value="0.340992872416258" calcext:value-type="float">
            <text:p>0.340992872416258</text:p>
          </table:table-cell>
          <table:table-cell table:formula="of:=[.C95]*[.J95]" office:value-type="float" office:value="25.0385500472722" calcext:value-type="float">
            <text:p>25.0385500472722</text:p>
          </table:table-cell>
          <table:table-cell table:formula="of:=[.C95]^2*[.J95]" office:value-type="float" office:value="1838.53986163221" calcext:value-type="float">
            <text:p>1838.53986163221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74.2836778332145" calcext:value-type="float">
            <text:p>74.28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3992" calcext:value-type="float">
            <text:p>0.40</text:p>
          </table:table-cell>
          <table:table-cell table:style-name="ce2" table:formula="of:=[.C96]-[.C95]" office:value-type="float" office:value="0.855310049893078" calcext:value-type="float">
            <text:p>0.86</text:p>
          </table:table-cell>
          <table:table-cell table:formula="of:=[.D96]*[.F96]" office:value-type="float" office:value="0" calcext:value-type="float">
            <text:p>0</text:p>
          </table:table-cell>
          <table:table-cell table:formula="of:=[.G96]*[.C96]" office:value-type="float" office:value="0" calcext:value-type="float">
            <text:p>0</text:p>
          </table:table-cell>
          <table:table-cell table:formula="of:=[.C96]^2*[.H96]" office:value-type="float" office:value="0" calcext:value-type="float">
            <text:p>0</text:p>
          </table:table-cell>
          <table:table-cell table:formula="of:=[.E96]*[.F96]" office:value-type="float" office:value="0.341439771917317" calcext:value-type="float">
            <text:p>0.341439771917317</text:p>
          </table:table-cell>
          <table:table-cell table:formula="of:=[.C96]*[.J96]" office:value-type="float" office:value="25.3634020165522" calcext:value-type="float">
            <text:p>25.3634020165522</text:p>
          </table:table-cell>
          <table:table-cell table:formula="of:=[.C96]^2*[.J96]" office:value-type="float" office:value="1884.08678415187" calcext:value-type="float">
            <text:p>1884.08678415187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75.1176051318603" calcext:value-type="float">
            <text:p>75.1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3878" calcext:value-type="float">
            <text:p>0.39</text:p>
          </table:table-cell>
          <table:table-cell table:style-name="ce2" table:formula="of:=[.C97]-[.C96]" office:value-type="float" office:value="0.833927298645762" calcext:value-type="float">
            <text:p>0.83</text:p>
          </table:table-cell>
          <table:table-cell table:formula="of:=[.D97]*[.F97]" office:value-type="float" office:value="0" calcext:value-type="float">
            <text:p>0</text:p>
          </table:table-cell>
          <table:table-cell table:formula="of:=[.G97]*[.C97]" office:value-type="float" office:value="0" calcext:value-type="float">
            <text:p>0</text:p>
          </table:table-cell>
          <table:table-cell table:formula="of:=[.C97]^2*[.H97]" office:value-type="float" office:value="0" calcext:value-type="float">
            <text:p>0</text:p>
          </table:table-cell>
          <table:table-cell table:formula="of:=[.E97]*[.F97]" office:value-type="float" office:value="0.323397006414827" calcext:value-type="float">
            <text:p>0.323397006414827</text:p>
          </table:table-cell>
          <table:table-cell table:formula="of:=[.C97]*[.J97]" office:value-type="float" office:value="24.2928086286946" calcext:value-type="float">
            <text:p>24.2928086286946</text:p>
          </table:table-cell>
          <table:table-cell table:formula="of:=[.C97]^2*[.J97]" office:value-type="float" office:value="1824.81760611413" calcext:value-type="float">
            <text:p>1824.81760611413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75.9515324305061" calcext:value-type="float">
            <text:p>75.95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3755" calcext:value-type="float">
            <text:p>0.38</text:p>
          </table:table-cell>
          <table:table-cell table:style-name="ce2" table:formula="of:=[.C98]-[.C97]" office:value-type="float" office:value="0.833927298645762" calcext:value-type="float">
            <text:p>0.83</text:p>
          </table:table-cell>
          <table:table-cell table:formula="of:=[.D98]*[.F98]" office:value-type="float" office:value="0" calcext:value-type="float">
            <text:p>0</text:p>
          </table:table-cell>
          <table:table-cell table:formula="of:=[.G98]*[.C98]" office:value-type="float" office:value="0" calcext:value-type="float">
            <text:p>0</text:p>
          </table:table-cell>
          <table:table-cell table:formula="of:=[.C98]^2*[.H98]" office:value-type="float" office:value="0" calcext:value-type="float">
            <text:p>0</text:p>
          </table:table-cell>
          <table:table-cell table:formula="of:=[.E98]*[.F98]" office:value-type="float" office:value="0.313139700641484" calcext:value-type="float">
            <text:p>0.313139700641484</text:p>
          </table:table-cell>
          <table:table-cell table:formula="of:=[.C98]*[.J98]" office:value-type="float" office:value="23.7834401285506" calcext:value-type="float">
            <text:p>23.7834401285506</text:p>
          </table:table-cell>
          <table:table-cell table:formula="of:=[.C98]^2*[.J98]" office:value-type="float" office:value="1806.38872423261" calcext:value-type="float">
            <text:p>1806.38872423261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76.7854597291518" calcext:value-type="float">
            <text:p>76.79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3681" calcext:value-type="float">
            <text:p>0.37</text:p>
          </table:table-cell>
          <table:table-cell table:style-name="ce2" table:formula="of:=[.C99]-[.C98]" office:value-type="float" office:value="0.833927298645762" calcext:value-type="float">
            <text:p>0.83</text:p>
          </table:table-cell>
          <table:table-cell table:formula="of:=[.D99]*[.F99]" office:value-type="float" office:value="0" calcext:value-type="float">
            <text:p>0</text:p>
          </table:table-cell>
          <table:table-cell table:formula="of:=[.G99]*[.C99]" office:value-type="float" office:value="0" calcext:value-type="float">
            <text:p>0</text:p>
          </table:table-cell>
          <table:table-cell table:formula="of:=[.C99]^2*[.H99]" office:value-type="float" office:value="0" calcext:value-type="float">
            <text:p>0</text:p>
          </table:table-cell>
          <table:table-cell table:formula="of:=[.E99]*[.F99]" office:value-type="float" office:value="0.306968638631505" calcext:value-type="float">
            <text:p>0.306968638631505</text:p>
          </table:table-cell>
          <table:table-cell table:formula="of:=[.C99]*[.J99]" office:value-type="float" office:value="23.570728039752" calcext:value-type="float">
            <text:p>23.570728039752</text:p>
          </table:table-cell>
          <table:table-cell table:formula="of:=[.C99]^2*[.J99]" office:value-type="float" office:value="1809.88918868316" calcext:value-type="float">
            <text:p>1809.88918868316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77.6193870277976" calcext:value-type="float">
            <text:p>77.6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3559" calcext:value-type="float">
            <text:p>0.36</text:p>
          </table:table-cell>
          <table:table-cell table:style-name="ce2" table:formula="of:=[.C100]-[.C99]" office:value-type="float" office:value="0.833927298645747" calcext:value-type="float">
            <text:p>0.83</text:p>
          </table:table-cell>
          <table:table-cell table:formula="of:=[.D100]*[.F100]" office:value-type="float" office:value="0" calcext:value-type="float">
            <text:p>0</text:p>
          </table:table-cell>
          <table:table-cell table:formula="of:=[.G100]*[.C100]" office:value-type="float" office:value="0" calcext:value-type="float">
            <text:p>0</text:p>
          </table:table-cell>
          <table:table-cell table:formula="of:=[.C100]^2*[.H100]" office:value-type="float" office:value="0" calcext:value-type="float">
            <text:p>0</text:p>
          </table:table-cell>
          <table:table-cell table:formula="of:=[.E100]*[.F100]" office:value-type="float" office:value="0.296794725588021" calcext:value-type="float">
            <text:p>0.296794725588021</text:p>
          </table:table-cell>
          <table:table-cell table:formula="of:=[.C100]*[.J100]" office:value-type="float" office:value="23.0370246732256" calcext:value-type="float">
            <text:p>23.0370246732256</text:p>
          </table:table-cell>
          <table:table-cell table:formula="of:=[.C100]^2*[.J100]" office:value-type="float" office:value="1788.11973408002" calcext:value-type="float">
            <text:p>1788.11973408002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78.431931575196" calcext:value-type="float">
            <text:p>78.43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3469" calcext:value-type="float">
            <text:p>0.35</text:p>
          </table:table-cell>
          <table:table-cell table:style-name="ce2" table:formula="of:=[.C101]-[.C100]" office:value-type="float" office:value="0.812544547398446" calcext:value-type="float">
            <text:p>0.81</text:p>
          </table:table-cell>
          <table:table-cell table:formula="of:=[.D101]*[.F101]" office:value-type="float" office:value="0" calcext:value-type="float">
            <text:p>0</text:p>
          </table:table-cell>
          <table:table-cell table:formula="of:=[.G101]*[.C101]" office:value-type="float" office:value="0" calcext:value-type="float">
            <text:p>0</text:p>
          </table:table-cell>
          <table:table-cell table:formula="of:=[.C101]^2*[.H101]" office:value-type="float" office:value="0" calcext:value-type="float">
            <text:p>0</text:p>
          </table:table-cell>
          <table:table-cell table:formula="of:=[.E101]*[.F101]" office:value-type="float" office:value="0.281871703492521" calcext:value-type="float">
            <text:p>0.281871703492521</text:p>
          </table:table-cell>
          <table:table-cell table:formula="of:=[.C101]*[.J101]" office:value-type="float" office:value="22.1077421613093" calcext:value-type="float">
            <text:p>22.1077421613093</text:p>
          </table:table-cell>
          <table:table-cell table:formula="of:=[.C101]^2*[.J101]" office:value-type="float" office:value="1733.95292047789" calcext:value-type="float">
            <text:p>1733.95292047789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79.2872416250891" calcext:value-type="float">
            <text:p>79.29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3328" calcext:value-type="float">
            <text:p>0.33</text:p>
          </table:table-cell>
          <table:table-cell table:style-name="ce2" table:formula="of:=[.C102]-[.C101]" office:value-type="float" office:value="0.855310049893078" calcext:value-type="float">
            <text:p>0.86</text:p>
          </table:table-cell>
          <table:table-cell table:formula="of:=[.D102]*[.F102]" office:value-type="float" office:value="0" calcext:value-type="float">
            <text:p>0</text:p>
          </table:table-cell>
          <table:table-cell table:formula="of:=[.G102]*[.C102]" office:value-type="float" office:value="0" calcext:value-type="float">
            <text:p>0</text:p>
          </table:table-cell>
          <table:table-cell table:formula="of:=[.C102]^2*[.H102]" office:value-type="float" office:value="0" calcext:value-type="float">
            <text:p>0</text:p>
          </table:table-cell>
          <table:table-cell table:formula="of:=[.E102]*[.F102]" office:value-type="float" office:value="0.284647184604416" calcext:value-type="float">
            <text:p>0.284647184604416</text:p>
          </table:table-cell>
          <table:table-cell table:formula="of:=[.C102]*[.J102]" office:value-type="float" office:value="22.5688901036317" calcext:value-type="float">
            <text:p>22.5688901036317</text:p>
          </table:table-cell>
          <table:table-cell table:formula="of:=[.C102]^2*[.J102]" office:value-type="float" office:value="1789.42504285673" calcext:value-type="float">
            <text:p>1789.42504285673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80.1211689237349" calcext:value-type="float">
            <text:p>80.1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32" calcext:value-type="float">
            <text:p>0.32</text:p>
          </table:table-cell>
          <table:table-cell table:style-name="ce2" table:formula="of:=[.C103]-[.C102]" office:value-type="float" office:value="0.833927298645762" calcext:value-type="float">
            <text:p>0.83</text:p>
          </table:table-cell>
          <table:table-cell table:formula="of:=[.D103]*[.F103]" office:value-type="float" office:value="0" calcext:value-type="float">
            <text:p>0</text:p>
          </table:table-cell>
          <table:table-cell table:formula="of:=[.G103]*[.C103]" office:value-type="float" office:value="0" calcext:value-type="float">
            <text:p>0</text:p>
          </table:table-cell>
          <table:table-cell table:formula="of:=[.C103]^2*[.H103]" office:value-type="float" office:value="0" calcext:value-type="float">
            <text:p>0</text:p>
          </table:table-cell>
          <table:table-cell table:formula="of:=[.E103]*[.F103]" office:value-type="float" office:value="0.266856735566644" calcext:value-type="float">
            <text:p>0.266856735566644</text:p>
          </table:table-cell>
          <table:table-cell table:formula="of:=[.C103]*[.J103]" office:value-type="float" office:value="21.3808735887715" calcext:value-type="float">
            <text:p>21.3808735887715</text:p>
          </table:table-cell>
          <table:table-cell table:formula="of:=[.C103]^2*[.J103]" office:value-type="float" office:value="1713.06058454299" calcext:value-type="float">
            <text:p>1713.06058454299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80.9550962223806" calcext:value-type="float">
            <text:p>80.96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3104" calcext:value-type="float">
            <text:p>0.31</text:p>
          </table:table-cell>
          <table:table-cell table:style-name="ce2" table:formula="of:=[.C104]-[.C103]" office:value-type="float" office:value="0.833927298645747" calcext:value-type="float">
            <text:p>0.83</text:p>
          </table:table-cell>
          <table:table-cell table:formula="of:=[.D104]*[.F104]" office:value-type="float" office:value="0" calcext:value-type="float">
            <text:p>0</text:p>
          </table:table-cell>
          <table:table-cell table:formula="of:=[.G104]*[.C104]" office:value-type="float" office:value="0" calcext:value-type="float">
            <text:p>0</text:p>
          </table:table-cell>
          <table:table-cell table:formula="of:=[.C104]^2*[.H104]" office:value-type="float" office:value="0" calcext:value-type="float">
            <text:p>0</text:p>
          </table:table-cell>
          <table:table-cell table:formula="of:=[.E104]*[.F104]" office:value-type="float" office:value="0.25885103349964" calcext:value-type="float">
            <text:p>0.25885103349964</text:p>
          </table:table-cell>
          <table:table-cell table:formula="of:=[.C104]*[.J104]" office:value-type="float" office:value="20.955310324226" calcext:value-type="float">
            <text:p>20.955310324226</text:p>
          </table:table-cell>
          <table:table-cell table:formula="of:=[.C104]^2*[.J104]" office:value-type="float" office:value="1696.43916366756" calcext:value-type="float">
            <text:p>1696.43916366756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81.7676407697791" calcext:value-type="float">
            <text:p>81.77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2991" calcext:value-type="float">
            <text:p>0.30</text:p>
          </table:table-cell>
          <table:table-cell table:style-name="ce2" table:formula="of:=[.C105]-[.C104]" office:value-type="float" office:value="0.812544547398446" calcext:value-type="float">
            <text:p>0.81</text:p>
          </table:table-cell>
          <table:table-cell table:formula="of:=[.D105]*[.F105]" office:value-type="float" office:value="0" calcext:value-type="float">
            <text:p>0</text:p>
          </table:table-cell>
          <table:table-cell table:formula="of:=[.G105]*[.C105]" office:value-type="float" office:value="0" calcext:value-type="float">
            <text:p>0</text:p>
          </table:table-cell>
          <table:table-cell table:formula="of:=[.C105]^2*[.H105]" office:value-type="float" office:value="0" calcext:value-type="float">
            <text:p>0</text:p>
          </table:table-cell>
          <table:table-cell table:formula="of:=[.E105]*[.F105]" office:value-type="float" office:value="0.243032074126875" calcext:value-type="float">
            <text:p>0.243032074126875</text:p>
          </table:table-cell>
          <table:table-cell table:formula="of:=[.C105]*[.J105]" office:value-type="float" office:value="19.8721593327407" calcext:value-type="float">
            <text:p>19.8721593327407</text:p>
          </table:table-cell>
          <table:table-cell table:formula="of:=[.C105]^2*[.J105]" office:value-type="float" office:value="1624.89958563935" calcext:value-type="float">
            <text:p>1624.89958563935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82.5588025659302" calcext:value-type="float">
            <text:p>82.56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2895" calcext:value-type="float">
            <text:p>0.29</text:p>
          </table:table-cell>
          <table:table-cell table:style-name="ce2" table:formula="of:=[.C106]-[.C105]" office:value-type="float" office:value="0.791161796151101" calcext:value-type="float">
            <text:p>0.79</text:p>
          </table:table-cell>
          <table:table-cell table:formula="of:=[.D106]*[.F106]" office:value-type="float" office:value="0" calcext:value-type="float">
            <text:p>0</text:p>
          </table:table-cell>
          <table:table-cell table:formula="of:=[.G106]*[.C106]" office:value-type="float" office:value="0" calcext:value-type="float">
            <text:p>0</text:p>
          </table:table-cell>
          <table:table-cell table:formula="of:=[.C106]^2*[.H106]" office:value-type="float" office:value="0" calcext:value-type="float">
            <text:p>0</text:p>
          </table:table-cell>
          <table:table-cell table:formula="of:=[.E106]*[.F106]" office:value-type="float" office:value="0.229041339985744" calcext:value-type="float">
            <text:p>0.229041339985744</text:p>
          </table:table-cell>
          <table:table-cell table:formula="of:=[.C106]*[.J106]" office:value-type="float" office:value="18.9093787673191" calcext:value-type="float">
            <text:p>18.9093787673191</text:p>
          </table:table-cell>
          <table:table-cell table:formula="of:=[.C106]^2*[.J106]" office:value-type="float" office:value="1561.13566829549" calcext:value-type="float">
            <text:p>1561.13566829549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83.3927298645759" calcext:value-type="float">
            <text:p>83.39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2784" calcext:value-type="float">
            <text:p>0.28</text:p>
          </table:table-cell>
          <table:table-cell table:style-name="ce2" table:formula="of:=[.C107]-[.C106]" office:value-type="float" office:value="0.833927298645762" calcext:value-type="float">
            <text:p>0.83</text:p>
          </table:table-cell>
          <table:table-cell table:formula="of:=[.D107]*[.F107]" office:value-type="float" office:value="0" calcext:value-type="float">
            <text:p>0</text:p>
          </table:table-cell>
          <table:table-cell table:formula="of:=[.G107]*[.C107]" office:value-type="float" office:value="0" calcext:value-type="float">
            <text:p>0</text:p>
          </table:table-cell>
          <table:table-cell table:formula="of:=[.C107]^2*[.H107]" office:value-type="float" office:value="0" calcext:value-type="float">
            <text:p>0</text:p>
          </table:table-cell>
          <table:table-cell table:formula="of:=[.E107]*[.F107]" office:value-type="float" office:value="0.23216535994298" calcext:value-type="float">
            <text:p>0.23216535994298</text:p>
          </table:table-cell>
          <table:table-cell table:formula="of:=[.C107]*[.J107]" office:value-type="float" office:value="19.360903145637" calcext:value-type="float">
            <text:p>19.360903145637</text:p>
          </table:table-cell>
          <table:table-cell table:formula="of:=[.C107]^2*[.J107]" office:value-type="float" office:value="1614.55856595832" calcext:value-type="float">
            <text:p>1614.55856595832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84.248039914469" calcext:value-type="float">
            <text:p>84.25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267" calcext:value-type="float">
            <text:p>0.27</text:p>
          </table:table-cell>
          <table:table-cell table:style-name="ce2" table:formula="of:=[.C108]-[.C107]" office:value-type="float" office:value="0.855310049893078" calcext:value-type="float">
            <text:p>0.86</text:p>
          </table:table-cell>
          <table:table-cell table:formula="of:=[.D108]*[.F108]" office:value-type="float" office:value="0" calcext:value-type="float">
            <text:p>0</text:p>
          </table:table-cell>
          <table:table-cell table:formula="of:=[.G108]*[.C108]" office:value-type="float" office:value="0" calcext:value-type="float">
            <text:p>0</text:p>
          </table:table-cell>
          <table:table-cell table:formula="of:=[.C108]^2*[.H108]" office:value-type="float" office:value="0" calcext:value-type="float">
            <text:p>0</text:p>
          </table:table-cell>
          <table:table-cell table:formula="of:=[.E108]*[.F108]" office:value-type="float" office:value="0.228367783321452" calcext:value-type="float">
            <text:p>0.228367783321452</text:p>
          </table:table-cell>
          <table:table-cell table:formula="of:=[.C108]*[.J108]" office:value-type="float" office:value="19.2395381244445" calcext:value-type="float">
            <text:p>19.2395381244445</text:p>
          </table:table-cell>
          <table:table-cell table:formula="of:=[.C108]^2*[.J108]" office:value-type="float" office:value="1620.89337584415" calcext:value-type="float">
            <text:p>1620.89337584415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85.0819672131148" calcext:value-type="float">
            <text:p>85.08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258" calcext:value-type="float">
            <text:p>0.26</text:p>
          </table:table-cell>
          <table:table-cell table:style-name="ce2" table:formula="of:=[.C109]-[.C108]" office:value-type="float" office:value="0.833927298645762" calcext:value-type="float">
            <text:p>0.83</text:p>
          </table:table-cell>
          <table:table-cell table:formula="of:=[.D109]*[.F109]" office:value-type="float" office:value="0" calcext:value-type="float">
            <text:p>0</text:p>
          </table:table-cell>
          <table:table-cell table:formula="of:=[.G109]*[.C109]" office:value-type="float" office:value="0" calcext:value-type="float">
            <text:p>0</text:p>
          </table:table-cell>
          <table:table-cell table:formula="of:=[.C109]^2*[.H109]" office:value-type="float" office:value="0" calcext:value-type="float">
            <text:p>0</text:p>
          </table:table-cell>
          <table:table-cell table:formula="of:=[.E109]*[.F109]" office:value-type="float" office:value="0.215153243050607" calcext:value-type="float">
            <text:p>0.215153243050607</text:p>
          </table:table-cell>
          <table:table-cell table:formula="of:=[.C109]*[.J109]" office:value-type="float" office:value="18.305661171027" calcext:value-type="float">
            <text:p>18.305661171027</text:p>
          </table:table-cell>
          <table:table-cell table:formula="of:=[.C109]^2*[.J109]" office:value-type="float" office:value="1557.48166356771" calcext:value-type="float">
            <text:p>1557.48166356771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85.9158945117605" calcext:value-type="float">
            <text:p>85.9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2483" calcext:value-type="float">
            <text:p>0.25</text:p>
          </table:table-cell>
          <table:table-cell table:style-name="ce2" table:formula="of:=[.C110]-[.C109]" office:value-type="float" office:value="0.833927298645762" calcext:value-type="float">
            <text:p>0.83</text:p>
          </table:table-cell>
          <table:table-cell table:formula="of:=[.D110]*[.F110]" office:value-type="float" office:value="0" calcext:value-type="float">
            <text:p>0</text:p>
          </table:table-cell>
          <table:table-cell table:formula="of:=[.G110]*[.C110]" office:value-type="float" office:value="0" calcext:value-type="float">
            <text:p>0</text:p>
          </table:table-cell>
          <table:table-cell table:formula="of:=[.C110]^2*[.H110]" office:value-type="float" office:value="0" calcext:value-type="float">
            <text:p>0</text:p>
          </table:table-cell>
          <table:table-cell table:formula="of:=[.E110]*[.F110]" office:value-type="float" office:value="0.207064148253743" calcext:value-type="float">
            <text:p>0.207064148253743</text:p>
          </table:table-cell>
          <table:table-cell table:formula="of:=[.C110]*[.J110]" office:value-type="float" office:value="17.7901015185361" calcext:value-type="float">
            <text:p>17.7901015185361</text:p>
          </table:table-cell>
          <table:table-cell table:formula="of:=[.C110]^2*[.J110]" office:value-type="float" office:value="1528.45248542006" calcext:value-type="float">
            <text:p>1528.45248542006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86.7498218104063" calcext:value-type="float">
            <text:p>86.75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table:formula="of:=[.C111]-[.C110]" office:value-type="float" office:value="0.833927298645762" calcext:value-type="float">
            <text:p>0.83</text:p>
          </table:table-cell>
          <table:table-cell table:formula="of:=[.D111]*[.F111]" office:value-type="float" office:value="0" calcext:value-type="float">
            <text:p>0</text:p>
          </table:table-cell>
          <table:table-cell table:formula="of:=[.G111]*[.C111]" office:value-type="float" office:value="0" calcext:value-type="float">
            <text:p>0</text:p>
          </table:table-cell>
          <table:table-cell table:formula="of:=[.C111]^2*[.H111]" office:value-type="float" office:value="0" calcext:value-type="float">
            <text:p>0</text:p>
          </table:table-cell>
          <table:table-cell table:formula="of:=[.E111]*[.F111]" office:value-type="float" office:value="0.200142551674983" calcext:value-type="float">
            <text:p>0.200142551674983</text:p>
          </table:table-cell>
          <table:table-cell table:formula="of:=[.C111]*[.J111]" office:value-type="float" office:value="17.3623306944848" calcext:value-type="float">
            <text:p>17.3623306944848</text:p>
          </table:table-cell>
          <table:table-cell table:formula="of:=[.C111]^2*[.J111]" office:value-type="float" office:value="1506.1790939599" calcext:value-type="float">
            <text:p>1506.1790939599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87.5623663578047" calcext:value-type="float">
            <text:p>87.56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229" calcext:value-type="float">
            <text:p>0.23</text:p>
          </table:table-cell>
          <table:table-cell table:style-name="ce2" table:formula="of:=[.C112]-[.C111]" office:value-type="float" office:value="0.812544547398417" calcext:value-type="float">
            <text:p>0.81</text:p>
          </table:table-cell>
          <table:table-cell table:formula="of:=[.D112]*[.F112]" office:value-type="float" office:value="0" calcext:value-type="float">
            <text:p>0</text:p>
          </table:table-cell>
          <table:table-cell table:formula="of:=[.G112]*[.C112]" office:value-type="float" office:value="0" calcext:value-type="float">
            <text:p>0</text:p>
          </table:table-cell>
          <table:table-cell table:formula="of:=[.C112]^2*[.H112]" office:value-type="float" office:value="0" calcext:value-type="float">
            <text:p>0</text:p>
          </table:table-cell>
          <table:table-cell table:formula="of:=[.E112]*[.F112]" office:value-type="float" office:value="0.186072701354238" calcext:value-type="float">
            <text:p>0.186072701354238</text:p>
          </table:table-cell>
          <table:table-cell table:formula="of:=[.C112]*[.J112]" office:value-type="float" office:value="16.2929660451661" calcext:value-type="float">
            <text:p>16.2929660451661</text:p>
          </table:table-cell>
          <table:table-cell table:formula="of:=[.C112]^2*[.J112]" office:value-type="float" office:value="1426.65066190211" calcext:value-type="float">
            <text:p>1426.65066190211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88.3962936564505" calcext:value-type="float">
            <text:p>88.40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2219" calcext:value-type="float">
            <text:p>0.22</text:p>
          </table:table-cell>
          <table:table-cell table:style-name="ce2" table:formula="of:=[.C113]-[.C112]" office:value-type="float" office:value="0.833927298645776" calcext:value-type="float">
            <text:p>0.83</text:p>
          </table:table-cell>
          <table:table-cell table:formula="of:=[.D113]*[.F113]" office:value-type="float" office:value="0" calcext:value-type="float">
            <text:p>0</text:p>
          </table:table-cell>
          <table:table-cell table:formula="of:=[.G113]*[.C113]" office:value-type="float" office:value="0" calcext:value-type="float">
            <text:p>0</text:p>
          </table:table-cell>
          <table:table-cell table:formula="of:=[.C113]^2*[.H113]" office:value-type="float" office:value="0" calcext:value-type="float">
            <text:p>0</text:p>
          </table:table-cell>
          <table:table-cell table:formula="of:=[.E113]*[.F113]" office:value-type="float" office:value="0.185048467569498" calcext:value-type="float">
            <text:p>0.185048467569498</text:p>
          </table:table-cell>
          <table:table-cell table:formula="of:=[.C113]*[.J113]" office:value-type="float" office:value="16.3575986799495" calcext:value-type="float">
            <text:p>16.3575986799495</text:p>
          </table:table-cell>
          <table:table-cell table:formula="of:=[.C113]^2*[.J113]" office:value-type="float" office:value="1445.95109642718" calcext:value-type="float">
            <text:p>1445.9510964271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89.2302209550962" calcext:value-type="float">
            <text:p>89.23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2103" calcext:value-type="float">
            <text:p>0.21</text:p>
          </table:table-cell>
          <table:table-cell table:style-name="ce2" table:formula="of:=[.C114]-[.C113]" office:value-type="float" office:value="0.833927298645747" calcext:value-type="float">
            <text:p>0.83</text:p>
          </table:table-cell>
          <table:table-cell table:formula="of:=[.D114]*[.F114]" office:value-type="float" office:value="0" calcext:value-type="float">
            <text:p>0</text:p>
          </table:table-cell>
          <table:table-cell table:formula="of:=[.G114]*[.C114]" office:value-type="float" office:value="0" calcext:value-type="float">
            <text:p>0</text:p>
          </table:table-cell>
          <table:table-cell table:formula="of:=[.C114]^2*[.H114]" office:value-type="float" office:value="0" calcext:value-type="float">
            <text:p>0</text:p>
          </table:table-cell>
          <table:table-cell table:formula="of:=[.E114]*[.F114]" office:value-type="float" office:value="0.175374910905201" calcext:value-type="float">
            <text:p>0.175374910905201</text:p>
          </table:table-cell>
          <table:table-cell table:formula="of:=[.C114]*[.J114]" office:value-type="float" office:value="15.6487420500514" calcext:value-type="float">
            <text:p>15.6487420500514</text:p>
          </table:table-cell>
          <table:table-cell table:formula="of:=[.C114]^2*[.J114]" office:value-type="float" office:value="1396.34071079539" calcext:value-type="float">
            <text:p>1396.34071079539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90.064148253742" calcext:value-type="float">
            <text:p>90.06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206" calcext:value-type="float">
            <text:p>0.21</text:p>
          </table:table-cell>
          <table:table-cell table:style-name="ce2" table:formula="of:=[.C115]-[.C114]" office:value-type="float" office:value="0.833927298645762" calcext:value-type="float">
            <text:p>0.83</text:p>
          </table:table-cell>
          <table:table-cell table:formula="of:=[.D115]*[.F115]" office:value-type="float" office:value="0" calcext:value-type="float">
            <text:p>0</text:p>
          </table:table-cell>
          <table:table-cell table:formula="of:=[.G115]*[.C115]" office:value-type="float" office:value="0" calcext:value-type="float">
            <text:p>0</text:p>
          </table:table-cell>
          <table:table-cell table:formula="of:=[.C115]^2*[.H115]" office:value-type="float" office:value="0" calcext:value-type="float">
            <text:p>0</text:p>
          </table:table-cell>
          <table:table-cell table:formula="of:=[.E115]*[.F115]" office:value-type="float" office:value="0.171789023521027" calcext:value-type="float">
            <text:p>0.171789023521027</text:p>
          </table:table-cell>
          <table:table-cell table:formula="of:=[.C115]*[.J115]" office:value-type="float" office:value="15.4720320827633" calcext:value-type="float">
            <text:p>15.4720320827633</text:p>
          </table:table-cell>
          <table:table-cell table:formula="of:=[.C115]^2*[.J115]" office:value-type="float" office:value="1393.47539128865" calcext:value-type="float">
            <text:p>1393.47539128865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90.8980755523878" calcext:value-type="float">
            <text:p>90.90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1992" calcext:value-type="float">
            <text:p>0.20</text:p>
          </table:table-cell>
          <table:table-cell table:style-name="ce2" table:formula="of:=[.C116]-[.C115]" office:value-type="float" office:value="0.833927298645776" calcext:value-type="float">
            <text:p>0.83</text:p>
          </table:table-cell>
          <table:table-cell table:formula="of:=[.D116]*[.F116]" office:value-type="float" office:value="0" calcext:value-type="float">
            <text:p>0</text:p>
          </table:table-cell>
          <table:table-cell table:formula="of:=[.G116]*[.C116]" office:value-type="float" office:value="0" calcext:value-type="float">
            <text:p>0</text:p>
          </table:table-cell>
          <table:table-cell table:formula="of:=[.C116]^2*[.H116]" office:value-type="float" office:value="0" calcext:value-type="float">
            <text:p>0</text:p>
          </table:table-cell>
          <table:table-cell table:formula="of:=[.E116]*[.F116]" office:value-type="float" office:value="0.166118317890239" calcext:value-type="float">
            <text:p>0.166118317890239</text:p>
          </table:table-cell>
          <table:table-cell table:formula="of:=[.C116]*[.J116]" office:value-type="float" office:value="15.0998354102225" calcext:value-type="float">
            <text:p>15.0998354102225</text:p>
          </table:table-cell>
          <table:table-cell table:formula="of:=[.C116]^2*[.J116]" office:value-type="float" office:value="1372.54597994702" calcext:value-type="float">
            <text:p>1372.54597994702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91.7106200997862" calcext:value-type="float">
            <text:p>91.7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194" calcext:value-type="float">
            <text:p>0.19</text:p>
          </table:table-cell>
          <table:table-cell table:style-name="ce2" table:formula="of:=[.C117]-[.C116]" office:value-type="float" office:value="0.812544547398403" calcext:value-type="float">
            <text:p>0.81</text:p>
          </table:table-cell>
          <table:table-cell table:formula="of:=[.D117]*[.F117]" office:value-type="float" office:value="0" calcext:value-type="float">
            <text:p>0</text:p>
          </table:table-cell>
          <table:table-cell table:formula="of:=[.G117]*[.C117]" office:value-type="float" office:value="0" calcext:value-type="float">
            <text:p>0</text:p>
          </table:table-cell>
          <table:table-cell table:formula="of:=[.C117]^2*[.H117]" office:value-type="float" office:value="0" calcext:value-type="float">
            <text:p>0</text:p>
          </table:table-cell>
          <table:table-cell table:formula="of:=[.E117]*[.F117]" office:value-type="float" office:value="0.15763364219529" calcext:value-type="float">
            <text:p>0.15763364219529</text:p>
          </table:table-cell>
          <table:table-cell table:formula="of:=[.C117]*[.J117]" office:value-type="float" office:value="14.4566790743179" calcext:value-type="float">
            <text:p>14.4566790743179</text:p>
          </table:table-cell>
          <table:table-cell table:formula="of:=[.C117]^2*[.J117]" office:value-type="float" office:value="1325.8310024893" calcext:value-type="float">
            <text:p>1325.8310024893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92.5445473984319" calcext:value-type="float">
            <text:p>92.54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1864" calcext:value-type="float">
            <text:p>0.19</text:p>
          </table:table-cell>
          <table:table-cell table:style-name="ce2" table:formula="of:=[.C118]-[.C117]" office:value-type="float" office:value="0.833927298645776" calcext:value-type="float">
            <text:p>0.83</text:p>
          </table:table-cell>
          <table:table-cell table:formula="of:=[.D118]*[.F118]" office:value-type="float" office:value="0" calcext:value-type="float">
            <text:p>0</text:p>
          </table:table-cell>
          <table:table-cell table:formula="of:=[.G118]*[.C118]" office:value-type="float" office:value="0" calcext:value-type="float">
            <text:p>0</text:p>
          </table:table-cell>
          <table:table-cell table:formula="of:=[.C118]^2*[.H118]" office:value-type="float" office:value="0" calcext:value-type="float">
            <text:p>0</text:p>
          </table:table-cell>
          <table:table-cell table:formula="of:=[.E118]*[.F118]" office:value-type="float" office:value="0.155444048467573" calcext:value-type="float">
            <text:p>0.155444048467573</text:p>
          </table:table-cell>
          <table:table-cell table:formula="of:=[.C118]*[.J118]" office:value-type="float" office:value="14.3854991112114" calcext:value-type="float">
            <text:p>14.3854991112114</text:p>
          </table:table-cell>
          <table:table-cell table:formula="of:=[.C118]^2*[.J118]" office:value-type="float" office:value="1331.29950434761" calcext:value-type="float">
            <text:p>1331.29950434761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93.3784746970777" calcext:value-type="float">
            <text:p>93.38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1807" calcext:value-type="float">
            <text:p>0.18</text:p>
          </table:table-cell>
          <table:table-cell table:style-name="ce2" table:formula="of:=[.C119]-[.C118]" office:value-type="float" office:value="0.833927298645747" calcext:value-type="float">
            <text:p>0.83</text:p>
          </table:table-cell>
          <table:table-cell table:formula="of:=[.D119]*[.F119]" office:value-type="float" office:value="0" calcext:value-type="float">
            <text:p>0</text:p>
          </table:table-cell>
          <table:table-cell table:formula="of:=[.G119]*[.C119]" office:value-type="float" office:value="0" calcext:value-type="float">
            <text:p>0</text:p>
          </table:table-cell>
          <table:table-cell table:formula="of:=[.C119]^2*[.H119]" office:value-type="float" office:value="0" calcext:value-type="float">
            <text:p>0</text:p>
          </table:table-cell>
          <table:table-cell table:formula="of:=[.E119]*[.F119]" office:value-type="float" office:value="0.150690662865286" calcext:value-type="float">
            <text:p>0.150690662865286</text:p>
          </table:table-cell>
          <table:table-cell table:formula="of:=[.C119]*[.J119]" office:value-type="float" office:value="14.071264249452" calcext:value-type="float">
            <text:p>14.071264249452</text:p>
          </table:table-cell>
          <table:table-cell table:formula="of:=[.C119]^2*[.J119]" office:value-type="float" office:value="1313.95319267335" calcext:value-type="float">
            <text:p>1313.95319267335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94.1910192444761" calcext:value-type="float">
            <text:p>94.19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1739" calcext:value-type="float">
            <text:p>0.17</text:p>
          </table:table-cell>
          <table:table-cell table:style-name="ce2" table:formula="of:=[.C120]-[.C119]" office:value-type="float" office:value="0.812544547398446" calcext:value-type="float">
            <text:p>0.81</text:p>
          </table:table-cell>
          <table:table-cell table:formula="of:=[.D120]*[.F120]" office:value-type="float" office:value="0" calcext:value-type="float">
            <text:p>0</text:p>
          </table:table-cell>
          <table:table-cell table:formula="of:=[.G120]*[.C120]" office:value-type="float" office:value="0" calcext:value-type="float">
            <text:p>0</text:p>
          </table:table-cell>
          <table:table-cell table:formula="of:=[.C120]^2*[.H120]" office:value-type="float" office:value="0" calcext:value-type="float">
            <text:p>0</text:p>
          </table:table-cell>
          <table:table-cell table:formula="of:=[.E120]*[.F120]" office:value-type="float" office:value="0.14130149679259" calcext:value-type="float">
            <text:p>0.14130149679259</text:p>
          </table:table-cell>
          <table:table-cell table:formula="of:=[.C120]*[.J120]" office:value-type="float" office:value="13.3093320036641" calcext:value-type="float">
            <text:p>13.3093320036641</text:p>
          </table:table-cell>
          <table:table-cell table:formula="of:=[.C120]^2*[.J120]" office:value-type="float" office:value="1253.61954688825" calcext:value-type="float">
            <text:p>1253.61954688825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95.0249465431219" calcext:value-type="float">
            <text:p>95.0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1673" calcext:value-type="float">
            <text:p>0.17</text:p>
          </table:table-cell>
          <table:table-cell table:style-name="ce2" table:formula="of:=[.C121]-[.C120]" office:value-type="float" office:value="0.833927298645747" calcext:value-type="float">
            <text:p>0.83</text:p>
          </table:table-cell>
          <table:table-cell table:formula="of:=[.D121]*[.F121]" office:value-type="float" office:value="0" calcext:value-type="float">
            <text:p>0</text:p>
          </table:table-cell>
          <table:table-cell table:formula="of:=[.G121]*[.C121]" office:value-type="float" office:value="0" calcext:value-type="float">
            <text:p>0</text:p>
          </table:table-cell>
          <table:table-cell table:formula="of:=[.C121]^2*[.H121]" office:value-type="float" office:value="0" calcext:value-type="float">
            <text:p>0</text:p>
          </table:table-cell>
          <table:table-cell table:formula="of:=[.E121]*[.F121]" office:value-type="float" office:value="0.139516037063433" calcext:value-type="float">
            <text:p>0.139516037063433</text:p>
          </table:table-cell>
          <table:table-cell table:formula="of:=[.C121]*[.J121]" office:value-type="float" office:value="13.257503963861" calcext:value-type="float">
            <text:p>13.257503963861</text:p>
          </table:table-cell>
          <table:table-cell table:formula="of:=[.C121]^2*[.J121]" office:value-type="float" office:value="1259.79360546112" calcext:value-type="float">
            <text:p>1259.79360546112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95.8374910905203" calcext:value-type="float">
            <text:p>95.84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1634" calcext:value-type="float">
            <text:p>0.16</text:p>
          </table:table-cell>
          <table:table-cell table:style-name="ce2" table:formula="of:=[.C122]-[.C121]" office:value-type="float" office:value="0.812544547398446" calcext:value-type="float">
            <text:p>0.81</text:p>
          </table:table-cell>
          <table:table-cell table:formula="of:=[.D122]*[.F122]" office:value-type="float" office:value="0" calcext:value-type="float">
            <text:p>0</text:p>
          </table:table-cell>
          <table:table-cell table:formula="of:=[.G122]*[.C122]" office:value-type="float" office:value="0" calcext:value-type="float">
            <text:p>0</text:p>
          </table:table-cell>
          <table:table-cell table:formula="of:=[.C122]^2*[.H122]" office:value-type="float" office:value="0" calcext:value-type="float">
            <text:p>0</text:p>
          </table:table-cell>
          <table:table-cell table:formula="of:=[.E122]*[.F122]" office:value-type="float" office:value="0.132769779044906" calcext:value-type="float">
            <text:p>0.132769779044906</text:p>
          </table:table-cell>
          <table:table-cell table:formula="of:=[.C122]*[.J122]" office:value-type="float" office:value="12.7243225163065" calcext:value-type="float">
            <text:p>12.7243225163065</text:p>
          </table:table-cell>
          <table:table-cell table:formula="of:=[.C122]^2*[.J122]" office:value-type="float" office:value="1219.46714578943" calcext:value-type="float">
            <text:p>1219.46714578943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96.6500356379187" calcext:value-type="float">
            <text:p>96.65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1568" calcext:value-type="float">
            <text:p>0.16</text:p>
          </table:table-cell>
          <table:table-cell table:style-name="ce2" table:formula="of:=[.C123]-[.C122]" office:value-type="float" office:value="0.812544547398417" calcext:value-type="float">
            <text:p>0.81</text:p>
          </table:table-cell>
          <table:table-cell table:formula="of:=[.D123]*[.F123]" office:value-type="float" office:value="0" calcext:value-type="float">
            <text:p>0</text:p>
          </table:table-cell>
          <table:table-cell table:formula="of:=[.G123]*[.C123]" office:value-type="float" office:value="0" calcext:value-type="float">
            <text:p>0</text:p>
          </table:table-cell>
          <table:table-cell table:formula="of:=[.C123]^2*[.H123]" office:value-type="float" office:value="0" calcext:value-type="float">
            <text:p>0</text:p>
          </table:table-cell>
          <table:table-cell table:formula="of:=[.E123]*[.F123]" office:value-type="float" office:value="0.127406985032072" calcext:value-type="float">
            <text:p>0.127406985032072</text:p>
          </table:table-cell>
          <table:table-cell table:formula="of:=[.C123]*[.J123]" office:value-type="float" office:value="12.3138896438695" calcext:value-type="float">
            <text:p>12.3138896438695</text:p>
          </table:table-cell>
          <table:table-cell table:formula="of:=[.C123]^2*[.J123]" office:value-type="float" office:value="1190.13787292139" calcext:value-type="float">
            <text:p>1190.13787292139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97.4839629365645" calcext:value-type="float">
            <text:p>97.48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1507" calcext:value-type="float">
            <text:p>0.15</text:p>
          </table:table-cell>
          <table:table-cell table:style-name="ce2" table:formula="of:=[.C124]-[.C123]" office:value-type="float" office:value="0.833927298645776" calcext:value-type="float">
            <text:p>0.83</text:p>
          </table:table-cell>
          <table:table-cell table:formula="of:=[.D124]*[.F124]" office:value-type="float" office:value="0" calcext:value-type="float">
            <text:p>0</text:p>
          </table:table-cell>
          <table:table-cell table:formula="of:=[.G124]*[.C124]" office:value-type="float" office:value="0" calcext:value-type="float">
            <text:p>0</text:p>
          </table:table-cell>
          <table:table-cell table:formula="of:=[.C124]^2*[.H124]" office:value-type="float" office:value="0" calcext:value-type="float">
            <text:p>0</text:p>
          </table:table-cell>
          <table:table-cell table:formula="of:=[.E124]*[.F124]" office:value-type="float" office:value="0.125672843905918" calcext:value-type="float">
            <text:p>0.125672843905918</text:p>
          </table:table-cell>
          <table:table-cell table:formula="of:=[.C124]*[.J124]" office:value-type="float" office:value="12.2510868574572" calcext:value-type="float">
            <text:p>12.2510868574572</text:p>
          </table:table-cell>
          <table:table-cell table:formula="of:=[.C124]^2*[.J124]" office:value-type="float" office:value="1194.28449714499" calcext:value-type="float">
            <text:p>1194.28449714499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98.3178902352103" calcext:value-type="float">
            <text:p>98.3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1438" calcext:value-type="float">
            <text:p>0.14</text:p>
          </table:table-cell>
          <table:table-cell table:style-name="ce2" table:formula="of:=[.C125]-[.C124]" office:value-type="float" office:value="0.833927298645747" calcext:value-type="float">
            <text:p>0.83</text:p>
          </table:table-cell>
          <table:table-cell table:formula="of:=[.D125]*[.F125]" office:value-type="float" office:value="0" calcext:value-type="float">
            <text:p>0</text:p>
          </table:table-cell>
          <table:table-cell table:formula="of:=[.G125]*[.C125]" office:value-type="float" office:value="0" calcext:value-type="float">
            <text:p>0</text:p>
          </table:table-cell>
          <table:table-cell table:formula="of:=[.C125]^2*[.H125]" office:value-type="float" office:value="0" calcext:value-type="float">
            <text:p>0</text:p>
          </table:table-cell>
          <table:table-cell table:formula="of:=[.E125]*[.F125]" office:value-type="float" office:value="0.119918745545258" calcext:value-type="float">
            <text:p>0.119918745545258</text:p>
          </table:table-cell>
          <table:table-cell table:formula="of:=[.C125]*[.J125]" office:value-type="float" office:value="11.7901580616628" calcext:value-type="float">
            <text:p>11.7901580616628</text:p>
          </table:table-cell>
          <table:table-cell table:formula="of:=[.C125]^2*[.J125]" office:value-type="float" office:value="1159.18346616235" calcext:value-type="float">
            <text:p>1159.18346616235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99.151817533856" calcext:value-type="float">
            <text:p>99.15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1434" calcext:value-type="float">
            <text:p>0.14</text:p>
          </table:table-cell>
          <table:table-cell table:style-name="ce2" table:formula="of:=[.C126]-[.C125]" office:value-type="float" office:value="0.833927298645747" calcext:value-type="float">
            <text:p>0.83</text:p>
          </table:table-cell>
          <table:table-cell table:formula="of:=[.D126]*[.F126]" office:value-type="float" office:value="0" calcext:value-type="float">
            <text:p>0</text:p>
          </table:table-cell>
          <table:table-cell table:formula="of:=[.G126]*[.C126]" office:value-type="float" office:value="0" calcext:value-type="float">
            <text:p>0</text:p>
          </table:table-cell>
          <table:table-cell table:formula="of:=[.C126]^2*[.H126]" office:value-type="float" office:value="0" calcext:value-type="float">
            <text:p>0</text:p>
          </table:table-cell>
          <table:table-cell table:formula="of:=[.E126]*[.F126]" office:value-type="float" office:value="0.1195851746258" calcext:value-type="float">
            <text:p>0.1195851746258</text:p>
          </table:table-cell>
          <table:table-cell table:formula="of:=[.C126]*[.J126]" office:value-type="float" office:value="11.8570874142516" calcext:value-type="float">
            <text:p>11.8570874142516</text:p>
          </table:table-cell>
          <table:table-cell table:formula="of:=[.C126]^2*[.J126]" office:value-type="float" office:value="1175.65176778086" calcext:value-type="float">
            <text:p>1175.65176778086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99.9857448325018" calcext:value-type="float">
            <text:p>99.99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1363" calcext:value-type="float">
            <text:p>0.14</text:p>
          </table:table-cell>
          <table:table-cell table:style-name="ce2" table:formula="of:=[.C127]-[.C126]" office:value-type="float" office:value="0.833927298645776" calcext:value-type="float">
            <text:p>0.83</text:p>
          </table:table-cell>
          <table:table-cell table:formula="of:=[.D127]*[.F127]" office:value-type="float" office:value="0" calcext:value-type="float">
            <text:p>0</text:p>
          </table:table-cell>
          <table:table-cell table:formula="of:=[.G127]*[.C127]" office:value-type="float" office:value="0" calcext:value-type="float">
            <text:p>0</text:p>
          </table:table-cell>
          <table:table-cell table:formula="of:=[.C127]^2*[.H127]" office:value-type="float" office:value="0" calcext:value-type="float">
            <text:p>0</text:p>
          </table:table-cell>
          <table:table-cell table:formula="of:=[.E127]*[.F127]" office:value-type="float" office:value="0.113664290805419" calcext:value-type="float">
            <text:p>0.113664290805419</text:p>
          </table:table-cell>
          <table:table-cell table:formula="of:=[.C127]*[.J127]" office:value-type="float" office:value="11.3648087770379" calcext:value-type="float">
            <text:p>11.3648087770379</text:p>
          </table:table-cell>
          <table:table-cell table:formula="of:=[.C127]^2*[.J127]" office:value-type="float" office:value="1136.31887045109" calcext:value-type="float">
            <text:p>1136.31887045109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100.819672131148" calcext:value-type="float">
            <text:p>100.8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1297" calcext:value-type="float">
            <text:p>0.13</text:p>
          </table:table-cell>
          <table:table-cell table:style-name="ce2" table:formula="of:=[.C128]-[.C127]" office:value-type="float" office:value="0.833927298645747" calcext:value-type="float">
            <text:p>0.83</text:p>
          </table:table-cell>
          <table:table-cell table:formula="of:=[.D128]*[.F128]" office:value-type="float" office:value="0" calcext:value-type="float">
            <text:p>0</text:p>
          </table:table-cell>
          <table:table-cell table:formula="of:=[.G128]*[.C128]" office:value-type="float" office:value="0" calcext:value-type="float">
            <text:p>0</text:p>
          </table:table-cell>
          <table:table-cell table:formula="of:=[.C128]^2*[.H128]" office:value-type="float" office:value="0" calcext:value-type="float">
            <text:p>0</text:p>
          </table:table-cell>
          <table:table-cell table:formula="of:=[.E128]*[.F128]" office:value-type="float" office:value="0.108160370634353" calcext:value-type="float">
            <text:p>0.108160370634353</text:p>
          </table:table-cell>
          <table:table-cell table:formula="of:=[.C128]*[.J128]" office:value-type="float" office:value="10.904693104939" calcext:value-type="float">
            <text:p>10.904693104939</text:p>
          </table:table-cell>
          <table:table-cell table:formula="of:=[.C128]^2*[.J128]" office:value-type="float" office:value="1099.40758353074" calcext:value-type="float">
            <text:p>1099.40758353074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101.632216678546" calcext:value-type="float">
            <text:p>101.63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1271" calcext:value-type="float">
            <text:p>0.13</text:p>
          </table:table-cell>
          <table:table-cell table:style-name="ce2" table:formula="of:=[.C129]-[.C128]" office:value-type="float" office:value="0.812544547398446" calcext:value-type="float">
            <text:p>0.81</text:p>
          </table:table-cell>
          <table:table-cell table:formula="of:=[.D129]*[.F129]" office:value-type="float" office:value="0" calcext:value-type="float">
            <text:p>0</text:p>
          </table:table-cell>
          <table:table-cell table:formula="of:=[.G129]*[.C129]" office:value-type="float" office:value="0" calcext:value-type="float">
            <text:p>0</text:p>
          </table:table-cell>
          <table:table-cell table:formula="of:=[.C129]^2*[.H129]" office:value-type="float" office:value="0" calcext:value-type="float">
            <text:p>0</text:p>
          </table:table-cell>
          <table:table-cell table:formula="of:=[.E129]*[.F129]" office:value-type="float" office:value="0.103274411974342" calcext:value-type="float">
            <text:p>0.103274411974342</text:p>
          </table:table-cell>
          <table:table-cell table:formula="of:=[.C129]*[.J129]" office:value-type="float" office:value="10.4960074151258" calcext:value-type="float">
            <text:p>10.4960074151258</text:p>
          </table:table-cell>
          <table:table-cell table:formula="of:=[.C129]^2*[.J129]" office:value-type="float" office:value="1066.73249987369" calcext:value-type="float">
            <text:p>1066.73249987369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102.466143977192" calcext:value-type="float">
            <text:p>102.47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1226" calcext:value-type="float">
            <text:p>0.12</text:p>
          </table:table-cell>
          <table:table-cell table:style-name="ce2" table:formula="of:=[.C130]-[.C129]" office:value-type="float" office:value="0.833927298645747" calcext:value-type="float">
            <text:p>0.83</text:p>
          </table:table-cell>
          <table:table-cell table:formula="of:=[.D130]*[.F130]" office:value-type="float" office:value="0" calcext:value-type="float">
            <text:p>0</text:p>
          </table:table-cell>
          <table:table-cell table:formula="of:=[.G130]*[.C130]" office:value-type="float" office:value="0" calcext:value-type="float">
            <text:p>0</text:p>
          </table:table-cell>
          <table:table-cell table:formula="of:=[.C130]^2*[.H130]" office:value-type="float" office:value="0" calcext:value-type="float">
            <text:p>0</text:p>
          </table:table-cell>
          <table:table-cell table:formula="of:=[.E130]*[.F130]" office:value-type="float" office:value="0.102239486813969" calcext:value-type="float">
            <text:p>0.102239486813969</text:p>
          </table:table-cell>
          <table:table-cell table:formula="of:=[.C130]*[.J130]" office:value-type="float" office:value="10.4760859760343" calcext:value-type="float">
            <text:p>10.4760859760343</text:p>
          </table:table-cell>
          <table:table-cell table:formula="of:=[.C130]^2*[.J130]" office:value-type="float" office:value="1073.44413393778" calcext:value-type="float">
            <text:p>1073.4441339377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103.300071275838" calcext:value-type="float">
            <text:p>103.30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1185" calcext:value-type="float">
            <text:p>0.12</text:p>
          </table:table-cell>
          <table:table-cell table:style-name="ce2" table:formula="of:=[.C131]-[.C130]" office:value-type="float" office:value="0.833927298645776" calcext:value-type="float">
            <text:p>0.83</text:p>
          </table:table-cell>
          <table:table-cell table:formula="of:=[.D131]*[.F131]" office:value-type="float" office:value="0" calcext:value-type="float">
            <text:p>0</text:p>
          </table:table-cell>
          <table:table-cell table:formula="of:=[.G131]*[.C131]" office:value-type="float" office:value="0" calcext:value-type="float">
            <text:p>0</text:p>
          </table:table-cell>
          <table:table-cell table:formula="of:=[.C131]^2*[.H131]" office:value-type="float" office:value="0" calcext:value-type="float">
            <text:p>0</text:p>
          </table:table-cell>
          <table:table-cell table:formula="of:=[.E131]*[.F131]" office:value-type="float" office:value="0.0988203848895245" calcext:value-type="float">
            <text:p>0.0988203848895245</text:p>
          </table:table-cell>
          <table:table-cell table:formula="of:=[.C131]*[.J131]" office:value-type="float" office:value="10.2081528025936" calcext:value-type="float">
            <text:p>10.2081528025936</text:p>
          </table:table-cell>
          <table:table-cell table:formula="of:=[.C131]^2*[.J131]" office:value-type="float" office:value="1054.50291210257" calcext:value-type="float">
            <text:p>1054.50291210257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104.091233071989" calcext:value-type="float">
            <text:p>104.09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1132" calcext:value-type="float">
            <text:p>0.11</text:p>
          </table:table-cell>
          <table:table-cell table:style-name="ce2" table:formula="of:=[.C132]-[.C131]" office:value-type="float" office:value="0.791161796151116" calcext:value-type="float">
            <text:p>0.79</text:p>
          </table:table-cell>
          <table:table-cell table:formula="of:=[.D132]*[.F132]" office:value-type="float" office:value="0" calcext:value-type="float">
            <text:p>0</text:p>
          </table:table-cell>
          <table:table-cell table:formula="of:=[.G132]*[.C132]" office:value-type="float" office:value="0" calcext:value-type="float">
            <text:p>0</text:p>
          </table:table-cell>
          <table:table-cell table:formula="of:=[.C132]^2*[.H132]" office:value-type="float" office:value="0" calcext:value-type="float">
            <text:p>0</text:p>
          </table:table-cell>
          <table:table-cell table:formula="of:=[.E132]*[.F132]" office:value-type="float" office:value="0.0895595153243063" calcext:value-type="float">
            <text:p>0.0895595153243063</text:p>
          </table:table-cell>
          <table:table-cell table:formula="of:=[.C132]*[.J132]" office:value-type="float" office:value="9.32236038343674" calcext:value-type="float">
            <text:p>9.32236038343674</text:p>
          </table:table-cell>
          <table:table-cell table:formula="of:=[.C132]^2*[.J132]" office:value-type="float" office:value="970.375987453391" calcext:value-type="float">
            <text:p>970.375987453391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104.903777619387" calcext:value-type="float">
            <text:p>104.90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1115" calcext:value-type="float">
            <text:p>0.11</text:p>
          </table:table-cell>
          <table:table-cell table:style-name="ce2" table:formula="of:=[.C133]-[.C132]" office:value-type="float" office:value="0.812544547398403" calcext:value-type="float">
            <text:p>0.81</text:p>
          </table:table-cell>
          <table:table-cell table:formula="of:=[.D133]*[.F133]" office:value-type="float" office:value="0" calcext:value-type="float">
            <text:p>0</text:p>
          </table:table-cell>
          <table:table-cell table:formula="of:=[.G133]*[.C133]" office:value-type="float" office:value="0" calcext:value-type="float">
            <text:p>0</text:p>
          </table:table-cell>
          <table:table-cell table:formula="of:=[.C133]^2*[.H133]" office:value-type="float" office:value="0" calcext:value-type="float">
            <text:p>0</text:p>
          </table:table-cell>
          <table:table-cell table:formula="of:=[.E133]*[.F133]" office:value-type="float" office:value="0.0905987170349219" calcext:value-type="float">
            <text:p>0.0905987170349219</text:p>
          </table:table-cell>
          <table:table-cell table:formula="of:=[.C133]*[.J133]" office:value-type="float" office:value="9.50414766443322" calcext:value-type="float">
            <text:p>9.50414766443322</text:p>
          </table:table-cell>
          <table:table-cell table:formula="of:=[.C133]^2*[.J133]" office:value-type="float" office:value="997.020993051519" calcext:value-type="float">
            <text:p>997.020993051519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105.716322166785" calcext:value-type="float">
            <text:p>105.7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1072" calcext:value-type="float">
            <text:p>0.11</text:p>
          </table:table-cell>
          <table:table-cell table:style-name="ce2" table:formula="of:=[.C134]-[.C133]" office:value-type="float" office:value="0.812544547398446" calcext:value-type="float">
            <text:p>0.81</text:p>
          </table:table-cell>
          <table:table-cell table:formula="of:=[.D134]*[.F134]" office:value-type="float" office:value="0" calcext:value-type="float">
            <text:p>0</text:p>
          </table:table-cell>
          <table:table-cell table:formula="of:=[.G134]*[.C134]" office:value-type="float" office:value="0" calcext:value-type="float">
            <text:p>0</text:p>
          </table:table-cell>
          <table:table-cell table:formula="of:=[.C134]^2*[.H134]" office:value-type="float" office:value="0" calcext:value-type="float">
            <text:p>0</text:p>
          </table:table-cell>
          <table:table-cell table:formula="of:=[.E134]*[.F134]" office:value-type="float" office:value="0.0871047754811134" calcext:value-type="float">
            <text:p>0.0871047754811134</text:p>
          </table:table-cell>
          <table:table-cell table:formula="of:=[.C134]*[.J134]" office:value-type="float" office:value="9.20839650702686" calcext:value-type="float">
            <text:p>9.20839650702686</text:p>
          </table:table-cell>
          <table:table-cell table:formula="of:=[.C134]^2*[.J134]" office:value-type="float" office:value="973.477811776349" calcext:value-type="float">
            <text:p>973.477811776349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106.528866714184" calcext:value-type="float">
            <text:p>106.53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1049" calcext:value-type="float">
            <text:p>0.10</text:p>
          </table:table-cell>
          <table:table-cell table:style-name="ce2" table:formula="of:=[.C135]-[.C134]" office:value-type="float" office:value="0.812544547398431" calcext:value-type="float">
            <text:p>0.81</text:p>
          </table:table-cell>
          <table:table-cell table:formula="of:=[.D135]*[.F135]" office:value-type="float" office:value="0" calcext:value-type="float">
            <text:p>0</text:p>
          </table:table-cell>
          <table:table-cell table:formula="of:=[.G135]*[.C135]" office:value-type="float" office:value="0" calcext:value-type="float">
            <text:p>0</text:p>
          </table:table-cell>
          <table:table-cell table:formula="of:=[.C135]^2*[.H135]" office:value-type="float" office:value="0" calcext:value-type="float">
            <text:p>0</text:p>
          </table:table-cell>
          <table:table-cell table:formula="of:=[.E135]*[.F135]" office:value-type="float" office:value="0.0852359230220954" calcext:value-type="float">
            <text:p>0.0852359230220954</text:p>
          </table:table-cell>
          <table:table-cell table:formula="of:=[.C135]*[.J135]" office:value-type="float" office:value="9.08008628288125" calcext:value-type="float">
            <text:p>9.08008628288125</text:p>
          </table:table-cell>
          <table:table-cell table:formula="of:=[.C135]^2*[.J135]" office:value-type="float" office:value="967.291301382347" calcext:value-type="float">
            <text:p>967.291301382347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107.36279401283" calcext:value-type="float">
            <text:p>107.36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1021" calcext:value-type="float">
            <text:p>0.10</text:p>
          </table:table-cell>
          <table:table-cell table:style-name="ce2" table:formula="of:=[.C136]-[.C135]" office:value-type="float" office:value="0.833927298645747" calcext:value-type="float">
            <text:p>0.83</text:p>
          </table:table-cell>
          <table:table-cell table:formula="of:=[.D136]*[.F136]" office:value-type="float" office:value="0" calcext:value-type="float">
            <text:p>0</text:p>
          </table:table-cell>
          <table:table-cell table:formula="of:=[.G136]*[.C136]" office:value-type="float" office:value="0" calcext:value-type="float">
            <text:p>0</text:p>
          </table:table-cell>
          <table:table-cell table:formula="of:=[.C136]^2*[.H136]" office:value-type="float" office:value="0" calcext:value-type="float">
            <text:p>0</text:p>
          </table:table-cell>
          <table:table-cell table:formula="of:=[.E136]*[.F136]" office:value-type="float" office:value="0.0851439771917308" calcext:value-type="float">
            <text:p>0.0851439771917308</text:p>
          </table:table-cell>
          <table:table-cell table:formula="of:=[.C136]*[.J136]" office:value-type="float" office:value="9.14129528466889" calcext:value-type="float">
            <text:p>9.14129528466889</text:p>
          </table:table-cell>
          <table:table-cell table:formula="of:=[.C136]^2*[.J136]" office:value-type="float" office:value="981.43500265836" calcext:value-type="float">
            <text:p>981.43500265836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108.196721311475" calcext:value-type="float">
            <text:p>108.20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969" calcext:value-type="float">
            <text:p>0.10</text:p>
          </table:table-cell>
          <table:table-cell table:style-name="ce2" table:formula="of:=[.C137]-[.C136]" office:value-type="float" office:value="0.833927298645762" calcext:value-type="float">
            <text:p>0.83</text:p>
          </table:table-cell>
          <table:table-cell table:formula="of:=[.D137]*[.F137]" office:value-type="float" office:value="0" calcext:value-type="float">
            <text:p>0</text:p>
          </table:table-cell>
          <table:table-cell table:formula="of:=[.G137]*[.C137]" office:value-type="float" office:value="0" calcext:value-type="float">
            <text:p>0</text:p>
          </table:table-cell>
          <table:table-cell table:formula="of:=[.C137]^2*[.H137]" office:value-type="float" office:value="0" calcext:value-type="float">
            <text:p>0</text:p>
          </table:table-cell>
          <table:table-cell table:formula="of:=[.E137]*[.F137]" office:value-type="float" office:value="0.0808075552387743" calcext:value-type="float">
            <text:p>0.0808075552387743</text:p>
          </table:table-cell>
          <table:table-cell table:formula="of:=[.C137]*[.J137]" office:value-type="float" office:value="8.74311253403129" calcext:value-type="float">
            <text:p>8.74311253403129</text:p>
          </table:table-cell>
          <table:table-cell table:formula="of:=[.C137]^2*[.J137]" office:value-type="float" office:value="945.976110239447" calcext:value-type="float">
            <text:p>945.976110239447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109.030648610121" calcext:value-type="float">
            <text:p>109.03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939" calcext:value-type="float">
            <text:p>0.09</text:p>
          </table:table-cell>
          <table:table-cell table:style-name="ce2" table:formula="of:=[.C138]-[.C137]" office:value-type="float" office:value="0.833927298645762" calcext:value-type="float">
            <text:p>0.83</text:p>
          </table:table-cell>
          <table:table-cell table:formula="of:=[.D138]*[.F138]" office:value-type="float" office:value="0" calcext:value-type="float">
            <text:p>0</text:p>
          </table:table-cell>
          <table:table-cell table:formula="of:=[.G138]*[.C138]" office:value-type="float" office:value="0" calcext:value-type="float">
            <text:p>0</text:p>
          </table:table-cell>
          <table:table-cell table:formula="of:=[.C138]^2*[.H138]" office:value-type="float" office:value="0" calcext:value-type="float">
            <text:p>0</text:p>
          </table:table-cell>
          <table:table-cell table:formula="of:=[.E138]*[.F138]" office:value-type="float" office:value="0.0783057733428371" calcext:value-type="float">
            <text:p>0.0783057733428371</text:p>
          </table:table-cell>
          <table:table-cell table:formula="of:=[.C138]*[.J138]" office:value-type="float" office:value="8.53772925748665" calcext:value-type="float">
            <text:p>8.53772925748665</text:p>
          </table:table-cell>
          <table:table-cell table:formula="of:=[.C138]^2*[.J138]" office:value-type="float" office:value="930.874158601376" calcext:value-type="float">
            <text:p>930.874158601376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109.864575908767" calcext:value-type="float">
            <text:p>109.86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898" calcext:value-type="float">
            <text:p>0.09</text:p>
          </table:table-cell>
          <table:table-cell table:style-name="ce2" table:formula="of:=[.C139]-[.C138]" office:value-type="float" office:value="0.833927298645762" calcext:value-type="float">
            <text:p>0.83</text:p>
          </table:table-cell>
          <table:table-cell table:formula="of:=[.D139]*[.F139]" office:value-type="float" office:value="0" calcext:value-type="float">
            <text:p>0</text:p>
          </table:table-cell>
          <table:table-cell table:formula="of:=[.G139]*[.C139]" office:value-type="float" office:value="0" calcext:value-type="float">
            <text:p>0</text:p>
          </table:table-cell>
          <table:table-cell table:formula="of:=[.C139]^2*[.H139]" office:value-type="float" office:value="0" calcext:value-type="float">
            <text:p>0</text:p>
          </table:table-cell>
          <table:table-cell table:formula="of:=[.E139]*[.F139]" office:value-type="float" office:value="0.0748866714183894" calcext:value-type="float">
            <text:p>0.0748866714183894</text:p>
          </table:table-cell>
          <table:table-cell table:formula="of:=[.C139]*[.J139]" office:value-type="float" office:value="8.22739239660054" calcext:value-type="float">
            <text:p>8.22739239660054</text:p>
          </table:table-cell>
          <table:table-cell table:formula="of:=[.C139]^2*[.J139]" office:value-type="float" office:value="903.898976487532" calcext:value-type="float">
            <text:p>903.898976487532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110.698503207413" calcext:value-type="float">
            <text:p>110.70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834" calcext:value-type="float">
            <text:p>0.08</text:p>
          </table:table-cell>
          <table:table-cell table:style-name="ce2" table:formula="of:=[.C140]-[.C139]" office:value-type="float" office:value="0.833927298645762" calcext:value-type="float">
            <text:p>0.83</text:p>
          </table:table-cell>
          <table:table-cell table:formula="of:=[.D140]*[.F140]" office:value-type="float" office:value="0" calcext:value-type="float">
            <text:p>0</text:p>
          </table:table-cell>
          <table:table-cell table:formula="of:=[.G140]*[.C140]" office:value-type="float" office:value="0" calcext:value-type="float">
            <text:p>0</text:p>
          </table:table-cell>
          <table:table-cell table:formula="of:=[.C140]^2*[.H140]" office:value-type="float" office:value="0" calcext:value-type="float">
            <text:p>0</text:p>
          </table:table-cell>
          <table:table-cell table:formula="of:=[.E140]*[.F140]" office:value-type="float" office:value="0.0695495367070566" calcext:value-type="float">
            <text:p>0.0695495367070566</text:p>
          </table:table-cell>
          <table:table-cell table:formula="of:=[.C140]*[.J140]" office:value-type="float" office:value="7.69902961224019" calcext:value-type="float">
            <text:p>7.69902961224019</text:p>
          </table:table-cell>
          <table:table-cell table:formula="of:=[.C140]^2*[.J140]" office:value-type="float" office:value="852.271054224538" calcext:value-type="float">
            <text:p>852.27105422453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111.532430506058" calcext:value-type="float">
            <text:p>111.53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837" calcext:value-type="float">
            <text:p>0.08</text:p>
          </table:table-cell>
          <table:table-cell table:style-name="ce2" table:formula="of:=[.C141]-[.C140]" office:value-type="float" office:value="0.833927298645776" calcext:value-type="float">
            <text:p>0.83</text:p>
          </table:table-cell>
          <table:table-cell table:formula="of:=[.D141]*[.F141]" office:value-type="float" office:value="0" calcext:value-type="float">
            <text:p>0</text:p>
          </table:table-cell>
          <table:table-cell table:formula="of:=[.G141]*[.C141]" office:value-type="float" office:value="0" calcext:value-type="float">
            <text:p>0</text:p>
          </table:table-cell>
          <table:table-cell table:formula="of:=[.C141]^2*[.H141]" office:value-type="float" office:value="0" calcext:value-type="float">
            <text:p>0</text:p>
          </table:table-cell>
          <table:table-cell table:formula="of:=[.E141]*[.F141]" office:value-type="float" office:value="0.0697997148966515" calcext:value-type="float">
            <text:p>0.0697997148966515</text:p>
          </table:table-cell>
          <table:table-cell table:formula="of:=[.C141]*[.J141]" office:value-type="float" office:value="7.78493185105344" calcext:value-type="float">
            <text:p>7.78493185105344</text:p>
          </table:table-cell>
          <table:table-cell table:formula="of:=[.C141]^2*[.J141]" office:value-type="float" office:value="868.272370672015" calcext:value-type="float">
            <text:p>868.272370672015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112.366357804704" calcext:value-type="float">
            <text:p>112.37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821" calcext:value-type="float">
            <text:p>0.08</text:p>
          </table:table-cell>
          <table:table-cell table:style-name="ce2" table:formula="of:=[.C142]-[.C141]" office:value-type="float" office:value="0.833927298645747" calcext:value-type="float">
            <text:p>0.83</text:p>
          </table:table-cell>
          <table:table-cell table:formula="of:=[.D142]*[.F142]" office:value-type="float" office:value="0" calcext:value-type="float">
            <text:p>0</text:p>
          </table:table-cell>
          <table:table-cell table:formula="of:=[.G142]*[.C142]" office:value-type="float" office:value="0" calcext:value-type="float">
            <text:p>0</text:p>
          </table:table-cell>
          <table:table-cell table:formula="of:=[.C142]^2*[.H142]" office:value-type="float" office:value="0" calcext:value-type="float">
            <text:p>0</text:p>
          </table:table-cell>
          <table:table-cell table:formula="of:=[.E142]*[.F142]" office:value-type="float" office:value="0.0684654312188158" calcext:value-type="float">
            <text:p>0.0684654312188158</text:p>
          </table:table-cell>
          <table:table-cell table:formula="of:=[.C142]*[.J142]" office:value-type="float" office:value="7.69321114158681" calcext:value-type="float">
            <text:p>7.69321114158681</text:p>
          </table:table-cell>
          <table:table-cell table:formula="of:=[.C142]^2*[.J142]" office:value-type="float" office:value="864.458115802679" calcext:value-type="float">
            <text:p>864.458115802679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113.20028510335" calcext:value-type="float">
            <text:p>113.20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801" calcext:value-type="float">
            <text:p>0.08</text:p>
          </table:table-cell>
          <table:table-cell table:style-name="ce2" table:formula="of:=[.C143]-[.C142]" office:value-type="float" office:value="0.833927298645747" calcext:value-type="float">
            <text:p>0.83</text:p>
          </table:table-cell>
          <table:table-cell table:formula="of:=[.D143]*[.F143]" office:value-type="float" office:value="0" calcext:value-type="float">
            <text:p>0</text:p>
          </table:table-cell>
          <table:table-cell table:formula="of:=[.G143]*[.C143]" office:value-type="float" office:value="0" calcext:value-type="float">
            <text:p>0</text:p>
          </table:table-cell>
          <table:table-cell table:formula="of:=[.C143]^2*[.H143]" office:value-type="float" office:value="0" calcext:value-type="float">
            <text:p>0</text:p>
          </table:table-cell>
          <table:table-cell table:formula="of:=[.E143]*[.F143]" office:value-type="float" office:value="0.0667975766215243" calcext:value-type="float">
            <text:p>0.0667975766215243</text:p>
          </table:table-cell>
          <table:table-cell table:formula="of:=[.C143]*[.J143]" office:value-type="float" office:value="7.56150471776942" calcext:value-type="float">
            <text:p>7.56150471776942</text:p>
          </table:table-cell>
          <table:table-cell table:formula="of:=[.C143]^2*[.J143]" office:value-type="float" office:value="855.964489861825" calcext:value-type="float">
            <text:p>855.964489861825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114.034212401996" calcext:value-type="float">
            <text:p>114.03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776" calcext:value-type="float">
            <text:p>0.08</text:p>
          </table:table-cell>
          <table:table-cell table:style-name="ce2" table:formula="of:=[.C144]-[.C143]" office:value-type="float" office:value="0.833927298645776" calcext:value-type="float">
            <text:p>0.83</text:p>
          </table:table-cell>
          <table:table-cell table:formula="of:=[.D144]*[.F144]" office:value-type="float" office:value="0" calcext:value-type="float">
            <text:p>0</text:p>
          </table:table-cell>
          <table:table-cell table:formula="of:=[.G144]*[.C144]" office:value-type="float" office:value="0" calcext:value-type="float">
            <text:p>0</text:p>
          </table:table-cell>
          <table:table-cell table:formula="of:=[.C144]^2*[.H144]" office:value-type="float" office:value="0" calcext:value-type="float">
            <text:p>0</text:p>
          </table:table-cell>
          <table:table-cell table:formula="of:=[.E144]*[.F144]" office:value-type="float" office:value="0.0647127583749122" calcext:value-type="float">
            <text:p>0.0647127583749122</text:p>
          </table:table-cell>
          <table:table-cell table:formula="of:=[.C144]*[.J144]" office:value-type="float" office:value="7.37946843364379" calcext:value-type="float">
            <text:p>7.37946843364379</text:p>
          </table:table-cell>
          <table:table-cell table:formula="of:=[.C144]^2*[.J144]" office:value-type="float" office:value="841.51187077596" calcext:value-type="float">
            <text:p>841.51187077596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114.868139700641" calcext:value-type="float">
            <text:p>114.87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747" calcext:value-type="float">
            <text:p>0.07</text:p>
          </table:table-cell>
          <table:table-cell table:style-name="ce2" table:formula="of:=[.C145]-[.C144]" office:value-type="float" office:value="0.833927298645747" calcext:value-type="float">
            <text:p>0.83</text:p>
          </table:table-cell>
          <table:table-cell table:formula="of:=[.D145]*[.F145]" office:value-type="float" office:value="0" calcext:value-type="float">
            <text:p>0</text:p>
          </table:table-cell>
          <table:table-cell table:formula="of:=[.G145]*[.C145]" office:value-type="float" office:value="0" calcext:value-type="float">
            <text:p>0</text:p>
          </table:table-cell>
          <table:table-cell table:formula="of:=[.C145]^2*[.H145]" office:value-type="float" office:value="0" calcext:value-type="float">
            <text:p>0</text:p>
          </table:table-cell>
          <table:table-cell table:formula="of:=[.E145]*[.F145]" office:value-type="float" office:value="0.0622943692088373" calcext:value-type="float">
            <text:p>0.0622943692088373</text:p>
          </table:table-cell>
          <table:table-cell table:formula="of:=[.C145]*[.J145]" office:value-type="float" office:value="7.15563830484403" calcext:value-type="float">
            <text:p>7.15563830484403</text:p>
          </table:table-cell>
          <table:table-cell table:formula="of:=[.C145]^2*[.J145]" office:value-type="float" office:value="821.954860448082" calcext:value-type="float">
            <text:p>821.954860448082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115.702066999287" calcext:value-type="float">
            <text:p>115.70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754" calcext:value-type="float">
            <text:p>0.08</text:p>
          </table:table-cell>
          <table:table-cell table:style-name="ce2" table:formula="of:=[.C146]-[.C145]" office:value-type="float" office:value="0.833927298645747" calcext:value-type="float">
            <text:p>0.83</text:p>
          </table:table-cell>
          <table:table-cell table:formula="of:=[.D146]*[.F146]" office:value-type="float" office:value="0" calcext:value-type="float">
            <text:p>0</text:p>
          </table:table-cell>
          <table:table-cell table:formula="of:=[.G146]*[.C146]" office:value-type="float" office:value="0" calcext:value-type="float">
            <text:p>0</text:p>
          </table:table-cell>
          <table:table-cell table:formula="of:=[.C146]^2*[.H146]" office:value-type="float" office:value="0" calcext:value-type="float">
            <text:p>0</text:p>
          </table:table-cell>
          <table:table-cell table:formula="of:=[.E146]*[.F146]" office:value-type="float" office:value="0.0628781183178893" calcext:value-type="float">
            <text:p>0.0628781183178893</text:p>
          </table:table-cell>
          <table:table-cell table:formula="of:=[.C146]*[.J146]" office:value-type="float" office:value="7.27512825840553" calcext:value-type="float">
            <text:p>7.27512825840553</text:p>
          </table:table-cell>
          <table:table-cell table:formula="of:=[.C146]^2*[.J146]" office:value-type="float" office:value="841.747377182442" calcext:value-type="float">
            <text:p>841.747377182442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116.514611546686" calcext:value-type="float">
            <text:p>116.5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725" calcext:value-type="float">
            <text:p>0.07</text:p>
          </table:table-cell>
          <table:table-cell table:style-name="ce2" table:formula="of:=[.C147]-[.C146]" office:value-type="float" office:value="0.812544547398446" calcext:value-type="float">
            <text:p>0.81</text:p>
          </table:table-cell>
          <table:table-cell table:formula="of:=[.D147]*[.F147]" office:value-type="float" office:value="0" calcext:value-type="float">
            <text:p>0</text:p>
          </table:table-cell>
          <table:table-cell table:formula="of:=[.G147]*[.C147]" office:value-type="float" office:value="0" calcext:value-type="float">
            <text:p>0</text:p>
          </table:table-cell>
          <table:table-cell table:formula="of:=[.C147]^2*[.H147]" office:value-type="float" office:value="0" calcext:value-type="float">
            <text:p>0</text:p>
          </table:table-cell>
          <table:table-cell table:formula="of:=[.E147]*[.F147]" office:value-type="float" office:value="0.0589094796863873" calcext:value-type="float">
            <text:p>0.0589094796863873</text:p>
          </table:table-cell>
          <table:table-cell table:formula="of:=[.C147]*[.J147]" office:value-type="float" office:value="6.86381514207681" calcext:value-type="float">
            <text:p>6.86381514207681</text:p>
          </table:table-cell>
          <table:table-cell table:formula="of:=[.C147]^2*[.J147]" office:value-type="float" office:value="799.734755007341" calcext:value-type="float">
            <text:p>799.734755007341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117.348538845331" calcext:value-type="float">
            <text:p>117.35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C148]-[.C147]" office:value-type="float" office:value="0.833927298645776" calcext:value-type="float">
            <text:p>0.83</text:p>
          </table:table-cell>
          <table:table-cell table:formula="of:=[.D148]*[.F148]" office:value-type="float" office:value="0" calcext:value-type="float">
            <text:p>0</text:p>
          </table:table-cell>
          <table:table-cell table:formula="of:=[.G148]*[.C148]" office:value-type="float" office:value="0" calcext:value-type="float">
            <text:p>0</text:p>
          </table:table-cell>
          <table:table-cell table:formula="of:=[.C148]^2*[.H148]" office:value-type="float" office:value="0" calcext:value-type="float">
            <text:p>0</text:p>
          </table:table-cell>
          <table:table-cell table:formula="of:=[.E148]*[.F148]" office:value-type="float" office:value="0.0583749109052043" calcext:value-type="float">
            <text:p>0.0583749109052043</text:p>
          </table:table-cell>
          <table:table-cell table:formula="of:=[.C148]*[.J148]" office:value-type="float" office:value="6.85021049995211" calcext:value-type="float">
            <text:p>6.85021049995211</text:p>
          </table:table-cell>
          <table:table-cell table:formula="of:=[.C148]^2*[.J148]" office:value-type="float" office:value="803.862192952324" calcext:value-type="float">
            <text:p>803.862192952324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118.16108339273" calcext:value-type="float">
            <text:p>118.16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709" calcext:value-type="float">
            <text:p>0.07</text:p>
          </table:table-cell>
          <table:table-cell table:style-name="ce2" table:formula="of:=[.C149]-[.C148]" office:value-type="float" office:value="0.812544547398417" calcext:value-type="float">
            <text:p>0.81</text:p>
          </table:table-cell>
          <table:table-cell table:formula="of:=[.D149]*[.F149]" office:value-type="float" office:value="0" calcext:value-type="float">
            <text:p>0</text:p>
          </table:table-cell>
          <table:table-cell table:formula="of:=[.G149]*[.C149]" office:value-type="float" office:value="0" calcext:value-type="float">
            <text:p>0</text:p>
          </table:table-cell>
          <table:table-cell table:formula="of:=[.C149]^2*[.H149]" office:value-type="float" office:value="0" calcext:value-type="float">
            <text:p>0</text:p>
          </table:table-cell>
          <table:table-cell table:formula="of:=[.E149]*[.F149]" office:value-type="float" office:value="0.0576094084105478" calcext:value-type="float">
            <text:p>0.0576094084105478</text:p>
          </table:table-cell>
          <table:table-cell table:formula="of:=[.C149]*[.J149]" office:value-type="float" office:value="6.80719011140458" calcext:value-type="float">
            <text:p>6.80719011140458</text:p>
          </table:table-cell>
          <table:table-cell table:formula="of:=[.C149]^2*[.J149]" office:value-type="float" office:value="804.344958423843" calcext:value-type="float">
            <text:p>804.344958423843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118.952245188881" calcext:value-type="float">
            <text:p>118.95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646" calcext:value-type="float">
            <text:p>0.06</text:p>
          </table:table-cell>
          <table:table-cell table:style-name="ce2" table:formula="of:=[.C150]-[.C149]" office:value-type="float" office:value="0.791161796151087" calcext:value-type="float">
            <text:p>0.79</text:p>
          </table:table-cell>
          <table:table-cell table:formula="of:=[.D150]*[.F150]" office:value-type="float" office:value="0" calcext:value-type="float">
            <text:p>0</text:p>
          </table:table-cell>
          <table:table-cell table:formula="of:=[.G150]*[.C150]" office:value-type="float" office:value="0" calcext:value-type="float">
            <text:p>0</text:p>
          </table:table-cell>
          <table:table-cell table:formula="of:=[.C150]^2*[.H150]" office:value-type="float" office:value="0" calcext:value-type="float">
            <text:p>0</text:p>
          </table:table-cell>
          <table:table-cell table:formula="of:=[.E150]*[.F150]" office:value-type="float" office:value="0.0511090520313602" calcext:value-type="float">
            <text:p>0.0511090520313602</text:p>
          </table:table-cell>
          <table:table-cell table:formula="of:=[.C150]*[.J150]" office:value-type="float" office:value="6.07953648860564" calcext:value-type="float">
            <text:p>6.07953648860564</text:p>
          </table:table-cell>
          <table:table-cell table:formula="of:=[.C150]^2*[.J150]" office:value-type="float" office:value="723.174515027366" calcext:value-type="float">
            <text:p>723.174515027366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119.786172487527" calcext:value-type="float">
            <text:p>119.79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657" calcext:value-type="float">
            <text:p>0.07</text:p>
          </table:table-cell>
          <table:table-cell table:style-name="ce2" table:formula="of:=[.C151]-[.C150]" office:value-type="float" office:value="0.833927298645776" calcext:value-type="float">
            <text:p>0.83</text:p>
          </table:table-cell>
          <table:table-cell table:formula="of:=[.D151]*[.F151]" office:value-type="float" office:value="0" calcext:value-type="float">
            <text:p>0</text:p>
          </table:table-cell>
          <table:table-cell table:formula="of:=[.G151]*[.C151]" office:value-type="float" office:value="0" calcext:value-type="float">
            <text:p>0</text:p>
          </table:table-cell>
          <table:table-cell table:formula="of:=[.C151]^2*[.H151]" office:value-type="float" office:value="0" calcext:value-type="float">
            <text:p>0</text:p>
          </table:table-cell>
          <table:table-cell table:formula="of:=[.E151]*[.F151]" office:value-type="float" office:value="0.0547890235210275" calcext:value-type="float">
            <text:p>0.0547890235210275</text:p>
          </table:table-cell>
          <table:table-cell table:formula="of:=[.C151]*[.J151]" office:value-type="float" office:value="6.56296742191297" calcext:value-type="float">
            <text:p>6.56296742191297</text:p>
          </table:table-cell>
          <table:table-cell table:formula="of:=[.C151]^2*[.J151]" office:value-type="float" office:value="786.152747631288" calcext:value-type="float">
            <text:p>786.15274763128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120.620099786172" calcext:value-type="float">
            <text:p>120.6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636" calcext:value-type="float">
            <text:p>0.06</text:p>
          </table:table-cell>
          <table:table-cell table:style-name="ce2" table:formula="of:=[.C152]-[.C151]" office:value-type="float" office:value="0.833927298645747" calcext:value-type="float">
            <text:p>0.83</text:p>
          </table:table-cell>
          <table:table-cell table:formula="of:=[.D152]*[.F152]" office:value-type="float" office:value="0" calcext:value-type="float">
            <text:p>0</text:p>
          </table:table-cell>
          <table:table-cell table:formula="of:=[.G152]*[.C152]" office:value-type="float" office:value="0" calcext:value-type="float">
            <text:p>0</text:p>
          </table:table-cell>
          <table:table-cell table:formula="of:=[.C152]^2*[.H152]" office:value-type="float" office:value="0" calcext:value-type="float">
            <text:p>0</text:p>
          </table:table-cell>
          <table:table-cell table:formula="of:=[.E152]*[.F152]" office:value-type="float" office:value="0.0530377761938695" calcext:value-type="float">
            <text:p>0.0530377761938695</text:p>
          </table:table-cell>
          <table:table-cell table:formula="of:=[.C152]*[.J152]" office:value-type="float" office:value="6.3974218569412" calcext:value-type="float">
            <text:p>6.3974218569412</text:p>
          </table:table-cell>
          <table:table-cell table:formula="of:=[.C152]^2*[.J152]" office:value-type="float" office:value="771.657662758485" calcext:value-type="float">
            <text:p>771.657662758485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121.475409836066" calcext:value-type="float">
            <text:p>121.48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623" calcext:value-type="float">
            <text:p>0.06</text:p>
          </table:table-cell>
          <table:table-cell table:style-name="ce2" table:formula="of:=[.C153]-[.C152]" office:value-type="float" office:value="0.855310049893106" calcext:value-type="float">
            <text:p>0.86</text:p>
          </table:table-cell>
          <table:table-cell table:formula="of:=[.D153]*[.F153]" office:value-type="float" office:value="0" calcext:value-type="float">
            <text:p>0</text:p>
          </table:table-cell>
          <table:table-cell table:formula="of:=[.G153]*[.C153]" office:value-type="float" office:value="0" calcext:value-type="float">
            <text:p>0</text:p>
          </table:table-cell>
          <table:table-cell table:formula="of:=[.C153]^2*[.H153]" office:value-type="float" office:value="0" calcext:value-type="float">
            <text:p>0</text:p>
          </table:table-cell>
          <table:table-cell table:formula="of:=[.E153]*[.F153]" office:value-type="float" office:value="0.0532858161083405" calcext:value-type="float">
            <text:p>0.0532858161083405</text:p>
          </table:table-cell>
          <table:table-cell table:formula="of:=[.C153]*[.J153]" office:value-type="float" office:value="6.47291635020991" calcext:value-type="float">
            <text:p>6.47291635020991</text:p>
          </table:table-cell>
          <table:table-cell table:formula="of:=[.C153]^2*[.J153]" office:value-type="float" office:value="786.300166476322" calcext:value-type="float">
            <text:p>786.300166476322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122.330719885959" calcext:value-type="float">
            <text:p>122.33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599" calcext:value-type="float">
            <text:p>0.06</text:p>
          </table:table-cell>
          <table:table-cell table:style-name="ce2" table:formula="of:=[.C154]-[.C153]" office:value-type="float" office:value="0.855310049893078" calcext:value-type="float">
            <text:p>0.86</text:p>
          </table:table-cell>
          <table:table-cell table:formula="of:=[.D154]*[.F154]" office:value-type="float" office:value="0" calcext:value-type="float">
            <text:p>0</text:p>
          </table:table-cell>
          <table:table-cell table:formula="of:=[.G154]*[.C154]" office:value-type="float" office:value="0" calcext:value-type="float">
            <text:p>0</text:p>
          </table:table-cell>
          <table:table-cell table:formula="of:=[.C154]^2*[.H154]" office:value-type="float" office:value="0" calcext:value-type="float">
            <text:p>0</text:p>
          </table:table-cell>
          <table:table-cell table:formula="of:=[.E154]*[.F154]" office:value-type="float" office:value="0.0512330719885954" calcext:value-type="float">
            <text:p>0.0512330719885954</text:p>
          </table:table-cell>
          <table:table-cell table:formula="of:=[.C154]*[.J154]" office:value-type="float" office:value="6.26737857833403" calcext:value-type="float">
            <text:p>6.26737857833403</text:p>
          </table:table-cell>
          <table:table-cell table:formula="of:=[.C154]^2*[.J154]" office:value-type="float" office:value="766.692933285441" calcext:value-type="float">
            <text:p>766.692933285441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123.186029935852" calcext:value-type="float">
            <text:p>123.19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584" calcext:value-type="float">
            <text:p>0.06</text:p>
          </table:table-cell>
          <table:table-cell table:style-name="ce2" table:formula="of:=[.C155]-[.C154]" office:value-type="float" office:value="0.855310049893092" calcext:value-type="float">
            <text:p>0.86</text:p>
          </table:table-cell>
          <table:table-cell table:formula="of:=[.D155]*[.F155]" office:value-type="float" office:value="0" calcext:value-type="float">
            <text:p>0</text:p>
          </table:table-cell>
          <table:table-cell table:formula="of:=[.G155]*[.C155]" office:value-type="float" office:value="0" calcext:value-type="float">
            <text:p>0</text:p>
          </table:table-cell>
          <table:table-cell table:formula="of:=[.C155]^2*[.H155]" office:value-type="float" office:value="0" calcext:value-type="float">
            <text:p>0</text:p>
          </table:table-cell>
          <table:table-cell table:formula="of:=[.E155]*[.F155]" office:value-type="float" office:value="0.0499501069137566" calcext:value-type="float">
            <text:p>0.0499501069137566</text:p>
          </table:table-cell>
          <table:table-cell table:formula="of:=[.C155]*[.J155]" office:value-type="float" office:value="6.15315536557703" calcext:value-type="float">
            <text:p>6.15315536557703</text:p>
          </table:table-cell>
          <table:table-cell table:formula="of:=[.C155]^2*[.J155]" office:value-type="float" office:value="757.98278106392" calcext:value-type="float">
            <text:p>757.98278106392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123.99857448325" calcext:value-type="float">
            <text:p>124.00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577" calcext:value-type="float">
            <text:p>0.06</text:p>
          </table:table-cell>
          <table:table-cell table:style-name="ce2" table:formula="of:=[.C156]-[.C155]" office:value-type="float" office:value="0.812544547398431" calcext:value-type="float">
            <text:p>0.81</text:p>
          </table:table-cell>
          <table:table-cell table:formula="of:=[.D156]*[.F156]" office:value-type="float" office:value="0" calcext:value-type="float">
            <text:p>0</text:p>
          </table:table-cell>
          <table:table-cell table:formula="of:=[.G156]*[.C156]" office:value-type="float" office:value="0" calcext:value-type="float">
            <text:p>0</text:p>
          </table:table-cell>
          <table:table-cell table:formula="of:=[.C156]^2*[.H156]" office:value-type="float" office:value="0" calcext:value-type="float">
            <text:p>0</text:p>
          </table:table-cell>
          <table:table-cell table:formula="of:=[.E156]*[.F156]" office:value-type="float" office:value="0.0468838203848895" calcext:value-type="float">
            <text:p>0.0468838203848895</text:p>
          </table:table-cell>
          <table:table-cell table:formula="of:=[.C156]*[.J156]" office:value-type="float" office:value="5.81352689405503" calcext:value-type="float">
            <text:p>5.81352689405503</text:p>
          </table:table-cell>
          <table:table-cell table:formula="of:=[.C156]^2*[.J156]" office:value-type="float" office:value="720.86904758286" calcext:value-type="float">
            <text:p>720.86904758286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124.832501781896" calcext:value-type="float">
            <text:p>124.83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565" calcext:value-type="float">
            <text:p>0.06</text:p>
          </table:table-cell>
          <table:table-cell table:style-name="ce2" table:formula="of:=[.C157]-[.C156]" office:value-type="float" office:value="0.833927298645762" calcext:value-type="float">
            <text:p>0.83</text:p>
          </table:table-cell>
          <table:table-cell table:formula="of:=[.D157]*[.F157]" office:value-type="float" office:value="0" calcext:value-type="float">
            <text:p>0</text:p>
          </table:table-cell>
          <table:table-cell table:formula="of:=[.G157]*[.C157]" office:value-type="float" office:value="0" calcext:value-type="float">
            <text:p>0</text:p>
          </table:table-cell>
          <table:table-cell table:formula="of:=[.C157]^2*[.H157]" office:value-type="float" office:value="0" calcext:value-type="float">
            <text:p>0</text:p>
          </table:table-cell>
          <table:table-cell table:formula="of:=[.E157]*[.F157]" office:value-type="float" office:value="0.0471168923734856" calcext:value-type="float">
            <text:p>0.0471168923734856</text:p>
          </table:table-cell>
          <table:table-cell table:formula="of:=[.C157]*[.J157]" office:value-type="float" office:value="5.88171955117054" calcext:value-type="float">
            <text:p>5.88171955117054</text:p>
          </table:table-cell>
          <table:table-cell table:formula="of:=[.C157]^2*[.J157]" office:value-type="float" office:value="734.229766352109" calcext:value-type="float">
            <text:p>734.229766352109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125.666429080542" calcext:value-type="float">
            <text:p>125.67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548" calcext:value-type="float">
            <text:p>0.05</text:p>
          </table:table-cell>
          <table:table-cell table:style-name="ce2" table:formula="of:=[.C158]-[.C157]" office:value-type="float" office:value="0.833927298645747" calcext:value-type="float">
            <text:p>0.83</text:p>
          </table:table-cell>
          <table:table-cell table:formula="of:=[.D158]*[.F158]" office:value-type="float" office:value="0" calcext:value-type="float">
            <text:p>0</text:p>
          </table:table-cell>
          <table:table-cell table:formula="of:=[.G158]*[.C158]" office:value-type="float" office:value="0" calcext:value-type="float">
            <text:p>0</text:p>
          </table:table-cell>
          <table:table-cell table:formula="of:=[.C158]^2*[.H158]" office:value-type="float" office:value="0" calcext:value-type="float">
            <text:p>0</text:p>
          </table:table-cell>
          <table:table-cell table:formula="of:=[.E158]*[.F158]" office:value-type="float" office:value="0.0456992159657869" calcext:value-type="float">
            <text:p>0.0456992159657869</text:p>
          </table:table-cell>
          <table:table-cell table:formula="of:=[.C158]*[.J158]" office:value-type="float" office:value="5.74285728220094" calcext:value-type="float">
            <text:p>5.74285728220094</text:p>
          </table:table-cell>
          <table:table-cell table:formula="of:=[.C158]^2*[.J158]" office:value-type="float" office:value="721.684367373378" calcext:value-type="float">
            <text:p>721.68436737337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126.521739130435" calcext:value-type="float">
            <text:p>126.5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541" calcext:value-type="float">
            <text:p>0.05</text:p>
          </table:table-cell>
          <table:table-cell table:style-name="ce2" table:formula="of:=[.C159]-[.C158]" office:value-type="float" office:value="0.855310049893078" calcext:value-type="float">
            <text:p>0.86</text:p>
          </table:table-cell>
          <table:table-cell table:formula="of:=[.D159]*[.F159]" office:value-type="float" office:value="0" calcext:value-type="float">
            <text:p>0</text:p>
          </table:table-cell>
          <table:table-cell table:formula="of:=[.G159]*[.C159]" office:value-type="float" office:value="0" calcext:value-type="float">
            <text:p>0</text:p>
          </table:table-cell>
          <table:table-cell table:formula="of:=[.C159]^2*[.H159]" office:value-type="float" office:value="0" calcext:value-type="float">
            <text:p>0</text:p>
          </table:table-cell>
          <table:table-cell table:formula="of:=[.E159]*[.F159]" office:value-type="float" office:value="0.0462722736992155" calcext:value-type="float">
            <text:p>0.0462722736992155</text:p>
          </table:table-cell>
          <table:table-cell table:formula="of:=[.C159]*[.J159]" office:value-type="float" office:value="5.85444854194424" calcext:value-type="float">
            <text:p>5.85444854194424</text:p>
          </table:table-cell>
          <table:table-cell table:formula="of:=[.C159]^2*[.J159]" office:value-type="float" office:value="740.715011176424" calcext:value-type="float">
            <text:p>740.715011176424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127.377049180328" calcext:value-type="float">
            <text:p>127.38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516" calcext:value-type="float">
            <text:p>0.05</text:p>
          </table:table-cell>
          <table:table-cell table:style-name="ce2" table:formula="of:=[.C160]-[.C159]" office:value-type="float" office:value="0.855310049893106" calcext:value-type="float">
            <text:p>0.86</text:p>
          </table:table-cell>
          <table:table-cell table:formula="of:=[.D160]*[.F160]" office:value-type="float" office:value="0" calcext:value-type="float">
            <text:p>0</text:p>
          </table:table-cell>
          <table:table-cell table:formula="of:=[.G160]*[.C160]" office:value-type="float" office:value="0" calcext:value-type="float">
            <text:p>0</text:p>
          </table:table-cell>
          <table:table-cell table:formula="of:=[.C160]^2*[.H160]" office:value-type="float" office:value="0" calcext:value-type="float">
            <text:p>0</text:p>
          </table:table-cell>
          <table:table-cell table:formula="of:=[.E160]*[.F160]" office:value-type="float" office:value="0.0441339985744843" calcext:value-type="float">
            <text:p>0.0441339985744843</text:p>
          </table:table-cell>
          <table:table-cell table:formula="of:=[.C160]*[.J160]" office:value-type="float" office:value="5.62165850694661" calcext:value-type="float">
            <text:p>5.62165850694661</text:p>
          </table:table-cell>
          <table:table-cell table:formula="of:=[.C160]^2*[.J160]" office:value-type="float" office:value="716.070272114347" calcext:value-type="float">
            <text:p>716.070272114347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128.210976478974" calcext:value-type="float">
            <text:p>128.2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51" calcext:value-type="float">
            <text:p>0.05</text:p>
          </table:table-cell>
          <table:table-cell table:style-name="ce2" table:formula="of:=[.C161]-[.C160]" office:value-type="float" office:value="0.833927298645762" calcext:value-type="float">
            <text:p>0.83</text:p>
          </table:table-cell>
          <table:table-cell table:formula="of:=[.D161]*[.F161]" office:value-type="float" office:value="0" calcext:value-type="float">
            <text:p>0</text:p>
          </table:table-cell>
          <table:table-cell table:formula="of:=[.G161]*[.C161]" office:value-type="float" office:value="0" calcext:value-type="float">
            <text:p>0</text:p>
          </table:table-cell>
          <table:table-cell table:formula="of:=[.C161]^2*[.H161]" office:value-type="float" office:value="0" calcext:value-type="float">
            <text:p>0</text:p>
          </table:table-cell>
          <table:table-cell table:formula="of:=[.E161]*[.F161]" office:value-type="float" office:value="0.0425302922309339" calcext:value-type="float">
            <text:p>0.0425302922309339</text:p>
          </table:table-cell>
          <table:table-cell table:formula="of:=[.C161]*[.J161]" office:value-type="float" office:value="5.45285029686415" calcext:value-type="float">
            <text:p>5.45285029686415</text:p>
          </table:table-cell>
          <table:table-cell table:formula="of:=[.C161]^2*[.J161]" office:value-type="float" office:value="699.115261154616" calcext:value-type="float">
            <text:p>699.115261154616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129.044903777619" calcext:value-type="float">
            <text:p>129.04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489" calcext:value-type="float">
            <text:p>0.05</text:p>
          </table:table-cell>
          <table:table-cell table:style-name="ce2" table:formula="of:=[.C162]-[.C161]" office:value-type="float" office:value="0.833927298645762" calcext:value-type="float">
            <text:p>0.83</text:p>
          </table:table-cell>
          <table:table-cell table:formula="of:=[.D162]*[.F162]" office:value-type="float" office:value="0" calcext:value-type="float">
            <text:p>0</text:p>
          </table:table-cell>
          <table:table-cell table:formula="of:=[.G162]*[.C162]" office:value-type="float" office:value="0" calcext:value-type="float">
            <text:p>0</text:p>
          </table:table-cell>
          <table:table-cell table:formula="of:=[.C162]^2*[.H162]" office:value-type="float" office:value="0" calcext:value-type="float">
            <text:p>0</text:p>
          </table:table-cell>
          <table:table-cell table:formula="of:=[.E162]*[.F162]" office:value-type="float" office:value="0.0407790449037778" calcext:value-type="float">
            <text:p>0.0407790449037778</text:p>
          </table:table-cell>
          <table:table-cell table:formula="of:=[.C162]*[.J162]" office:value-type="float" office:value="5.26232792575121" calcext:value-type="float">
            <text:p>5.26232792575121</text:p>
          </table:table-cell>
          <table:table-cell table:formula="of:=[.C162]^2*[.J162]" office:value-type="float" office:value="679.076600824842" calcext:value-type="float">
            <text:p>679.076600824842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129.857448325018" calcext:value-type="float">
            <text:p>129.86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476" calcext:value-type="float">
            <text:p>0.05</text:p>
          </table:table-cell>
          <table:table-cell table:style-name="ce2" table:formula="of:=[.C163]-[.C162]" office:value-type="float" office:value="0.812544547398431" calcext:value-type="float">
            <text:p>0.81</text:p>
          </table:table-cell>
          <table:table-cell table:formula="of:=[.D163]*[.F163]" office:value-type="float" office:value="0" calcext:value-type="float">
            <text:p>0</text:p>
          </table:table-cell>
          <table:table-cell table:formula="of:=[.G163]*[.C163]" office:value-type="float" office:value="0" calcext:value-type="float">
            <text:p>0</text:p>
          </table:table-cell>
          <table:table-cell table:formula="of:=[.C163]^2*[.H163]" office:value-type="float" office:value="0" calcext:value-type="float">
            <text:p>0</text:p>
          </table:table-cell>
          <table:table-cell table:formula="of:=[.E163]*[.F163]" office:value-type="float" office:value="0.0386771204561653" calcext:value-type="float">
            <text:p>0.0386771204561653</text:p>
          </table:table-cell>
          <table:table-cell table:formula="of:=[.C163]*[.J163]" office:value-type="float" office:value="5.02251217099698" calcext:value-type="float">
            <text:p>5.02251217099698</text:p>
          </table:table-cell>
          <table:table-cell table:formula="of:=[.C163]^2*[.J163]" office:value-type="float" office:value="652.210614707015" calcext:value-type="float">
            <text:p>652.210614707015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130.648610121169" calcext:value-type="float">
            <text:p>130.65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458" calcext:value-type="float">
            <text:p>0.05</text:p>
          </table:table-cell>
          <table:table-cell table:style-name="ce2" table:formula="of:=[.C164]-[.C163]" office:value-type="float" office:value="0.791161796151101" calcext:value-type="float">
            <text:p>0.79</text:p>
          </table:table-cell>
          <table:table-cell table:formula="of:=[.D164]*[.F164]" office:value-type="float" office:value="0" calcext:value-type="float">
            <text:p>0</text:p>
          </table:table-cell>
          <table:table-cell table:formula="of:=[.G164]*[.C164]" office:value-type="float" office:value="0" calcext:value-type="float">
            <text:p>0</text:p>
          </table:table-cell>
          <table:table-cell table:formula="of:=[.C164]^2*[.H164]" office:value-type="float" office:value="0" calcext:value-type="float">
            <text:p>0</text:p>
          </table:table-cell>
          <table:table-cell table:formula="of:=[.E164]*[.F164]" office:value-type="float" office:value="0.0362352102637204" calcext:value-type="float">
            <text:p>0.0362352102637204</text:p>
          </table:table-cell>
          <table:table-cell table:formula="of:=[.C164]*[.J164]" office:value-type="float" office:value="4.73407985840339" calcext:value-type="float">
            <text:p>4.73407985840339</text:p>
          </table:table-cell>
          <table:table-cell table:formula="of:=[.C164]^2*[.J164]" office:value-type="float" office:value="618.500953703024" calcext:value-type="float">
            <text:p>618.500953703024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131.43977191732" calcext:value-type="float">
            <text:p>131.44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456" calcext:value-type="float">
            <text:p>0.05</text:p>
          </table:table-cell>
          <table:table-cell table:style-name="ce2" table:formula="of:=[.C165]-[.C164]" office:value-type="float" office:value="0.791161796151101" calcext:value-type="float">
            <text:p>0.79</text:p>
          </table:table-cell>
          <table:table-cell table:formula="of:=[.D165]*[.F165]" office:value-type="float" office:value="0" calcext:value-type="float">
            <text:p>0</text:p>
          </table:table-cell>
          <table:table-cell table:formula="of:=[.G165]*[.C165]" office:value-type="float" office:value="0" calcext:value-type="float">
            <text:p>0</text:p>
          </table:table-cell>
          <table:table-cell table:formula="of:=[.C165]^2*[.H165]" office:value-type="float" office:value="0" calcext:value-type="float">
            <text:p>0</text:p>
          </table:table-cell>
          <table:table-cell table:formula="of:=[.E165]*[.F165]" office:value-type="float" office:value="0.0360769779044902" calcext:value-type="float">
            <text:p>0.0360769779044902</text:p>
          </table:table-cell>
          <table:table-cell table:formula="of:=[.C165]*[.J165]" office:value-type="float" office:value="4.74194974723239" calcext:value-type="float">
            <text:p>4.74194974723239</text:p>
          </table:table-cell>
          <table:table-cell table:formula="of:=[.C165]^2*[.J165]" office:value-type="float" office:value="623.280793219618" calcext:value-type="float">
            <text:p>623.28079321961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132.252316464718" calcext:value-type="float">
            <text:p>132.25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464" calcext:value-type="float">
            <text:p>0.05</text:p>
          </table:table-cell>
          <table:table-cell table:style-name="ce2" table:formula="of:=[.C166]-[.C165]" office:value-type="float" office:value="0.812544547398403" calcext:value-type="float">
            <text:p>0.81</text:p>
          </table:table-cell>
          <table:table-cell table:formula="of:=[.D166]*[.F166]" office:value-type="float" office:value="0" calcext:value-type="float">
            <text:p>0</text:p>
          </table:table-cell>
          <table:table-cell table:formula="of:=[.G166]*[.C166]" office:value-type="float" office:value="0" calcext:value-type="float">
            <text:p>0</text:p>
          </table:table-cell>
          <table:table-cell table:formula="of:=[.C166]^2*[.H166]" office:value-type="float" office:value="0" calcext:value-type="float">
            <text:p>0</text:p>
          </table:table-cell>
          <table:table-cell table:formula="of:=[.E166]*[.F166]" office:value-type="float" office:value="0.0377020669992859" calcext:value-type="float">
            <text:p>0.0377020669992859</text:p>
          </table:table-cell>
          <table:table-cell table:formula="of:=[.C166]*[.J166]" office:value-type="float" office:value="4.98618569616356" calcext:value-type="float">
            <text:p>4.98618569616356</text:p>
          </table:table-cell>
          <table:table-cell table:formula="of:=[.C166]^2*[.J166]" office:value-type="float" office:value="659.434608640873" calcext:value-type="float">
            <text:p>659.434608640873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133.086243763364" calcext:value-type="float">
            <text:p>133.09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439" calcext:value-type="float">
            <text:p>0.04</text:p>
          </table:table-cell>
          <table:table-cell table:style-name="ce2" table:formula="of:=[.C167]-[.C166]" office:value-type="float" office:value="0.83392729864579" calcext:value-type="float">
            <text:p>0.83</text:p>
          </table:table-cell>
          <table:table-cell table:formula="of:=[.D167]*[.F167]" office:value-type="float" office:value="0" calcext:value-type="float">
            <text:p>0</text:p>
          </table:table-cell>
          <table:table-cell table:formula="of:=[.G167]*[.C167]" office:value-type="float" office:value="0" calcext:value-type="float">
            <text:p>0</text:p>
          </table:table-cell>
          <table:table-cell table:formula="of:=[.C167]^2*[.H167]" office:value-type="float" office:value="0" calcext:value-type="float">
            <text:p>0</text:p>
          </table:table-cell>
          <table:table-cell table:formula="of:=[.E167]*[.F167]" office:value-type="float" office:value="0.0366094084105502" calcext:value-type="float">
            <text:p>0.0366094084105502</text:p>
          </table:table-cell>
          <table:table-cell table:formula="of:=[.C167]*[.J167]" office:value-type="float" office:value="4.87220865175903" calcext:value-type="float">
            <text:p>4.87220865175903</text:p>
          </table:table-cell>
          <table:table-cell table:formula="of:=[.C167]^2*[.J167]" office:value-type="float" office:value="648.423948293973" calcext:value-type="float">
            <text:p>648.423948293973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133.92017106201" calcext:value-type="float">
            <text:p>133.9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427" calcext:value-type="float">
            <text:p>0.04</text:p>
          </table:table-cell>
          <table:table-cell table:style-name="ce2" table:formula="of:=[.C168]-[.C167]" office:value-type="float" office:value="0.833927298645733" calcext:value-type="float">
            <text:p>0.83</text:p>
          </table:table-cell>
          <table:table-cell table:formula="of:=[.D168]*[.F168]" office:value-type="float" office:value="0" calcext:value-type="float">
            <text:p>0</text:p>
          </table:table-cell>
          <table:table-cell table:formula="of:=[.G168]*[.C168]" office:value-type="float" office:value="0" calcext:value-type="float">
            <text:p>0</text:p>
          </table:table-cell>
          <table:table-cell table:formula="of:=[.C168]^2*[.H168]" office:value-type="float" office:value="0" calcext:value-type="float">
            <text:p>0</text:p>
          </table:table-cell>
          <table:table-cell table:formula="of:=[.E168]*[.F168]" office:value-type="float" office:value="0.0356086956521728" calcext:value-type="float">
            <text:p>0.0356086956521728</text:p>
          </table:table-cell>
          <table:table-cell table:formula="of:=[.C168]*[.J168]" office:value-type="float" office:value="4.76872261303403" calcext:value-type="float">
            <text:p>4.76872261303403</text:p>
          </table:table-cell>
          <table:table-cell table:formula="of:=[.C168]^2*[.J168]" office:value-type="float" office:value="638.628148084793" calcext:value-type="float">
            <text:p>638.628148084793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134.754098360656" calcext:value-type="float">
            <text:p>134.75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432" calcext:value-type="float">
            <text:p>0.04</text:p>
          </table:table-cell>
          <table:table-cell table:style-name="ce2" table:formula="of:=[.C169]-[.C168]" office:value-type="float" office:value="0.83392729864579" calcext:value-type="float">
            <text:p>0.83</text:p>
          </table:table-cell>
          <table:table-cell table:formula="of:=[.D169]*[.F169]" office:value-type="float" office:value="0" calcext:value-type="float">
            <text:p>0</text:p>
          </table:table-cell>
          <table:table-cell table:formula="of:=[.G169]*[.C169]" office:value-type="float" office:value="0" calcext:value-type="float">
            <text:p>0</text:p>
          </table:table-cell>
          <table:table-cell table:formula="of:=[.C169]^2*[.H169]" office:value-type="float" office:value="0" calcext:value-type="float">
            <text:p>0</text:p>
          </table:table-cell>
          <table:table-cell table:formula="of:=[.E169]*[.F169]" office:value-type="float" office:value="0.0360256593014981" calcext:value-type="float">
            <text:p>0.0360256593014981</text:p>
          </table:table-cell>
          <table:table-cell table:formula="of:=[.C169]*[.J169]" office:value-type="float" office:value="4.85460523702156" calcext:value-type="float">
            <text:p>4.85460523702156</text:p>
          </table:table-cell>
          <table:table-cell table:formula="of:=[.C169]^2*[.J169]" office:value-type="float" office:value="654.177951611759" calcext:value-type="float">
            <text:p>654.177951611759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135.609408410549" calcext:value-type="float">
            <text:p>135.6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412" calcext:value-type="float">
            <text:p>0.04</text:p>
          </table:table-cell>
          <table:table-cell table:style-name="ce2" table:formula="of:=[.C170]-[.C169]" office:value-type="float" office:value="0.855310049893063" calcext:value-type="float">
            <text:p>0.86</text:p>
          </table:table-cell>
          <table:table-cell table:formula="of:=[.D170]*[.F170]" office:value-type="float" office:value="0" calcext:value-type="float">
            <text:p>0</text:p>
          </table:table-cell>
          <table:table-cell table:formula="of:=[.G170]*[.C170]" office:value-type="float" office:value="0" calcext:value-type="float">
            <text:p>0</text:p>
          </table:table-cell>
          <table:table-cell table:formula="of:=[.C170]^2*[.H170]" office:value-type="float" office:value="0" calcext:value-type="float">
            <text:p>0</text:p>
          </table:table-cell>
          <table:table-cell table:formula="of:=[.E170]*[.F170]" office:value-type="float" office:value="0.0352387740555942" calcext:value-type="float">
            <text:p>0.0352387740555942</text:p>
          </table:table-cell>
          <table:table-cell table:formula="of:=[.C170]*[.J170]" office:value-type="float" office:value="4.77870930279213" calcext:value-type="float">
            <text:p>4.77870930279213</text:p>
          </table:table-cell>
          <table:table-cell table:formula="of:=[.C170]^2*[.J170]" office:value-type="float" office:value="648.037941517628" calcext:value-type="float">
            <text:p>648.03794151762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136.464718460442" calcext:value-type="float">
            <text:p>136.46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399" calcext:value-type="float">
            <text:p>0.04</text:p>
          </table:table-cell>
          <table:table-cell table:style-name="ce2" table:formula="of:=[.C171]-[.C170]" office:value-type="float" office:value="0.855310049893092" calcext:value-type="float">
            <text:p>0.86</text:p>
          </table:table-cell>
          <table:table-cell table:formula="of:=[.D171]*[.F171]" office:value-type="float" office:value="0" calcext:value-type="float">
            <text:p>0</text:p>
          </table:table-cell>
          <table:table-cell table:formula="of:=[.G171]*[.C171]" office:value-type="float" office:value="0" calcext:value-type="float">
            <text:p>0</text:p>
          </table:table-cell>
          <table:table-cell table:formula="of:=[.C171]^2*[.H171]" office:value-type="float" office:value="0" calcext:value-type="float">
            <text:p>0</text:p>
          </table:table-cell>
          <table:table-cell table:formula="of:=[.E171]*[.F171]" office:value-type="float" office:value="0.0341268709907344" calcext:value-type="float">
            <text:p>0.0341268709907344</text:p>
          </table:table-cell>
          <table:table-cell table:formula="of:=[.C171]*[.J171]" office:value-type="float" office:value="4.65711384168639" calcext:value-type="float">
            <text:p>4.65711384168639</text:p>
          </table:table-cell>
          <table:table-cell table:formula="of:=[.C171]^2*[.J171]" office:value-type="float" office:value="635.531729243961" calcext:value-type="float">
            <text:p>635.531729243961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137.320028510335" calcext:value-type="float">
            <text:p>137.3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383" calcext:value-type="float">
            <text:p>0.04</text:p>
          </table:table-cell>
          <table:table-cell table:style-name="ce2" table:formula="of:=[.C172]-[.C171]" office:value-type="float" office:value="0.855310049893092" calcext:value-type="float">
            <text:p>0.86</text:p>
          </table:table-cell>
          <table:table-cell table:formula="of:=[.D172]*[.F172]" office:value-type="float" office:value="0" calcext:value-type="float">
            <text:p>0</text:p>
          </table:table-cell>
          <table:table-cell table:formula="of:=[.G172]*[.C172]" office:value-type="float" office:value="0" calcext:value-type="float">
            <text:p>0</text:p>
          </table:table-cell>
          <table:table-cell table:formula="of:=[.C172]^2*[.H172]" office:value-type="float" office:value="0" calcext:value-type="float">
            <text:p>0</text:p>
          </table:table-cell>
          <table:table-cell table:formula="of:=[.E172]*[.F172]" office:value-type="float" office:value="0.0327583749109054" calcext:value-type="float">
            <text:p>0.0327583749109054</text:p>
          </table:table-cell>
          <table:table-cell table:formula="of:=[.C172]*[.J172]" office:value-type="float" office:value="4.49838097671778" calcext:value-type="float">
            <text:p>4.49838097671778</text:p>
          </table:table-cell>
          <table:table-cell table:formula="of:=[.C172]^2*[.J172]" office:value-type="float" office:value="617.717803973234" calcext:value-type="float">
            <text:p>617.717803973234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138.153955808981" calcext:value-type="float">
            <text:p>138.15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381" calcext:value-type="float">
            <text:p>0.04</text:p>
          </table:table-cell>
          <table:table-cell table:style-name="ce2" table:formula="of:=[.C173]-[.C172]" office:value-type="float" office:value="0.833927298645762" calcext:value-type="float">
            <text:p>0.83</text:p>
          </table:table-cell>
          <table:table-cell table:formula="of:=[.D173]*[.F173]" office:value-type="float" office:value="0" calcext:value-type="float">
            <text:p>0</text:p>
          </table:table-cell>
          <table:table-cell table:formula="of:=[.G173]*[.C173]" office:value-type="float" office:value="0" calcext:value-type="float">
            <text:p>0</text:p>
          </table:table-cell>
          <table:table-cell table:formula="of:=[.C173]^2*[.H173]" office:value-type="float" office:value="0" calcext:value-type="float">
            <text:p>0</text:p>
          </table:table-cell>
          <table:table-cell table:formula="of:=[.E173]*[.F173]" office:value-type="float" office:value="0.0317726300784035" calcext:value-type="float">
            <text:p>0.0317726300784035</text:p>
          </table:table-cell>
          <table:table-cell table:formula="of:=[.C173]*[.J173]" office:value-type="float" office:value="4.38951453178686" calcext:value-type="float">
            <text:p>4.38951453178686</text:p>
          </table:table-cell>
          <table:table-cell table:formula="of:=[.C173]^2*[.J173]" office:value-type="float" office:value="606.428796647362" calcext:value-type="float">
            <text:p>606.428796647362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139.009265858874" calcext:value-type="float">
            <text:p>139.0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378" calcext:value-type="float">
            <text:p>0.04</text:p>
          </table:table-cell>
          <table:table-cell table:style-name="ce2" table:formula="of:=[.C174]-[.C173]" office:value-type="float" office:value="0.855310049893092" calcext:value-type="float">
            <text:p>0.86</text:p>
          </table:table-cell>
          <table:table-cell table:formula="of:=[.D174]*[.F174]" office:value-type="float" office:value="0" calcext:value-type="float">
            <text:p>0</text:p>
          </table:table-cell>
          <table:table-cell table:formula="of:=[.G174]*[.C174]" office:value-type="float" office:value="0" calcext:value-type="float">
            <text:p>0</text:p>
          </table:table-cell>
          <table:table-cell table:formula="of:=[.C174]^2*[.H174]" office:value-type="float" office:value="0" calcext:value-type="float">
            <text:p>0</text:p>
          </table:table-cell>
          <table:table-cell table:formula="of:=[.E174]*[.F174]" office:value-type="float" office:value="0.0323307198859589" calcext:value-type="float">
            <text:p>0.0323307198859589</text:p>
          </table:table-cell>
          <table:table-cell table:formula="of:=[.C174]*[.J174]" office:value-type="float" office:value="4.49426963603604" calcext:value-type="float">
            <text:p>4.49426963603604</text:p>
          </table:table-cell>
          <table:table-cell table:formula="of:=[.C174]^2*[.J174]" office:value-type="float" office:value="624.745122677199" calcext:value-type="float">
            <text:p>624.745122677199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139.821810406272" calcext:value-type="float">
            <text:p>139.8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373" calcext:value-type="float">
            <text:p>0.04</text:p>
          </table:table-cell>
          <table:table-cell table:style-name="ce2" table:formula="of:=[.C175]-[.C174]" office:value-type="float" office:value="0.812544547398403" calcext:value-type="float">
            <text:p>0.81</text:p>
          </table:table-cell>
          <table:table-cell table:formula="of:=[.D175]*[.F175]" office:value-type="float" office:value="0" calcext:value-type="float">
            <text:p>0</text:p>
          </table:table-cell>
          <table:table-cell table:formula="of:=[.G175]*[.C175]" office:value-type="float" office:value="0" calcext:value-type="float">
            <text:p>0</text:p>
          </table:table-cell>
          <table:table-cell table:formula="of:=[.C175]^2*[.H175]" office:value-type="float" office:value="0" calcext:value-type="float">
            <text:p>0</text:p>
          </table:table-cell>
          <table:table-cell table:formula="of:=[.E175]*[.F175]" office:value-type="float" office:value="0.0303079116179604" calcext:value-type="float">
            <text:p>0.0303079116179604</text:p>
          </table:table-cell>
          <table:table-cell table:formula="of:=[.C175]*[.J175]" office:value-type="float" office:value="4.23770707205651" calcext:value-type="float">
            <text:p>4.23770707205651</text:p>
          </table:table-cell>
          <table:table-cell table:formula="of:=[.C175]^2*[.J175]" office:value-type="float" office:value="592.523874786404" calcext:value-type="float">
            <text:p>592.523874786404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140.655737704918" calcext:value-type="float">
            <text:p>140.66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36" calcext:value-type="float">
            <text:p>0.04</text:p>
          </table:table-cell>
          <table:table-cell table:style-name="ce2" table:formula="of:=[.C176]-[.C175]" office:value-type="float" office:value="0.83392729864579" calcext:value-type="float">
            <text:p>0.83</text:p>
          </table:table-cell>
          <table:table-cell table:formula="of:=[.D176]*[.F176]" office:value-type="float" office:value="0" calcext:value-type="float">
            <text:p>0</text:p>
          </table:table-cell>
          <table:table-cell table:formula="of:=[.G176]*[.C176]" office:value-type="float" office:value="0" calcext:value-type="float">
            <text:p>0</text:p>
          </table:table-cell>
          <table:table-cell table:formula="of:=[.C176]^2*[.H176]" office:value-type="float" office:value="0" calcext:value-type="float">
            <text:p>0</text:p>
          </table:table-cell>
          <table:table-cell table:formula="of:=[.E176]*[.F176]" office:value-type="float" office:value="0.0300213827512484" calcext:value-type="float">
            <text:p>0.0300213827512484</text:p>
          </table:table-cell>
          <table:table-cell table:formula="of:=[.C176]*[.J176]" office:value-type="float" office:value="4.22267973779855" calcext:value-type="float">
            <text:p>4.22267973779855</text:p>
          </table:table-cell>
          <table:table-cell table:formula="of:=[.C176]^2*[.J176]" office:value-type="float" office:value="593.944133611665" calcext:value-type="float">
            <text:p>593.944133611665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141.489665003564" calcext:value-type="float">
            <text:p>141.49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349" calcext:value-type="float">
            <text:p>0.03</text:p>
          </table:table-cell>
          <table:table-cell table:style-name="ce2" table:formula="of:=[.C177]-[.C176]" office:value-type="float" office:value="0.833927298645733" calcext:value-type="float">
            <text:p>0.83</text:p>
          </table:table-cell>
          <table:table-cell table:formula="of:=[.D177]*[.F177]" office:value-type="float" office:value="0" calcext:value-type="float">
            <text:p>0</text:p>
          </table:table-cell>
          <table:table-cell table:formula="of:=[.G177]*[.C177]" office:value-type="float" office:value="0" calcext:value-type="float">
            <text:p>0</text:p>
          </table:table-cell>
          <table:table-cell table:formula="of:=[.C177]^2*[.H177]" office:value-type="float" office:value="0" calcext:value-type="float">
            <text:p>0</text:p>
          </table:table-cell>
          <table:table-cell table:formula="of:=[.E177]*[.F177]" office:value-type="float" office:value="0.0291040627227361" calcext:value-type="float">
            <text:p>0.0291040627227361</text:p>
          </table:table-cell>
          <table:table-cell table:formula="of:=[.C177]*[.J177]" office:value-type="float" office:value="4.11792408488264" calcext:value-type="float">
            <text:p>4.11792408488264</text:p>
          </table:table-cell>
          <table:table-cell table:formula="of:=[.C177]^2*[.J177]" office:value-type="float" office:value="582.643699280153" calcext:value-type="float">
            <text:p>582.643699280153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142.32359230221" calcext:value-type="float">
            <text:p>142.3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345" calcext:value-type="float">
            <text:p>0.03</text:p>
          </table:table-cell>
          <table:table-cell table:style-name="ce2" table:formula="of:=[.C178]-[.C177]" office:value-type="float" office:value="0.833927298645762" calcext:value-type="float">
            <text:p>0.83</text:p>
          </table:table-cell>
          <table:table-cell table:formula="of:=[.D178]*[.F178]" office:value-type="float" office:value="0" calcext:value-type="float">
            <text:p>0</text:p>
          </table:table-cell>
          <table:table-cell table:formula="of:=[.G178]*[.C178]" office:value-type="float" office:value="0" calcext:value-type="float">
            <text:p>0</text:p>
          </table:table-cell>
          <table:table-cell table:formula="of:=[.C178]^2*[.H178]" office:value-type="float" office:value="0" calcext:value-type="float">
            <text:p>0</text:p>
          </table:table-cell>
          <table:table-cell table:formula="of:=[.E178]*[.F178]" office:value-type="float" office:value="0.0287704918032788" calcext:value-type="float">
            <text:p>0.0287704918032788</text:p>
          </table:table-cell>
          <table:table-cell table:formula="of:=[.C178]*[.J178]" office:value-type="float" office:value="4.09471974574393" calcext:value-type="float">
            <text:p>4.09471974574393</text:p>
          </table:table-cell>
          <table:table-cell table:formula="of:=[.C178]^2*[.J178]" office:value-type="float" office:value="582.775223685067" calcext:value-type="float">
            <text:p>582.775223685067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143.157519600855" calcext:value-type="float">
            <text:p>143.16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34" calcext:value-type="float">
            <text:p>0.03</text:p>
          </table:table-cell>
          <table:table-cell table:style-name="ce2" table:formula="of:=[.C179]-[.C178]" office:value-type="float" office:value="0.83392729864579" calcext:value-type="float">
            <text:p>0.83</text:p>
          </table:table-cell>
          <table:table-cell table:formula="of:=[.D179]*[.F179]" office:value-type="float" office:value="0" calcext:value-type="float">
            <text:p>0</text:p>
          </table:table-cell>
          <table:table-cell table:formula="of:=[.G179]*[.C179]" office:value-type="float" office:value="0" calcext:value-type="float">
            <text:p>0</text:p>
          </table:table-cell>
          <table:table-cell table:formula="of:=[.C179]^2*[.H179]" office:value-type="float" office:value="0" calcext:value-type="float">
            <text:p>0</text:p>
          </table:table-cell>
          <table:table-cell table:formula="of:=[.E179]*[.F179]" office:value-type="float" office:value="0.0283535281539569" calcext:value-type="float">
            <text:p>0.0283535281539569</text:p>
          </table:table-cell>
          <table:table-cell table:formula="of:=[.C179]*[.J179]" office:value-type="float" office:value="4.05902076245347" calcext:value-type="float">
            <text:p>4.05902076245347</text:p>
          </table:table-cell>
          <table:table-cell table:formula="of:=[.C179]^2*[.J179]" office:value-type="float" office:value="581.079344361211" calcext:value-type="float">
            <text:p>581.079344361211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143.970064148254" calcext:value-type="float">
            <text:p>143.97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337" calcext:value-type="float">
            <text:p>0.03</text:p>
          </table:table-cell>
          <table:table-cell table:style-name="ce2" table:formula="of:=[.C180]-[.C179]" office:value-type="float" office:value="0.812544547398403" calcext:value-type="float">
            <text:p>0.81</text:p>
          </table:table-cell>
          <table:table-cell table:formula="of:=[.D180]*[.F180]" office:value-type="float" office:value="0" calcext:value-type="float">
            <text:p>0</text:p>
          </table:table-cell>
          <table:table-cell table:formula="of:=[.G180]*[.C180]" office:value-type="float" office:value="0" calcext:value-type="float">
            <text:p>0</text:p>
          </table:table-cell>
          <table:table-cell table:formula="of:=[.C180]^2*[.H180]" office:value-type="float" office:value="0" calcext:value-type="float">
            <text:p>0</text:p>
          </table:table-cell>
          <table:table-cell table:formula="of:=[.E180]*[.F180]" office:value-type="float" office:value="0.0273827512473262" calcext:value-type="float">
            <text:p>0.0273827512473262</text:p>
          </table:table-cell>
          <table:table-cell table:formula="of:=[.C180]*[.J180]" office:value-type="float" office:value="3.94229645363323" calcext:value-type="float">
            <text:p>3.94229645363323</text:p>
          </table:table-cell>
          <table:table-cell table:formula="of:=[.C180]^2*[.J180]" office:value-type="float" office:value="567.572673321011" calcext:value-type="float">
            <text:p>567.572673321011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144.761225944405" calcext:value-type="float">
            <text:p>144.76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328" calcext:value-type="float">
            <text:p>0.03</text:p>
          </table:table-cell>
          <table:table-cell table:style-name="ce2" table:formula="of:=[.C181]-[.C180]" office:value-type="float" office:value="0.791161796151101" calcext:value-type="float">
            <text:p>0.79</text:p>
          </table:table-cell>
          <table:table-cell table:formula="of:=[.D181]*[.F181]" office:value-type="float" office:value="0" calcext:value-type="float">
            <text:p>0</text:p>
          </table:table-cell>
          <table:table-cell table:formula="of:=[.G181]*[.C181]" office:value-type="float" office:value="0" calcext:value-type="float">
            <text:p>0</text:p>
          </table:table-cell>
          <table:table-cell table:formula="of:=[.C181]^2*[.H181]" office:value-type="float" office:value="0" calcext:value-type="float">
            <text:p>0</text:p>
          </table:table-cell>
          <table:table-cell table:formula="of:=[.E181]*[.F181]" office:value-type="float" office:value="0.0259501069137561" calcext:value-type="float">
            <text:p>0.0259501069137561</text:p>
          </table:table-cell>
          <table:table-cell table:formula="of:=[.C181]*[.J181]" office:value-type="float" office:value="3.75656929022372" calcext:value-type="float">
            <text:p>3.75656929022372</text:p>
          </table:table-cell>
          <table:table-cell table:formula="of:=[.C181]^2*[.J181]" office:value-type="float" office:value="543.805575797888" calcext:value-type="float">
            <text:p>543.80557579788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145.616535994298" calcext:value-type="float">
            <text:p>145.6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256" calcext:value-type="float">
            <text:p>0.03</text:p>
          </table:table-cell>
          <table:table-cell table:style-name="ce2" table:formula="of:=[.C182]-[.C181]" office:value-type="float" office:value="0.855310049893092" calcext:value-type="float">
            <text:p>0.86</text:p>
          </table:table-cell>
          <table:table-cell table:formula="of:=[.D182]*[.F182]" office:value-type="float" office:value="0" calcext:value-type="float">
            <text:p>0</text:p>
          </table:table-cell>
          <table:table-cell table:formula="of:=[.G182]*[.C182]" office:value-type="float" office:value="0" calcext:value-type="float">
            <text:p>0</text:p>
          </table:table-cell>
          <table:table-cell table:formula="of:=[.C182]^2*[.H182]" office:value-type="float" office:value="0" calcext:value-type="float">
            <text:p>0</text:p>
          </table:table-cell>
          <table:table-cell table:formula="of:=[.E182]*[.F182]" office:value-type="float" office:value="0.0218959372772632" calcext:value-type="float">
            <text:p>0.0218959372772632</text:p>
          </table:table-cell>
          <table:table-cell table:formula="of:=[.C182]*[.J182]" office:value-type="float" office:value="3.18841053866348" calcext:value-type="float">
            <text:p>3.18841053866348</text:p>
          </table:table-cell>
          <table:table-cell table:formula="of:=[.C182]^2*[.J182]" office:value-type="float" office:value="464.28529796789" calcext:value-type="float">
            <text:p>464.28529796789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146.514611546686" calcext:value-type="float">
            <text:p>146.5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32" calcext:value-type="float">
            <text:p>0.03</text:p>
          </table:table-cell>
          <table:table-cell table:style-name="ce2" table:formula="of:=[.C183]-[.C182]" office:value-type="float" office:value="0.898075552387752" calcext:value-type="float">
            <text:p>0.90</text:p>
          </table:table-cell>
          <table:table-cell table:formula="of:=[.D183]*[.F183]" office:value-type="float" office:value="0" calcext:value-type="float">
            <text:p>0</text:p>
          </table:table-cell>
          <table:table-cell table:formula="of:=[.G183]*[.C183]" office:value-type="float" office:value="0" calcext:value-type="float">
            <text:p>0</text:p>
          </table:table-cell>
          <table:table-cell table:formula="of:=[.C183]^2*[.H183]" office:value-type="float" office:value="0" calcext:value-type="float">
            <text:p>0</text:p>
          </table:table-cell>
          <table:table-cell table:formula="of:=[.E183]*[.F183]" office:value-type="float" office:value="0.0287384176764081" calcext:value-type="float">
            <text:p>0.0287384176764081</text:p>
          </table:table-cell>
          <table:table-cell table:formula="of:=[.C183]*[.J183]" office:value-type="float" office:value="4.21059810232534" calcext:value-type="float">
            <text:p>4.21059810232534</text:p>
          </table:table-cell>
          <table:table-cell table:formula="of:=[.C183]^2*[.J183]" office:value-type="float" office:value="616.914145341411" calcext:value-type="float">
            <text:p>616.914145341411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147.327156094084" calcext:value-type="float">
            <text:p>147.33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31" calcext:value-type="float">
            <text:p>0.03</text:p>
          </table:table-cell>
          <table:table-cell table:style-name="ce2" table:formula="of:=[.C184]-[.C183]" office:value-type="float" office:value="0.812544547398431" calcext:value-type="float">
            <text:p>0.81</text:p>
          </table:table-cell>
          <table:table-cell table:formula="of:=[.D184]*[.F184]" office:value-type="float" office:value="0" calcext:value-type="float">
            <text:p>0</text:p>
          </table:table-cell>
          <table:table-cell table:formula="of:=[.G184]*[.C184]" office:value-type="float" office:value="0" calcext:value-type="float">
            <text:p>0</text:p>
          </table:table-cell>
          <table:table-cell table:formula="of:=[.C184]^2*[.H184]" office:value-type="float" office:value="0" calcext:value-type="float">
            <text:p>0</text:p>
          </table:table-cell>
          <table:table-cell table:formula="of:=[.E184]*[.F184]" office:value-type="float" office:value="0.0251888809693514" calcext:value-type="float">
            <text:p>0.0251888809693514</text:p>
          </table:table-cell>
          <table:table-cell table:formula="of:=[.C184]*[.J184]" office:value-type="float" office:value="3.71100619840693" calcext:value-type="float">
            <text:p>3.71100619840693</text:p>
          </table:table-cell>
          <table:table-cell table:formula="of:=[.C184]^2*[.J184]" office:value-type="float" office:value="546.731989458811" calcext:value-type="float">
            <text:p>546.731989458811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148.16108339273" calcext:value-type="float">
            <text:p>148.16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307" calcext:value-type="float">
            <text:p>0.03</text:p>
          </table:table-cell>
          <table:table-cell table:style-name="ce2" table:formula="of:=[.C185]-[.C184]" office:value-type="float" office:value="0.833927298645762" calcext:value-type="float">
            <text:p>0.83</text:p>
          </table:table-cell>
          <table:table-cell table:formula="of:=[.D185]*[.F185]" office:value-type="float" office:value="0" calcext:value-type="float">
            <text:p>0</text:p>
          </table:table-cell>
          <table:table-cell table:formula="of:=[.G185]*[.C185]" office:value-type="float" office:value="0" calcext:value-type="float">
            <text:p>0</text:p>
          </table:table-cell>
          <table:table-cell table:formula="of:=[.C185]^2*[.H185]" office:value-type="float" office:value="0" calcext:value-type="float">
            <text:p>0</text:p>
          </table:table-cell>
          <table:table-cell table:formula="of:=[.E185]*[.F185]" office:value-type="float" office:value="0.0256015680684249" calcext:value-type="float">
            <text:p>0.0256015680684249</text:p>
          </table:table-cell>
          <table:table-cell table:formula="of:=[.C185]*[.J185]" office:value-type="float" office:value="3.79315606157055" calcext:value-type="float">
            <text:p>3.79315606157055</text:p>
          </table:table-cell>
          <table:table-cell table:formula="of:=[.C185]^2*[.J185]" office:value-type="float" office:value="561.998111559994" calcext:value-type="float">
            <text:p>561.998111559994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148.995010691376" calcext:value-type="float">
            <text:p>149.00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299" calcext:value-type="float">
            <text:p>0.03</text:p>
          </table:table-cell>
          <table:table-cell table:style-name="ce2" table:formula="of:=[.C186]-[.C185]" office:value-type="float" office:value="0.833927298645762" calcext:value-type="float">
            <text:p>0.83</text:p>
          </table:table-cell>
          <table:table-cell table:formula="of:=[.D186]*[.F186]" office:value-type="float" office:value="0" calcext:value-type="float">
            <text:p>0</text:p>
          </table:table-cell>
          <table:table-cell table:formula="of:=[.G186]*[.C186]" office:value-type="float" office:value="0" calcext:value-type="float">
            <text:p>0</text:p>
          </table:table-cell>
          <table:table-cell table:formula="of:=[.C186]^2*[.H186]" office:value-type="float" office:value="0" calcext:value-type="float">
            <text:p>0</text:p>
          </table:table-cell>
          <table:table-cell table:formula="of:=[.E186]*[.F186]" office:value-type="float" office:value="0.0249344262295083" calcext:value-type="float">
            <text:p>0.0249344262295083</text:p>
          </table:table-cell>
          <table:table-cell table:formula="of:=[.C186]*[.J186]" office:value-type="float" office:value="3.71510510264891" calcext:value-type="float">
            <text:p>3.71510510264891</text:p>
          </table:table-cell>
          <table:table-cell table:formula="of:=[.C186]^2*[.J186]" office:value-type="float" office:value="553.53212448876" calcext:value-type="float">
            <text:p>553.53212448876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149.828937990021" calcext:value-type="float">
            <text:p>149.83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303" calcext:value-type="float">
            <text:p>0.03</text:p>
          </table:table-cell>
          <table:table-cell table:style-name="ce2" table:formula="of:=[.C187]-[.C186]" office:value-type="float" office:value="0.833927298645733" calcext:value-type="float">
            <text:p>0.83</text:p>
          </table:table-cell>
          <table:table-cell table:formula="of:=[.D187]*[.F187]" office:value-type="float" office:value="0" calcext:value-type="float">
            <text:p>0</text:p>
          </table:table-cell>
          <table:table-cell table:formula="of:=[.G187]*[.C187]" office:value-type="float" office:value="0" calcext:value-type="float">
            <text:p>0</text:p>
          </table:table-cell>
          <table:table-cell table:formula="of:=[.C187]^2*[.H187]" office:value-type="float" office:value="0" calcext:value-type="float">
            <text:p>0</text:p>
          </table:table-cell>
          <table:table-cell table:formula="of:=[.E187]*[.F187]" office:value-type="float" office:value="0.0252679971489657" calcext:value-type="float">
            <text:p>0.0252679971489657</text:p>
          </table:table-cell>
          <table:table-cell table:formula="of:=[.C187]*[.J187]" office:value-type="float" office:value="3.78587717796441" calcext:value-type="float">
            <text:p>3.78587717796441</text:p>
          </table:table-cell>
          <table:table-cell table:formula="of:=[.C187]^2*[.J187]" office:value-type="float" office:value="567.233956935065" calcext:value-type="float">
            <text:p>567.233956935065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150.662865288667" calcext:value-type="float">
            <text:p>150.66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287" calcext:value-type="float">
            <text:p>0.03</text:p>
          </table:table-cell>
          <table:table-cell table:style-name="ce2" table:formula="of:=[.C188]-[.C187]" office:value-type="float" office:value="0.83392729864579" calcext:value-type="float">
            <text:p>0.83</text:p>
          </table:table-cell>
          <table:table-cell table:formula="of:=[.D188]*[.F188]" office:value-type="float" office:value="0" calcext:value-type="float">
            <text:p>0</text:p>
          </table:table-cell>
          <table:table-cell table:formula="of:=[.G188]*[.C188]" office:value-type="float" office:value="0" calcext:value-type="float">
            <text:p>0</text:p>
          </table:table-cell>
          <table:table-cell table:formula="of:=[.C188]^2*[.H188]" office:value-type="float" office:value="0" calcext:value-type="float">
            <text:p>0</text:p>
          </table:table-cell>
          <table:table-cell table:formula="of:=[.E188]*[.F188]" office:value-type="float" office:value="0.0239337134711342" calcext:value-type="float">
            <text:p>0.0239337134711342</text:p>
          </table:table-cell>
          <table:table-cell table:formula="of:=[.C188]*[.J188]" office:value-type="float" office:value="3.60592184855904" calcext:value-type="float">
            <text:p>3.60592184855904</text:p>
          </table:table-cell>
          <table:table-cell table:formula="of:=[.C188]^2*[.J188]" office:value-type="float" office:value="543.278517710912" calcext:value-type="float">
            <text:p>543.278517710912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151.496792587313" calcext:value-type="float">
            <text:p>151.50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294" calcext:value-type="float">
            <text:p>0.03</text:p>
          </table:table-cell>
          <table:table-cell table:style-name="ce2" table:formula="of:=[.C189]-[.C188]" office:value-type="float" office:value="0.833927298645762" calcext:value-type="float">
            <text:p>0.83</text:p>
          </table:table-cell>
          <table:table-cell table:formula="of:=[.D189]*[.F189]" office:value-type="float" office:value="0" calcext:value-type="float">
            <text:p>0</text:p>
          </table:table-cell>
          <table:table-cell table:formula="of:=[.G189]*[.C189]" office:value-type="float" office:value="0" calcext:value-type="float">
            <text:p>0</text:p>
          </table:table-cell>
          <table:table-cell table:formula="of:=[.C189]^2*[.H189]" office:value-type="float" office:value="0" calcext:value-type="float">
            <text:p>0</text:p>
          </table:table-cell>
          <table:table-cell table:formula="of:=[.E189]*[.F189]" office:value-type="float" office:value="0.0245174625801854" calcext:value-type="float">
            <text:p>0.0245174625801854</text:p>
          </table:table-cell>
          <table:table-cell table:formula="of:=[.C189]*[.J189]" office:value-type="float" office:value="3.71431694327756" calcext:value-type="float">
            <text:p>3.71431694327756</text:p>
          </table:table-cell>
          <table:table-cell table:formula="of:=[.C189]^2*[.J189]" office:value-type="float" office:value="562.707103559262" calcext:value-type="float">
            <text:p>562.707103559262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152.352102637206" calcext:value-type="float">
            <text:p>152.35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273" calcext:value-type="float">
            <text:p>0.03</text:p>
          </table:table-cell>
          <table:table-cell table:style-name="ce2" table:formula="of:=[.C190]-[.C189]" office:value-type="float" office:value="0.855310049893063" calcext:value-type="float">
            <text:p>0.86</text:p>
          </table:table-cell>
          <table:table-cell table:formula="of:=[.D190]*[.F190]" office:value-type="float" office:value="0" calcext:value-type="float">
            <text:p>0</text:p>
          </table:table-cell>
          <table:table-cell table:formula="of:=[.G190]*[.C190]" office:value-type="float" office:value="0" calcext:value-type="float">
            <text:p>0</text:p>
          </table:table-cell>
          <table:table-cell table:formula="of:=[.C190]^2*[.H190]" office:value-type="float" office:value="0" calcext:value-type="float">
            <text:p>0</text:p>
          </table:table-cell>
          <table:table-cell table:formula="of:=[.E190]*[.F190]" office:value-type="float" office:value="0.0233499643620806" calcext:value-type="float">
            <text:p>0.0233499643620806</text:p>
          </table:table-cell>
          <table:table-cell table:formula="of:=[.C190]*[.J190]" office:value-type="float" office:value="3.55741616706681" calcext:value-type="float">
            <text:p>3.55741616706681</text:p>
          </table:table-cell>
          <table:table-cell table:formula="of:=[.C190]^2*[.J190]" office:value-type="float" office:value="541.979833008219" calcext:value-type="float">
            <text:p>541.979833008219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153.186029935852" calcext:value-type="float">
            <text:p>153.19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268" calcext:value-type="float">
            <text:p>0.03</text:p>
          </table:table-cell>
          <table:table-cell table:style-name="ce2" table:formula="of:=[.C191]-[.C190]" office:value-type="float" office:value="0.833927298645762" calcext:value-type="float">
            <text:p>0.83</text:p>
          </table:table-cell>
          <table:table-cell table:formula="of:=[.D191]*[.F191]" office:value-type="float" office:value="0" calcext:value-type="float">
            <text:p>0</text:p>
          </table:table-cell>
          <table:table-cell table:formula="of:=[.G191]*[.C191]" office:value-type="float" office:value="0" calcext:value-type="float">
            <text:p>0</text:p>
          </table:table-cell>
          <table:table-cell table:formula="of:=[.C191]^2*[.H191]" office:value-type="float" office:value="0" calcext:value-type="float">
            <text:p>0</text:p>
          </table:table-cell>
          <table:table-cell table:formula="of:=[.E191]*[.F191]" office:value-type="float" office:value="0.0223492516037064" calcext:value-type="float">
            <text:p>0.0223492516037064</text:p>
          </table:table-cell>
          <table:table-cell table:formula="of:=[.C191]*[.J191]" office:value-type="float" office:value="3.42359312520926" calcext:value-type="float">
            <text:p>3.42359312520926</text:p>
          </table:table-cell>
          <table:table-cell table:formula="of:=[.C191]^2*[.J191]" office:value-type="float" office:value="524.446638966483" calcext:value-type="float">
            <text:p>524.446638966483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154.126870990734" calcext:value-type="float">
            <text:p>154.13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271" calcext:value-type="float">
            <text:p>0.03</text:p>
          </table:table-cell>
          <table:table-cell table:style-name="ce2" table:formula="of:=[.C192]-[.C191]" office:value-type="float" office:value="0.940841054882412" calcext:value-type="float">
            <text:p>0.94</text:p>
          </table:table-cell>
          <table:table-cell table:formula="of:=[.D192]*[.F192]" office:value-type="float" office:value="0" calcext:value-type="float">
            <text:p>0</text:p>
          </table:table-cell>
          <table:table-cell table:formula="of:=[.G192]*[.C192]" office:value-type="float" office:value="0" calcext:value-type="float">
            <text:p>0</text:p>
          </table:table-cell>
          <table:table-cell table:formula="of:=[.C192]^2*[.H192]" office:value-type="float" office:value="0" calcext:value-type="float">
            <text:p>0</text:p>
          </table:table-cell>
          <table:table-cell table:formula="of:=[.E192]*[.F192]" office:value-type="float" office:value="0.0254967925873134" calcext:value-type="float">
            <text:p>0.0254967925873134</text:p>
          </table:table-cell>
          <table:table-cell table:formula="of:=[.C192]*[.J192]" office:value-type="float" office:value="3.92974086178235" calcext:value-type="float">
            <text:p>3.92974086178235</text:p>
          </table:table-cell>
          <table:table-cell table:formula="of:=[.C192]^2*[.J192]" office:value-type="float" office:value="605.678662830944" calcext:value-type="float">
            <text:p>605.678662830944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155.003563791875" calcext:value-type="float">
            <text:p>155.00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268" calcext:value-type="float">
            <text:p>0.03</text:p>
          </table:table-cell>
          <table:table-cell table:style-name="ce2" table:formula="of:=[.C193]-[.C192]" office:value-type="float" office:value="0.876692801140393" calcext:value-type="float">
            <text:p>0.88</text:p>
          </table:table-cell>
          <table:table-cell table:formula="of:=[.D193]*[.F193]" office:value-type="float" office:value="0" calcext:value-type="float">
            <text:p>0</text:p>
          </table:table-cell>
          <table:table-cell table:formula="of:=[.G193]*[.C193]" office:value-type="float" office:value="0" calcext:value-type="float">
            <text:p>0</text:p>
          </table:table-cell>
          <table:table-cell table:formula="of:=[.C193]^2*[.H193]" office:value-type="float" office:value="0" calcext:value-type="float">
            <text:p>0</text:p>
          </table:table-cell>
          <table:table-cell table:formula="of:=[.E193]*[.F193]" office:value-type="float" office:value="0.0234953670705625" calcext:value-type="float">
            <text:p>0.0234953670705625</text:p>
          </table:table-cell>
          <table:table-cell table:formula="of:=[.C193]*[.J193]" office:value-type="float" office:value="3.64186562853546" calcext:value-type="float">
            <text:p>3.64186562853546</text:p>
          </table:table-cell>
          <table:table-cell table:formula="of:=[.C193]^2*[.J193]" office:value-type="float" office:value="564.502151274133" calcext:value-type="float">
            <text:p>564.502151274133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155.794725588026" calcext:value-type="float">
            <text:p>155.79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266" calcext:value-type="float">
            <text:p>0.03</text:p>
          </table:table-cell>
          <table:table-cell table:style-name="ce2" table:formula="of:=[.C194]-[.C193]" office:value-type="float" office:value="0.791161796151101" calcext:value-type="float">
            <text:p>0.79</text:p>
          </table:table-cell>
          <table:table-cell table:formula="of:=[.D194]*[.F194]" office:value-type="float" office:value="0" calcext:value-type="float">
            <text:p>0</text:p>
          </table:table-cell>
          <table:table-cell table:formula="of:=[.G194]*[.C194]" office:value-type="float" office:value="0" calcext:value-type="float">
            <text:p>0</text:p>
          </table:table-cell>
          <table:table-cell table:formula="of:=[.C194]^2*[.H194]" office:value-type="float" office:value="0" calcext:value-type="float">
            <text:p>0</text:p>
          </table:table-cell>
          <table:table-cell table:formula="of:=[.E194]*[.F194]" office:value-type="float" office:value="0.0210449037776193" calcext:value-type="float">
            <text:p>0.0210449037776193</text:p>
          </table:table-cell>
          <table:table-cell table:formula="of:=[.C194]*[.J194]" office:value-type="float" office:value="3.27868500906061" calcext:value-type="float">
            <text:p>3.27868500906061</text:p>
          </table:table-cell>
          <table:table-cell table:formula="of:=[.C194]^2*[.J194]" office:value-type="float" office:value="510.801831276172" calcext:value-type="float">
            <text:p>510.801831276172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156.671418389166" calcext:value-type="float">
            <text:p>156.67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252" calcext:value-type="float">
            <text:p>0.03</text:p>
          </table:table-cell>
          <table:table-cell table:style-name="ce2" table:formula="of:=[.C195]-[.C194]" office:value-type="float" office:value="0.876692801140422" calcext:value-type="float">
            <text:p>0.88</text:p>
          </table:table-cell>
          <table:table-cell table:formula="of:=[.D195]*[.F195]" office:value-type="float" office:value="0" calcext:value-type="float">
            <text:p>0</text:p>
          </table:table-cell>
          <table:table-cell table:formula="of:=[.G195]*[.C195]" office:value-type="float" office:value="0" calcext:value-type="float">
            <text:p>0</text:p>
          </table:table-cell>
          <table:table-cell table:formula="of:=[.C195]^2*[.H195]" office:value-type="float" office:value="0" calcext:value-type="float">
            <text:p>0</text:p>
          </table:table-cell>
          <table:table-cell table:formula="of:=[.E195]*[.F195]" office:value-type="float" office:value="0.0220926585887386" calcext:value-type="float">
            <text:p>0.0220926585887386</text:p>
          </table:table-cell>
          <table:table-cell table:formula="of:=[.C195]*[.J195]" office:value-type="float" office:value="3.46128815708527" calcext:value-type="float">
            <text:p>3.46128815708527</text:p>
          </table:table-cell>
          <table:table-cell table:formula="of:=[.C195]^2*[.J195]" office:value-type="float" office:value="542.284925024172" calcext:value-type="float">
            <text:p>542.284925024172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157.526728439059" calcext:value-type="float">
            <text:p>157.53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25" calcext:value-type="float">
            <text:p>0.03</text:p>
          </table:table-cell>
          <table:table-cell table:style-name="ce2" table:formula="of:=[.C196]-[.C195]" office:value-type="float" office:value="0.855310049893092" calcext:value-type="float">
            <text:p>0.86</text:p>
          </table:table-cell>
          <table:table-cell table:formula="of:=[.D196]*[.F196]" office:value-type="float" office:value="0" calcext:value-type="float">
            <text:p>0</text:p>
          </table:table-cell>
          <table:table-cell table:formula="of:=[.G196]*[.C196]" office:value-type="float" office:value="0" calcext:value-type="float">
            <text:p>0</text:p>
          </table:table-cell>
          <table:table-cell table:formula="of:=[.C196]^2*[.H196]" office:value-type="float" office:value="0" calcext:value-type="float">
            <text:p>0</text:p>
          </table:table-cell>
          <table:table-cell table:formula="of:=[.E196]*[.F196]" office:value-type="float" office:value="0.0213827512473273" calcext:value-type="float">
            <text:p>0.0213827512473273</text:p>
          </table:table-cell>
          <table:table-cell table:formula="of:=[.C196]*[.J196]" office:value-type="float" office:value="3.36835484901768" calcext:value-type="float">
            <text:p>3.36835484901768</text:p>
          </table:table-cell>
          <table:table-cell table:formula="of:=[.C196]^2*[.J196]" office:value-type="float" office:value="530.605919587595" calcext:value-type="float">
            <text:p>530.605919587595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158.382038488952" calcext:value-type="float">
            <text:p>158.38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242" calcext:value-type="float">
            <text:p>0.02</text:p>
          </table:table-cell>
          <table:table-cell table:style-name="ce2" table:formula="of:=[.C197]-[.C196]" office:value-type="float" office:value="0.855310049893092" calcext:value-type="float">
            <text:p>0.86</text:p>
          </table:table-cell>
          <table:table-cell table:formula="of:=[.D197]*[.F197]" office:value-type="float" office:value="0" calcext:value-type="float">
            <text:p>0</text:p>
          </table:table-cell>
          <table:table-cell table:formula="of:=[.G197]*[.C197]" office:value-type="float" office:value="0" calcext:value-type="float">
            <text:p>0</text:p>
          </table:table-cell>
          <table:table-cell table:formula="of:=[.C197]^2*[.H197]" office:value-type="float" office:value="0" calcext:value-type="float">
            <text:p>0</text:p>
          </table:table-cell>
          <table:table-cell table:formula="of:=[.E197]*[.F197]" office:value-type="float" office:value="0.0206985032074128" calcext:value-type="float">
            <text:p>0.0206985032074128</text:p>
          </table:table-cell>
          <table:table-cell table:formula="of:=[.C197]*[.J197]" office:value-type="float" office:value="3.27827113166015" calcext:value-type="float">
            <text:p>3.27827113166015</text:p>
          </table:table-cell>
          <table:table-cell table:formula="of:=[.C197]^2*[.J197]" office:value-type="float" office:value="519.219264551819" calcext:value-type="float">
            <text:p>519.219264551819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159.215965787598" calcext:value-type="float">
            <text:p>159.2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239" calcext:value-type="float">
            <text:p>0.02</text:p>
          </table:table-cell>
          <table:table-cell table:style-name="ce2" table:formula="of:=[.C198]-[.C197]" office:value-type="float" office:value="0.833927298645762" calcext:value-type="float">
            <text:p>0.83</text:p>
          </table:table-cell>
          <table:table-cell table:formula="of:=[.D198]*[.F198]" office:value-type="float" office:value="0" calcext:value-type="float">
            <text:p>0</text:p>
          </table:table-cell>
          <table:table-cell table:formula="of:=[.G198]*[.C198]" office:value-type="float" office:value="0" calcext:value-type="float">
            <text:p>0</text:p>
          </table:table-cell>
          <table:table-cell table:formula="of:=[.C198]^2*[.H198]" office:value-type="float" office:value="0" calcext:value-type="float">
            <text:p>0</text:p>
          </table:table-cell>
          <table:table-cell table:formula="of:=[.E198]*[.F198]" office:value-type="float" office:value="0.0199308624376337" calcext:value-type="float">
            <text:p>0.0199308624376337</text:p>
          </table:table-cell>
          <table:table-cell table:formula="of:=[.C198]*[.J198]" office:value-type="float" office:value="3.17331151198761" calcext:value-type="float">
            <text:p>3.17331151198761</text:p>
          </table:table-cell>
          <table:table-cell table:formula="of:=[.C198]^2*[.J198]" office:value-type="float" office:value="505.24185712601" calcext:value-type="float">
            <text:p>505.24185712601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160.071275837491" calcext:value-type="float">
            <text:p>160.07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232" calcext:value-type="float">
            <text:p>0.02</text:p>
          </table:table-cell>
          <table:table-cell table:style-name="ce2" table:formula="of:=[.C199]-[.C198]" office:value-type="float" office:value="0.855310049893063" calcext:value-type="float">
            <text:p>0.86</text:p>
          </table:table-cell>
          <table:table-cell table:formula="of:=[.D199]*[.F199]" office:value-type="float" office:value="0" calcext:value-type="float">
            <text:p>0</text:p>
          </table:table-cell>
          <table:table-cell table:formula="of:=[.G199]*[.C199]" office:value-type="float" office:value="0" calcext:value-type="float">
            <text:p>0</text:p>
          </table:table-cell>
          <table:table-cell table:formula="of:=[.C199]^2*[.H199]" office:value-type="float" office:value="0" calcext:value-type="float">
            <text:p>0</text:p>
          </table:table-cell>
          <table:table-cell table:formula="of:=[.E199]*[.F199]" office:value-type="float" office:value="0.0198431931575191" calcext:value-type="float">
            <text:p>0.0198431931575191</text:p>
          </table:table-cell>
          <table:table-cell table:formula="of:=[.C199]*[.J199]" office:value-type="float" office:value="3.17632524541385" calcext:value-type="float">
            <text:p>3.17632524541385</text:p>
          </table:table-cell>
          <table:table-cell table:formula="of:=[.C199]^2*[.J199]" office:value-type="float" office:value="508.438434508226" calcext:value-type="float">
            <text:p>508.438434508226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160.905203136137" calcext:value-type="float">
            <text:p>160.9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231" calcext:value-type="float">
            <text:p>0.02</text:p>
          </table:table-cell>
          <table:table-cell table:style-name="ce2" table:formula="of:=[.C200]-[.C199]" office:value-type="float" office:value="0.833927298645762" calcext:value-type="float">
            <text:p>0.83</text:p>
          </table:table-cell>
          <table:table-cell table:formula="of:=[.D200]*[.F200]" office:value-type="float" office:value="0" calcext:value-type="float">
            <text:p>0</text:p>
          </table:table-cell>
          <table:table-cell table:formula="of:=[.G200]*[.C200]" office:value-type="float" office:value="0" calcext:value-type="float">
            <text:p>0</text:p>
          </table:table-cell>
          <table:table-cell table:formula="of:=[.C200]^2*[.H200]" office:value-type="float" office:value="0" calcext:value-type="float">
            <text:p>0</text:p>
          </table:table-cell>
          <table:table-cell table:formula="of:=[.E200]*[.F200]" office:value-type="float" office:value="0.0192637205987171" calcext:value-type="float">
            <text:p>0.0192637205987171</text:p>
          </table:table-cell>
          <table:table-cell table:formula="of:=[.C200]*[.J200]" office:value-type="float" office:value="3.09963287609436" calcext:value-type="float">
            <text:p>3.09963287609436</text:p>
          </table:table-cell>
          <table:table-cell table:formula="of:=[.C200]^2*[.J200]" office:value-type="float" office:value="498.747057575412" calcext:value-type="float">
            <text:p>498.747057575412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161.739130434783" calcext:value-type="float">
            <text:p>161.74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239" calcext:value-type="float">
            <text:p>0.02</text:p>
          </table:table-cell>
          <table:table-cell table:style-name="ce2" table:formula="of:=[.C201]-[.C200]" office:value-type="float" office:value="0.83392729864579" calcext:value-type="float">
            <text:p>0.83</text:p>
          </table:table-cell>
          <table:table-cell table:formula="of:=[.D201]*[.F201]" office:value-type="float" office:value="0" calcext:value-type="float">
            <text:p>0</text:p>
          </table:table-cell>
          <table:table-cell table:formula="of:=[.G201]*[.C201]" office:value-type="float" office:value="0" calcext:value-type="float">
            <text:p>0</text:p>
          </table:table-cell>
          <table:table-cell table:formula="of:=[.C201]^2*[.H201]" office:value-type="float" office:value="0" calcext:value-type="float">
            <text:p>0</text:p>
          </table:table-cell>
          <table:table-cell table:formula="of:=[.E201]*[.F201]" office:value-type="float" office:value="0.0199308624376344" calcext:value-type="float">
            <text:p>0.0199308624376344</text:p>
          </table:table-cell>
          <table:table-cell table:formula="of:=[.C201]*[.J201]" office:value-type="float" office:value="3.22360035947826" calcext:value-type="float">
            <text:p>3.22360035947826</text:p>
          </table:table-cell>
          <table:table-cell table:formula="of:=[.C201]^2*[.J201]" office:value-type="float" office:value="521.382319011268" calcext:value-type="float">
            <text:p>521.38231901126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162.573057733428" calcext:value-type="float">
            <text:p>162.57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226" calcext:value-type="float">
            <text:p>0.02</text:p>
          </table:table-cell>
          <table:table-cell table:style-name="ce2" table:formula="of:=[.C202]-[.C201]" office:value-type="float" office:value="0.833927298645733" calcext:value-type="float">
            <text:p>0.83</text:p>
          </table:table-cell>
          <table:table-cell table:formula="of:=[.D202]*[.F202]" office:value-type="float" office:value="0" calcext:value-type="float">
            <text:p>0</text:p>
          </table:table-cell>
          <table:table-cell table:formula="of:=[.G202]*[.C202]" office:value-type="float" office:value="0" calcext:value-type="float">
            <text:p>0</text:p>
          </table:table-cell>
          <table:table-cell table:formula="of:=[.C202]^2*[.H202]" office:value-type="float" office:value="0" calcext:value-type="float">
            <text:p>0</text:p>
          </table:table-cell>
          <table:table-cell table:formula="of:=[.E202]*[.F202]" office:value-type="float" office:value="0.0188467569493936" calcext:value-type="float">
            <text:p>0.0188467569493936</text:p>
          </table:table-cell>
          <table:table-cell table:formula="of:=[.C202]*[.J202]" office:value-type="float" office:value="3.06397490562165" calcext:value-type="float">
            <text:p>3.06397490562165</text:p>
          </table:table-cell>
          <table:table-cell table:formula="of:=[.C202]^2*[.J202]" office:value-type="float" office:value="498.119769225402" calcext:value-type="float">
            <text:p>498.119769225402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163.406985032074" calcext:value-type="float">
            <text:p>163.4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226" calcext:value-type="float">
            <text:p>0.02</text:p>
          </table:table-cell>
          <table:table-cell table:style-name="ce2" table:formula="of:=[.C203]-[.C202]" office:value-type="float" office:value="0.83392729864579" calcext:value-type="float">
            <text:p>0.83</text:p>
          </table:table-cell>
          <table:table-cell table:formula="of:=[.D203]*[.F203]" office:value-type="float" office:value="0" calcext:value-type="float">
            <text:p>0</text:p>
          </table:table-cell>
          <table:table-cell table:formula="of:=[.G203]*[.C203]" office:value-type="float" office:value="0" calcext:value-type="float">
            <text:p>0</text:p>
          </table:table-cell>
          <table:table-cell table:formula="of:=[.C203]^2*[.H203]" office:value-type="float" office:value="0" calcext:value-type="float">
            <text:p>0</text:p>
          </table:table-cell>
          <table:table-cell table:formula="of:=[.E203]*[.F203]" office:value-type="float" office:value="0.0188467569493949" calcext:value-type="float">
            <text:p>0.0188467569493949</text:p>
          </table:table-cell>
          <table:table-cell table:formula="of:=[.C203]*[.J203]" office:value-type="float" office:value="3.0796917307329" calcext:value-type="float">
            <text:p>3.0796917307329</text:p>
          </table:table-cell>
          <table:table-cell table:formula="of:=[.C203]^2*[.J203]" office:value-type="float" office:value="503.243140547273" calcext:value-type="float">
            <text:p>503.243140547273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164.219529579473" calcext:value-type="float">
            <text:p>164.2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215" calcext:value-type="float">
            <text:p>0.02</text:p>
          </table:table-cell>
          <table:table-cell table:style-name="ce2" table:formula="of:=[.C204]-[.C203]" office:value-type="float" office:value="0.812544547398403" calcext:value-type="float">
            <text:p>0.81</text:p>
          </table:table-cell>
          <table:table-cell table:formula="of:=[.D204]*[.F204]" office:value-type="float" office:value="0" calcext:value-type="float">
            <text:p>0</text:p>
          </table:table-cell>
          <table:table-cell table:formula="of:=[.G204]*[.C204]" office:value-type="float" office:value="0" calcext:value-type="float">
            <text:p>0</text:p>
          </table:table-cell>
          <table:table-cell table:formula="of:=[.C204]^2*[.H204]" office:value-type="float" office:value="0" calcext:value-type="float">
            <text:p>0</text:p>
          </table:table-cell>
          <table:table-cell table:formula="of:=[.E204]*[.F204]" office:value-type="float" office:value="0.0174697077690657" calcext:value-type="float">
            <text:p>0.0174697077690657</text:p>
          </table:table-cell>
          <table:table-cell table:formula="of:=[.C204]*[.J204]" office:value-type="float" office:value="2.86886719172683" calcext:value-type="float">
            <text:p>2.86886719172683</text:p>
          </table:table-cell>
          <table:table-cell table:formula="of:=[.C204]^2*[.J204]" office:value-type="float" office:value="471.124020651364" calcext:value-type="float">
            <text:p>471.124020651364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165.053456878118" calcext:value-type="float">
            <text:p>165.05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207" calcext:value-type="float">
            <text:p>0.02</text:p>
          </table:table-cell>
          <table:table-cell table:style-name="ce2" table:formula="of:=[.C205]-[.C204]" office:value-type="float" office:value="0.83392729864579" calcext:value-type="float">
            <text:p>0.83</text:p>
          </table:table-cell>
          <table:table-cell table:formula="of:=[.D205]*[.F205]" office:value-type="float" office:value="0" calcext:value-type="float">
            <text:p>0</text:p>
          </table:table-cell>
          <table:table-cell table:formula="of:=[.G205]*[.C205]" office:value-type="float" office:value="0" calcext:value-type="float">
            <text:p>0</text:p>
          </table:table-cell>
          <table:table-cell table:formula="of:=[.C205]^2*[.H205]" office:value-type="float" office:value="0" calcext:value-type="float">
            <text:p>0</text:p>
          </table:table-cell>
          <table:table-cell table:formula="of:=[.E205]*[.F205]" office:value-type="float" office:value="0.0172622950819679" calcext:value-type="float">
            <text:p>0.0172622950819679</text:p>
          </table:table-cell>
          <table:table-cell table:formula="of:=[.C205]*[.J205]" office:value-type="float" office:value="2.84920147692893" calcext:value-type="float">
            <text:p>2.84920147692893</text:p>
          </table:table-cell>
          <table:table-cell table:formula="of:=[.C205]^2*[.J205]" office:value-type="float" office:value="470.270553109359" calcext:value-type="float">
            <text:p>470.270553109359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165.887384176764" calcext:value-type="float">
            <text:p>165.89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212" calcext:value-type="float">
            <text:p>0.02</text:p>
          </table:table-cell>
          <table:table-cell table:style-name="ce2" table:formula="of:=[.C206]-[.C205]" office:value-type="float" office:value="0.833927298645733" calcext:value-type="float">
            <text:p>0.83</text:p>
          </table:table-cell>
          <table:table-cell table:formula="of:=[.D206]*[.F206]" office:value-type="float" office:value="0" calcext:value-type="float">
            <text:p>0</text:p>
          </table:table-cell>
          <table:table-cell table:formula="of:=[.G206]*[.C206]" office:value-type="float" office:value="0" calcext:value-type="float">
            <text:p>0</text:p>
          </table:table-cell>
          <table:table-cell table:formula="of:=[.C206]^2*[.H206]" office:value-type="float" office:value="0" calcext:value-type="float">
            <text:p>0</text:p>
          </table:table-cell>
          <table:table-cell table:formula="of:=[.E206]*[.F206]" office:value-type="float" office:value="0.0176792587312895" calcext:value-type="float">
            <text:p>0.0176792587312895</text:p>
          </table:table-cell>
          <table:table-cell table:formula="of:=[.C206]*[.J206]" office:value-type="float" office:value="2.93276598511784" calcext:value-type="float">
            <text:p>2.93276598511784</text:p>
          </table:table-cell>
          <table:table-cell table:formula="of:=[.C206]^2*[.J206]" office:value-type="float" office:value="486.508877673788" calcext:value-type="float">
            <text:p>486.50887767378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166.72131147541" calcext:value-type="float">
            <text:p>166.7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205" calcext:value-type="float">
            <text:p>0.02</text:p>
          </table:table-cell>
          <table:table-cell table:style-name="ce2" table:formula="of:=[.C207]-[.C206]" office:value-type="float" office:value="0.833927298645762" calcext:value-type="float">
            <text:p>0.83</text:p>
          </table:table-cell>
          <table:table-cell table:formula="of:=[.D207]*[.F207]" office:value-type="float" office:value="0" calcext:value-type="float">
            <text:p>0</text:p>
          </table:table-cell>
          <table:table-cell table:formula="of:=[.G207]*[.C207]" office:value-type="float" office:value="0" calcext:value-type="float">
            <text:p>0</text:p>
          </table:table-cell>
          <table:table-cell table:formula="of:=[.C207]^2*[.H207]" office:value-type="float" office:value="0" calcext:value-type="float">
            <text:p>0</text:p>
          </table:table-cell>
          <table:table-cell table:formula="of:=[.E207]*[.F207]" office:value-type="float" office:value="0.0170955096222381" calcext:value-type="float">
            <text:p>0.0170955096222381</text:p>
          </table:table-cell>
          <table:table-cell table:formula="of:=[.C207]*[.J207]" office:value-type="float" office:value="2.85018578456003" calcext:value-type="float">
            <text:p>2.85018578456003</text:p>
          </table:table-cell>
          <table:table-cell table:formula="of:=[.C207]^2*[.J207]" office:value-type="float" office:value="475.186711950419" calcext:value-type="float">
            <text:p>475.186711950419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167.533856022808" calcext:value-type="float">
            <text:p>167.53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206" calcext:value-type="float">
            <text:p>0.02</text:p>
          </table:table-cell>
          <table:table-cell table:style-name="ce2" table:formula="of:=[.C208]-[.C207]" office:value-type="float" office:value="0.812544547398431" calcext:value-type="float">
            <text:p>0.81</text:p>
          </table:table-cell>
          <table:table-cell table:formula="of:=[.D208]*[.F208]" office:value-type="float" office:value="0" calcext:value-type="float">
            <text:p>0</text:p>
          </table:table-cell>
          <table:table-cell table:formula="of:=[.G208]*[.C208]" office:value-type="float" office:value="0" calcext:value-type="float">
            <text:p>0</text:p>
          </table:table-cell>
          <table:table-cell table:formula="of:=[.C208]^2*[.H208]" office:value-type="float" office:value="0" calcext:value-type="float">
            <text:p>0</text:p>
          </table:table-cell>
          <table:table-cell table:formula="of:=[.E208]*[.F208]" office:value-type="float" office:value="0.0167384176764077" calcext:value-type="float">
            <text:p>0.0167384176764077</text:p>
          </table:table-cell>
          <table:table-cell table:formula="of:=[.C208]*[.J208]" office:value-type="float" office:value="2.80425165704891" calcext:value-type="float">
            <text:p>2.80425165704891</text:p>
          </table:table-cell>
          <table:table-cell table:formula="of:=[.C208]^2*[.J208]" office:value-type="float" office:value="469.807093363753" calcext:value-type="float">
            <text:p>469.807093363753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168.367783321454" calcext:value-type="float">
            <text:p>168.37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204" calcext:value-type="float">
            <text:p>0.02</text:p>
          </table:table-cell>
          <table:table-cell table:style-name="ce2" table:formula="of:=[.C209]-[.C208]" office:value-type="float" office:value="0.833927298645762" calcext:value-type="float">
            <text:p>0.83</text:p>
          </table:table-cell>
          <table:table-cell table:formula="of:=[.D209]*[.F209]" office:value-type="float" office:value="0" calcext:value-type="float">
            <text:p>0</text:p>
          </table:table-cell>
          <table:table-cell table:formula="of:=[.G209]*[.C209]" office:value-type="float" office:value="0" calcext:value-type="float">
            <text:p>0</text:p>
          </table:table-cell>
          <table:table-cell table:formula="of:=[.C209]^2*[.H209]" office:value-type="float" office:value="0" calcext:value-type="float">
            <text:p>0</text:p>
          </table:table-cell>
          <table:table-cell table:formula="of:=[.E209]*[.F209]" office:value-type="float" office:value="0.0170121168923735" calcext:value-type="float">
            <text:p>0.0170121168923735</text:p>
          </table:table-cell>
          <table:table-cell table:formula="of:=[.C209]*[.J209]" office:value-type="float" office:value="2.8642924107744" calcext:value-type="float">
            <text:p>2.8642924107744</text:p>
          </table:table-cell>
          <table:table-cell table:formula="of:=[.C209]^2*[.J209]" office:value-type="float" office:value="482.254563986549" calcext:value-type="float">
            <text:p>482.254563986549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169.180327868852" calcext:value-type="float">
            <text:p>169.18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21" calcext:value-type="float">
            <text:p>0.02</text:p>
          </table:table-cell>
          <table:table-cell table:style-name="ce2" table:formula="of:=[.C210]-[.C209]" office:value-type="float" office:value="0.812544547398431" calcext:value-type="float">
            <text:p>0.81</text:p>
          </table:table-cell>
          <table:table-cell table:formula="of:=[.D210]*[.F210]" office:value-type="float" office:value="0" calcext:value-type="float">
            <text:p>0</text:p>
          </table:table-cell>
          <table:table-cell table:formula="of:=[.G210]*[.C210]" office:value-type="float" office:value="0" calcext:value-type="float">
            <text:p>0</text:p>
          </table:table-cell>
          <table:table-cell table:formula="of:=[.C210]^2*[.H210]" office:value-type="float" office:value="0" calcext:value-type="float">
            <text:p>0</text:p>
          </table:table-cell>
          <table:table-cell table:formula="of:=[.E210]*[.F210]" office:value-type="float" office:value="0.0170634354953671" calcext:value-type="float">
            <text:p>0.0170634354953671</text:p>
          </table:table-cell>
          <table:table-cell table:formula="of:=[.C210]*[.J210]" office:value-type="float" office:value="2.8867976116752" calcext:value-type="float">
            <text:p>2.8867976116752</text:p>
          </table:table-cell>
          <table:table-cell table:formula="of:=[.C210]^2*[.J210]" office:value-type="float" office:value="488.38936643423" calcext:value-type="float">
            <text:p>488.38936643423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170.014255167498" calcext:value-type="float">
            <text:p>170.0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202" calcext:value-type="float">
            <text:p>0.02</text:p>
          </table:table-cell>
          <table:table-cell table:style-name="ce2" table:formula="of:=[.C211]-[.C210]" office:value-type="float" office:value="0.833927298645762" calcext:value-type="float">
            <text:p>0.83</text:p>
          </table:table-cell>
          <table:table-cell table:formula="of:=[.D211]*[.F211]" office:value-type="float" office:value="0" calcext:value-type="float">
            <text:p>0</text:p>
          </table:table-cell>
          <table:table-cell table:formula="of:=[.G211]*[.C211]" office:value-type="float" office:value="0" calcext:value-type="float">
            <text:p>0</text:p>
          </table:table-cell>
          <table:table-cell table:formula="of:=[.C211]^2*[.H211]" office:value-type="float" office:value="0" calcext:value-type="float">
            <text:p>0</text:p>
          </table:table-cell>
          <table:table-cell table:formula="of:=[.E211]*[.F211]" office:value-type="float" office:value="0.0168453314326444" calcext:value-type="float">
            <text:p>0.0168453314326444</text:p>
          </table:table-cell>
          <table:table-cell table:formula="of:=[.C211]*[.J211]" office:value-type="float" office:value="2.86394647657068" calcext:value-type="float">
            <text:p>2.86394647657068</text:p>
          </table:table-cell>
          <table:table-cell table:formula="of:=[.C211]^2*[.J211]" office:value-type="float" office:value="486.911727053744" calcext:value-type="float">
            <text:p>486.911727053744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170.848182466144" calcext:value-type="float">
            <text:p>170.85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197" calcext:value-type="float">
            <text:p>0.02</text:p>
          </table:table-cell>
          <table:table-cell table:style-name="ce2" table:formula="of:=[.C212]-[.C211]" office:value-type="float" office:value="0.833927298645762" calcext:value-type="float">
            <text:p>0.83</text:p>
          </table:table-cell>
          <table:table-cell table:formula="of:=[.D212]*[.F212]" office:value-type="float" office:value="0" calcext:value-type="float">
            <text:p>0</text:p>
          </table:table-cell>
          <table:table-cell table:formula="of:=[.G212]*[.C212]" office:value-type="float" office:value="0" calcext:value-type="float">
            <text:p>0</text:p>
          </table:table-cell>
          <table:table-cell table:formula="of:=[.C212]^2*[.H212]" office:value-type="float" office:value="0" calcext:value-type="float">
            <text:p>0</text:p>
          </table:table-cell>
          <table:table-cell table:formula="of:=[.E212]*[.F212]" office:value-type="float" office:value="0.0164283677833215" calcext:value-type="float">
            <text:p>0.0164283677833215</text:p>
          </table:table-cell>
          <table:table-cell table:formula="of:=[.C212]*[.J212]" office:value-type="float" office:value="2.80675677666584" calcext:value-type="float">
            <text:p>2.80675677666584</text:p>
          </table:table-cell>
          <table:table-cell table:formula="of:=[.C212]^2*[.J212]" office:value-type="float" office:value="479.529293917891" calcext:value-type="float">
            <text:p>479.529293917891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171.68210976479" calcext:value-type="float">
            <text:p>171.68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2" calcext:value-type="float">
            <text:p>0.02</text:p>
          </table:table-cell>
          <table:table-cell table:style-name="ce2" table:formula="of:=[.C213]-[.C212]" office:value-type="float" office:value="0.833927298645762" calcext:value-type="float">
            <text:p>0.83</text:p>
          </table:table-cell>
          <table:table-cell table:formula="of:=[.D213]*[.F213]" office:value-type="float" office:value="0" calcext:value-type="float">
            <text:p>0</text:p>
          </table:table-cell>
          <table:table-cell table:formula="of:=[.G213]*[.C213]" office:value-type="float" office:value="0" calcext:value-type="float">
            <text:p>0</text:p>
          </table:table-cell>
          <table:table-cell table:formula="of:=[.C213]^2*[.H213]" office:value-type="float" office:value="0" calcext:value-type="float">
            <text:p>0</text:p>
          </table:table-cell>
          <table:table-cell table:formula="of:=[.E213]*[.F213]" office:value-type="float" office:value="0.0166785459729152" calcext:value-type="float">
            <text:p>0.0166785459729152</text:p>
          </table:table-cell>
          <table:table-cell table:formula="of:=[.C213]*[.J213]" office:value-type="float" office:value="2.86340796043913" calcext:value-type="float">
            <text:p>2.86340796043913</text:p>
          </table:table-cell>
          <table:table-cell table:formula="of:=[.C213]^2*[.J213]" office:value-type="float" office:value="491.595919765484" calcext:value-type="float">
            <text:p>491.595919765484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172.516037063435" calcext:value-type="float">
            <text:p>172.5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195" calcext:value-type="float">
            <text:p>0.02</text:p>
          </table:table-cell>
          <table:table-cell table:style-name="ce2" table:formula="of:=[.C214]-[.C213]" office:value-type="float" office:value="0.833927298645733" calcext:value-type="float">
            <text:p>0.83</text:p>
          </table:table-cell>
          <table:table-cell table:formula="of:=[.D214]*[.F214]" office:value-type="float" office:value="0" calcext:value-type="float">
            <text:p>0</text:p>
          </table:table-cell>
          <table:table-cell table:formula="of:=[.G214]*[.C214]" office:value-type="float" office:value="0" calcext:value-type="float">
            <text:p>0</text:p>
          </table:table-cell>
          <table:table-cell table:formula="of:=[.C214]^2*[.H214]" office:value-type="float" office:value="0" calcext:value-type="float">
            <text:p>0</text:p>
          </table:table-cell>
          <table:table-cell table:formula="of:=[.E214]*[.F214]" office:value-type="float" office:value="0.0162615823235918" calcext:value-type="float">
            <text:p>0.0162615823235918</text:p>
          </table:table-cell>
          <table:table-cell table:formula="of:=[.C214]*[.J214]" office:value-type="float" office:value="2.80538373884686" calcext:value-type="float">
            <text:p>2.80538373884686</text:p>
          </table:table-cell>
          <table:table-cell table:formula="of:=[.C214]^2*[.J214]" office:value-type="float" office:value="483.973685068063" calcext:value-type="float">
            <text:p>483.973685068063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173.349964362081" calcext:value-type="float">
            <text:p>173.35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189" calcext:value-type="float">
            <text:p>0.02</text:p>
          </table:table-cell>
          <table:table-cell table:style-name="ce2" table:formula="of:=[.C215]-[.C214]" office:value-type="float" office:value="0.833927298645762" calcext:value-type="float">
            <text:p>0.83</text:p>
          </table:table-cell>
          <table:table-cell table:formula="of:=[.D215]*[.F215]" office:value-type="float" office:value="0" calcext:value-type="float">
            <text:p>0</text:p>
          </table:table-cell>
          <table:table-cell table:formula="of:=[.G215]*[.C215]" office:value-type="float" office:value="0" calcext:value-type="float">
            <text:p>0</text:p>
          </table:table-cell>
          <table:table-cell table:formula="of:=[.C215]^2*[.H215]" office:value-type="float" office:value="0" calcext:value-type="float">
            <text:p>0</text:p>
          </table:table-cell>
          <table:table-cell table:formula="of:=[.E215]*[.F215]" office:value-type="float" office:value="0.0157612259444049" calcext:value-type="float">
            <text:p>0.0157612259444049</text:p>
          </table:table-cell>
          <table:table-cell table:formula="of:=[.C215]*[.J215]" office:value-type="float" office:value="2.7322079557653" calcext:value-type="float">
            <text:p>2.7322079557653</text:p>
          </table:table-cell>
          <table:table-cell table:formula="of:=[.C215]^2*[.J215]" office:value-type="float" office:value="473.628151761708" calcext:value-type="float">
            <text:p>473.62815176170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174.183891660727" calcext:value-type="float">
            <text:p>174.18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189" calcext:value-type="float">
            <text:p>0.02</text:p>
          </table:table-cell>
          <table:table-cell table:style-name="ce2" table:formula="of:=[.C216]-[.C215]" office:value-type="float" office:value="0.83392729864579" calcext:value-type="float">
            <text:p>0.83</text:p>
          </table:table-cell>
          <table:table-cell table:formula="of:=[.D216]*[.F216]" office:value-type="float" office:value="0" calcext:value-type="float">
            <text:p>0</text:p>
          </table:table-cell>
          <table:table-cell table:formula="of:=[.G216]*[.C216]" office:value-type="float" office:value="0" calcext:value-type="float">
            <text:p>0</text:p>
          </table:table-cell>
          <table:table-cell table:formula="of:=[.C216]^2*[.H216]" office:value-type="float" office:value="0" calcext:value-type="float">
            <text:p>0</text:p>
          </table:table-cell>
          <table:table-cell table:formula="of:=[.E216]*[.F216]" office:value-type="float" office:value="0.0157612259444054" calcext:value-type="float">
            <text:p>0.0157612259444054</text:p>
          </table:table-cell>
          <table:table-cell table:formula="of:=[.C216]*[.J216]" office:value-type="float" office:value="2.74535167234055" calcext:value-type="float">
            <text:p>2.74535167234055</text:p>
          </table:table-cell>
          <table:table-cell table:formula="of:=[.C216]^2*[.J216]" office:value-type="float" office:value="478.196038265563" calcext:value-type="float">
            <text:p>478.196038265563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175.017818959373" calcext:value-type="float">
            <text:p>175.0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183" calcext:value-type="float">
            <text:p>0.02</text:p>
          </table:table-cell>
          <table:table-cell table:style-name="ce2" table:formula="of:=[.C217]-[.C216]" office:value-type="float" office:value="0.833927298645762" calcext:value-type="float">
            <text:p>0.83</text:p>
          </table:table-cell>
          <table:table-cell table:formula="of:=[.D217]*[.F217]" office:value-type="float" office:value="0" calcext:value-type="float">
            <text:p>0</text:p>
          </table:table-cell>
          <table:table-cell table:formula="of:=[.G217]*[.C217]" office:value-type="float" office:value="0" calcext:value-type="float">
            <text:p>0</text:p>
          </table:table-cell>
          <table:table-cell table:formula="of:=[.C217]^2*[.H217]" office:value-type="float" office:value="0" calcext:value-type="float">
            <text:p>0</text:p>
          </table:table-cell>
          <table:table-cell table:formula="of:=[.E217]*[.F217]" office:value-type="float" office:value="0.0152608695652174" calcext:value-type="float">
            <text:p>0.0152608695652174</text:p>
          </table:table-cell>
          <table:table-cell table:formula="of:=[.C217]*[.J217]" office:value-type="float" office:value="2.67092410672783" calcext:value-type="float">
            <text:p>2.67092410672783</text:p>
          </table:table-cell>
          <table:table-cell table:formula="of:=[.C217]^2*[.J217]" office:value-type="float" office:value="467.459311765517" calcext:value-type="float">
            <text:p>467.459311765517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175.830363506771" calcext:value-type="float">
            <text:p>175.83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176" calcext:value-type="float">
            <text:p>0.02</text:p>
          </table:table-cell>
          <table:table-cell table:style-name="ce2" table:formula="of:=[.C218]-[.C217]" office:value-type="float" office:value="0.812544547398431" calcext:value-type="float">
            <text:p>0.81</text:p>
          </table:table-cell>
          <table:table-cell table:formula="of:=[.D218]*[.F218]" office:value-type="float" office:value="0" calcext:value-type="float">
            <text:p>0</text:p>
          </table:table-cell>
          <table:table-cell table:formula="of:=[.G218]*[.C218]" office:value-type="float" office:value="0" calcext:value-type="float">
            <text:p>0</text:p>
          </table:table-cell>
          <table:table-cell table:formula="of:=[.C218]^2*[.H218]" office:value-type="float" office:value="0" calcext:value-type="float">
            <text:p>0</text:p>
          </table:table-cell>
          <table:table-cell table:formula="of:=[.E218]*[.F218]" office:value-type="float" office:value="0.0143007840342124" calcext:value-type="float">
            <text:p>0.0143007840342124</text:p>
          </table:table-cell>
          <table:table-cell table:formula="of:=[.C218]*[.J218]" office:value-type="float" office:value="2.51451205516739" calcext:value-type="float">
            <text:p>2.51451205516739</text:p>
          </table:table-cell>
          <table:table-cell table:formula="of:=[.C218]^2*[.J218]" office:value-type="float" office:value="442.12756870224" calcext:value-type="float">
            <text:p>442.12756870224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176.664290805417" calcext:value-type="float">
            <text:p>176.66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183" calcext:value-type="float">
            <text:p>0.02</text:p>
          </table:table-cell>
          <table:table-cell table:style-name="ce2" table:formula="of:=[.C219]-[.C218]" office:value-type="float" office:value="0.833927298645762" calcext:value-type="float">
            <text:p>0.83</text:p>
          </table:table-cell>
          <table:table-cell table:formula="of:=[.D219]*[.F219]" office:value-type="float" office:value="0" calcext:value-type="float">
            <text:p>0</text:p>
          </table:table-cell>
          <table:table-cell table:formula="of:=[.G219]*[.C219]" office:value-type="float" office:value="0" calcext:value-type="float">
            <text:p>0</text:p>
          </table:table-cell>
          <table:table-cell table:formula="of:=[.C219]^2*[.H219]" office:value-type="float" office:value="0" calcext:value-type="float">
            <text:p>0</text:p>
          </table:table-cell>
          <table:table-cell table:formula="of:=[.E219]*[.F219]" office:value-type="float" office:value="0.0152608695652174" calcext:value-type="float">
            <text:p>0.0152608695652174</text:p>
          </table:table-cell>
          <table:table-cell table:formula="of:=[.C219]*[.J219]" office:value-type="float" office:value="2.69605069881311" calcext:value-type="float">
            <text:p>2.69605069881311</text:p>
          </table:table-cell>
          <table:table-cell table:formula="of:=[.C219]^2*[.J219]" office:value-type="float" office:value="476.295884681267" calcext:value-type="float">
            <text:p>476.295884681267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177.498218104063" calcext:value-type="float">
            <text:p>177.50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176" calcext:value-type="float">
            <text:p>0.02</text:p>
          </table:table-cell>
          <table:table-cell table:style-name="ce2" table:formula="of:=[.C220]-[.C219]" office:value-type="float" office:value="0.833927298645733" calcext:value-type="float">
            <text:p>0.83</text:p>
          </table:table-cell>
          <table:table-cell table:formula="of:=[.D220]*[.F220]" office:value-type="float" office:value="0" calcext:value-type="float">
            <text:p>0</text:p>
          </table:table-cell>
          <table:table-cell table:formula="of:=[.G220]*[.C220]" office:value-type="float" office:value="0" calcext:value-type="float">
            <text:p>0</text:p>
          </table:table-cell>
          <table:table-cell table:formula="of:=[.C220]^2*[.H220]" office:value-type="float" office:value="0" calcext:value-type="float">
            <text:p>0</text:p>
          </table:table-cell>
          <table:table-cell table:formula="of:=[.E220]*[.F220]" office:value-type="float" office:value="0.0146771204561649" calcext:value-type="float">
            <text:p>0.0146771204561649</text:p>
          </table:table-cell>
          <table:table-cell table:formula="of:=[.C220]*[.J220]" office:value-type="float" office:value="2.60516272786796" calcext:value-type="float">
            <text:p>2.60516272786796</text:p>
          </table:table-cell>
          <table:table-cell table:formula="of:=[.C220]^2*[.J220]" office:value-type="float" office:value="462.411742067683" calcext:value-type="float">
            <text:p>462.411742067683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178.353528153956" calcext:value-type="float">
            <text:p>178.35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174" calcext:value-type="float">
            <text:p>0.02</text:p>
          </table:table-cell>
          <table:table-cell table:style-name="ce2" table:formula="of:=[.C221]-[.C220]" office:value-type="float" office:value="0.855310049893092" calcext:value-type="float">
            <text:p>0.86</text:p>
          </table:table-cell>
          <table:table-cell table:formula="of:=[.D221]*[.F221]" office:value-type="float" office:value="0" calcext:value-type="float">
            <text:p>0</text:p>
          </table:table-cell>
          <table:table-cell table:formula="of:=[.G221]*[.C221]" office:value-type="float" office:value="0" calcext:value-type="float">
            <text:p>0</text:p>
          </table:table-cell>
          <table:table-cell table:formula="of:=[.C221]^2*[.H221]" office:value-type="float" office:value="0" calcext:value-type="float">
            <text:p>0</text:p>
          </table:table-cell>
          <table:table-cell table:formula="of:=[.E221]*[.F221]" office:value-type="float" office:value="0.0148823948681398" calcext:value-type="float">
            <text:p>0.0148823948681398</text:p>
          </table:table-cell>
          <table:table-cell table:formula="of:=[.C221]*[.J221]" office:value-type="float" office:value="2.65432763211306" calcext:value-type="float">
            <text:p>2.65432763211306</text:p>
          </table:table-cell>
          <table:table-cell table:formula="of:=[.C221]^2*[.J221]" office:value-type="float" office:value="473.4086980639" calcext:value-type="float">
            <text:p>473.4086980639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179.208838203849" calcext:value-type="float">
            <text:p>179.2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166" calcext:value-type="float">
            <text:p>0.02</text:p>
          </table:table-cell>
          <table:table-cell table:style-name="ce2" table:formula="of:=[.C222]-[.C221]" office:value-type="float" office:value="0.855310049893092" calcext:value-type="float">
            <text:p>0.86</text:p>
          </table:table-cell>
          <table:table-cell table:formula="of:=[.D222]*[.F222]" office:value-type="float" office:value="0" calcext:value-type="float">
            <text:p>0</text:p>
          </table:table-cell>
          <table:table-cell table:formula="of:=[.G222]*[.C222]" office:value-type="float" office:value="0" calcext:value-type="float">
            <text:p>0</text:p>
          </table:table-cell>
          <table:table-cell table:formula="of:=[.C222]^2*[.H222]" office:value-type="float" office:value="0" calcext:value-type="float">
            <text:p>0</text:p>
          </table:table-cell>
          <table:table-cell table:formula="of:=[.E222]*[.F222]" office:value-type="float" office:value="0.0141981468282253" calcext:value-type="float">
            <text:p>0.0141981468282253</text:p>
          </table:table-cell>
          <table:table-cell table:formula="of:=[.C222]*[.J222]" office:value-type="float" office:value="2.54443339773392" calcext:value-type="float">
            <text:p>2.54443339773392</text:p>
          </table:table-cell>
          <table:table-cell table:formula="of:=[.C222]^2*[.J222]" office:value-type="float" office:value="455.984953094969" calcext:value-type="float">
            <text:p>455.984953094969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180.042765502495" calcext:value-type="float">
            <text:p>180.04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162" calcext:value-type="float">
            <text:p>0.02</text:p>
          </table:table-cell>
          <table:table-cell table:style-name="ce2" table:formula="of:=[.C223]-[.C222]" office:value-type="float" office:value="0.833927298645762" calcext:value-type="float">
            <text:p>0.83</text:p>
          </table:table-cell>
          <table:table-cell table:formula="of:=[.D223]*[.F223]" office:value-type="float" office:value="0" calcext:value-type="float">
            <text:p>0</text:p>
          </table:table-cell>
          <table:table-cell table:formula="of:=[.G223]*[.C223]" office:value-type="float" office:value="0" calcext:value-type="float">
            <text:p>0</text:p>
          </table:table-cell>
          <table:table-cell table:formula="of:=[.C223]^2*[.H223]" office:value-type="float" office:value="0" calcext:value-type="float">
            <text:p>0</text:p>
          </table:table-cell>
          <table:table-cell table:formula="of:=[.E223]*[.F223]" office:value-type="float" office:value="0.0135096222380613" calcext:value-type="float">
            <text:p>0.0135096222380613</text:p>
          </table:table-cell>
          <table:table-cell table:formula="of:=[.C223]*[.J223]" office:value-type="float" office:value="2.43230974863457" calcext:value-type="float">
            <text:p>2.43230974863457</text:p>
          </table:table-cell>
          <table:table-cell table:formula="of:=[.C223]^2*[.J223]" office:value-type="float" office:value="437.919773702847" calcext:value-type="float">
            <text:p>437.919773702847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180.898075552388" calcext:value-type="float">
            <text:p>180.90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158" calcext:value-type="float">
            <text:p>0.02</text:p>
          </table:table-cell>
          <table:table-cell table:style-name="ce2" table:formula="of:=[.C224]-[.C223]" office:value-type="float" office:value="0.855310049893092" calcext:value-type="float">
            <text:p>0.86</text:p>
          </table:table-cell>
          <table:table-cell table:formula="of:=[.D224]*[.F224]" office:value-type="float" office:value="0" calcext:value-type="float">
            <text:p>0</text:p>
          </table:table-cell>
          <table:table-cell table:formula="of:=[.G224]*[.C224]" office:value-type="float" office:value="0" calcext:value-type="float">
            <text:p>0</text:p>
          </table:table-cell>
          <table:table-cell table:formula="of:=[.C224]^2*[.H224]" office:value-type="float" office:value="0" calcext:value-type="float">
            <text:p>0</text:p>
          </table:table-cell>
          <table:table-cell table:formula="of:=[.E224]*[.F224]" office:value-type="float" office:value="0.0135138987883109" calcext:value-type="float">
            <text:p>0.0135138987883109</text:p>
          </table:table-cell>
          <table:table-cell table:formula="of:=[.C224]*[.J224]" office:value-type="float" office:value="2.44463828401518" calcext:value-type="float">
            <text:p>2.44463828401518</text:p>
          </table:table-cell>
          <table:table-cell table:formula="of:=[.C224]^2*[.J224]" office:value-type="float" office:value="442.230361000039" calcext:value-type="float">
            <text:p>442.230361000039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181.732002851034" calcext:value-type="float">
            <text:p>181.73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155" calcext:value-type="float">
            <text:p>0.02</text:p>
          </table:table-cell>
          <table:table-cell table:style-name="ce2" table:formula="of:=[.C225]-[.C224]" office:value-type="float" office:value="0.833927298645762" calcext:value-type="float">
            <text:p>0.83</text:p>
          </table:table-cell>
          <table:table-cell table:formula="of:=[.D225]*[.F225]" office:value-type="float" office:value="0" calcext:value-type="float">
            <text:p>0</text:p>
          </table:table-cell>
          <table:table-cell table:formula="of:=[.G225]*[.C225]" office:value-type="float" office:value="0" calcext:value-type="float">
            <text:p>0</text:p>
          </table:table-cell>
          <table:table-cell table:formula="of:=[.C225]^2*[.H225]" office:value-type="float" office:value="0" calcext:value-type="float">
            <text:p>0</text:p>
          </table:table-cell>
          <table:table-cell table:formula="of:=[.E225]*[.F225]" office:value-type="float" office:value="0.0129258731290093" calcext:value-type="float">
            <text:p>0.0129258731290093</text:p>
          </table:table-cell>
          <table:table-cell table:formula="of:=[.C225]*[.J225]" office:value-type="float" office:value="2.34904481233322" calcext:value-type="float">
            <text:p>2.34904481233322</text:p>
          </table:table-cell>
          <table:table-cell table:formula="of:=[.C225]^2*[.J225]" office:value-type="float" office:value="426.896618532148" calcext:value-type="float">
            <text:p>426.89661853214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182.565930149679" calcext:value-type="float">
            <text:p>182.57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156" calcext:value-type="float">
            <text:p>0.02</text:p>
          </table:table-cell>
          <table:table-cell table:style-name="ce2" table:formula="of:=[.C226]-[.C225]" office:value-type="float" office:value="0.833927298645733" calcext:value-type="float">
            <text:p>0.83</text:p>
          </table:table-cell>
          <table:table-cell table:formula="of:=[.D226]*[.F226]" office:value-type="float" office:value="0" calcext:value-type="float">
            <text:p>0</text:p>
          </table:table-cell>
          <table:table-cell table:formula="of:=[.G226]*[.C226]" office:value-type="float" office:value="0" calcext:value-type="float">
            <text:p>0</text:p>
          </table:table-cell>
          <table:table-cell table:formula="of:=[.C226]^2*[.H226]" office:value-type="float" office:value="0" calcext:value-type="float">
            <text:p>0</text:p>
          </table:table-cell>
          <table:table-cell table:formula="of:=[.E226]*[.F226]" office:value-type="float" office:value="0.0130092658588734" calcext:value-type="float">
            <text:p>0.0130092658588734</text:p>
          </table:table-cell>
          <table:table-cell table:formula="of:=[.C226]*[.J226]" office:value-type="float" office:value="2.37504872208969" calcext:value-type="float">
            <text:p>2.37504872208969</text:p>
          </table:table-cell>
          <table:table-cell table:formula="of:=[.C226]^2*[.J226]" office:value-type="float" office:value="433.602979099111" calcext:value-type="float">
            <text:p>433.602979099111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183.421240199572" calcext:value-type="float">
            <text:p>183.4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154" calcext:value-type="float">
            <text:p>0.02</text:p>
          </table:table-cell>
          <table:table-cell table:style-name="ce2" table:formula="of:=[.C227]-[.C226]" office:value-type="float" office:value="0.855310049893063" calcext:value-type="float">
            <text:p>0.86</text:p>
          </table:table-cell>
          <table:table-cell table:formula="of:=[.D227]*[.F227]" office:value-type="float" office:value="0" calcext:value-type="float">
            <text:p>0</text:p>
          </table:table-cell>
          <table:table-cell table:formula="of:=[.G227]*[.C227]" office:value-type="float" office:value="0" calcext:value-type="float">
            <text:p>0</text:p>
          </table:table-cell>
          <table:table-cell table:formula="of:=[.C227]^2*[.H227]" office:value-type="float" office:value="0" calcext:value-type="float">
            <text:p>0</text:p>
          </table:table-cell>
          <table:table-cell table:formula="of:=[.E227]*[.F227]" office:value-type="float" office:value="0.0131717747683532" calcext:value-type="float">
            <text:p>0.0131717747683532</text:p>
          </table:table-cell>
          <table:table-cell table:formula="of:=[.C227]*[.J227]" office:value-type="float" office:value="2.41598326364077" calcext:value-type="float">
            <text:p>2.41598326364077</text:p>
          </table:table-cell>
          <table:table-cell table:formula="of:=[.C227]^2*[.J227]" office:value-type="float" office:value="443.142646518399" calcext:value-type="float">
            <text:p>443.142646518399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184.255167498218" calcext:value-type="float">
            <text:p>184.26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158" calcext:value-type="float">
            <text:p>0.02</text:p>
          </table:table-cell>
          <table:table-cell table:style-name="ce2" table:formula="of:=[.C228]-[.C227]" office:value-type="float" office:value="0.833927298645818" calcext:value-type="float">
            <text:p>0.83</text:p>
          </table:table-cell>
          <table:table-cell table:formula="of:=[.D228]*[.F228]" office:value-type="float" office:value="0" calcext:value-type="float">
            <text:p>0</text:p>
          </table:table-cell>
          <table:table-cell table:formula="of:=[.G228]*[.C228]" office:value-type="float" office:value="0" calcext:value-type="float">
            <text:p>0</text:p>
          </table:table-cell>
          <table:table-cell table:formula="of:=[.C228]^2*[.H228]" office:value-type="float" office:value="0" calcext:value-type="float">
            <text:p>0</text:p>
          </table:table-cell>
          <table:table-cell table:formula="of:=[.E228]*[.F228]" office:value-type="float" office:value="0.0131760513186039" calcext:value-type="float">
            <text:p>0.0131760513186039</text:p>
          </table:table-cell>
          <table:table-cell table:formula="of:=[.C228]*[.J228]" office:value-type="float" office:value="2.42775554267448" calcext:value-type="float">
            <text:p>2.42775554267448</text:p>
          </table:table-cell>
          <table:table-cell table:formula="of:=[.C228]^2*[.J228]" office:value-type="float" office:value="447.326504160214" calcext:value-type="float">
            <text:p>447.326504160214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185.089094796864" calcext:value-type="float">
            <text:p>185.09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145" calcext:value-type="float">
            <text:p>0.01</text:p>
          </table:table-cell>
          <table:table-cell table:style-name="ce2" table:formula="of:=[.C229]-[.C228]" office:value-type="float" office:value="0.833927298645733" calcext:value-type="float">
            <text:p>0.83</text:p>
          </table:table-cell>
          <table:table-cell table:formula="of:=[.D229]*[.F229]" office:value-type="float" office:value="0" calcext:value-type="float">
            <text:p>0</text:p>
          </table:table-cell>
          <table:table-cell table:formula="of:=[.G229]*[.C229]" office:value-type="float" office:value="0" calcext:value-type="float">
            <text:p>0</text:p>
          </table:table-cell>
          <table:table-cell table:formula="of:=[.C229]^2*[.H229]" office:value-type="float" office:value="0" calcext:value-type="float">
            <text:p>0</text:p>
          </table:table-cell>
          <table:table-cell table:formula="of:=[.E229]*[.F229]" office:value-type="float" office:value="0.0120919458303631" calcext:value-type="float">
            <text:p>0.0120919458303631</text:p>
          </table:table-cell>
          <table:table-cell table:formula="of:=[.C229]*[.J229]" office:value-type="float" office:value="2.23808730807463" calcext:value-type="float">
            <text:p>2.23808730807463</text:p>
          </table:table-cell>
          <table:table-cell table:formula="of:=[.C229]^2*[.J229]" office:value-type="float" office:value="414.245553927883" calcext:value-type="float">
            <text:p>414.245553927883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185.92302209551" calcext:value-type="float">
            <text:p>185.9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152" calcext:value-type="float">
            <text:p>0.02</text:p>
          </table:table-cell>
          <table:table-cell table:style-name="ce2" table:formula="of:=[.C230]-[.C229]" office:value-type="float" office:value="0.833927298645762" calcext:value-type="float">
            <text:p>0.83</text:p>
          </table:table-cell>
          <table:table-cell table:formula="of:=[.D230]*[.F230]" office:value-type="float" office:value="0" calcext:value-type="float">
            <text:p>0</text:p>
          </table:table-cell>
          <table:table-cell table:formula="of:=[.G230]*[.C230]" office:value-type="float" office:value="0" calcext:value-type="float">
            <text:p>0</text:p>
          </table:table-cell>
          <table:table-cell table:formula="of:=[.C230]^2*[.H230]" office:value-type="float" office:value="0" calcext:value-type="float">
            <text:p>0</text:p>
          </table:table-cell>
          <table:table-cell table:formula="of:=[.E230]*[.F230]" office:value-type="float" office:value="0.0126756949394156" calcext:value-type="float">
            <text:p>0.0126756949394156</text:p>
          </table:table-cell>
          <table:table-cell table:formula="of:=[.C230]*[.J230]" office:value-type="float" office:value="2.35670351029691" calcext:value-type="float">
            <text:p>2.35670351029691</text:p>
          </table:table-cell>
          <table:table-cell table:formula="of:=[.C230]^2*[.J230]" office:value-type="float" office:value="438.165438817498" calcext:value-type="float">
            <text:p>438.16543881749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186.778332145403" calcext:value-type="float">
            <text:p>186.78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15" calcext:value-type="float">
            <text:p>0.02</text:p>
          </table:table-cell>
          <table:table-cell table:style-name="ce2" table:formula="of:=[.C231]-[.C230]" office:value-type="float" office:value="0.855310049893063" calcext:value-type="float">
            <text:p>0.86</text:p>
          </table:table-cell>
          <table:table-cell table:formula="of:=[.D231]*[.F231]" office:value-type="float" office:value="0" calcext:value-type="float">
            <text:p>0</text:p>
          </table:table-cell>
          <table:table-cell table:formula="of:=[.G231]*[.C231]" office:value-type="float" office:value="0" calcext:value-type="float">
            <text:p>0</text:p>
          </table:table-cell>
          <table:table-cell table:formula="of:=[.C231]^2*[.H231]" office:value-type="float" office:value="0" calcext:value-type="float">
            <text:p>0</text:p>
          </table:table-cell>
          <table:table-cell table:formula="of:=[.E231]*[.F231]" office:value-type="float" office:value="0.0128296507483959" calcext:value-type="float">
            <text:p>0.0128296507483959</text:p>
          </table:table-cell>
          <table:table-cell table:formula="of:=[.C231]*[.J231]" office:value-type="float" office:value="2.39630076879342" calcext:value-type="float">
            <text:p>2.39630076879342</text:p>
          </table:table-cell>
          <table:table-cell table:formula="of:=[.C231]^2*[.J231]" office:value-type="float" office:value="447.577060913981" calcext:value-type="float">
            <text:p>447.577060913981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187.612259444048" calcext:value-type="float">
            <text:p>187.6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147" calcext:value-type="float">
            <text:p>0.01</text:p>
          </table:table-cell>
          <table:table-cell table:style-name="ce2" table:formula="of:=[.C232]-[.C231]" office:value-type="float" office:value="0.833927298645762" calcext:value-type="float">
            <text:p>0.83</text:p>
          </table:table-cell>
          <table:table-cell table:formula="of:=[.D232]*[.F232]" office:value-type="float" office:value="0" calcext:value-type="float">
            <text:p>0</text:p>
          </table:table-cell>
          <table:table-cell table:formula="of:=[.G232]*[.C232]" office:value-type="float" office:value="0" calcext:value-type="float">
            <text:p>0</text:p>
          </table:table-cell>
          <table:table-cell table:formula="of:=[.C232]^2*[.H232]" office:value-type="float" office:value="0" calcext:value-type="float">
            <text:p>0</text:p>
          </table:table-cell>
          <table:table-cell table:formula="of:=[.E232]*[.F232]" office:value-type="float" office:value="0.0122587312900927" calcext:value-type="float">
            <text:p>0.0122587312900927</text:p>
          </table:table-cell>
          <table:table-cell table:formula="of:=[.C232]*[.J232]" office:value-type="float" office:value="2.29988827525174" calcext:value-type="float">
            <text:p>2.29988827525174</text:p>
          </table:table-cell>
          <table:table-cell table:formula="of:=[.C232]^2*[.J232]" office:value-type="float" office:value="431.487235788854" calcext:value-type="float">
            <text:p>431.487235788854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188.446186742694" calcext:value-type="float">
            <text:p>188.45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14" calcext:value-type="float">
            <text:p>0.01</text:p>
          </table:table-cell>
          <table:table-cell table:style-name="ce2" table:formula="of:=[.C233]-[.C232]" office:value-type="float" office:value="0.833927298645818" calcext:value-type="float">
            <text:p>0.83</text:p>
          </table:table-cell>
          <table:table-cell table:formula="of:=[.D233]*[.F233]" office:value-type="float" office:value="0" calcext:value-type="float">
            <text:p>0</text:p>
          </table:table-cell>
          <table:table-cell table:formula="of:=[.G233]*[.C233]" office:value-type="float" office:value="0" calcext:value-type="float">
            <text:p>0</text:p>
          </table:table-cell>
          <table:table-cell table:formula="of:=[.C233]^2*[.H233]" office:value-type="float" office:value="0" calcext:value-type="float">
            <text:p>0</text:p>
          </table:table-cell>
          <table:table-cell table:formula="of:=[.E233]*[.F233]" office:value-type="float" office:value="0.0116749821810415" calcext:value-type="float">
            <text:p>0.0116749821810415</text:p>
          </table:table-cell>
          <table:table-cell table:formula="of:=[.C233]*[.J233]" office:value-type="float" office:value="2.20010587230616" calcext:value-type="float">
            <text:p>2.20010587230616</text:p>
          </table:table-cell>
          <table:table-cell table:formula="of:=[.C233]^2*[.J233]" office:value-type="float" office:value="414.601562066305" calcext:value-type="float">
            <text:p>414.601562066305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189.28011404134" calcext:value-type="float">
            <text:p>189.28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144" calcext:value-type="float">
            <text:p>0.01</text:p>
          </table:table-cell>
          <table:table-cell table:style-name="ce2" table:formula="of:=[.C234]-[.C233]" office:value-type="float" office:value="0.833927298645705" calcext:value-type="float">
            <text:p>0.83</text:p>
          </table:table-cell>
          <table:table-cell table:formula="of:=[.D234]*[.F234]" office:value-type="float" office:value="0" calcext:value-type="float">
            <text:p>0</text:p>
          </table:table-cell>
          <table:table-cell table:formula="of:=[.G234]*[.C234]" office:value-type="float" office:value="0" calcext:value-type="float">
            <text:p>0</text:p>
          </table:table-cell>
          <table:table-cell table:formula="of:=[.C234]^2*[.H234]" office:value-type="float" office:value="0" calcext:value-type="float">
            <text:p>0</text:p>
          </table:table-cell>
          <table:table-cell table:formula="of:=[.E234]*[.F234]" office:value-type="float" office:value="0.0120085531004982" calcext:value-type="float">
            <text:p>0.0120085531004982</text:p>
          </table:table-cell>
          <table:table-cell table:formula="of:=[.C234]*[.J234]" office:value-type="float" office:value="2.27298030033378" calcext:value-type="float">
            <text:p>2.27298030033378</text:p>
          </table:table-cell>
          <table:table-cell table:formula="of:=[.C234]^2*[.J234]" office:value-type="float" office:value="430.229970460897" calcext:value-type="float">
            <text:p>430.229970460897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190.071275837491" calcext:value-type="float">
            <text:p>190.07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144" calcext:value-type="float">
            <text:p>0.01</text:p>
          </table:table-cell>
          <table:table-cell table:style-name="ce2" table:formula="of:=[.C235]-[.C234]" office:value-type="float" office:value="0.791161796151101" calcext:value-type="float">
            <text:p>0.79</text:p>
          </table:table-cell>
          <table:table-cell table:formula="of:=[.D235]*[.F235]" office:value-type="float" office:value="0" calcext:value-type="float">
            <text:p>0</text:p>
          </table:table-cell>
          <table:table-cell table:formula="of:=[.G235]*[.C235]" office:value-type="float" office:value="0" calcext:value-type="float">
            <text:p>0</text:p>
          </table:table-cell>
          <table:table-cell table:formula="of:=[.C235]^2*[.H235]" office:value-type="float" office:value="0" calcext:value-type="float">
            <text:p>0</text:p>
          </table:table-cell>
          <table:table-cell table:formula="of:=[.E235]*[.F235]" office:value-type="float" office:value="0.0113927298645759" calcext:value-type="float">
            <text:p>0.0113927298645759</text:p>
          </table:table-cell>
          <table:table-cell table:formula="of:=[.C235]*[.J235]" office:value-type="float" office:value="2.16543070063182" calcext:value-type="float">
            <text:p>2.16543070063182</text:p>
          </table:table-cell>
          <table:table-cell table:formula="of:=[.C235]^2*[.J235]" office:value-type="float" office:value="411.586176006762" calcext:value-type="float">
            <text:p>411.586176006762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190.88382038489" calcext:value-type="float">
            <text:p>190.88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147" calcext:value-type="float">
            <text:p>0.01</text:p>
          </table:table-cell>
          <table:table-cell table:style-name="ce2" table:formula="of:=[.C236]-[.C235]" office:value-type="float" office:value="0.81254454739846" calcext:value-type="float">
            <text:p>0.81</text:p>
          </table:table-cell>
          <table:table-cell table:formula="of:=[.D236]*[.F236]" office:value-type="float" office:value="0" calcext:value-type="float">
            <text:p>0</text:p>
          </table:table-cell>
          <table:table-cell table:formula="of:=[.G236]*[.C236]" office:value-type="float" office:value="0" calcext:value-type="float">
            <text:p>0</text:p>
          </table:table-cell>
          <table:table-cell table:formula="of:=[.C236]^2*[.H236]" office:value-type="float" office:value="0" calcext:value-type="float">
            <text:p>0</text:p>
          </table:table-cell>
          <table:table-cell table:formula="of:=[.E236]*[.F236]" office:value-type="float" office:value="0.0119444048467574" calcext:value-type="float">
            <text:p>0.0119444048467574</text:p>
          </table:table-cell>
          <table:table-cell table:formula="of:=[.C236]*[.J236]" office:value-type="float" office:value="2.27999362937284" calcext:value-type="float">
            <text:p>2.27999362937284</text:p>
          </table:table-cell>
          <table:table-cell table:formula="of:=[.C236]^2*[.J236]" office:value-type="float" office:value="435.213894427899" calcext:value-type="float">
            <text:p>435.213894427899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191.739130434783" calcext:value-type="float">
            <text:p>191.74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143" calcext:value-type="float">
            <text:p>0.01</text:p>
          </table:table-cell>
          <table:table-cell table:style-name="ce2" table:formula="of:=[.C237]-[.C236]" office:value-type="float" office:value="0.855310049893063" calcext:value-type="float">
            <text:p>0.86</text:p>
          </table:table-cell>
          <table:table-cell table:formula="of:=[.D237]*[.F237]" office:value-type="float" office:value="0" calcext:value-type="float">
            <text:p>0</text:p>
          </table:table-cell>
          <table:table-cell table:formula="of:=[.G237]*[.C237]" office:value-type="float" office:value="0" calcext:value-type="float">
            <text:p>0</text:p>
          </table:table-cell>
          <table:table-cell table:formula="of:=[.C237]^2*[.H237]" office:value-type="float" office:value="0" calcext:value-type="float">
            <text:p>0</text:p>
          </table:table-cell>
          <table:table-cell table:formula="of:=[.E237]*[.F237]" office:value-type="float" office:value="0.0122309337134708" calcext:value-type="float">
            <text:p>0.0122309337134708</text:p>
          </table:table-cell>
          <table:table-cell table:formula="of:=[.C237]*[.J237]" office:value-type="float" office:value="2.34514859462636" calcext:value-type="float">
            <text:p>2.34514859462636</text:p>
          </table:table-cell>
          <table:table-cell table:formula="of:=[.C237]^2*[.J237]" office:value-type="float" office:value="449.656752274012" calcext:value-type="float">
            <text:p>449.656752274012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192.615823235923" calcext:value-type="float">
            <text:p>192.6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139" calcext:value-type="float">
            <text:p>0.01</text:p>
          </table:table-cell>
          <table:table-cell table:style-name="ce2" table:formula="of:=[.C238]-[.C237]" office:value-type="float" office:value="0.876692801140393" calcext:value-type="float">
            <text:p>0.88</text:p>
          </table:table-cell>
          <table:table-cell table:formula="of:=[.D238]*[.F238]" office:value-type="float" office:value="0" calcext:value-type="float">
            <text:p>0</text:p>
          </table:table-cell>
          <table:table-cell table:formula="of:=[.G238]*[.C238]" office:value-type="float" office:value="0" calcext:value-type="float">
            <text:p>0</text:p>
          </table:table-cell>
          <table:table-cell table:formula="of:=[.C238]^2*[.H238]" office:value-type="float" office:value="0" calcext:value-type="float">
            <text:p>0</text:p>
          </table:table-cell>
          <table:table-cell table:formula="of:=[.E238]*[.F238]" office:value-type="float" office:value="0.0121860299358515" calcext:value-type="float">
            <text:p>0.0121860299358515</text:p>
          </table:table-cell>
          <table:table-cell table:formula="of:=[.C238]*[.J238]" office:value-type="float" office:value="2.34722218807163" calcext:value-type="float">
            <text:p>2.34722218807163</text:p>
          </table:table-cell>
          <table:table-cell table:formula="of:=[.C238]^2*[.J238]" office:value-type="float" office:value="452.112134073042" calcext:value-type="float">
            <text:p>452.112134073042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193.471133285816" calcext:value-type="float">
            <text:p>193.47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137" calcext:value-type="float">
            <text:p>0.01</text:p>
          </table:table-cell>
          <table:table-cell table:style-name="ce2" table:formula="of:=[.C239]-[.C238]" office:value-type="float" office:value="0.85531004989312" calcext:value-type="float">
            <text:p>0.86</text:p>
          </table:table-cell>
          <table:table-cell table:formula="of:=[.D239]*[.F239]" office:value-type="float" office:value="0" calcext:value-type="float">
            <text:p>0</text:p>
          </table:table-cell>
          <table:table-cell table:formula="of:=[.G239]*[.C239]" office:value-type="float" office:value="0" calcext:value-type="float">
            <text:p>0</text:p>
          </table:table-cell>
          <table:table-cell table:formula="of:=[.C239]^2*[.H239]" office:value-type="float" office:value="0" calcext:value-type="float">
            <text:p>0</text:p>
          </table:table-cell>
          <table:table-cell table:formula="of:=[.E239]*[.F239]" office:value-type="float" office:value="0.0117177476835357" calcext:value-type="float">
            <text:p>0.0117177476835357</text:p>
          </table:table-cell>
          <table:table-cell table:formula="of:=[.C239]*[.J239]" office:value-type="float" office:value="2.26704592389091" calcext:value-type="float">
            <text:p>2.26704592389091</text:p>
          </table:table-cell>
          <table:table-cell table:formula="of:=[.C239]^2*[.J239]" office:value-type="float" office:value="438.607944106163" calcext:value-type="float">
            <text:p>438.607944106163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194.305060584462" calcext:value-type="float">
            <text:p>194.3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139" calcext:value-type="float">
            <text:p>0.01</text:p>
          </table:table-cell>
          <table:table-cell table:style-name="ce2" table:formula="of:=[.C240]-[.C239]" office:value-type="float" office:value="0.833927298645762" calcext:value-type="float">
            <text:p>0.83</text:p>
          </table:table-cell>
          <table:table-cell table:formula="of:=[.D240]*[.F240]" office:value-type="float" office:value="0" calcext:value-type="float">
            <text:p>0</text:p>
          </table:table-cell>
          <table:table-cell table:formula="of:=[.G240]*[.C240]" office:value-type="float" office:value="0" calcext:value-type="float">
            <text:p>0</text:p>
          </table:table-cell>
          <table:table-cell table:formula="of:=[.C240]^2*[.H240]" office:value-type="float" office:value="0" calcext:value-type="float">
            <text:p>0</text:p>
          </table:table-cell>
          <table:table-cell table:formula="of:=[.E240]*[.F240]" office:value-type="float" office:value="0.0115915894511761" calcext:value-type="float">
            <text:p>0.0115915894511761</text:p>
          </table:table-cell>
          <table:table-cell table:formula="of:=[.C240]*[.J240]" office:value-type="float" office:value="2.25230449058098" calcext:value-type="float">
            <text:p>2.25230449058098</text:p>
          </table:table-cell>
          <table:table-cell table:formula="of:=[.C240]^2*[.J240]" office:value-type="float" office:value="437.634160496993" calcext:value-type="float">
            <text:p>437.634160496993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195.160370634355" calcext:value-type="float">
            <text:p>195.16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14" calcext:value-type="float">
            <text:p>0.01</text:p>
          </table:table-cell>
          <table:table-cell table:style-name="ce2" table:formula="of:=[.C241]-[.C240]" office:value-type="float" office:value="0.855310049893092" calcext:value-type="float">
            <text:p>0.86</text:p>
          </table:table-cell>
          <table:table-cell table:formula="of:=[.D241]*[.F241]" office:value-type="float" office:value="0" calcext:value-type="float">
            <text:p>0</text:p>
          </table:table-cell>
          <table:table-cell table:formula="of:=[.G241]*[.C241]" office:value-type="float" office:value="0" calcext:value-type="float">
            <text:p>0</text:p>
          </table:table-cell>
          <table:table-cell table:formula="of:=[.C241]^2*[.H241]" office:value-type="float" office:value="0" calcext:value-type="float">
            <text:p>0</text:p>
          </table:table-cell>
          <table:table-cell table:formula="of:=[.E241]*[.F241]" office:value-type="float" office:value="0.0119743406985033" calcext:value-type="float">
            <text:p>0.0119743406985033</text:p>
          </table:table-cell>
          <table:table-cell table:formula="of:=[.C241]*[.J241]" office:value-type="float" office:value="2.33691676882194" calcext:value-type="float">
            <text:p>2.33691676882194</text:p>
          </table:table-cell>
          <table:table-cell table:formula="of:=[.C241]^2*[.J241]" office:value-type="float" office:value="456.07354274493" calcext:value-type="float">
            <text:p>456.07354274493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195.994297933001" calcext:value-type="float">
            <text:p>195.99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128" calcext:value-type="float">
            <text:p>0.01</text:p>
          </table:table-cell>
          <table:table-cell table:style-name="ce2" table:formula="of:=[.C242]-[.C241]" office:value-type="float" office:value="0.833927298645762" calcext:value-type="float">
            <text:p>0.83</text:p>
          </table:table-cell>
          <table:table-cell table:formula="of:=[.D242]*[.F242]" office:value-type="float" office:value="0" calcext:value-type="float">
            <text:p>0</text:p>
          </table:table-cell>
          <table:table-cell table:formula="of:=[.G242]*[.C242]" office:value-type="float" office:value="0" calcext:value-type="float">
            <text:p>0</text:p>
          </table:table-cell>
          <table:table-cell table:formula="of:=[.C242]^2*[.H242]" office:value-type="float" office:value="0" calcext:value-type="float">
            <text:p>0</text:p>
          </table:table-cell>
          <table:table-cell table:formula="of:=[.E242]*[.F242]" office:value-type="float" office:value="0.0106742694226658" calcext:value-type="float">
            <text:p>0.0106742694226658</text:p>
          </table:table-cell>
          <table:table-cell table:formula="of:=[.C242]*[.J242]" office:value-type="float" office:value="2.09209594144307" calcext:value-type="float">
            <text:p>2.09209594144307</text:p>
          </table:table-cell>
          <table:table-cell table:formula="of:=[.C242]^2*[.J242]" office:value-type="float" office:value="410.038875251616" calcext:value-type="float">
            <text:p>410.038875251616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196.806842480399" calcext:value-type="float">
            <text:p>196.8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132" calcext:value-type="float">
            <text:p>0.01</text:p>
          </table:table-cell>
          <table:table-cell table:style-name="ce2" table:formula="of:=[.C243]-[.C242]" office:value-type="float" office:value="0.812544547398431" calcext:value-type="float">
            <text:p>0.81</text:p>
          </table:table-cell>
          <table:table-cell table:formula="of:=[.D243]*[.F243]" office:value-type="float" office:value="0" calcext:value-type="float">
            <text:p>0</text:p>
          </table:table-cell>
          <table:table-cell table:formula="of:=[.G243]*[.C243]" office:value-type="float" office:value="0" calcext:value-type="float">
            <text:p>0</text:p>
          </table:table-cell>
          <table:table-cell table:formula="of:=[.C243]^2*[.H243]" office:value-type="float" office:value="0" calcext:value-type="float">
            <text:p>0</text:p>
          </table:table-cell>
          <table:table-cell table:formula="of:=[.E243]*[.F243]" office:value-type="float" office:value="0.0107255880256593" calcext:value-type="float">
            <text:p>0.0107255880256593</text:p>
          </table:table-cell>
          <table:table-cell table:formula="of:=[.C243]*[.J243]" office:value-type="float" office:value="2.11086911307558" calcext:value-type="float">
            <text:p>2.11086911307558</text:p>
          </table:table-cell>
          <table:table-cell table:formula="of:=[.C243]^2*[.J243]" office:value-type="float" office:value="415.433485033806" calcext:value-type="float">
            <text:p>415.433485033806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197.662152530292" calcext:value-type="float">
            <text:p>197.66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131" calcext:value-type="float">
            <text:p>0.01</text:p>
          </table:table-cell>
          <table:table-cell table:style-name="ce2" table:formula="of:=[.C244]-[.C243]" office:value-type="float" office:value="0.855310049893063" calcext:value-type="float">
            <text:p>0.86</text:p>
          </table:table-cell>
          <table:table-cell table:formula="of:=[.D244]*[.F244]" office:value-type="float" office:value="0" calcext:value-type="float">
            <text:p>0</text:p>
          </table:table-cell>
          <table:table-cell table:formula="of:=[.G244]*[.C244]" office:value-type="float" office:value="0" calcext:value-type="float">
            <text:p>0</text:p>
          </table:table-cell>
          <table:table-cell table:formula="of:=[.C244]^2*[.H244]" office:value-type="float" office:value="0" calcext:value-type="float">
            <text:p>0</text:p>
          </table:table-cell>
          <table:table-cell table:formula="of:=[.E244]*[.F244]" office:value-type="float" office:value="0.0112045616535991" calcext:value-type="float">
            <text:p>0.0112045616535991</text:p>
          </table:table-cell>
          <table:table-cell table:formula="of:=[.C244]*[.J244]" office:value-type="float" office:value="2.21471777460877" calcext:value-type="float">
            <text:p>2.21471777460877</text:p>
          </table:table-cell>
          <table:table-cell table:formula="of:=[.C244]^2*[.J244]" office:value-type="float" office:value="437.765882576268" calcext:value-type="float">
            <text:p>437.76588257626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198.474697077691" calcext:value-type="float">
            <text:p>198.47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133" calcext:value-type="float">
            <text:p>0.01</text:p>
          </table:table-cell>
          <table:table-cell table:style-name="ce2" table:formula="of:=[.C245]-[.C244]" office:value-type="float" office:value="0.812544547398431" calcext:value-type="float">
            <text:p>0.81</text:p>
          </table:table-cell>
          <table:table-cell table:formula="of:=[.D245]*[.F245]" office:value-type="float" office:value="0" calcext:value-type="float">
            <text:p>0</text:p>
          </table:table-cell>
          <table:table-cell table:formula="of:=[.G245]*[.C245]" office:value-type="float" office:value="0" calcext:value-type="float">
            <text:p>0</text:p>
          </table:table-cell>
          <table:table-cell table:formula="of:=[.C245]^2*[.H245]" office:value-type="float" office:value="0" calcext:value-type="float">
            <text:p>0</text:p>
          </table:table-cell>
          <table:table-cell table:formula="of:=[.E245]*[.F245]" office:value-type="float" office:value="0.0108068424803991" calcext:value-type="float">
            <text:p>0.0108068424803991</text:p>
          </table:table-cell>
          <table:table-cell table:formula="of:=[.C245]*[.J245]" office:value-type="float" office:value="2.14488478766354" calcext:value-type="float">
            <text:p>2.14488478766354</text:p>
          </table:table-cell>
          <table:table-cell table:formula="of:=[.C245]^2*[.J245]" office:value-type="float" office:value="425.705358498069" calcext:value-type="float">
            <text:p>425.705358498069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199.308624376336" calcext:value-type="float">
            <text:p>199.3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125" calcext:value-type="float">
            <text:p>0.01</text:p>
          </table:table-cell>
          <table:table-cell table:style-name="ce2" table:formula="of:=[.C246]-[.C245]" office:value-type="float" office:value="0.833927298645762" calcext:value-type="float">
            <text:p>0.83</text:p>
          </table:table-cell>
          <table:table-cell table:formula="of:=[.D246]*[.F246]" office:value-type="float" office:value="0" calcext:value-type="float">
            <text:p>0</text:p>
          </table:table-cell>
          <table:table-cell table:formula="of:=[.G246]*[.C246]" office:value-type="float" office:value="0" calcext:value-type="float">
            <text:p>0</text:p>
          </table:table-cell>
          <table:table-cell table:formula="of:=[.C246]^2*[.H246]" office:value-type="float" office:value="0" calcext:value-type="float">
            <text:p>0</text:p>
          </table:table-cell>
          <table:table-cell table:formula="of:=[.E246]*[.F246]" office:value-type="float" office:value="0.010424091233072" calcext:value-type="float">
            <text:p>0.010424091233072</text:p>
          </table:table-cell>
          <table:table-cell table:formula="of:=[.C246]*[.J246]" office:value-type="float" office:value="2.07761128403701" calcext:value-type="float">
            <text:p>2.07761128403701</text:p>
          </table:table-cell>
          <table:table-cell table:formula="of:=[.C246]^2*[.J246]" office:value-type="float" office:value="414.085847010169" calcext:value-type="float">
            <text:p>414.085847010169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200.142551674982" calcext:value-type="float">
            <text:p>200.14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118" calcext:value-type="float">
            <text:p>0.01</text:p>
          </table:table-cell>
          <table:table-cell table:style-name="ce2" table:formula="of:=[.C247]-[.C246]" office:value-type="float" office:value="0.833927298645733" calcext:value-type="float">
            <text:p>0.83</text:p>
          </table:table-cell>
          <table:table-cell table:formula="of:=[.D247]*[.F247]" office:value-type="float" office:value="0" calcext:value-type="float">
            <text:p>0</text:p>
          </table:table-cell>
          <table:table-cell table:formula="of:=[.G247]*[.C247]" office:value-type="float" office:value="0" calcext:value-type="float">
            <text:p>0</text:p>
          </table:table-cell>
          <table:table-cell table:formula="of:=[.C247]^2*[.H247]" office:value-type="float" office:value="0" calcext:value-type="float">
            <text:p>0</text:p>
          </table:table-cell>
          <table:table-cell table:formula="of:=[.E247]*[.F247]" office:value-type="float" office:value="0.00984034212401965" calcext:value-type="float">
            <text:p>0.00984034212401965</text:p>
          </table:table-cell>
          <table:table-cell table:formula="of:=[.C247]*[.J247]" office:value-type="float" office:value="1.9694711820561" calcext:value-type="float">
            <text:p>1.9694711820561</text:p>
          </table:table-cell>
          <table:table-cell table:formula="of:=[.C247]^2*[.J247]" office:value-type="float" office:value="394.174987827052" calcext:value-type="float">
            <text:p>394.174987827052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200.955096222381" calcext:value-type="float">
            <text:p>200.96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122" calcext:value-type="float">
            <text:p>0.01</text:p>
          </table:table-cell>
          <table:table-cell table:style-name="ce2" table:formula="of:=[.C248]-[.C247]" office:value-type="float" office:value="0.81254454739846" calcext:value-type="float">
            <text:p>0.81</text:p>
          </table:table-cell>
          <table:table-cell table:formula="of:=[.D248]*[.F248]" office:value-type="float" office:value="0" calcext:value-type="float">
            <text:p>0</text:p>
          </table:table-cell>
          <table:table-cell table:formula="of:=[.G248]*[.C248]" office:value-type="float" office:value="0" calcext:value-type="float">
            <text:p>0</text:p>
          </table:table-cell>
          <table:table-cell table:formula="of:=[.C248]^2*[.H248]" office:value-type="float" office:value="0" calcext:value-type="float">
            <text:p>0</text:p>
          </table:table-cell>
          <table:table-cell table:formula="of:=[.E248]*[.F248]" office:value-type="float" office:value="0.00991304347826121" calcext:value-type="float">
            <text:p>0.00991304347826121</text:p>
          </table:table-cell>
          <table:table-cell table:formula="of:=[.C248]*[.J248]" office:value-type="float" office:value="1.99207660603063" calcext:value-type="float">
            <text:p>1.99207660603063</text:p>
          </table:table-cell>
          <table:table-cell table:formula="of:=[.C248]^2*[.J248]" office:value-type="float" office:value="400.317946047239" calcext:value-type="float">
            <text:p>400.317946047239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201.767640769779" calcext:value-type="float">
            <text:p>201.77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127" calcext:value-type="float">
            <text:p>0.01</text:p>
          </table:table-cell>
          <table:table-cell table:style-name="ce2" table:formula="of:=[.C249]-[.C248]" office:value-type="float" office:value="0.812544547398431" calcext:value-type="float">
            <text:p>0.81</text:p>
          </table:table-cell>
          <table:table-cell table:formula="of:=[.D249]*[.F249]" office:value-type="float" office:value="0" calcext:value-type="float">
            <text:p>0</text:p>
          </table:table-cell>
          <table:table-cell table:formula="of:=[.G249]*[.C249]" office:value-type="float" office:value="0" calcext:value-type="float">
            <text:p>0</text:p>
          </table:table-cell>
          <table:table-cell table:formula="of:=[.C249]^2*[.H249]" office:value-type="float" office:value="0" calcext:value-type="float">
            <text:p>0</text:p>
          </table:table-cell>
          <table:table-cell table:formula="of:=[.E249]*[.F249]" office:value-type="float" office:value="0.0103193157519601" calcext:value-type="float">
            <text:p>0.0103193157519601</text:p>
          </table:table-cell>
          <table:table-cell table:formula="of:=[.C249]*[.J249]" office:value-type="float" office:value="2.0821039936314" calcext:value-type="float">
            <text:p>2.0821039936314</text:p>
          </table:table-cell>
          <table:table-cell table:formula="of:=[.C249]^2*[.J249]" office:value-type="float" office:value="420.101210632343" calcext:value-type="float">
            <text:p>420.101210632343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202.622950819672" calcext:value-type="float">
            <text:p>202.6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122" calcext:value-type="float">
            <text:p>0.01</text:p>
          </table:table-cell>
          <table:table-cell table:style-name="ce2" table:formula="of:=[.C250]-[.C249]" office:value-type="float" office:value="0.85531004989312" calcext:value-type="float">
            <text:p>0.86</text:p>
          </table:table-cell>
          <table:table-cell table:formula="of:=[.D250]*[.F250]" office:value-type="float" office:value="0" calcext:value-type="float">
            <text:p>0</text:p>
          </table:table-cell>
          <table:table-cell table:formula="of:=[.G250]*[.C250]" office:value-type="float" office:value="0" calcext:value-type="float">
            <text:p>0</text:p>
          </table:table-cell>
          <table:table-cell table:formula="of:=[.C250]^2*[.H250]" office:value-type="float" office:value="0" calcext:value-type="float">
            <text:p>0</text:p>
          </table:table-cell>
          <table:table-cell table:formula="of:=[.E250]*[.F250]" office:value-type="float" office:value="0.0104347826086961" calcext:value-type="float">
            <text:p>0.0104347826086961</text:p>
          </table:table-cell>
          <table:table-cell table:formula="of:=[.C250]*[.J250]" office:value-type="float" office:value="2.11432644333579" calcext:value-type="float">
            <text:p>2.11432644333579</text:p>
          </table:table-cell>
          <table:table-cell table:formula="of:=[.C250]^2*[.J250]" office:value-type="float" office:value="428.41106294476" calcext:value-type="float">
            <text:p>428.41106294476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203.563791874555" calcext:value-type="float">
            <text:p>203.56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121" calcext:value-type="float">
            <text:p>0.01</text:p>
          </table:table-cell>
          <table:table-cell table:style-name="ce2" table:formula="of:=[.C251]-[.C250]" office:value-type="float" office:value="0.940841054882355" calcext:value-type="float">
            <text:p>0.94</text:p>
          </table:table-cell>
          <table:table-cell table:formula="of:=[.D251]*[.F251]" office:value-type="float" office:value="0" calcext:value-type="float">
            <text:p>0</text:p>
          </table:table-cell>
          <table:table-cell table:formula="of:=[.G251]*[.C251]" office:value-type="float" office:value="0" calcext:value-type="float">
            <text:p>0</text:p>
          </table:table-cell>
          <table:table-cell table:formula="of:=[.C251]^2*[.H251]" office:value-type="float" office:value="0" calcext:value-type="float">
            <text:p>0</text:p>
          </table:table-cell>
          <table:table-cell table:formula="of:=[.E251]*[.F251]" office:value-type="float" office:value="0.0113841767640765" calcext:value-type="float">
            <text:p>0.0113841767640765</text:p>
          </table:table-cell>
          <table:table-cell table:formula="of:=[.C251]*[.J251]" office:value-type="float" office:value="2.31740618946561" calcext:value-type="float">
            <text:p>2.31740618946561</text:p>
          </table:table-cell>
          <table:table-cell table:formula="of:=[.C251]^2*[.J251]" office:value-type="float" office:value="471.739991241184" calcext:value-type="float">
            <text:p>471.739991241184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204.461867426942" calcext:value-type="float">
            <text:p>204.46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117" calcext:value-type="float">
            <text:p>0.01</text:p>
          </table:table-cell>
          <table:table-cell table:style-name="ce2" table:formula="of:=[.C252]-[.C251]" office:value-type="float" office:value="0.898075552387724" calcext:value-type="float">
            <text:p>0.90</text:p>
          </table:table-cell>
          <table:table-cell table:formula="of:=[.D252]*[.F252]" office:value-type="float" office:value="0" calcext:value-type="float">
            <text:p>0</text:p>
          </table:table-cell>
          <table:table-cell table:formula="of:=[.G252]*[.C252]" office:value-type="float" office:value="0" calcext:value-type="float">
            <text:p>0</text:p>
          </table:table-cell>
          <table:table-cell table:formula="of:=[.C252]^2*[.H252]" office:value-type="float" office:value="0" calcext:value-type="float">
            <text:p>0</text:p>
          </table:table-cell>
          <table:table-cell table:formula="of:=[.E252]*[.F252]" office:value-type="float" office:value="0.0105074839629364" calcext:value-type="float">
            <text:p>0.0105074839629364</text:p>
          </table:table-cell>
          <table:table-cell table:formula="of:=[.C252]*[.J252]" office:value-type="float" office:value="2.14837979302062" calcext:value-type="float">
            <text:p>2.14837979302062</text:p>
          </table:table-cell>
          <table:table-cell table:formula="of:=[.C252]^2*[.J252]" office:value-type="float" office:value="439.261744423302" calcext:value-type="float">
            <text:p>439.261744423302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205.295794725588" calcext:value-type="float">
            <text:p>205.30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118" calcext:value-type="float">
            <text:p>0.01</text:p>
          </table:table-cell>
          <table:table-cell table:style-name="ce2" table:formula="of:=[.C253]-[.C252]" office:value-type="float" office:value="0.833927298645818" calcext:value-type="float">
            <text:p>0.83</text:p>
          </table:table-cell>
          <table:table-cell table:formula="of:=[.D253]*[.F253]" office:value-type="float" office:value="0" calcext:value-type="float">
            <text:p>0</text:p>
          </table:table-cell>
          <table:table-cell table:formula="of:=[.G253]*[.C253]" office:value-type="float" office:value="0" calcext:value-type="float">
            <text:p>0</text:p>
          </table:table-cell>
          <table:table-cell table:formula="of:=[.C253]^2*[.H253]" office:value-type="float" office:value="0" calcext:value-type="float">
            <text:p>0</text:p>
          </table:table-cell>
          <table:table-cell table:formula="of:=[.E253]*[.F253]" office:value-type="float" office:value="0.00984034212402065" calcext:value-type="float">
            <text:p>0.00984034212402065</text:p>
          </table:table-cell>
          <table:table-cell table:formula="of:=[.C253]*[.J253]" office:value-type="float" office:value="2.0201808567225" calcext:value-type="float">
            <text:p>2.0201808567225</text:p>
          </table:table-cell>
          <table:table-cell table:formula="of:=[.C253]^2*[.J253]" office:value-type="float" office:value="414.734634470265" calcext:value-type="float">
            <text:p>414.734634470265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206.129722024234" calcext:value-type="float">
            <text:p>206.13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114" calcext:value-type="float">
            <text:p>0.01</text:p>
          </table:table-cell>
          <table:table-cell table:style-name="ce2" table:formula="of:=[.C254]-[.C253]" office:value-type="float" office:value="0.833927298645762" calcext:value-type="float">
            <text:p>0.83</text:p>
          </table:table-cell>
          <table:table-cell table:formula="of:=[.D254]*[.F254]" office:value-type="float" office:value="0" calcext:value-type="float">
            <text:p>0</text:p>
          </table:table-cell>
          <table:table-cell table:formula="of:=[.G254]*[.C254]" office:value-type="float" office:value="0" calcext:value-type="float">
            <text:p>0</text:p>
          </table:table-cell>
          <table:table-cell table:formula="of:=[.C254]^2*[.H254]" office:value-type="float" office:value="0" calcext:value-type="float">
            <text:p>0</text:p>
          </table:table-cell>
          <table:table-cell table:formula="of:=[.E254]*[.F254]" office:value-type="float" office:value="0.00950677120456169" calcext:value-type="float">
            <text:p>0.00950677120456169</text:p>
          </table:table-cell>
          <table:table-cell table:formula="of:=[.C254]*[.J254]" office:value-type="float" office:value="1.95962810574429" calcext:value-type="float">
            <text:p>1.95962810574429</text:p>
          </table:table-cell>
          <table:table-cell table:formula="of:=[.C254]^2*[.J254]" office:value-type="float" office:value="403.937596707947" calcext:value-type="float">
            <text:p>403.937596707947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206.985032074127" calcext:value-type="float">
            <text:p>206.99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11" calcext:value-type="float">
            <text:p>0.01</text:p>
          </table:table-cell>
          <table:table-cell table:style-name="ce2" table:formula="of:=[.C255]-[.C254]" office:value-type="float" office:value="0.855310049893035" calcext:value-type="float">
            <text:p>0.86</text:p>
          </table:table-cell>
          <table:table-cell table:formula="of:=[.D255]*[.F255]" office:value-type="float" office:value="0" calcext:value-type="float">
            <text:p>0</text:p>
          </table:table-cell>
          <table:table-cell table:formula="of:=[.G255]*[.C255]" office:value-type="float" office:value="0" calcext:value-type="float">
            <text:p>0</text:p>
          </table:table-cell>
          <table:table-cell table:formula="of:=[.C255]^2*[.H255]" office:value-type="float" office:value="0" calcext:value-type="float">
            <text:p>0</text:p>
          </table:table-cell>
          <table:table-cell table:formula="of:=[.E255]*[.F255]" office:value-type="float" office:value="0.00940841054882339" calcext:value-type="float">
            <text:p>0.00940841054882339</text:p>
          </table:table-cell>
          <table:table-cell table:formula="of:=[.C255]*[.J255]" office:value-type="float" office:value="1.94740015921476" calcext:value-type="float">
            <text:p>1.94740015921476</text:p>
          </table:table-cell>
          <table:table-cell table:formula="of:=[.C255]^2*[.J255]" office:value-type="float" office:value="403.082684416228" calcext:value-type="float">
            <text:p>403.08268441622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207.818959372773" calcext:value-type="float">
            <text:p>207.8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11" calcext:value-type="float">
            <text:p>0.01</text:p>
          </table:table-cell>
          <table:table-cell table:style-name="ce2" table:formula="of:=[.C256]-[.C255]" office:value-type="float" office:value="0.833927298645762" calcext:value-type="float">
            <text:p>0.83</text:p>
          </table:table-cell>
          <table:table-cell table:formula="of:=[.D256]*[.F256]" office:value-type="float" office:value="0" calcext:value-type="float">
            <text:p>0</text:p>
          </table:table-cell>
          <table:table-cell table:formula="of:=[.G256]*[.C256]" office:value-type="float" office:value="0" calcext:value-type="float">
            <text:p>0</text:p>
          </table:table-cell>
          <table:table-cell table:formula="of:=[.C256]^2*[.H256]" office:value-type="float" office:value="0" calcext:value-type="float">
            <text:p>0</text:p>
          </table:table-cell>
          <table:table-cell table:formula="of:=[.E256]*[.F256]" office:value-type="float" office:value="0.00917320028510338" calcext:value-type="float">
            <text:p>0.00917320028510338</text:p>
          </table:table-cell>
          <table:table-cell table:formula="of:=[.C256]*[.J256]" office:value-type="float" office:value="1.90636493736821" calcext:value-type="float">
            <text:p>1.90636493736821</text:p>
          </table:table-cell>
          <table:table-cell table:formula="of:=[.C256]^2*[.J256]" office:value-type="float" office:value="396.178777468603" calcext:value-type="float">
            <text:p>396.178777468603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208.652886671418" calcext:value-type="float">
            <text:p>208.65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113" calcext:value-type="float">
            <text:p>0.01</text:p>
          </table:table-cell>
          <table:table-cell table:style-name="ce2" table:formula="of:=[.C257]-[.C256]" office:value-type="float" office:value="0.833927298645733" calcext:value-type="float">
            <text:p>0.83</text:p>
          </table:table-cell>
          <table:table-cell table:formula="of:=[.D257]*[.F257]" office:value-type="float" office:value="0" calcext:value-type="float">
            <text:p>0</text:p>
          </table:table-cell>
          <table:table-cell table:formula="of:=[.G257]*[.C257]" office:value-type="float" office:value="0" calcext:value-type="float">
            <text:p>0</text:p>
          </table:table-cell>
          <table:table-cell table:formula="of:=[.C257]^2*[.H257]" office:value-type="float" office:value="0" calcext:value-type="float">
            <text:p>0</text:p>
          </table:table-cell>
          <table:table-cell table:formula="of:=[.E257]*[.F257]" office:value-type="float" office:value="0.00942337847469678" calcext:value-type="float">
            <text:p>0.00942337847469678</text:p>
          </table:table-cell>
          <table:table-cell table:formula="of:=[.C257]*[.J257]" office:value-type="float" office:value="1.96621512094279" calcext:value-type="float">
            <text:p>1.96621512094279</text:p>
          </table:table-cell>
          <table:table-cell table:formula="of:=[.C257]^2*[.J257]" office:value-type="float" office:value="410.256460801704" calcext:value-type="float">
            <text:p>410.256460801704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209.486813970064" calcext:value-type="float">
            <text:p>209.49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112" calcext:value-type="float">
            <text:p>0.01</text:p>
          </table:table-cell>
          <table:table-cell table:style-name="ce2" table:formula="of:=[.C258]-[.C257]" office:value-type="float" office:value="0.833927298645818" calcext:value-type="float">
            <text:p>0.83</text:p>
          </table:table-cell>
          <table:table-cell table:formula="of:=[.D258]*[.F258]" office:value-type="float" office:value="0" calcext:value-type="float">
            <text:p>0</text:p>
          </table:table-cell>
          <table:table-cell table:formula="of:=[.G258]*[.C258]" office:value-type="float" office:value="0" calcext:value-type="float">
            <text:p>0</text:p>
          </table:table-cell>
          <table:table-cell table:formula="of:=[.C258]^2*[.H258]" office:value-type="float" office:value="0" calcext:value-type="float">
            <text:p>0</text:p>
          </table:table-cell>
          <table:table-cell table:formula="of:=[.E258]*[.F258]" office:value-type="float" office:value="0.00933998574483316" calcext:value-type="float">
            <text:p>0.00933998574483316</text:p>
          </table:table-cell>
          <table:table-cell table:formula="of:=[.C258]*[.J258]" office:value-type="float" office:value="1.95660385621091" calcext:value-type="float">
            <text:p>1.95660385621091</text:p>
          </table:table-cell>
          <table:table-cell table:formula="of:=[.C258]^2*[.J258]" office:value-type="float" office:value="409.882708039166" calcext:value-type="float">
            <text:p>409.882708039166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210.32074126871" calcext:value-type="float">
            <text:p>210.3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108" calcext:value-type="float">
            <text:p>0.01</text:p>
          </table:table-cell>
          <table:table-cell table:style-name="ce2" table:formula="of:=[.C259]-[.C258]" office:value-type="float" office:value="0.833927298645733" calcext:value-type="float">
            <text:p>0.83</text:p>
          </table:table-cell>
          <table:table-cell table:formula="of:=[.D259]*[.F259]" office:value-type="float" office:value="0" calcext:value-type="float">
            <text:p>0</text:p>
          </table:table-cell>
          <table:table-cell table:formula="of:=[.G259]*[.C259]" office:value-type="float" office:value="0" calcext:value-type="float">
            <text:p>0</text:p>
          </table:table-cell>
          <table:table-cell table:formula="of:=[.C259]^2*[.H259]" office:value-type="float" office:value="0" calcext:value-type="float">
            <text:p>0</text:p>
          </table:table-cell>
          <table:table-cell table:formula="of:=[.E259]*[.F259]" office:value-type="float" office:value="0.00900641482537392" calcext:value-type="float">
            <text:p>0.00900641482537392</text:p>
          </table:table-cell>
          <table:table-cell table:formula="of:=[.C259]*[.J259]" office:value-type="float" office:value="1.89423584224614" calcext:value-type="float">
            <text:p>1.89423584224614</text:p>
          </table:table-cell>
          <table:table-cell table:formula="of:=[.C259]^2*[.J259]" office:value-type="float" office:value="398.397086478968" calcext:value-type="float">
            <text:p>398.39708647896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211.154668567356" calcext:value-type="float">
            <text:p>211.15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104" calcext:value-type="float">
            <text:p>0.01</text:p>
          </table:table-cell>
          <table:table-cell table:style-name="ce2" table:formula="of:=[.C260]-[.C259]" office:value-type="float" office:value="0.833927298645762" calcext:value-type="float">
            <text:p>0.83</text:p>
          </table:table-cell>
          <table:table-cell table:formula="of:=[.D260]*[.F260]" office:value-type="float" office:value="0" calcext:value-type="float">
            <text:p>0</text:p>
          </table:table-cell>
          <table:table-cell table:formula="of:=[.G260]*[.C260]" office:value-type="float" office:value="0" calcext:value-type="float">
            <text:p>0</text:p>
          </table:table-cell>
          <table:table-cell table:formula="of:=[.C260]^2*[.H260]" office:value-type="float" office:value="0" calcext:value-type="float">
            <text:p>0</text:p>
          </table:table-cell>
          <table:table-cell table:formula="of:=[.E260]*[.F260]" office:value-type="float" office:value="0.00867284390591592" calcext:value-type="float">
            <text:p>0.00867284390591592</text:p>
          </table:table-cell>
          <table:table-cell table:formula="of:=[.C260]*[.J260]" office:value-type="float" office:value="1.83131148049009" calcext:value-type="float">
            <text:p>1.83131148049009</text:p>
          </table:table-cell>
          <table:table-cell table:formula="of:=[.C260]^2*[.J260]" office:value-type="float" office:value="386.689968706479" calcext:value-type="float">
            <text:p>386.689968706479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211.988595866001" calcext:value-type="float">
            <text:p>211.99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106" calcext:value-type="float">
            <text:p>0.01</text:p>
          </table:table-cell>
          <table:table-cell table:style-name="ce2" table:formula="of:=[.C261]-[.C260]" office:value-type="float" office:value="0.83392729864579" calcext:value-type="float">
            <text:p>0.83</text:p>
          </table:table-cell>
          <table:table-cell table:formula="of:=[.D261]*[.F261]" office:value-type="float" office:value="0" calcext:value-type="float">
            <text:p>0</text:p>
          </table:table-cell>
          <table:table-cell table:formula="of:=[.G261]*[.C261]" office:value-type="float" office:value="0" calcext:value-type="float">
            <text:p>0</text:p>
          </table:table-cell>
          <table:table-cell table:formula="of:=[.C261]^2*[.H261]" office:value-type="float" office:value="0" calcext:value-type="float">
            <text:p>0</text:p>
          </table:table-cell>
          <table:table-cell table:formula="of:=[.E261]*[.F261]" office:value-type="float" office:value="0.00883962936564537" calcext:value-type="float">
            <text:p>0.00883962936564537</text:p>
          </table:table-cell>
          <table:table-cell table:formula="of:=[.C261]*[.J261]" office:value-type="float" office:value="1.87390061719903" calcext:value-type="float">
            <text:p>1.87390061719903</text:p>
          </table:table-cell>
          <table:table-cell table:formula="of:=[.C261]^2*[.J261]" office:value-type="float" office:value="397.245560632455" calcext:value-type="float">
            <text:p>397.245560632455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212.822523164647" calcext:value-type="float">
            <text:p>212.8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11" calcext:value-type="float">
            <text:p>0.01</text:p>
          </table:table-cell>
          <table:table-cell table:style-name="ce2" table:formula="of:=[.C262]-[.C261]" office:value-type="float" office:value="0.833927298645705" calcext:value-type="float">
            <text:p>0.83</text:p>
          </table:table-cell>
          <table:table-cell table:formula="of:=[.D262]*[.F262]" office:value-type="float" office:value="0" calcext:value-type="float">
            <text:p>0</text:p>
          </table:table-cell>
          <table:table-cell table:formula="of:=[.G262]*[.C262]" office:value-type="float" office:value="0" calcext:value-type="float">
            <text:p>0</text:p>
          </table:table-cell>
          <table:table-cell table:formula="of:=[.C262]^2*[.H262]" office:value-type="float" office:value="0" calcext:value-type="float">
            <text:p>0</text:p>
          </table:table-cell>
          <table:table-cell table:formula="of:=[.E262]*[.F262]" office:value-type="float" office:value="0.00917320028510276" calcext:value-type="float">
            <text:p>0.00917320028510276</text:p>
          </table:table-cell>
          <table:table-cell table:formula="of:=[.C262]*[.J262]" office:value-type="float" office:value="1.95226363017023" calcext:value-type="float">
            <text:p>1.95226363017023</text:p>
          </table:table-cell>
          <table:table-cell table:formula="of:=[.C262]^2*[.J262]" office:value-type="float" office:value="415.485671655401" calcext:value-type="float">
            <text:p>415.485671655401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213.656450463293" calcext:value-type="float">
            <text:p>213.66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101" calcext:value-type="float">
            <text:p>0.01</text:p>
          </table:table-cell>
          <table:table-cell table:style-name="ce2" table:formula="of:=[.C263]-[.C262]" office:value-type="float" office:value="0.833927298645818" calcext:value-type="float">
            <text:p>0.83</text:p>
          </table:table-cell>
          <table:table-cell table:formula="of:=[.D263]*[.F263]" office:value-type="float" office:value="0" calcext:value-type="float">
            <text:p>0</text:p>
          </table:table-cell>
          <table:table-cell table:formula="of:=[.G263]*[.C263]" office:value-type="float" office:value="0" calcext:value-type="float">
            <text:p>0</text:p>
          </table:table-cell>
          <table:table-cell table:formula="of:=[.C263]^2*[.H263]" office:value-type="float" office:value="0" calcext:value-type="float">
            <text:p>0</text:p>
          </table:table-cell>
          <table:table-cell table:formula="of:=[.E263]*[.F263]" office:value-type="float" office:value="0.00842266571632276" calcext:value-type="float">
            <text:p>0.00842266571632276</text:p>
          </table:table-cell>
          <table:table-cell table:formula="of:=[.C263]*[.J263]" office:value-type="float" office:value="1.79955686038839" calcext:value-type="float">
            <text:p>1.79955686038839</text:p>
          </table:table-cell>
          <table:table-cell table:formula="of:=[.C263]^2*[.J263]" office:value-type="float" office:value="384.486931197451" calcext:value-type="float">
            <text:p>384.486931197451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214.490377761939" calcext:value-type="float">
            <text:p>214.49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109" calcext:value-type="float">
            <text:p>0.01</text:p>
          </table:table-cell>
          <table:table-cell table:style-name="ce2" table:formula="of:=[.C264]-[.C263]" office:value-type="float" office:value="0.833927298645733" calcext:value-type="float">
            <text:p>0.83</text:p>
          </table:table-cell>
          <table:table-cell table:formula="of:=[.D264]*[.F264]" office:value-type="float" office:value="0" calcext:value-type="float">
            <text:p>0</text:p>
          </table:table-cell>
          <table:table-cell table:formula="of:=[.G264]*[.C264]" office:value-type="float" office:value="0" calcext:value-type="float">
            <text:p>0</text:p>
          </table:table-cell>
          <table:table-cell table:formula="of:=[.C264]^2*[.H264]" office:value-type="float" office:value="0" calcext:value-type="float">
            <text:p>0</text:p>
          </table:table-cell>
          <table:table-cell table:formula="of:=[.E264]*[.F264]" office:value-type="float" office:value="0.00908980755523849" calcext:value-type="float">
            <text:p>0.00908980755523849</text:p>
          </table:table-cell>
          <table:table-cell table:formula="of:=[.C264]*[.J264]" office:value-type="float" office:value="1.94967625630643" calcext:value-type="float">
            <text:p>1.94967625630643</text:p>
          </table:table-cell>
          <table:table-cell table:formula="of:=[.C264]^2*[.J264]" office:value-type="float" office:value="418.186796728649" calcext:value-type="float">
            <text:p>418.186796728649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215.345687811832" calcext:value-type="float">
            <text:p>215.35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102" calcext:value-type="float">
            <text:p>0.01</text:p>
          </table:table-cell>
          <table:table-cell table:style-name="ce2" table:formula="of:=[.C265]-[.C264]" office:value-type="float" office:value="0.855310049893092" calcext:value-type="float">
            <text:p>0.86</text:p>
          </table:table-cell>
          <table:table-cell table:formula="of:=[.D265]*[.F265]" office:value-type="float" office:value="0" calcext:value-type="float">
            <text:p>0</text:p>
          </table:table-cell>
          <table:table-cell table:formula="of:=[.G265]*[.C265]" office:value-type="float" office:value="0" calcext:value-type="float">
            <text:p>0</text:p>
          </table:table-cell>
          <table:table-cell table:formula="of:=[.C265]^2*[.H265]" office:value-type="float" office:value="0" calcext:value-type="float">
            <text:p>0</text:p>
          </table:table-cell>
          <table:table-cell table:formula="of:=[.E265]*[.F265]" office:value-type="float" office:value="0.00872416250890954" calcext:value-type="float">
            <text:p>0.00872416250890954</text:p>
          </table:table-cell>
          <table:table-cell table:formula="of:=[.C265]*[.J265]" office:value-type="float" office:value="1.87871077606332" calcext:value-type="float">
            <text:p>1.87871077606332</text:p>
          </table:table-cell>
          <table:table-cell table:formula="of:=[.C265]^2*[.J265]" office:value-type="float" office:value="404.572264270857" calcext:value-type="float">
            <text:p>404.572264270857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216.200997861725" calcext:value-type="float">
            <text:p>216.20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099" calcext:value-type="float">
            <text:p>0.01</text:p>
          </table:table-cell>
          <table:table-cell table:style-name="ce2" table:formula="of:=[.C266]-[.C265]" office:value-type="float" office:value="0.85531004989312" calcext:value-type="float">
            <text:p>0.86</text:p>
          </table:table-cell>
          <table:table-cell table:formula="of:=[.D266]*[.F266]" office:value-type="float" office:value="0" calcext:value-type="float">
            <text:p>0</text:p>
          </table:table-cell>
          <table:table-cell table:formula="of:=[.G266]*[.C266]" office:value-type="float" office:value="0" calcext:value-type="float">
            <text:p>0</text:p>
          </table:table-cell>
          <table:table-cell table:formula="of:=[.C266]^2*[.H266]" office:value-type="float" office:value="0" calcext:value-type="float">
            <text:p>0</text:p>
          </table:table-cell>
          <table:table-cell table:formula="of:=[.E266]*[.F266]" office:value-type="float" office:value="0.00846756949394189" calcext:value-type="float">
            <text:p>0.00846756949394189</text:p>
          </table:table-cell>
          <table:table-cell table:formula="of:=[.C266]*[.J266]" office:value-type="float" office:value="1.83069697405374" calcext:value-type="float">
            <text:p>1.83069697405374</text:p>
          </table:table-cell>
          <table:table-cell table:formula="of:=[.C266]^2*[.J266]" office:value-type="float" office:value="395.798512572859" calcext:value-type="float">
            <text:p>395.798512572859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217.056307911618" calcext:value-type="float">
            <text:p>217.06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103" calcext:value-type="float">
            <text:p>0.01</text:p>
          </table:table-cell>
          <table:table-cell table:style-name="ce2" table:formula="of:=[.C267]-[.C266]" office:value-type="float" office:value="0.855310049893035" calcext:value-type="float">
            <text:p>0.86</text:p>
          </table:table-cell>
          <table:table-cell table:formula="of:=[.D267]*[.F267]" office:value-type="float" office:value="0" calcext:value-type="float">
            <text:p>0</text:p>
          </table:table-cell>
          <table:table-cell table:formula="of:=[.G267]*[.C267]" office:value-type="float" office:value="0" calcext:value-type="float">
            <text:p>0</text:p>
          </table:table-cell>
          <table:table-cell table:formula="of:=[.C267]^2*[.H267]" office:value-type="float" office:value="0" calcext:value-type="float">
            <text:p>0</text:p>
          </table:table-cell>
          <table:table-cell table:formula="of:=[.E267]*[.F267]" office:value-type="float" office:value="0.00880969351389826" calcext:value-type="float">
            <text:p>0.00880969351389826</text:p>
          </table:table-cell>
          <table:table-cell table:formula="of:=[.C267]*[.J267]" office:value-type="float" office:value="1.91219954795969" calcext:value-type="float">
            <text:p>1.91219954795969</text:p>
          </table:table-cell>
          <table:table-cell table:formula="of:=[.C267]^2*[.J267]" office:value-type="float" office:value="415.054973870394" calcext:value-type="float">
            <text:p>415.054973870394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217.890235210264" calcext:value-type="float">
            <text:p>217.89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099" calcext:value-type="float">
            <text:p>0.01</text:p>
          </table:table-cell>
          <table:table-cell table:style-name="ce2" table:formula="of:=[.C268]-[.C267]" office:value-type="float" office:value="0.833927298645762" calcext:value-type="float">
            <text:p>0.83</text:p>
          </table:table-cell>
          <table:table-cell table:formula="of:=[.D268]*[.F268]" office:value-type="float" office:value="0" calcext:value-type="float">
            <text:p>0</text:p>
          </table:table-cell>
          <table:table-cell table:formula="of:=[.G268]*[.C268]" office:value-type="float" office:value="0" calcext:value-type="float">
            <text:p>0</text:p>
          </table:table-cell>
          <table:table-cell table:formula="of:=[.C268]^2*[.H268]" office:value-type="float" office:value="0" calcext:value-type="float">
            <text:p>0</text:p>
          </table:table-cell>
          <table:table-cell table:formula="of:=[.E268]*[.F268]" office:value-type="float" office:value="0.00825588025659304" calcext:value-type="float">
            <text:p>0.00825588025659304</text:p>
          </table:table-cell>
          <table:table-cell table:formula="of:=[.C268]*[.J268]" office:value-type="float" office:value="1.79887569097683" calcext:value-type="float">
            <text:p>1.79887569097683</text:p>
          </table:table-cell>
          <table:table-cell table:formula="of:=[.C268]^2*[.J268]" office:value-type="float" office:value="391.957447420968" calcext:value-type="float">
            <text:p>391.95744742096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218.745545260157" calcext:value-type="float">
            <text:p>218.75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101" calcext:value-type="float">
            <text:p>0.01</text:p>
          </table:table-cell>
          <table:table-cell table:style-name="ce2" table:formula="of:=[.C269]-[.C268]" office:value-type="float" office:value="0.85531004989312" calcext:value-type="float">
            <text:p>0.86</text:p>
          </table:table-cell>
          <table:table-cell table:formula="of:=[.D269]*[.F269]" office:value-type="float" office:value="0" calcext:value-type="float">
            <text:p>0</text:p>
          </table:table-cell>
          <table:table-cell table:formula="of:=[.G269]*[.C269]" office:value-type="float" office:value="0" calcext:value-type="float">
            <text:p>0</text:p>
          </table:table-cell>
          <table:table-cell table:formula="of:=[.C269]^2*[.H269]" office:value-type="float" office:value="0" calcext:value-type="float">
            <text:p>0</text:p>
          </table:table-cell>
          <table:table-cell table:formula="of:=[.E269]*[.F269]" office:value-type="float" office:value="0.00863863150392051" calcext:value-type="float">
            <text:p>0.00863863150392051</text:p>
          </table:table-cell>
          <table:table-cell table:formula="of:=[.C269]*[.J269]" office:value-type="float" office:value="1.88966215862666" calcext:value-type="float">
            <text:p>1.88966215862666</text:p>
          </table:table-cell>
          <table:table-cell table:formula="of:=[.C269]^2*[.J269]" office:value-type="float" office:value="413.355179246275" calcext:value-type="float">
            <text:p>413.355179246275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219.558089807555" calcext:value-type="float">
            <text:p>219.56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102" calcext:value-type="float">
            <text:p>0.01</text:p>
          </table:table-cell>
          <table:table-cell table:style-name="ce2" table:formula="of:=[.C270]-[.C269]" office:value-type="float" office:value="0.812544547398431" calcext:value-type="float">
            <text:p>0.81</text:p>
          </table:table-cell>
          <table:table-cell table:formula="of:=[.D270]*[.F270]" office:value-type="float" office:value="0" calcext:value-type="float">
            <text:p>0</text:p>
          </table:table-cell>
          <table:table-cell table:formula="of:=[.G270]*[.C270]" office:value-type="float" office:value="0" calcext:value-type="float">
            <text:p>0</text:p>
          </table:table-cell>
          <table:table-cell table:formula="of:=[.C270]^2*[.H270]" office:value-type="float" office:value="0" calcext:value-type="float">
            <text:p>0</text:p>
          </table:table-cell>
          <table:table-cell table:formula="of:=[.E270]*[.F270]" office:value-type="float" office:value="0.008287954383464" calcext:value-type="float">
            <text:p>0.008287954383464</text:p>
          </table:table-cell>
          <table:table-cell table:formula="of:=[.C270]*[.J270]" office:value-type="float" office:value="1.81968743284551" calcext:value-type="float">
            <text:p>1.81968743284551</text:p>
          </table:table-cell>
          <table:table-cell table:formula="of:=[.C270]^2*[.J270]" office:value-type="float" office:value="399.527096802373" calcext:value-type="float">
            <text:p>399.527096802373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220.392017106201" calcext:value-type="float">
            <text:p>220.39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099" calcext:value-type="float">
            <text:p>0.01</text:p>
          </table:table-cell>
          <table:table-cell table:style-name="ce2" table:formula="of:=[.C271]-[.C270]" office:value-type="float" office:value="0.833927298645762" calcext:value-type="float">
            <text:p>0.83</text:p>
          </table:table-cell>
          <table:table-cell table:formula="of:=[.D271]*[.F271]" office:value-type="float" office:value="0" calcext:value-type="float">
            <text:p>0</text:p>
          </table:table-cell>
          <table:table-cell table:formula="of:=[.G271]*[.C271]" office:value-type="float" office:value="0" calcext:value-type="float">
            <text:p>0</text:p>
          </table:table-cell>
          <table:table-cell table:formula="of:=[.C271]^2*[.H271]" office:value-type="float" office:value="0" calcext:value-type="float">
            <text:p>0</text:p>
          </table:table-cell>
          <table:table-cell table:formula="of:=[.E271]*[.F271]" office:value-type="float" office:value="0.00825588025659304" calcext:value-type="float">
            <text:p>0.00825588025659304</text:p>
          </table:table-cell>
          <table:table-cell table:formula="of:=[.C271]*[.J271]" office:value-type="float" office:value="1.8195301027378" calcext:value-type="float">
            <text:p>1.8195301027378</text:p>
          </table:table-cell>
          <table:table-cell table:formula="of:=[.C271]^2*[.J271]" office:value-type="float" office:value="401.009909527837" calcext:value-type="float">
            <text:p>401.009909527837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221.225944404847" calcext:value-type="float">
            <text:p>221.23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09" calcext:value-type="float">
            <text:p>0.01</text:p>
          </table:table-cell>
          <table:table-cell table:style-name="ce2" table:formula="of:=[.C272]-[.C271]" office:value-type="float" office:value="0.833927298645733" calcext:value-type="float">
            <text:p>0.83</text:p>
          </table:table-cell>
          <table:table-cell table:formula="of:=[.D272]*[.F272]" office:value-type="float" office:value="0" calcext:value-type="float">
            <text:p>0</text:p>
          </table:table-cell>
          <table:table-cell table:formula="of:=[.G272]*[.C272]" office:value-type="float" office:value="0" calcext:value-type="float">
            <text:p>0</text:p>
          </table:table-cell>
          <table:table-cell table:formula="of:=[.C272]^2*[.H272]" office:value-type="float" office:value="0" calcext:value-type="float">
            <text:p>0</text:p>
          </table:table-cell>
          <table:table-cell table:formula="of:=[.E272]*[.F272]" office:value-type="float" office:value="0.0075053456878116" calcext:value-type="float">
            <text:p>0.0075053456878116</text:p>
          </table:table-cell>
          <table:table-cell table:formula="of:=[.C272]*[.J272]" office:value-type="float" office:value="1.66037718787097" calcext:value-type="float">
            <text:p>1.66037718787097</text:p>
          </table:table-cell>
          <table:table-cell table:formula="of:=[.C272]^2*[.J272]" office:value-type="float" office:value="367.318511455019" calcext:value-type="float">
            <text:p>367.318511455019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222.059871703493" calcext:value-type="float">
            <text:p>222.06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table:formula="of:=[.C273]-[.C272]" office:value-type="float" office:value="0.833927298645762" calcext:value-type="float">
            <text:p>0.83</text:p>
          </table:table-cell>
          <table:table-cell table:formula="of:=[.D273]*[.F273]" office:value-type="float" office:value="0" calcext:value-type="float">
            <text:p>0</text:p>
          </table:table-cell>
          <table:table-cell table:formula="of:=[.G273]*[.C273]" office:value-type="float" office:value="0" calcext:value-type="float">
            <text:p>0</text:p>
          </table:table-cell>
          <table:table-cell table:formula="of:=[.C273]^2*[.H273]" office:value-type="float" office:value="0" calcext:value-type="float">
            <text:p>0</text:p>
          </table:table-cell>
          <table:table-cell table:formula="of:=[.E273]*[.F273]" office:value-type="float" office:value="0.00833927298645762" calcext:value-type="float">
            <text:p>0.00833927298645762</text:p>
          </table:table-cell>
          <table:table-cell table:formula="of:=[.C273]*[.J273]" office:value-type="float" office:value="1.85181788947318" calcext:value-type="float">
            <text:p>1.85181788947318</text:p>
          </table:table-cell>
          <table:table-cell table:formula="of:=[.C273]^2*[.J273]" office:value-type="float" office:value="411.214442954648" calcext:value-type="float">
            <text:p>411.21444295464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222.893799002138" calcext:value-type="float">
            <text:p>222.89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091" calcext:value-type="float">
            <text:p>0.01</text:p>
          </table:table-cell>
          <table:table-cell table:style-name="ce2" table:formula="of:=[.C274]-[.C273]" office:value-type="float" office:value="0.833927298645733" calcext:value-type="float">
            <text:p>0.83</text:p>
          </table:table-cell>
          <table:table-cell table:formula="of:=[.D274]*[.F274]" office:value-type="float" office:value="0" calcext:value-type="float">
            <text:p>0</text:p>
          </table:table-cell>
          <table:table-cell table:formula="of:=[.G274]*[.C274]" office:value-type="float" office:value="0" calcext:value-type="float">
            <text:p>0</text:p>
          </table:table-cell>
          <table:table-cell table:formula="of:=[.C274]^2*[.H274]" office:value-type="float" office:value="0" calcext:value-type="float">
            <text:p>0</text:p>
          </table:table-cell>
          <table:table-cell table:formula="of:=[.E274]*[.F274]" office:value-type="float" office:value="0.00758873841767617" calcext:value-type="float">
            <text:p>0.00758873841767617</text:p>
          </table:table-cell>
          <table:table-cell table:formula="of:=[.C274]*[.J274]" office:value-type="float" office:value="1.69148273554932" calcext:value-type="float">
            <text:p>1.69148273554932</text:p>
          </table:table-cell>
          <table:table-cell table:formula="of:=[.C274]^2*[.J274]" office:value-type="float" office:value="377.021012873116" calcext:value-type="float">
            <text:p>377.021012873116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223.706343549537" calcext:value-type="float">
            <text:p>223.7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086" calcext:value-type="float">
            <text:p>0.01</text:p>
          </table:table-cell>
          <table:table-cell table:style-name="ce2" table:formula="of:=[.C275]-[.C274]" office:value-type="float" office:value="0.81254454739846" calcext:value-type="float">
            <text:p>0.81</text:p>
          </table:table-cell>
          <table:table-cell table:formula="of:=[.D275]*[.F275]" office:value-type="float" office:value="0" calcext:value-type="float">
            <text:p>0</text:p>
          </table:table-cell>
          <table:table-cell table:formula="of:=[.G275]*[.C275]" office:value-type="float" office:value="0" calcext:value-type="float">
            <text:p>0</text:p>
          </table:table-cell>
          <table:table-cell table:formula="of:=[.C275]^2*[.H275]" office:value-type="float" office:value="0" calcext:value-type="float">
            <text:p>0</text:p>
          </table:table-cell>
          <table:table-cell table:formula="of:=[.E275]*[.F275]" office:value-type="float" office:value="0.00698788310762676" calcext:value-type="float">
            <text:p>0.00698788310762676</text:p>
          </table:table-cell>
          <table:table-cell table:formula="of:=[.C275]*[.J275]" office:value-type="float" office:value="1.56323377915876" calcext:value-type="float">
            <text:p>1.56323377915876</text:p>
          </table:table-cell>
          <table:table-cell table:formula="of:=[.C275]^2*[.J275]" office:value-type="float" office:value="349.70531284873" calcext:value-type="float">
            <text:p>349.70531284873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224.518888096935" calcext:value-type="float">
            <text:p>224.5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09" calcext:value-type="float">
            <text:p>0.01</text:p>
          </table:table-cell>
          <table:table-cell table:style-name="ce2" table:formula="of:=[.C276]-[.C275]" office:value-type="float" office:value="0.812544547398431" calcext:value-type="float">
            <text:p>0.81</text:p>
          </table:table-cell>
          <table:table-cell table:formula="of:=[.D276]*[.F276]" office:value-type="float" office:value="0" calcext:value-type="float">
            <text:p>0</text:p>
          </table:table-cell>
          <table:table-cell table:formula="of:=[.G276]*[.C276]" office:value-type="float" office:value="0" calcext:value-type="float">
            <text:p>0</text:p>
          </table:table-cell>
          <table:table-cell table:formula="of:=[.C276]^2*[.H276]" office:value-type="float" office:value="0" calcext:value-type="float">
            <text:p>0</text:p>
          </table:table-cell>
          <table:table-cell table:formula="of:=[.E276]*[.F276]" office:value-type="float" office:value="0.00731290092658588" calcext:value-type="float">
            <text:p>0.00731290092658588</text:p>
          </table:table-cell>
          <table:table-cell table:formula="of:=[.C276]*[.J276]" office:value-type="float" office:value="1.64188438480011" calcext:value-type="float">
            <text:p>1.64188438480011</text:p>
          </table:table-cell>
          <table:table-cell table:formula="of:=[.C276]^2*[.J276]" office:value-type="float" office:value="368.63405645904" calcext:value-type="float">
            <text:p>368.63405645904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225.331432644334" calcext:value-type="float">
            <text:p>225.33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092" calcext:value-type="float">
            <text:p>0.01</text:p>
          </table:table-cell>
          <table:table-cell table:style-name="ce2" table:formula="of:=[.C277]-[.C276]" office:value-type="float" office:value="0.812544547398403" calcext:value-type="float">
            <text:p>0.81</text:p>
          </table:table-cell>
          <table:table-cell table:formula="of:=[.D277]*[.F277]" office:value-type="float" office:value="0" calcext:value-type="float">
            <text:p>0</text:p>
          </table:table-cell>
          <table:table-cell table:formula="of:=[.G277]*[.C277]" office:value-type="float" office:value="0" calcext:value-type="float">
            <text:p>0</text:p>
          </table:table-cell>
          <table:table-cell table:formula="of:=[.C277]^2*[.H277]" office:value-type="float" office:value="0" calcext:value-type="float">
            <text:p>0</text:p>
          </table:table-cell>
          <table:table-cell table:formula="of:=[.E277]*[.F277]" office:value-type="float" office:value="0.00747540983606531" calcext:value-type="float">
            <text:p>0.00747540983606531</text:p>
          </table:table-cell>
          <table:table-cell table:formula="of:=[.C277]*[.J277]" office:value-type="float" office:value="1.68444480796414" calcext:value-type="float">
            <text:p>1.68444480796414</text:p>
          </table:table-cell>
          <table:table-cell table:formula="of:=[.C277]^2*[.J277]" office:value-type="float" office:value="379.55836178887" calcext:value-type="float">
            <text:p>379.55836178887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226.143977191732" calcext:value-type="float">
            <text:p>226.14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089" calcext:value-type="float">
            <text:p>0.01</text:p>
          </table:table-cell>
          <table:table-cell table:style-name="ce2" table:formula="of:=[.C278]-[.C277]" office:value-type="float" office:value="0.81254454739846" calcext:value-type="float">
            <text:p>0.81</text:p>
          </table:table-cell>
          <table:table-cell table:formula="of:=[.D278]*[.F278]" office:value-type="float" office:value="0" calcext:value-type="float">
            <text:p>0</text:p>
          </table:table-cell>
          <table:table-cell table:formula="of:=[.G278]*[.C278]" office:value-type="float" office:value="0" calcext:value-type="float">
            <text:p>0</text:p>
          </table:table-cell>
          <table:table-cell table:formula="of:=[.C278]^2*[.H278]" office:value-type="float" office:value="0" calcext:value-type="float">
            <text:p>0</text:p>
          </table:table-cell>
          <table:table-cell table:formula="of:=[.E278]*[.F278]" office:value-type="float" office:value="0.00723164647184629" calcext:value-type="float">
            <text:p>0.00723164647184629</text:p>
          </table:table-cell>
          <table:table-cell table:formula="of:=[.C278]*[.J278]" office:value-type="float" office:value="1.63539329478788" calcext:value-type="float">
            <text:p>1.63539329478788</text:p>
          </table:table-cell>
          <table:table-cell table:formula="of:=[.C278]^2*[.J278]" office:value-type="float" office:value="369.834343956021" calcext:value-type="float">
            <text:p>369.834343956021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226.977904490378" calcext:value-type="float">
            <text:p>226.98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084" calcext:value-type="float">
            <text:p>0.01</text:p>
          </table:table-cell>
          <table:table-cell table:style-name="ce2" table:formula="of:=[.C279]-[.C278]" office:value-type="float" office:value="0.833927298645733" calcext:value-type="float">
            <text:p>0.83</text:p>
          </table:table-cell>
          <table:table-cell table:formula="of:=[.D279]*[.F279]" office:value-type="float" office:value="0" calcext:value-type="float">
            <text:p>0</text:p>
          </table:table-cell>
          <table:table-cell table:formula="of:=[.G279]*[.C279]" office:value-type="float" office:value="0" calcext:value-type="float">
            <text:p>0</text:p>
          </table:table-cell>
          <table:table-cell table:formula="of:=[.C279]^2*[.H279]" office:value-type="float" office:value="0" calcext:value-type="float">
            <text:p>0</text:p>
          </table:table-cell>
          <table:table-cell table:formula="of:=[.E279]*[.F279]" office:value-type="float" office:value="0.00700498930862416" calcext:value-type="float">
            <text:p>0.00700498930862416</text:p>
          </table:table-cell>
          <table:table-cell table:formula="of:=[.C279]*[.J279]" office:value-type="float" office:value="1.58997779424901" calcext:value-type="float">
            <text:p>1.58997779424901</text:p>
          </table:table-cell>
          <table:table-cell table:formula="of:=[.C279]^2*[.J279]" office:value-type="float" office:value="360.889827924874" calcext:value-type="float">
            <text:p>360.889827924874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227.833214540271" calcext:value-type="float">
            <text:p>227.83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089" calcext:value-type="float">
            <text:p>0.01</text:p>
          </table:table-cell>
          <table:table-cell table:style-name="ce2" table:formula="of:=[.C280]-[.C279]" office:value-type="float" office:value="0.855310049893092" calcext:value-type="float">
            <text:p>0.86</text:p>
          </table:table-cell>
          <table:table-cell table:formula="of:=[.D280]*[.F280]" office:value-type="float" office:value="0" calcext:value-type="float">
            <text:p>0</text:p>
          </table:table-cell>
          <table:table-cell table:formula="of:=[.G280]*[.C280]" office:value-type="float" office:value="0" calcext:value-type="float">
            <text:p>0</text:p>
          </table:table-cell>
          <table:table-cell table:formula="of:=[.C280]^2*[.H280]" office:value-type="float" office:value="0" calcext:value-type="float">
            <text:p>0</text:p>
          </table:table-cell>
          <table:table-cell table:formula="of:=[.E280]*[.F280]" office:value-type="float" office:value="0.00761225944404852" calcext:value-type="float">
            <text:p>0.00761225944404852</text:p>
          </table:table-cell>
          <table:table-cell table:formula="of:=[.C280]*[.J280]" office:value-type="float" office:value="1.73432553905211" calcext:value-type="float">
            <text:p>1.73432553905211</text:p>
          </table:table-cell>
          <table:table-cell table:formula="of:=[.C280]^2*[.J280]" office:value-type="float" office:value="395.136962621531" calcext:value-type="float">
            <text:p>395.136962621531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228.667141838917" calcext:value-type="float">
            <text:p>228.67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086" calcext:value-type="float">
            <text:p>0.01</text:p>
          </table:table-cell>
          <table:table-cell table:style-name="ce2" table:formula="of:=[.C281]-[.C280]" office:value-type="float" office:value="0.833927298645818" calcext:value-type="float">
            <text:p>0.83</text:p>
          </table:table-cell>
          <table:table-cell table:formula="of:=[.D281]*[.F281]" office:value-type="float" office:value="0" calcext:value-type="float">
            <text:p>0</text:p>
          </table:table-cell>
          <table:table-cell table:formula="of:=[.G281]*[.C281]" office:value-type="float" office:value="0" calcext:value-type="float">
            <text:p>0</text:p>
          </table:table-cell>
          <table:table-cell table:formula="of:=[.C281]^2*[.H281]" office:value-type="float" office:value="0" calcext:value-type="float">
            <text:p>0</text:p>
          </table:table-cell>
          <table:table-cell table:formula="of:=[.E281]*[.F281]" office:value-type="float" office:value="0.00717177476835404" calcext:value-type="float">
            <text:p>0.00717177476835404</text:p>
          </table:table-cell>
          <table:table-cell table:formula="of:=[.C281]*[.J281]" office:value-type="float" office:value="1.63994923819198" calcext:value-type="float">
            <text:p>1.63994923819198</text:p>
          </table:table-cell>
          <table:table-cell table:formula="of:=[.C281]^2*[.J281]" office:value-type="float" office:value="375.002505058269" calcext:value-type="float">
            <text:p>375.002505058269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229.501069137562" calcext:value-type="float">
            <text:p>229.50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087" calcext:value-type="float">
            <text:p>0.01</text:p>
          </table:table-cell>
          <table:table-cell table:style-name="ce2" table:formula="of:=[.C282]-[.C281]" office:value-type="float" office:value="0.833927298645733" calcext:value-type="float">
            <text:p>0.83</text:p>
          </table:table-cell>
          <table:table-cell table:formula="of:=[.D282]*[.F282]" office:value-type="float" office:value="0" calcext:value-type="float">
            <text:p>0</text:p>
          </table:table-cell>
          <table:table-cell table:formula="of:=[.G282]*[.C282]" office:value-type="float" office:value="0" calcext:value-type="float">
            <text:p>0</text:p>
          </table:table-cell>
          <table:table-cell table:formula="of:=[.C282]^2*[.H282]" office:value-type="float" office:value="0" calcext:value-type="float">
            <text:p>0</text:p>
          </table:table-cell>
          <table:table-cell table:formula="of:=[.E282]*[.F282]" office:value-type="float" office:value="0.00725516749821788" calcext:value-type="float">
            <text:p>0.00725516749821788</text:p>
          </table:table-cell>
          <table:table-cell table:formula="of:=[.C282]*[.J282]" office:value-type="float" office:value="1.66506869761309" calcext:value-type="float">
            <text:p>1.66506869761309</text:p>
          </table:table-cell>
          <table:table-cell table:formula="of:=[.C282]^2*[.J282]" office:value-type="float" office:value="382.135046289693" calcext:value-type="float">
            <text:p>382.135046289693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230.334996436208" calcext:value-type="float">
            <text:p>230.33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087" calcext:value-type="float">
            <text:p>0.01</text:p>
          </table:table-cell>
          <table:table-cell table:style-name="ce2" table:formula="of:=[.C283]-[.C282]" office:value-type="float" office:value="0.833927298645762" calcext:value-type="float">
            <text:p>0.83</text:p>
          </table:table-cell>
          <table:table-cell table:formula="of:=[.D283]*[.F283]" office:value-type="float" office:value="0" calcext:value-type="float">
            <text:p>0</text:p>
          </table:table-cell>
          <table:table-cell table:formula="of:=[.G283]*[.C283]" office:value-type="float" office:value="0" calcext:value-type="float">
            <text:p>0</text:p>
          </table:table-cell>
          <table:table-cell table:formula="of:=[.C283]^2*[.H283]" office:value-type="float" office:value="0" calcext:value-type="float">
            <text:p>0</text:p>
          </table:table-cell>
          <table:table-cell table:formula="of:=[.E283]*[.F283]" office:value-type="float" office:value="0.00725516749821813" calcext:value-type="float">
            <text:p>0.00725516749821813</text:p>
          </table:table-cell>
          <table:table-cell table:formula="of:=[.C283]*[.J283]" office:value-type="float" office:value="1.67111897984616" calcext:value-type="float">
            <text:p>1.67111897984616</text:p>
          </table:table-cell>
          <table:table-cell table:formula="of:=[.C283]^2*[.J283]" office:value-type="float" office:value="384.917184267346" calcext:value-type="float">
            <text:p>384.917184267346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231.190306486101" calcext:value-type="float">
            <text:p>231.19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086" calcext:value-type="float">
            <text:p>0.01</text:p>
          </table:table-cell>
          <table:table-cell table:style-name="ce2" table:formula="of:=[.C284]-[.C283]" office:value-type="float" office:value="0.855310049893035" calcext:value-type="float">
            <text:p>0.86</text:p>
          </table:table-cell>
          <table:table-cell table:formula="of:=[.D284]*[.F284]" office:value-type="float" office:value="0" calcext:value-type="float">
            <text:p>0</text:p>
          </table:table-cell>
          <table:table-cell table:formula="of:=[.G284]*[.C284]" office:value-type="float" office:value="0" calcext:value-type="float">
            <text:p>0</text:p>
          </table:table-cell>
          <table:table-cell table:formula="of:=[.C284]^2*[.H284]" office:value-type="float" office:value="0" calcext:value-type="float">
            <text:p>0</text:p>
          </table:table-cell>
          <table:table-cell table:formula="of:=[.E284]*[.F284]" office:value-type="float" office:value="0.0073556664290801" calcext:value-type="float">
            <text:p>0.0073556664290801</text:p>
          </table:table-cell>
          <table:table-cell table:formula="of:=[.C284]*[.J284]" office:value-type="float" office:value="1.70055877614855" calcext:value-type="float">
            <text:p>1.70055877614855</text:p>
          </table:table-cell>
          <table:table-cell table:formula="of:=[.C284]^2*[.J284]" office:value-type="float" office:value="393.152704655413" calcext:value-type="float">
            <text:p>393.152704655413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232.024233784747" calcext:value-type="float">
            <text:p>232.0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08" calcext:value-type="float">
            <text:p>0.01</text:p>
          </table:table-cell>
          <table:table-cell table:style-name="ce2" table:formula="of:=[.C285]-[.C284]" office:value-type="float" office:value="0.833927298645818" calcext:value-type="float">
            <text:p>0.83</text:p>
          </table:table-cell>
          <table:table-cell table:formula="of:=[.D285]*[.F285]" office:value-type="float" office:value="0" calcext:value-type="float">
            <text:p>0</text:p>
          </table:table-cell>
          <table:table-cell table:formula="of:=[.G285]*[.C285]" office:value-type="float" office:value="0" calcext:value-type="float">
            <text:p>0</text:p>
          </table:table-cell>
          <table:table-cell table:formula="of:=[.C285]^2*[.H285]" office:value-type="float" office:value="0" calcext:value-type="float">
            <text:p>0</text:p>
          </table:table-cell>
          <table:table-cell table:formula="of:=[.E285]*[.F285]" office:value-type="float" office:value="0.00667141838916655" calcext:value-type="float">
            <text:p>0.00667141838916655</text:p>
          </table:table-cell>
          <table:table-cell table:formula="of:=[.C285]*[.J285]" office:value-type="float" office:value="1.54793074000384" calcext:value-type="float">
            <text:p>1.54793074000384</text:p>
          </table:table-cell>
          <table:table-cell table:formula="of:=[.C285]^2*[.J285]" office:value-type="float" office:value="359.157443901247" calcext:value-type="float">
            <text:p>359.157443901247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232.858161083393" calcext:value-type="float">
            <text:p>232.86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081" calcext:value-type="float">
            <text:p>0.01</text:p>
          </table:table-cell>
          <table:table-cell table:style-name="ce2" table:formula="of:=[.C286]-[.C285]" office:value-type="float" office:value="0.833927298645762" calcext:value-type="float">
            <text:p>0.83</text:p>
          </table:table-cell>
          <table:table-cell table:formula="of:=[.D286]*[.F286]" office:value-type="float" office:value="0" calcext:value-type="float">
            <text:p>0</text:p>
          </table:table-cell>
          <table:table-cell table:formula="of:=[.G286]*[.C286]" office:value-type="float" office:value="0" calcext:value-type="float">
            <text:p>0</text:p>
          </table:table-cell>
          <table:table-cell table:formula="of:=[.C286]^2*[.H286]" office:value-type="float" office:value="0" calcext:value-type="float">
            <text:p>0</text:p>
          </table:table-cell>
          <table:table-cell table:formula="of:=[.E286]*[.F286]" office:value-type="float" office:value="0.00675481111903067" calcext:value-type="float">
            <text:p>0.00675481111903067</text:p>
          </table:table-cell>
          <table:table-cell table:formula="of:=[.C286]*[.J286]" office:value-type="float" office:value="1.57291289564314" calcext:value-type="float">
            <text:p>1.57291289564314</text:p>
          </table:table-cell>
          <table:table-cell table:formula="of:=[.C286]^2*[.J286]" office:value-type="float" office:value="366.265604423816" calcext:value-type="float">
            <text:p>366.265604423816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233.692088382039" calcext:value-type="float">
            <text:p>233.69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082" calcext:value-type="float">
            <text:p>0.01</text:p>
          </table:table-cell>
          <table:table-cell table:style-name="ce2" table:formula="of:=[.C287]-[.C286]" office:value-type="float" office:value="0.833927298645733" calcext:value-type="float">
            <text:p>0.83</text:p>
          </table:table-cell>
          <table:table-cell table:formula="of:=[.D287]*[.F287]" office:value-type="float" office:value="0" calcext:value-type="float">
            <text:p>0</text:p>
          </table:table-cell>
          <table:table-cell table:formula="of:=[.G287]*[.C287]" office:value-type="float" office:value="0" calcext:value-type="float">
            <text:p>0</text:p>
          </table:table-cell>
          <table:table-cell table:formula="of:=[.C287]^2*[.H287]" office:value-type="float" office:value="0" calcext:value-type="float">
            <text:p>0</text:p>
          </table:table-cell>
          <table:table-cell table:formula="of:=[.E287]*[.F287]" office:value-type="float" office:value="0.00683820384889501" calcext:value-type="float">
            <text:p>0.00683820384889501</text:p>
          </table:table-cell>
          <table:table-cell table:formula="of:=[.C287]*[.J287]" office:value-type="float" office:value="1.59803413823037" calcext:value-type="float">
            <text:p>1.59803413823037</text:p>
          </table:table-cell>
          <table:table-cell table:formula="of:=[.C287]^2*[.J287]" office:value-type="float" office:value="373.447935068848" calcext:value-type="float">
            <text:p>373.44793506884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234.526015680684" calcext:value-type="float">
            <text:p>234.53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076" calcext:value-type="float">
            <text:p>0.01</text:p>
          </table:table-cell>
          <table:table-cell table:style-name="ce2" table:formula="of:=[.C288]-[.C287]" office:value-type="float" office:value="0.833927298645762" calcext:value-type="float">
            <text:p>0.83</text:p>
          </table:table-cell>
          <table:table-cell table:formula="of:=[.D288]*[.F288]" office:value-type="float" office:value="0" calcext:value-type="float">
            <text:p>0</text:p>
          </table:table-cell>
          <table:table-cell table:formula="of:=[.G288]*[.C288]" office:value-type="float" office:value="0" calcext:value-type="float">
            <text:p>0</text:p>
          </table:table-cell>
          <table:table-cell table:formula="of:=[.C288]^2*[.H288]" office:value-type="float" office:value="0" calcext:value-type="float">
            <text:p>0</text:p>
          </table:table-cell>
          <table:table-cell table:formula="of:=[.E288]*[.F288]" office:value-type="float" office:value="0.00633784746970779" calcext:value-type="float">
            <text:p>0.00633784746970779</text:p>
          </table:table-cell>
          <table:table-cell table:formula="of:=[.C288]*[.J288]" office:value-type="float" office:value="1.48639011506247" calcext:value-type="float">
            <text:p>1.48639011506247</text:p>
          </table:table-cell>
          <table:table-cell table:formula="of:=[.C288]^2*[.J288]" office:value-type="float" office:value="348.597151432755" calcext:value-type="float">
            <text:p>348.597151432755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235.35994297933" calcext:value-type="float">
            <text:p>235.36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079" calcext:value-type="float">
            <text:p>0.01</text:p>
          </table:table-cell>
          <table:table-cell table:style-name="ce2" table:formula="of:=[.C289]-[.C288]" office:value-type="float" office:value="0.833927298645733" calcext:value-type="float">
            <text:p>0.83</text:p>
          </table:table-cell>
          <table:table-cell table:formula="of:=[.D289]*[.F289]" office:value-type="float" office:value="0" calcext:value-type="float">
            <text:p>0</text:p>
          </table:table-cell>
          <table:table-cell table:formula="of:=[.G289]*[.C289]" office:value-type="float" office:value="0" calcext:value-type="float">
            <text:p>0</text:p>
          </table:table-cell>
          <table:table-cell table:formula="of:=[.C289]^2*[.H289]" office:value-type="float" office:value="0" calcext:value-type="float">
            <text:p>0</text:p>
          </table:table-cell>
          <table:table-cell table:formula="of:=[.E289]*[.F289]" office:value-type="float" office:value="0.00658802565930129" calcext:value-type="float">
            <text:p>0.00658802565930129</text:p>
          </table:table-cell>
          <table:table-cell table:formula="of:=[.C289]*[.J289]" office:value-type="float" office:value="1.55055734351951" calcext:value-type="float">
            <text:p>1.55055734351951</text:p>
          </table:table-cell>
          <table:table-cell table:formula="of:=[.C289]^2*[.J289]" office:value-type="float" office:value="364.939087956934" calcext:value-type="float">
            <text:p>364.939087956934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236.065573770492" calcext:value-type="float">
            <text:p>236.07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08" calcext:value-type="float">
            <text:p>0.01</text:p>
          </table:table-cell>
          <table:table-cell table:style-name="ce2" table:formula="of:=[.C290]-[.C289]" office:value-type="float" office:value="0.705630791161809" calcext:value-type="float">
            <text:p>0.71</text:p>
          </table:table-cell>
          <table:table-cell table:formula="of:=[.D290]*[.F290]" office:value-type="float" office:value="0" calcext:value-type="float">
            <text:p>0</text:p>
          </table:table-cell>
          <table:table-cell table:formula="of:=[.G290]*[.C290]" office:value-type="float" office:value="0" calcext:value-type="float">
            <text:p>0</text:p>
          </table:table-cell>
          <table:table-cell table:formula="of:=[.C290]^2*[.H290]" office:value-type="float" office:value="0" calcext:value-type="float">
            <text:p>0</text:p>
          </table:table-cell>
          <table:table-cell table:formula="of:=[.E290]*[.F290]" office:value-type="float" office:value="0.00564504632929447" calcext:value-type="float">
            <text:p>0.00564504632929447</text:p>
          </table:table-cell>
          <table:table-cell table:formula="of:=[.C290]*[.J290]" office:value-type="float" office:value="1.33260110068591" calcext:value-type="float">
            <text:p>1.33260110068591</text:p>
          </table:table-cell>
          <table:table-cell table:formula="of:=[.C290]^2*[.J290]" office:value-type="float" office:value="314.581243440608" calcext:value-type="float">
            <text:p>314.58124344060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" office:value-type="float" office:value="236.64290805417" calcext:value-type="float">
            <text:p>236.64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085" calcext:value-type="float">
            <text:p>0.01</text:p>
          </table:table-cell>
          <table:table-cell table:style-name="ce2" table:formula="of:=[.C291]-[.C290]" office:value-type="float" office:value="0.577334283677828" calcext:value-type="float">
            <text:p>0.58</text:p>
          </table:table-cell>
          <table:table-cell table:formula="of:=[.D291]*[.F291]" office:value-type="float" office:value="0" calcext:value-type="float">
            <text:p>0</text:p>
          </table:table-cell>
          <table:table-cell table:formula="of:=[.G291]*[.C291]" office:value-type="float" office:value="0" calcext:value-type="float">
            <text:p>0</text:p>
          </table:table-cell>
          <table:table-cell table:formula="of:=[.C291]^2*[.H291]" office:value-type="float" office:value="0" calcext:value-type="float">
            <text:p>0</text:p>
          </table:table-cell>
          <table:table-cell table:formula="of:=[.E291]*[.F291]" office:value-type="float" office:value="0.00490734141126154" calcext:value-type="float">
            <text:p>0.00490734141126154</text:p>
          </table:table-cell>
          <table:table-cell table:formula="of:=[.C291]*[.J291]" office:value-type="float" office:value="1.16128754237559" calcext:value-type="float">
            <text:p>1.16128754237559</text:p>
          </table:table-cell>
          <table:table-cell table:formula="of:=[.C291]^2*[.J291]" office:value-type="float" office:value="274.810461114839" calcext:value-type="float">
            <text:p>274.810461114839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formula="of:=SUM([.G7:.G291])" office:value-type="float" office:value="25.3089451176051" calcext:value-type="float">
            <text:p>25.3089451176051</text:p>
          </table:table-cell>
          <table:table-cell table:formula="of:=SUM([.H7:.H291])" office:value-type="float" office:value="830.445197466583" calcext:value-type="float">
            <text:p>830.445197466583</text:p>
          </table:table-cell>
          <table:table-cell table:formula="of:=SUM([.I7:.I291])" office:value-type="float" office:value="1045520.17309115" calcext:value-type="float">
            <text:p>1045520.17309115</text:p>
          </table:table-cell>
          <table:table-cell table:formula="of:=SUM([.J7:.J291])" office:value-type="float" office:value="21.5222630078403" calcext:value-type="float">
            <text:p>21.5222630078403</text:p>
          </table:table-cell>
          <table:table-cell table:formula="of:=SUM([.K7:.K291])" office:value-type="float" office:value="1809.71332487811" calcext:value-type="float">
            <text:p>1809.71332487811</text:p>
          </table:table-cell>
          <table:table-cell table:formula="of:=SUM([.L7:.L291])" office:value-type="float" office:value="177587.7712496" calcext:value-type="float">
            <text:p>177587.7712496</text:p>
          </table:table-cell>
          <table:table-cell table:number-columns-repeated="16372"/>
        </table:table-row>
        <table:table-row table:style-name="ro1" table:number-rows-repeated="104828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3">00/00/0000</text:date>, <text:time style:data-style-name="N2" text:time-value="15:00:49.64447747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ovindaraju, Rao S</meta:initial-creator>
    <meta:creation-date>2024-04-12T17:34:10</meta:creation-date>
    <dc:date>2024-04-23T21:30:04.666103894</dc:date>
    <meta:generator>LibreOffice/24.2.1.2$Linux_X86_64 LibreOffice_project/db4def46b0453cc22e2d0305797cf981b68ef5ac</meta:generator>
    <meta:editing-duration>PT33M11S</meta:editing-duration>
    <meta:editing-cycles>3</meta:editing-cycles>
    <meta:document-statistic meta:table-count="1" meta:cell-count="2907" meta:object-count="1"/>
    <meta:user-defined meta:name="AppVersion">16.0300</meta:user-defined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en" fo:country="US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2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svg:stroke-linecap="round" draw:fill-color="#4472c4" fo:wrap-option="wrap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2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ed7d31" svg:stroke-linecap="round" draw:fill-color="#ed7d31" fo:wrap-option="wrap"/>
      <style:text-properties fo:color="#000000" style:text-position="0% 100%" fo:font-family="Calibri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6.135cm" svg:height="7.027cm" xlink:href=".." xlink:type="simple" chart:class="chart:scatter" chart:style-name="ch1">
        <chart:title svg:x="5.98cm" svg:y="0.276cm" chart:style-name="ch2">
          <text:p>Flux concentrations</text:p>
        </chart:title>
        <chart:legend chart:legend-position="bottom" svg:x="6.056cm" svg:y="6.455cm" style:legend-expansion="wide" chart:style-name="ch3"/>
        <chart:plot-area chart:style-name="ch4" table:cell-range-address="Sheet1.C7:Sheet1.E291 Sheet1.D6:Sheet1.E6" chart:data-source-has-labels="row" svg:x="0.322cm" svg:y="1.321cm" svg:width="15.491cm" svg:height="4.81cm">
          <chart:coordinate-region svg:x="0.979cm" svg:y="1.508cm" svg:width="14.396cm" svg:height="4.153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7:Sheet1.D291" chart:label-cell-address="Sheet1.D6:Sheet1.D6" chart:class="chart:scatter">
            <chart:domain table:cell-range-address="Sheet1.C7:Sheet1.C291"/>
            <chart:data-point chart:repeated="285"/>
          </chart:series>
          <chart:series chart:style-name="ch8" chart:values-cell-range-address="Sheet1.E7:Sheet1.E291" chart:label-cell-address="Sheet1.E6:Sheet1.E6" chart:class="chart:scatter">
            <chart:data-point chart:repeated="28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 gm/L</text:p>
                <draw:g>
                  <svg:desc>Sheet1.D6:Sheet1.D6</svg:desc>
                </draw:g>
              </table:table-cell>
              <table:table-cell office:value-type="string">
                <text:p>B gm/L</text:p>
                <draw:g>
                  <svg:desc>Sheet1.E6:Sheet1.E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27655024946543">
                <text:p>0.427655024946543</text:p>
                <draw:g>
                  <svg:desc>Sheet1.C7:Sheet1.C291</svg:desc>
                </draw:g>
              </table:table-cell>
              <table:table-cell office:value-type="float" office:value="0">
                <text:p>0</text:p>
                <draw:g>
                  <svg:desc>Sheet1.D7:Sheet1.D291</svg:desc>
                </draw:g>
              </table:table-cell>
              <table:table-cell office:value-type="float" office:value="0">
                <text:p>0</text:p>
                <draw:g>
                  <svg:desc>Sheet1.E7:Sheet1.E2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8296507483963">
                <text:p>1.282965074839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11689237348539">
                <text:p>2.116892373485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95081967213115">
                <text:p>2.950819672131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78474697077691">
                <text:p>3.784746970776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64005702066999">
                <text:p>4.64005702066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47398431931575">
                <text:p>5.473984319315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30791161796151">
                <text:p>6.307911617961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14183891660727">
                <text:p>7.141838916607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9543834640057">
                <text:p>7.95438346400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78831076265146">
                <text:p>8.788310762651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.62223806129722">
                <text:p>9.622238061297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4133998574483">
                <text:p>10.41339985744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.2045616535994">
                <text:p>11.20456165359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.0384889522452">
                <text:p>12.03848895224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.8724162508909">
                <text:p>12.87241625089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.6849607982894">
                <text:p>13.68496079828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.5402708481825">
                <text:p>14.5402708481825</text:p>
              </table:table-cell>
              <table:table-cell office:value-type="float" office:value="0.002">
                <text:p>0.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.3741981468282">
                <text:p>15.3741981468282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.208125445474">
                <text:p>16.208125445474</text:p>
              </table:table-cell>
              <table:table-cell office:value-type="float" office:value="0.024">
                <text:p>0.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.0634354953671">
                <text:p>17.0634354953671</text:p>
              </table:table-cell>
              <table:table-cell office:value-type="float" office:value="0.089">
                <text:p>0.089</text:p>
              </table:table-cell>
              <table:table-cell office:value-type="float" office:value="0.0017">
                <text:p>0.00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.8973627940128">
                <text:p>17.8973627940128</text:p>
              </table:table-cell>
              <table:table-cell office:value-type="float" office:value="0.203">
                <text:p>0.203</text:p>
              </table:table-cell>
              <table:table-cell office:value-type="float" office:value="0.0024">
                <text:p>0.00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.7526728439059">
                <text:p>18.7526728439059</text:p>
              </table:table-cell>
              <table:table-cell office:value-type="float" office:value="0.338">
                <text:p>0.338</text:p>
              </table:table-cell>
              <table:table-cell office:value-type="float" office:value="0.0032">
                <text:p>0.00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.5866001425517">
                <text:p>19.5866001425517</text:p>
              </table:table-cell>
              <table:table-cell office:value-type="float" office:value="0.462">
                <text:p>0.462</text:p>
              </table:table-cell>
              <table:table-cell office:value-type="float" office:value="0.0073">
                <text:p>0.00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.4205274411974">
                <text:p>20.4205274411974</text:p>
              </table:table-cell>
              <table:table-cell office:value-type="float" office:value="0.58">
                <text:p>0.58</text:p>
              </table:table-cell>
              <table:table-cell office:value-type="float" office:value="0.0058">
                <text:p>0.00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.2330719885959">
                <text:p>21.2330719885959</text:p>
              </table:table-cell>
              <table:table-cell office:value-type="float" office:value="0.69">
                <text:p>0.69</text:p>
              </table:table-cell>
              <table:table-cell office:value-type="float" office:value="0.0095">
                <text:p>0.00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.0669992872416">
                <text:p>22.0669992872416</text:p>
              </table:table-cell>
              <table:table-cell office:value-type="float" office:value="0.78">
                <text:p>0.78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.9009265858874">
                <text:p>22.9009265858874</text:p>
              </table:table-cell>
              <table:table-cell office:value-type="float" office:value="0.854">
                <text:p>0.854</text:p>
              </table:table-cell>
              <table:table-cell office:value-type="float" office:value="0.0129">
                <text:p>0.01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.7348538845331">
                <text:p>23.7348538845331</text:p>
              </table:table-cell>
              <table:table-cell office:value-type="float" office:value="0.907">
                <text:p>0.907</text:p>
              </table:table-cell>
              <table:table-cell office:value-type="float" office:value="0.0137">
                <text:p>0.01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.5901639344262">
                <text:p>24.5901639344262</text:p>
              </table:table-cell>
              <table:table-cell office:value-type="float" office:value="0.945">
                <text:p>0.945</text:p>
              </table:table-cell>
              <table:table-cell office:value-type="float" office:value="0.0069">
                <text:p>0.00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.3813257305773">
                <text:p>25.3813257305773</text:p>
              </table:table-cell>
              <table:table-cell office:value-type="float" office:value="0.962">
                <text:p>0.962</text:p>
              </table:table-cell>
              <table:table-cell office:value-type="float" office:value="0.0151">
                <text:p>0.01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.1724875267284">
                <text:p>26.1724875267284</text:p>
              </table:table-cell>
              <table:table-cell office:value-type="float" office:value="0.984">
                <text:p>0.984</text:p>
              </table:table-cell>
              <table:table-cell office:value-type="float" office:value="0.0113">
                <text:p>0.01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.0277975766215">
                <text:p>27.0277975766215</text:p>
              </table:table-cell>
              <table:table-cell office:value-type="float" office:value="0.99">
                <text:p>0.99</text:p>
              </table:table-cell>
              <table:table-cell office:value-type="float" office:value="0.0142">
                <text:p>0.01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.8617248752673">
                <text:p>27.8617248752673</text:p>
              </table:table-cell>
              <table:table-cell office:value-type="float" office:value="0.993">
                <text:p>0.993</text:p>
              </table:table-cell>
              <table:table-cell office:value-type="float" office:value="0.0145">
                <text:p>0.01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.695652173913">
                <text:p>28.695652173913</text:p>
              </table:table-cell>
              <table:table-cell office:value-type="float" office:value="0.995">
                <text:p>0.995</text:p>
              </table:table-cell>
              <table:table-cell office:value-type="float" office:value="0.0148">
                <text:p>0.01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9.5081967213115">
                <text:p>29.5081967213115</text:p>
              </table:table-cell>
              <table:table-cell office:value-type="float" office:value="0.995">
                <text:p>0.995</text:p>
              </table:table-cell>
              <table:table-cell office:value-type="float" office:value="0.0143">
                <text:p>0.01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0.3207412687099">
                <text:p>30.3207412687099</text:p>
              </table:table-cell>
              <table:table-cell office:value-type="float" office:value="1.012">
                <text:p>1.012</text:p>
              </table:table-cell>
              <table:table-cell office:value-type="float" office:value="0.0136">
                <text:p>0.01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.1332858161083">
                <text:p>31.1332858161083</text:p>
              </table:table-cell>
              <table:table-cell office:value-type="float" office:value="1.017">
                <text:p>1.017</text:p>
              </table:table-cell>
              <table:table-cell office:value-type="float" office:value="0.0136">
                <text:p>0.01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1.9672131147541">
                <text:p>31.9672131147541</text:p>
              </table:table-cell>
              <table:table-cell office:value-type="float" office:value="1.003">
                <text:p>1.003</text:p>
              </table:table-cell>
              <table:table-cell office:value-type="float" office:value="0.0246">
                <text:p>0.02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2.8011404133999">
                <text:p>32.8011404133999</text:p>
              </table:table-cell>
              <table:table-cell office:value-type="float" office:value="1.005">
                <text:p>1.005</text:p>
              </table:table-cell>
              <table:table-cell office:value-type="float" office:value="0.0272">
                <text:p>0.02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3.6350677120456">
                <text:p>33.6350677120456</text:p>
              </table:table-cell>
              <table:table-cell office:value-type="float" office:value="1.003">
                <text:p>1.003</text:p>
              </table:table-cell>
              <table:table-cell office:value-type="float" office:value="0.0271">
                <text:p>0.02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4.4689950106914">
                <text:p>34.4689950106914</text:p>
              </table:table-cell>
              <table:table-cell office:value-type="float" office:value="1.008">
                <text:p>1.008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5.3029223093371">
                <text:p>35.3029223093371</text:p>
              </table:table-cell>
              <table:table-cell office:value-type="float" office:value="1">
                <text:p>1</text:p>
              </table:table-cell>
              <table:table-cell office:value-type="float" office:value="0.0243">
                <text:p>0.024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6.1368496079829">
                <text:p>36.1368496079829</text:p>
              </table:table-cell>
              <table:table-cell office:value-type="float" office:value="1.009">
                <text:p>1.009</text:p>
              </table:table-cell>
              <table:table-cell office:value-type="float" office:value="0.0307">
                <text:p>0.03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6.992159657876">
                <text:p>36.992159657876</text:p>
              </table:table-cell>
              <table:table-cell office:value-type="float" office:value="1.003">
                <text:p>1.003</text:p>
              </table:table-cell>
              <table:table-cell office:value-type="float" office:value="0.0305">
                <text:p>0.03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7.8047042052744">
                <text:p>37.8047042052744</text:p>
              </table:table-cell>
              <table:table-cell office:value-type="float" office:value="1">
                <text:p>1</text:p>
              </table:table-cell>
              <table:table-cell office:value-type="float" office:value="0.0281">
                <text:p>0.028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8.5744832501782">
                <text:p>38.5744832501782</text:p>
              </table:table-cell>
              <table:table-cell office:value-type="float" office:value="1.011">
                <text:p>1.011</text:p>
              </table:table-cell>
              <table:table-cell office:value-type="float" office:value="0.0283">
                <text:p>0.028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9.344262295082">
                <text:p>39.344262295082</text:p>
              </table:table-cell>
              <table:table-cell office:value-type="float" office:value="1.008">
                <text:p>1.008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0.1568068424804">
                <text:p>40.1568068424804</text:p>
              </table:table-cell>
              <table:table-cell office:value-type="float" office:value="1.005">
                <text:p>1.005</text:p>
              </table:table-cell>
              <table:table-cell office:value-type="float" office:value="0.0276">
                <text:p>0.02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1.0121168923735">
                <text:p>41.0121168923735</text:p>
              </table:table-cell>
              <table:table-cell office:value-type="float" office:value="0.991">
                <text:p>0.991</text:p>
              </table:table-cell>
              <table:table-cell office:value-type="float" office:value="0.0297">
                <text:p>0.02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1.8460441910192">
                <text:p>41.8460441910192</text:p>
              </table:table-cell>
              <table:table-cell office:value-type="float" office:value="0.929">
                <text:p>0.929</text:p>
              </table:table-cell>
              <table:table-cell office:value-type="float" office:value="0.0321">
                <text:p>0.03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2.679971489665">
                <text:p>42.679971489665</text:p>
              </table:table-cell>
              <table:table-cell office:value-type="float" office:value="0.823">
                <text:p>0.823</text:p>
              </table:table-cell>
              <table:table-cell office:value-type="float" office:value="0.0367">
                <text:p>0.03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3.5352815395581">
                <text:p>43.5352815395581</text:p>
              </table:table-cell>
              <table:table-cell office:value-type="float" office:value="0.698">
                <text:p>0.698</text:p>
              </table:table-cell>
              <table:table-cell office:value-type="float" office:value="0.0441">
                <text:p>0.04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4.3692088382039">
                <text:p>44.3692088382039</text:p>
              </table:table-cell>
              <table:table-cell office:value-type="float" office:value="0.576">
                <text:p>0.576</text:p>
              </table:table-cell>
              <table:table-cell office:value-type="float" office:value="0.0529">
                <text:p>0.05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5.2031361368496">
                <text:p>45.2031361368496</text:p>
              </table:table-cell>
              <table:table-cell office:value-type="float" office:value="0.468">
                <text:p>0.468</text:p>
              </table:table-cell>
              <table:table-cell office:value-type="float" office:value="0.0653">
                <text:p>0.065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6.0584461867427">
                <text:p>46.0584461867427</text:p>
              </table:table-cell>
              <table:table-cell office:value-type="float" office:value="0.364">
                <text:p>0.364</text:p>
              </table:table-cell>
              <table:table-cell office:value-type="float" office:value="0.0819">
                <text:p>0.08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6.8923734853885">
                <text:p>46.8923734853885</text:p>
              </table:table-cell>
              <table:table-cell office:value-type="float" office:value="0.272">
                <text:p>0.272</text:p>
              </table:table-cell>
              <table:table-cell office:value-type="float" office:value="0.0989">
                <text:p>0.09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7.7049180327869">
                <text:p>47.7049180327869</text:p>
              </table:table-cell>
              <table:table-cell office:value-type="float" office:value="0.2">
                <text:p>0.2</text:p>
              </table:table-cell>
              <table:table-cell office:value-type="float" office:value="0.1198">
                <text:p>0.11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8.5174625801853">
                <text:p>48.5174625801853</text:p>
              </table:table-cell>
              <table:table-cell office:value-type="float" office:value="0.14">
                <text:p>0.14</text:p>
              </table:table-cell>
              <table:table-cell office:value-type="float" office:value="0.1423">
                <text:p>0.142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9.3513898788311">
                <text:p>49.3513898788311</text:p>
              </table:table-cell>
              <table:table-cell office:value-type="float" office:value="0.094">
                <text:p>0.094</text:p>
              </table:table-cell>
              <table:table-cell office:value-type="float" office:value="0.1647">
                <text:p>0.16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0.1853171774768">
                <text:p>50.1853171774768</text:p>
              </table:table-cell>
              <table:table-cell office:value-type="float" office:value="0.063">
                <text:p>0.063</text:p>
              </table:table-cell>
              <table:table-cell office:value-type="float" office:value="0.1877">
                <text:p>0.18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1.0192444761226">
                <text:p>51.0192444761226</text:p>
              </table:table-cell>
              <table:table-cell office:value-type="float" office:value="0.042">
                <text:p>0.042</text:p>
              </table:table-cell>
              <table:table-cell office:value-type="float" office:value="0.2121">
                <text:p>0.212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1.8531717747684">
                <text:p>51.8531717747684</text:p>
              </table:table-cell>
              <table:table-cell office:value-type="float" office:value="0.028">
                <text:p>0.028</text:p>
              </table:table-cell>
              <table:table-cell office:value-type="float" office:value="0.2328">
                <text:p>0.232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2.6870990734141">
                <text:p>52.6870990734141</text:p>
              </table:table-cell>
              <table:table-cell office:value-type="float" office:value="0.019">
                <text:p>0.019</text:p>
              </table:table-cell>
              <table:table-cell office:value-type="float" office:value="0.2565">
                <text:p>0.25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3.4996436208125">
                <text:p>53.4996436208125</text:p>
              </table:table-cell>
              <table:table-cell office:value-type="float" office:value="0.013">
                <text:p>0.013</text:p>
              </table:table-cell>
              <table:table-cell office:value-type="float" office:value="0.2742">
                <text:p>0.274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4.3335709194583">
                <text:p>54.3335709194583</text:p>
              </table:table-cell>
              <table:table-cell office:value-type="float" office:value="0.009">
                <text:p>0.009</text:p>
              </table:table-cell>
              <table:table-cell office:value-type="float" office:value="0.297">
                <text:p>0.29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5.1461154668567">
                <text:p>55.1461154668567</text:p>
              </table:table-cell>
              <table:table-cell office:value-type="float" office:value="0.005">
                <text:p>0.005</text:p>
              </table:table-cell>
              <table:table-cell office:value-type="float" office:value="0.3187">
                <text:p>0.318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5.9800427655025">
                <text:p>55.9800427655025</text:p>
              </table:table-cell>
              <table:table-cell office:value-type="float" office:value="0.004">
                <text:p>0.004</text:p>
              </table:table-cell>
              <table:table-cell office:value-type="float" office:value="0.3379">
                <text:p>0.337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6.8353528153956">
                <text:p>56.8353528153956</text:p>
              </table:table-cell>
              <table:table-cell office:value-type="float" office:value="0.002">
                <text:p>0.002</text:p>
              </table:table-cell>
              <table:table-cell office:value-type="float" office:value="0.3598">
                <text:p>0.359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7.6692801140413">
                <text:p>57.6692801140413</text:p>
              </table:table-cell>
              <table:table-cell office:value-type="float" office:value="0.001">
                <text:p>0.001</text:p>
              </table:table-cell>
              <table:table-cell office:value-type="float" office:value="0.3794">
                <text:p>0.379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8.4818246614398">
                <text:p>58.4818246614398</text:p>
              </table:table-cell>
              <table:table-cell office:value-type="float" office:value="0">
                <text:p>0</text:p>
              </table:table-cell>
              <table:table-cell office:value-type="float" office:value="0.3956">
                <text:p>0.39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9.2943692088382">
                <text:p>59.2943692088382</text:p>
              </table:table-cell>
              <table:table-cell office:value-type="float" office:value="0">
                <text:p>0</text:p>
              </table:table-cell>
              <table:table-cell office:value-type="float" office:value="0.4116">
                <text:p>0.41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0.128296507484">
                <text:p>60.128296507484</text:p>
              </table:table-cell>
              <table:table-cell office:value-type="float" office:value="0">
                <text:p>0</text:p>
              </table:table-cell>
              <table:table-cell office:value-type="float" office:value="0.4259">
                <text:p>0.42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0.9622238061297">
                <text:p>60.9622238061297</text:p>
              </table:table-cell>
              <table:table-cell office:value-type="float" office:value="0">
                <text:p>0</text:p>
              </table:table-cell>
              <table:table-cell office:value-type="float" office:value="0.4396">
                <text:p>0.43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1.7961511047755">
                <text:p>61.7961511047755</text:p>
              </table:table-cell>
              <table:table-cell office:value-type="float" office:value="0">
                <text:p>0</text:p>
              </table:table-cell>
              <table:table-cell office:value-type="float" office:value="0.4503">
                <text:p>0.450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2.6300784034212">
                <text:p>62.6300784034212</text:p>
              </table:table-cell>
              <table:table-cell office:value-type="float" office:value="0">
                <text:p>0</text:p>
              </table:table-cell>
              <table:table-cell office:value-type="float" office:value="0.4586">
                <text:p>0.458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3.464005702067">
                <text:p>63.464005702067</text:p>
              </table:table-cell>
              <table:table-cell office:value-type="float" office:value="0">
                <text:p>0</text:p>
              </table:table-cell>
              <table:table-cell office:value-type="float" office:value="0.4651">
                <text:p>0.465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4.2979330007128">
                <text:p>64.2979330007128</text:p>
              </table:table-cell>
              <table:table-cell office:value-type="float" office:value="0">
                <text:p>0</text:p>
              </table:table-cell>
              <table:table-cell office:value-type="float" office:value="0.4703">
                <text:p>0.47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5.1318602993585">
                <text:p>65.1318602993585</text:p>
              </table:table-cell>
              <table:table-cell office:value-type="float" office:value="0">
                <text:p>0</text:p>
              </table:table-cell>
              <table:table-cell office:value-type="float" office:value="0.4662">
                <text:p>0.466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5.9657875980043">
                <text:p>65.9657875980043</text:p>
              </table:table-cell>
              <table:table-cell office:value-type="float" office:value="0">
                <text:p>0</text:p>
              </table:table-cell>
              <table:table-cell office:value-type="float" office:value="0.4697">
                <text:p>0.469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6.79971489665">
                <text:p>66.79971489665</text:p>
              </table:table-cell>
              <table:table-cell office:value-type="float" office:value="0">
                <text:p>0</text:p>
              </table:table-cell>
              <table:table-cell office:value-type="float" office:value="0.4649">
                <text:p>0.464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7.6336421952958">
                <text:p>67.6336421952958</text:p>
              </table:table-cell>
              <table:table-cell office:value-type="float" office:value="0">
                <text:p>0</text:p>
              </table:table-cell>
              <table:table-cell office:value-type="float" office:value="0.4584">
                <text:p>0.458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8.4461867426942">
                <text:p>68.4461867426942</text:p>
              </table:table-cell>
              <table:table-cell office:value-type="float" office:value="0">
                <text:p>0</text:p>
              </table:table-cell>
              <table:table-cell office:value-type="float" office:value="0.456">
                <text:p>0.4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9.28011404134">
                <text:p>69.28011404134</text:p>
              </table:table-cell>
              <table:table-cell office:value-type="float" office:value="0">
                <text:p>0</text:p>
              </table:table-cell>
              <table:table-cell office:value-type="float" office:value="0.4499">
                <text:p>0.44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0.1140413399858">
                <text:p>70.1140413399858</text:p>
              </table:table-cell>
              <table:table-cell office:value-type="float" office:value="0">
                <text:p>0</text:p>
              </table:table-cell>
              <table:table-cell office:value-type="float" office:value="0.4464">
                <text:p>0.44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0.9479686386315">
                <text:p>70.9479686386315</text:p>
              </table:table-cell>
              <table:table-cell office:value-type="float" office:value="0">
                <text:p>0</text:p>
              </table:table-cell>
              <table:table-cell office:value-type="float" office:value="0.4374">
                <text:p>0.437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1.7605131860299">
                <text:p>71.7605131860299</text:p>
              </table:table-cell>
              <table:table-cell office:value-type="float" office:value="0">
                <text:p>0</text:p>
              </table:table-cell>
              <table:table-cell office:value-type="float" office:value="0.4307">
                <text:p>0.430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2.5944404846757">
                <text:p>72.5944404846757</text:p>
              </table:table-cell>
              <table:table-cell office:value-type="float" office:value="0">
                <text:p>0</text:p>
              </table:table-cell>
              <table:table-cell office:value-type="float" office:value="0.4189">
                <text:p>0.418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3.4283677833215">
                <text:p>73.4283677833215</text:p>
              </table:table-cell>
              <table:table-cell office:value-type="float" office:value="0">
                <text:p>0</text:p>
              </table:table-cell>
              <table:table-cell office:value-type="float" office:value="0.4089">
                <text:p>0.40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4.2836778332145">
                <text:p>74.2836778332145</text:p>
              </table:table-cell>
              <table:table-cell office:value-type="float" office:value="0">
                <text:p>0</text:p>
              </table:table-cell>
              <table:table-cell office:value-type="float" office:value="0.3992">
                <text:p>0.399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5.1176051318603">
                <text:p>75.1176051318603</text:p>
              </table:table-cell>
              <table:table-cell office:value-type="float" office:value="0">
                <text:p>0</text:p>
              </table:table-cell>
              <table:table-cell office:value-type="float" office:value="0.3878">
                <text:p>0.387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5.9515324305061">
                <text:p>75.9515324305061</text:p>
              </table:table-cell>
              <table:table-cell office:value-type="float" office:value="0">
                <text:p>0</text:p>
              </table:table-cell>
              <table:table-cell office:value-type="float" office:value="0.3755">
                <text:p>0.37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6.7854597291518">
                <text:p>76.7854597291518</text:p>
              </table:table-cell>
              <table:table-cell office:value-type="float" office:value="0">
                <text:p>0</text:p>
              </table:table-cell>
              <table:table-cell office:value-type="float" office:value="0.3681">
                <text:p>0.368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7.6193870277976">
                <text:p>77.6193870277976</text:p>
              </table:table-cell>
              <table:table-cell office:value-type="float" office:value="0">
                <text:p>0</text:p>
              </table:table-cell>
              <table:table-cell office:value-type="float" office:value="0.3559">
                <text:p>0.355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8.431931575196">
                <text:p>78.431931575196</text:p>
              </table:table-cell>
              <table:table-cell office:value-type="float" office:value="0">
                <text:p>0</text:p>
              </table:table-cell>
              <table:table-cell office:value-type="float" office:value="0.3469">
                <text:p>0.346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9.2872416250891">
                <text:p>79.2872416250891</text:p>
              </table:table-cell>
              <table:table-cell office:value-type="float" office:value="0">
                <text:p>0</text:p>
              </table:table-cell>
              <table:table-cell office:value-type="float" office:value="0.3328">
                <text:p>0.332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0.1211689237349">
                <text:p>80.1211689237349</text:p>
              </table:table-cell>
              <table:table-cell office:value-type="float" office:value="0">
                <text:p>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0.9550962223806">
                <text:p>80.9550962223806</text:p>
              </table:table-cell>
              <table:table-cell office:value-type="float" office:value="0">
                <text:p>0</text:p>
              </table:table-cell>
              <table:table-cell office:value-type="float" office:value="0.3104">
                <text:p>0.310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1.7676407697791">
                <text:p>81.7676407697791</text:p>
              </table:table-cell>
              <table:table-cell office:value-type="float" office:value="0">
                <text:p>0</text:p>
              </table:table-cell>
              <table:table-cell office:value-type="float" office:value="0.2991">
                <text:p>0.299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2.5588025659302">
                <text:p>82.5588025659302</text:p>
              </table:table-cell>
              <table:table-cell office:value-type="float" office:value="0">
                <text:p>0</text:p>
              </table:table-cell>
              <table:table-cell office:value-type="float" office:value="0.2895">
                <text:p>0.289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3.3927298645759">
                <text:p>83.3927298645759</text:p>
              </table:table-cell>
              <table:table-cell office:value-type="float" office:value="0">
                <text:p>0</text:p>
              </table:table-cell>
              <table:table-cell office:value-type="float" office:value="0.2784">
                <text:p>0.278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4.248039914469">
                <text:p>84.248039914469</text:p>
              </table:table-cell>
              <table:table-cell office:value-type="float" office:value="0">
                <text:p>0</text:p>
              </table:table-cell>
              <table:table-cell office:value-type="float" office:value="0.267">
                <text:p>0.26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5.0819672131148">
                <text:p>85.0819672131148</text:p>
              </table:table-cell>
              <table:table-cell office:value-type="float" office:value="0">
                <text:p>0</text:p>
              </table:table-cell>
              <table:table-cell office:value-type="float" office:value="0.258">
                <text:p>0.25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5.9158945117605">
                <text:p>85.9158945117605</text:p>
              </table:table-cell>
              <table:table-cell office:value-type="float" office:value="0">
                <text:p>0</text:p>
              </table:table-cell>
              <table:table-cell office:value-type="float" office:value="0.2483">
                <text:p>0.248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6.7498218104063">
                <text:p>86.7498218104063</text:p>
              </table:table-cell>
              <table:table-cell office:value-type="float" office:value="0">
                <text:p>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7.5623663578047">
                <text:p>87.5623663578047</text:p>
              </table:table-cell>
              <table:table-cell office:value-type="float" office:value="0">
                <text:p>0</text:p>
              </table:table-cell>
              <table:table-cell office:value-type="float" office:value="0.229">
                <text:p>0.22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8.3962936564505">
                <text:p>88.3962936564505</text:p>
              </table:table-cell>
              <table:table-cell office:value-type="float" office:value="0">
                <text:p>0</text:p>
              </table:table-cell>
              <table:table-cell office:value-type="float" office:value="0.2219">
                <text:p>0.221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9.2302209550962">
                <text:p>89.2302209550962</text:p>
              </table:table-cell>
              <table:table-cell office:value-type="float" office:value="0">
                <text:p>0</text:p>
              </table:table-cell>
              <table:table-cell office:value-type="float" office:value="0.2103">
                <text:p>0.210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0.064148253742">
                <text:p>90.064148253742</text:p>
              </table:table-cell>
              <table:table-cell office:value-type="float" office:value="0">
                <text:p>0</text:p>
              </table:table-cell>
              <table:table-cell office:value-type="float" office:value="0.206">
                <text:p>0.20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0.8980755523878">
                <text:p>90.8980755523878</text:p>
              </table:table-cell>
              <table:table-cell office:value-type="float" office:value="0">
                <text:p>0</text:p>
              </table:table-cell>
              <table:table-cell office:value-type="float" office:value="0.1992">
                <text:p>0.199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1.7106200997862">
                <text:p>91.7106200997862</text:p>
              </table:table-cell>
              <table:table-cell office:value-type="float" office:value="0">
                <text:p>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2.5445473984319">
                <text:p>92.5445473984319</text:p>
              </table:table-cell>
              <table:table-cell office:value-type="float" office:value="0">
                <text:p>0</text:p>
              </table:table-cell>
              <table:table-cell office:value-type="float" office:value="0.1864">
                <text:p>0.186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3.3784746970777">
                <text:p>93.3784746970777</text:p>
              </table:table-cell>
              <table:table-cell office:value-type="float" office:value="0">
                <text:p>0</text:p>
              </table:table-cell>
              <table:table-cell office:value-type="float" office:value="0.1807">
                <text:p>0.180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4.1910192444761">
                <text:p>94.1910192444761</text:p>
              </table:table-cell>
              <table:table-cell office:value-type="float" office:value="0">
                <text:p>0</text:p>
              </table:table-cell>
              <table:table-cell office:value-type="float" office:value="0.1739">
                <text:p>0.173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5.0249465431219">
                <text:p>95.0249465431219</text:p>
              </table:table-cell>
              <table:table-cell office:value-type="float" office:value="0">
                <text:p>0</text:p>
              </table:table-cell>
              <table:table-cell office:value-type="float" office:value="0.1673">
                <text:p>0.167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5.8374910905203">
                <text:p>95.8374910905203</text:p>
              </table:table-cell>
              <table:table-cell office:value-type="float" office:value="0">
                <text:p>0</text:p>
              </table:table-cell>
              <table:table-cell office:value-type="float" office:value="0.1634">
                <text:p>0.163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6.6500356379187">
                <text:p>96.6500356379187</text:p>
              </table:table-cell>
              <table:table-cell office:value-type="float" office:value="0">
                <text:p>0</text:p>
              </table:table-cell>
              <table:table-cell office:value-type="float" office:value="0.1568">
                <text:p>0.156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7.4839629365645">
                <text:p>97.4839629365645</text:p>
              </table:table-cell>
              <table:table-cell office:value-type="float" office:value="0">
                <text:p>0</text:p>
              </table:table-cell>
              <table:table-cell office:value-type="float" office:value="0.1507">
                <text:p>0.150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8.3178902352103">
                <text:p>98.3178902352103</text:p>
              </table:table-cell>
              <table:table-cell office:value-type="float" office:value="0">
                <text:p>0</text:p>
              </table:table-cell>
              <table:table-cell office:value-type="float" office:value="0.1438">
                <text:p>0.143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9.151817533856">
                <text:p>99.151817533856</text:p>
              </table:table-cell>
              <table:table-cell office:value-type="float" office:value="0">
                <text:p>0</text:p>
              </table:table-cell>
              <table:table-cell office:value-type="float" office:value="0.1434">
                <text:p>0.143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9.9857448325018">
                <text:p>99.9857448325018</text:p>
              </table:table-cell>
              <table:table-cell office:value-type="float" office:value="0">
                <text:p>0</text:p>
              </table:table-cell>
              <table:table-cell office:value-type="float" office:value="0.1363">
                <text:p>0.136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0.819672131148">
                <text:p>100.819672131148</text:p>
              </table:table-cell>
              <table:table-cell office:value-type="float" office:value="0">
                <text:p>0</text:p>
              </table:table-cell>
              <table:table-cell office:value-type="float" office:value="0.1297">
                <text:p>0.129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1.632216678546">
                <text:p>101.632216678546</text:p>
              </table:table-cell>
              <table:table-cell office:value-type="float" office:value="0">
                <text:p>0</text:p>
              </table:table-cell>
              <table:table-cell office:value-type="float" office:value="0.1271">
                <text:p>0.127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2.466143977192">
                <text:p>102.466143977192</text:p>
              </table:table-cell>
              <table:table-cell office:value-type="float" office:value="0">
                <text:p>0</text:p>
              </table:table-cell>
              <table:table-cell office:value-type="float" office:value="0.1226">
                <text:p>0.122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3.300071275838">
                <text:p>103.300071275838</text:p>
              </table:table-cell>
              <table:table-cell office:value-type="float" office:value="0">
                <text:p>0</text:p>
              </table:table-cell>
              <table:table-cell office:value-type="float" office:value="0.1185">
                <text:p>0.118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4.091233071989">
                <text:p>104.091233071989</text:p>
              </table:table-cell>
              <table:table-cell office:value-type="float" office:value="0">
                <text:p>0</text:p>
              </table:table-cell>
              <table:table-cell office:value-type="float" office:value="0.1132">
                <text:p>0.113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4.903777619387">
                <text:p>104.903777619387</text:p>
              </table:table-cell>
              <table:table-cell office:value-type="float" office:value="0">
                <text:p>0</text:p>
              </table:table-cell>
              <table:table-cell office:value-type="float" office:value="0.1115">
                <text:p>0.111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5.716322166785">
                <text:p>105.716322166785</text:p>
              </table:table-cell>
              <table:table-cell office:value-type="float" office:value="0">
                <text:p>0</text:p>
              </table:table-cell>
              <table:table-cell office:value-type="float" office:value="0.1072">
                <text:p>0.107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6.528866714184">
                <text:p>106.528866714184</text:p>
              </table:table-cell>
              <table:table-cell office:value-type="float" office:value="0">
                <text:p>0</text:p>
              </table:table-cell>
              <table:table-cell office:value-type="float" office:value="0.1049">
                <text:p>0.104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7.36279401283">
                <text:p>107.36279401283</text:p>
              </table:table-cell>
              <table:table-cell office:value-type="float" office:value="0">
                <text:p>0</text:p>
              </table:table-cell>
              <table:table-cell office:value-type="float" office:value="0.1021">
                <text:p>0.102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8.196721311475">
                <text:p>108.196721311475</text:p>
              </table:table-cell>
              <table:table-cell office:value-type="float" office:value="0">
                <text:p>0</text:p>
              </table:table-cell>
              <table:table-cell office:value-type="float" office:value="0.0969">
                <text:p>0.096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9.030648610121">
                <text:p>109.030648610121</text:p>
              </table:table-cell>
              <table:table-cell office:value-type="float" office:value="0">
                <text:p>0</text:p>
              </table:table-cell>
              <table:table-cell office:value-type="float" office:value="0.0939">
                <text:p>0.093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9.864575908767">
                <text:p>109.864575908767</text:p>
              </table:table-cell>
              <table:table-cell office:value-type="float" office:value="0">
                <text:p>0</text:p>
              </table:table-cell>
              <table:table-cell office:value-type="float" office:value="0.0898">
                <text:p>0.089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0.698503207413">
                <text:p>110.698503207413</text:p>
              </table:table-cell>
              <table:table-cell office:value-type="float" office:value="0">
                <text:p>0</text:p>
              </table:table-cell>
              <table:table-cell office:value-type="float" office:value="0.0834">
                <text:p>0.083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1.532430506058">
                <text:p>111.532430506058</text:p>
              </table:table-cell>
              <table:table-cell office:value-type="float" office:value="0">
                <text:p>0</text:p>
              </table:table-cell>
              <table:table-cell office:value-type="float" office:value="0.0837">
                <text:p>0.083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2.366357804704">
                <text:p>112.366357804704</text:p>
              </table:table-cell>
              <table:table-cell office:value-type="float" office:value="0">
                <text:p>0</text:p>
              </table:table-cell>
              <table:table-cell office:value-type="float" office:value="0.0821">
                <text:p>0.082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3.20028510335">
                <text:p>113.20028510335</text:p>
              </table:table-cell>
              <table:table-cell office:value-type="float" office:value="0">
                <text:p>0</text:p>
              </table:table-cell>
              <table:table-cell office:value-type="float" office:value="0.0801">
                <text:p>0.080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4.034212401996">
                <text:p>114.034212401996</text:p>
              </table:table-cell>
              <table:table-cell office:value-type="float" office:value="0">
                <text:p>0</text:p>
              </table:table-cell>
              <table:table-cell office:value-type="float" office:value="0.0776">
                <text:p>0.077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4.868139700641">
                <text:p>114.868139700641</text:p>
              </table:table-cell>
              <table:table-cell office:value-type="float" office:value="0">
                <text:p>0</text:p>
              </table:table-cell>
              <table:table-cell office:value-type="float" office:value="0.0747">
                <text:p>0.074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15.702066999287">
                <text:p>115.702066999287</text:p>
              </table:table-cell>
              <table:table-cell office:value-type="float" office:value="0">
                <text:p>0</text:p>
              </table:table-cell>
              <table:table-cell office:value-type="float" office:value="0.0754">
                <text:p>0.075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16.514611546686">
                <text:p>116.514611546686</text:p>
              </table:table-cell>
              <table:table-cell office:value-type="float" office:value="0">
                <text:p>0</text:p>
              </table:table-cell>
              <table:table-cell office:value-type="float" office:value="0.0725">
                <text:p>0.07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7.348538845331">
                <text:p>117.348538845331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8.16108339273">
                <text:p>118.16108339273</text:p>
              </table:table-cell>
              <table:table-cell office:value-type="float" office:value="0">
                <text:p>0</text:p>
              </table:table-cell>
              <table:table-cell office:value-type="float" office:value="0.0709">
                <text:p>0.070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8.952245188881">
                <text:p>118.952245188881</text:p>
              </table:table-cell>
              <table:table-cell office:value-type="float" office:value="0">
                <text:p>0</text:p>
              </table:table-cell>
              <table:table-cell office:value-type="float" office:value="0.0646">
                <text:p>0.064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9.786172487527">
                <text:p>119.786172487527</text:p>
              </table:table-cell>
              <table:table-cell office:value-type="float" office:value="0">
                <text:p>0</text:p>
              </table:table-cell>
              <table:table-cell office:value-type="float" office:value="0.0657">
                <text:p>0.065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20.620099786172">
                <text:p>120.620099786172</text:p>
              </table:table-cell>
              <table:table-cell office:value-type="float" office:value="0">
                <text:p>0</text:p>
              </table:table-cell>
              <table:table-cell office:value-type="float" office:value="0.0636">
                <text:p>0.063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21.475409836066">
                <text:p>121.475409836066</text:p>
              </table:table-cell>
              <table:table-cell office:value-type="float" office:value="0">
                <text:p>0</text:p>
              </table:table-cell>
              <table:table-cell office:value-type="float" office:value="0.0623">
                <text:p>0.062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22.330719885959">
                <text:p>122.330719885959</text:p>
              </table:table-cell>
              <table:table-cell office:value-type="float" office:value="0">
                <text:p>0</text:p>
              </table:table-cell>
              <table:table-cell office:value-type="float" office:value="0.0599">
                <text:p>0.059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3.186029935852">
                <text:p>123.186029935852</text:p>
              </table:table-cell>
              <table:table-cell office:value-type="float" office:value="0">
                <text:p>0</text:p>
              </table:table-cell>
              <table:table-cell office:value-type="float" office:value="0.0584">
                <text:p>0.058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23.99857448325">
                <text:p>123.99857448325</text:p>
              </table:table-cell>
              <table:table-cell office:value-type="float" office:value="0">
                <text:p>0</text:p>
              </table:table-cell>
              <table:table-cell office:value-type="float" office:value="0.0577">
                <text:p>0.057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24.832501781896">
                <text:p>124.832501781896</text:p>
              </table:table-cell>
              <table:table-cell office:value-type="float" office:value="0">
                <text:p>0</text:p>
              </table:table-cell>
              <table:table-cell office:value-type="float" office:value="0.0565">
                <text:p>0.056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25.666429080542">
                <text:p>125.666429080542</text:p>
              </table:table-cell>
              <table:table-cell office:value-type="float" office:value="0">
                <text:p>0</text:p>
              </table:table-cell>
              <table:table-cell office:value-type="float" office:value="0.0548">
                <text:p>0.054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26.521739130435">
                <text:p>126.521739130435</text:p>
              </table:table-cell>
              <table:table-cell office:value-type="float" office:value="0">
                <text:p>0</text:p>
              </table:table-cell>
              <table:table-cell office:value-type="float" office:value="0.0541">
                <text:p>0.054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27.377049180328">
                <text:p>127.377049180328</text:p>
              </table:table-cell>
              <table:table-cell office:value-type="float" office:value="0">
                <text:p>0</text:p>
              </table:table-cell>
              <table:table-cell office:value-type="float" office:value="0.0516">
                <text:p>0.051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28.210976478974">
                <text:p>128.210976478974</text:p>
              </table:table-cell>
              <table:table-cell office:value-type="float" office:value="0">
                <text:p>0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29.044903777619">
                <text:p>129.044903777619</text:p>
              </table:table-cell>
              <table:table-cell office:value-type="float" office:value="0">
                <text:p>0</text:p>
              </table:table-cell>
              <table:table-cell office:value-type="float" office:value="0.0489">
                <text:p>0.048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29.857448325018">
                <text:p>129.857448325018</text:p>
              </table:table-cell>
              <table:table-cell office:value-type="float" office:value="0">
                <text:p>0</text:p>
              </table:table-cell>
              <table:table-cell office:value-type="float" office:value="0.0476">
                <text:p>0.047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30.648610121169">
                <text:p>130.648610121169</text:p>
              </table:table-cell>
              <table:table-cell office:value-type="float" office:value="0">
                <text:p>0</text:p>
              </table:table-cell>
              <table:table-cell office:value-type="float" office:value="0.0458">
                <text:p>0.045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31.43977191732">
                <text:p>131.43977191732</text:p>
              </table:table-cell>
              <table:table-cell office:value-type="float" office:value="0">
                <text:p>0</text:p>
              </table:table-cell>
              <table:table-cell office:value-type="float" office:value="0.0456">
                <text:p>0.045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32.252316464718">
                <text:p>132.252316464718</text:p>
              </table:table-cell>
              <table:table-cell office:value-type="float" office:value="0">
                <text:p>0</text:p>
              </table:table-cell>
              <table:table-cell office:value-type="float" office:value="0.0464">
                <text:p>0.046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33.086243763364">
                <text:p>133.086243763364</text:p>
              </table:table-cell>
              <table:table-cell office:value-type="float" office:value="0">
                <text:p>0</text:p>
              </table:table-cell>
              <table:table-cell office:value-type="float" office:value="0.0439">
                <text:p>0.043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33.92017106201">
                <text:p>133.92017106201</text:p>
              </table:table-cell>
              <table:table-cell office:value-type="float" office:value="0">
                <text:p>0</text:p>
              </table:table-cell>
              <table:table-cell office:value-type="float" office:value="0.0427">
                <text:p>0.042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34.754098360656">
                <text:p>134.754098360656</text:p>
              </table:table-cell>
              <table:table-cell office:value-type="float" office:value="0">
                <text:p>0</text:p>
              </table:table-cell>
              <table:table-cell office:value-type="float" office:value="0.0432">
                <text:p>0.043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35.609408410549">
                <text:p>135.609408410549</text:p>
              </table:table-cell>
              <table:table-cell office:value-type="float" office:value="0">
                <text:p>0</text:p>
              </table:table-cell>
              <table:table-cell office:value-type="float" office:value="0.0412">
                <text:p>0.041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36.464718460442">
                <text:p>136.464718460442</text:p>
              </table:table-cell>
              <table:table-cell office:value-type="float" office:value="0">
                <text:p>0</text:p>
              </table:table-cell>
              <table:table-cell office:value-type="float" office:value="0.0399">
                <text:p>0.039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37.320028510335">
                <text:p>137.320028510335</text:p>
              </table:table-cell>
              <table:table-cell office:value-type="float" office:value="0">
                <text:p>0</text:p>
              </table:table-cell>
              <table:table-cell office:value-type="float" office:value="0.0383">
                <text:p>0.038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38.153955808981">
                <text:p>138.153955808981</text:p>
              </table:table-cell>
              <table:table-cell office:value-type="float" office:value="0">
                <text:p>0</text:p>
              </table:table-cell>
              <table:table-cell office:value-type="float" office:value="0.0381">
                <text:p>0.038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39.009265858874">
                <text:p>139.009265858874</text:p>
              </table:table-cell>
              <table:table-cell office:value-type="float" office:value="0">
                <text:p>0</text:p>
              </table:table-cell>
              <table:table-cell office:value-type="float" office:value="0.0378">
                <text:p>0.037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39.821810406272">
                <text:p>139.821810406272</text:p>
              </table:table-cell>
              <table:table-cell office:value-type="float" office:value="0">
                <text:p>0</text:p>
              </table:table-cell>
              <table:table-cell office:value-type="float" office:value="0.0373">
                <text:p>0.037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40.655737704918">
                <text:p>140.655737704918</text:p>
              </table:table-cell>
              <table:table-cell office:value-type="float" office:value="0">
                <text:p>0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41.489665003564">
                <text:p>141.489665003564</text:p>
              </table:table-cell>
              <table:table-cell office:value-type="float" office:value="0">
                <text:p>0</text:p>
              </table:table-cell>
              <table:table-cell office:value-type="float" office:value="0.0349">
                <text:p>0.034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42.32359230221">
                <text:p>142.32359230221</text:p>
              </table:table-cell>
              <table:table-cell office:value-type="float" office:value="0">
                <text:p>0</text:p>
              </table:table-cell>
              <table:table-cell office:value-type="float" office:value="0.0345">
                <text:p>0.034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43.157519600855">
                <text:p>143.157519600855</text:p>
              </table:table-cell>
              <table:table-cell office:value-type="float" office:value="0">
                <text:p>0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43.970064148254">
                <text:p>143.970064148254</text:p>
              </table:table-cell>
              <table:table-cell office:value-type="float" office:value="0">
                <text:p>0</text:p>
              </table:table-cell>
              <table:table-cell office:value-type="float" office:value="0.0337">
                <text:p>0.033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44.761225944405">
                <text:p>144.761225944405</text:p>
              </table:table-cell>
              <table:table-cell office:value-type="float" office:value="0">
                <text:p>0</text:p>
              </table:table-cell>
              <table:table-cell office:value-type="float" office:value="0.0328">
                <text:p>0.032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45.616535994298">
                <text:p>145.616535994298</text:p>
              </table:table-cell>
              <table:table-cell office:value-type="float" office:value="0">
                <text:p>0</text:p>
              </table:table-cell>
              <table:table-cell office:value-type="float" office:value="0.0256">
                <text:p>0.025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46.514611546686">
                <text:p>146.514611546686</text:p>
              </table:table-cell>
              <table:table-cell office:value-type="float" office:value="0">
                <text:p>0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47.327156094084">
                <text:p>147.327156094084</text:p>
              </table:table-cell>
              <table:table-cell office:value-type="float" office:value="0">
                <text:p>0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48.16108339273">
                <text:p>148.16108339273</text:p>
              </table:table-cell>
              <table:table-cell office:value-type="float" office:value="0">
                <text:p>0</text:p>
              </table:table-cell>
              <table:table-cell office:value-type="float" office:value="0.0307">
                <text:p>0.030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48.995010691376">
                <text:p>148.995010691376</text:p>
              </table:table-cell>
              <table:table-cell office:value-type="float" office:value="0">
                <text:p>0</text:p>
              </table:table-cell>
              <table:table-cell office:value-type="float" office:value="0.0299">
                <text:p>0.029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49.828937990021">
                <text:p>149.828937990021</text:p>
              </table:table-cell>
              <table:table-cell office:value-type="float" office:value="0">
                <text:p>0</text:p>
              </table:table-cell>
              <table:table-cell office:value-type="float" office:value="0.0303">
                <text:p>0.030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50.662865288667">
                <text:p>150.662865288667</text:p>
              </table:table-cell>
              <table:table-cell office:value-type="float" office:value="0">
                <text:p>0</text:p>
              </table:table-cell>
              <table:table-cell office:value-type="float" office:value="0.0287">
                <text:p>0.028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51.496792587313">
                <text:p>151.496792587313</text:p>
              </table:table-cell>
              <table:table-cell office:value-type="float" office:value="0">
                <text:p>0</text:p>
              </table:table-cell>
              <table:table-cell office:value-type="float" office:value="0.0294">
                <text:p>0.029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52.352102637206">
                <text:p>152.352102637206</text:p>
              </table:table-cell>
              <table:table-cell office:value-type="float" office:value="0">
                <text:p>0</text:p>
              </table:table-cell>
              <table:table-cell office:value-type="float" office:value="0.0273">
                <text:p>0.027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53.186029935852">
                <text:p>153.186029935852</text:p>
              </table:table-cell>
              <table:table-cell office:value-type="float" office:value="0">
                <text:p>0</text:p>
              </table:table-cell>
              <table:table-cell office:value-type="float" office:value="0.0268">
                <text:p>0.026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54.126870990734">
                <text:p>154.126870990734</text:p>
              </table:table-cell>
              <table:table-cell office:value-type="float" office:value="0">
                <text:p>0</text:p>
              </table:table-cell>
              <table:table-cell office:value-type="float" office:value="0.0271">
                <text:p>0.027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55.003563791875">
                <text:p>155.003563791875</text:p>
              </table:table-cell>
              <table:table-cell office:value-type="float" office:value="0">
                <text:p>0</text:p>
              </table:table-cell>
              <table:table-cell office:value-type="float" office:value="0.0268">
                <text:p>0.026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55.794725588026">
                <text:p>155.794725588026</text:p>
              </table:table-cell>
              <table:table-cell office:value-type="float" office:value="0">
                <text:p>0</text:p>
              </table:table-cell>
              <table:table-cell office:value-type="float" office:value="0.0266">
                <text:p>0.026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56.671418389166">
                <text:p>156.671418389166</text:p>
              </table:table-cell>
              <table:table-cell office:value-type="float" office:value="0">
                <text:p>0</text:p>
              </table:table-cell>
              <table:table-cell office:value-type="float" office:value="0.0252">
                <text:p>0.025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57.526728439059">
                <text:p>157.526728439059</text:p>
              </table:table-cell>
              <table:table-cell office:value-type="float" office:value="0">
                <text:p>0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58.382038488952">
                <text:p>158.382038488952</text:p>
              </table:table-cell>
              <table:table-cell office:value-type="float" office:value="0">
                <text:p>0</text:p>
              </table:table-cell>
              <table:table-cell office:value-type="float" office:value="0.0242">
                <text:p>0.024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59.215965787598">
                <text:p>159.215965787598</text:p>
              </table:table-cell>
              <table:table-cell office:value-type="float" office:value="0">
                <text:p>0</text:p>
              </table:table-cell>
              <table:table-cell office:value-type="float" office:value="0.0239">
                <text:p>0.023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60.071275837491">
                <text:p>160.071275837491</text:p>
              </table:table-cell>
              <table:table-cell office:value-type="float" office:value="0">
                <text:p>0</text:p>
              </table:table-cell>
              <table:table-cell office:value-type="float" office:value="0.0232">
                <text:p>0.023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60.905203136137">
                <text:p>160.905203136137</text:p>
              </table:table-cell>
              <table:table-cell office:value-type="float" office:value="0">
                <text:p>0</text:p>
              </table:table-cell>
              <table:table-cell office:value-type="float" office:value="0.0231">
                <text:p>0.023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61.739130434783">
                <text:p>161.739130434783</text:p>
              </table:table-cell>
              <table:table-cell office:value-type="float" office:value="0">
                <text:p>0</text:p>
              </table:table-cell>
              <table:table-cell office:value-type="float" office:value="0.0239">
                <text:p>0.023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62.573057733428">
                <text:p>162.573057733428</text:p>
              </table:table-cell>
              <table:table-cell office:value-type="float" office:value="0">
                <text:p>0</text:p>
              </table:table-cell>
              <table:table-cell office:value-type="float" office:value="0.0226">
                <text:p>0.022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63.406985032074">
                <text:p>163.406985032074</text:p>
              </table:table-cell>
              <table:table-cell office:value-type="float" office:value="0">
                <text:p>0</text:p>
              </table:table-cell>
              <table:table-cell office:value-type="float" office:value="0.0226">
                <text:p>0.022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64.219529579473">
                <text:p>164.219529579473</text:p>
              </table:table-cell>
              <table:table-cell office:value-type="float" office:value="0">
                <text:p>0</text:p>
              </table:table-cell>
              <table:table-cell office:value-type="float" office:value="0.0215">
                <text:p>0.021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65.053456878118">
                <text:p>165.053456878118</text:p>
              </table:table-cell>
              <table:table-cell office:value-type="float" office:value="0">
                <text:p>0</text:p>
              </table:table-cell>
              <table:table-cell office:value-type="float" office:value="0.0207">
                <text:p>0.020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65.887384176764">
                <text:p>165.887384176764</text:p>
              </table:table-cell>
              <table:table-cell office:value-type="float" office:value="0">
                <text:p>0</text:p>
              </table:table-cell>
              <table:table-cell office:value-type="float" office:value="0.0212">
                <text:p>0.021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66.72131147541">
                <text:p>166.72131147541</text:p>
              </table:table-cell>
              <table:table-cell office:value-type="float" office:value="0">
                <text:p>0</text:p>
              </table:table-cell>
              <table:table-cell office:value-type="float" office:value="0.0205">
                <text:p>0.020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67.533856022808">
                <text:p>167.533856022808</text:p>
              </table:table-cell>
              <table:table-cell office:value-type="float" office:value="0">
                <text:p>0</text:p>
              </table:table-cell>
              <table:table-cell office:value-type="float" office:value="0.0206">
                <text:p>0.020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68.367783321454">
                <text:p>168.367783321454</text:p>
              </table:table-cell>
              <table:table-cell office:value-type="float" office:value="0">
                <text:p>0</text:p>
              </table:table-cell>
              <table:table-cell office:value-type="float" office:value="0.0204">
                <text:p>0.020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69.180327868852">
                <text:p>169.180327868852</text:p>
              </table:table-cell>
              <table:table-cell office:value-type="float" office:value="0">
                <text:p>0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70.014255167498">
                <text:p>170.014255167498</text:p>
              </table:table-cell>
              <table:table-cell office:value-type="float" office:value="0">
                <text:p>0</text:p>
              </table:table-cell>
              <table:table-cell office:value-type="float" office:value="0.0202">
                <text:p>0.020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70.848182466144">
                <text:p>170.848182466144</text:p>
              </table:table-cell>
              <table:table-cell office:value-type="float" office:value="0">
                <text:p>0</text:p>
              </table:table-cell>
              <table:table-cell office:value-type="float" office:value="0.0197">
                <text:p>0.019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71.68210976479">
                <text:p>171.68210976479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72.516037063435">
                <text:p>172.516037063435</text:p>
              </table:table-cell>
              <table:table-cell office:value-type="float" office:value="0">
                <text:p>0</text:p>
              </table:table-cell>
              <table:table-cell office:value-type="float" office:value="0.0195">
                <text:p>0.019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73.349964362081">
                <text:p>173.349964362081</text:p>
              </table:table-cell>
              <table:table-cell office:value-type="float" office:value="0">
                <text:p>0</text:p>
              </table:table-cell>
              <table:table-cell office:value-type="float" office:value="0.0189">
                <text:p>0.018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74.183891660727">
                <text:p>174.183891660727</text:p>
              </table:table-cell>
              <table:table-cell office:value-type="float" office:value="0">
                <text:p>0</text:p>
              </table:table-cell>
              <table:table-cell office:value-type="float" office:value="0.0189">
                <text:p>0.018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75.017818959373">
                <text:p>175.017818959373</text:p>
              </table:table-cell>
              <table:table-cell office:value-type="float" office:value="0">
                <text:p>0</text:p>
              </table:table-cell>
              <table:table-cell office:value-type="float" office:value="0.0183">
                <text:p>0.018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75.830363506771">
                <text:p>175.830363506771</text:p>
              </table:table-cell>
              <table:table-cell office:value-type="float" office:value="0">
                <text:p>0</text:p>
              </table:table-cell>
              <table:table-cell office:value-type="float" office:value="0.0176">
                <text:p>0.017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76.664290805417">
                <text:p>176.664290805417</text:p>
              </table:table-cell>
              <table:table-cell office:value-type="float" office:value="0">
                <text:p>0</text:p>
              </table:table-cell>
              <table:table-cell office:value-type="float" office:value="0.0183">
                <text:p>0.018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77.498218104063">
                <text:p>177.498218104063</text:p>
              </table:table-cell>
              <table:table-cell office:value-type="float" office:value="0">
                <text:p>0</text:p>
              </table:table-cell>
              <table:table-cell office:value-type="float" office:value="0.0176">
                <text:p>0.017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78.353528153956">
                <text:p>178.353528153956</text:p>
              </table:table-cell>
              <table:table-cell office:value-type="float" office:value="0">
                <text:p>0</text:p>
              </table:table-cell>
              <table:table-cell office:value-type="float" office:value="0.0174">
                <text:p>0.017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79.208838203849">
                <text:p>179.208838203849</text:p>
              </table:table-cell>
              <table:table-cell office:value-type="float" office:value="0">
                <text:p>0</text:p>
              </table:table-cell>
              <table:table-cell office:value-type="float" office:value="0.0166">
                <text:p>0.016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80.042765502495">
                <text:p>180.042765502495</text:p>
              </table:table-cell>
              <table:table-cell office:value-type="float" office:value="0">
                <text:p>0</text:p>
              </table:table-cell>
              <table:table-cell office:value-type="float" office:value="0.0162">
                <text:p>0.016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80.898075552388">
                <text:p>180.898075552388</text:p>
              </table:table-cell>
              <table:table-cell office:value-type="float" office:value="0">
                <text:p>0</text:p>
              </table:table-cell>
              <table:table-cell office:value-type="float" office:value="0.0158">
                <text:p>0.015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81.732002851034">
                <text:p>181.732002851034</text:p>
              </table:table-cell>
              <table:table-cell office:value-type="float" office:value="0">
                <text:p>0</text:p>
              </table:table-cell>
              <table:table-cell office:value-type="float" office:value="0.0155">
                <text:p>0.015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82.565930149679">
                <text:p>182.565930149679</text:p>
              </table:table-cell>
              <table:table-cell office:value-type="float" office:value="0">
                <text:p>0</text:p>
              </table:table-cell>
              <table:table-cell office:value-type="float" office:value="0.0156">
                <text:p>0.015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83.421240199572">
                <text:p>183.421240199572</text:p>
              </table:table-cell>
              <table:table-cell office:value-type="float" office:value="0">
                <text:p>0</text:p>
              </table:table-cell>
              <table:table-cell office:value-type="float" office:value="0.0154">
                <text:p>0.015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84.255167498218">
                <text:p>184.255167498218</text:p>
              </table:table-cell>
              <table:table-cell office:value-type="float" office:value="0">
                <text:p>0</text:p>
              </table:table-cell>
              <table:table-cell office:value-type="float" office:value="0.0158">
                <text:p>0.015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85.089094796864">
                <text:p>185.089094796864</text:p>
              </table:table-cell>
              <table:table-cell office:value-type="float" office:value="0">
                <text:p>0</text:p>
              </table:table-cell>
              <table:table-cell office:value-type="float" office:value="0.0145">
                <text:p>0.014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85.92302209551">
                <text:p>185.92302209551</text:p>
              </table:table-cell>
              <table:table-cell office:value-type="float" office:value="0">
                <text:p>0</text:p>
              </table:table-cell>
              <table:table-cell office:value-type="float" office:value="0.0152">
                <text:p>0.015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86.778332145403">
                <text:p>186.778332145403</text:p>
              </table:table-cell>
              <table:table-cell office:value-type="float" office:value="0">
                <text:p>0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87.612259444048">
                <text:p>187.612259444048</text:p>
              </table:table-cell>
              <table:table-cell office:value-type="float" office:value="0">
                <text:p>0</text:p>
              </table:table-cell>
              <table:table-cell office:value-type="float" office:value="0.0147">
                <text:p>0.014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88.446186742694">
                <text:p>188.446186742694</text:p>
              </table:table-cell>
              <table:table-cell office:value-type="float" office:value="0">
                <text:p>0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89.28011404134">
                <text:p>189.28011404134</text:p>
              </table:table-cell>
              <table:table-cell office:value-type="float" office:value="0">
                <text:p>0</text:p>
              </table:table-cell>
              <table:table-cell office:value-type="float" office:value="0.0144">
                <text:p>0.014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90.071275837491">
                <text:p>190.071275837491</text:p>
              </table:table-cell>
              <table:table-cell office:value-type="float" office:value="0">
                <text:p>0</text:p>
              </table:table-cell>
              <table:table-cell office:value-type="float" office:value="0.0144">
                <text:p>0.014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90.88382038489">
                <text:p>190.88382038489</text:p>
              </table:table-cell>
              <table:table-cell office:value-type="float" office:value="0">
                <text:p>0</text:p>
              </table:table-cell>
              <table:table-cell office:value-type="float" office:value="0.0147">
                <text:p>0.014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91.739130434783">
                <text:p>191.739130434783</text:p>
              </table:table-cell>
              <table:table-cell office:value-type="float" office:value="0">
                <text:p>0</text:p>
              </table:table-cell>
              <table:table-cell office:value-type="float" office:value="0.0143">
                <text:p>0.014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92.615823235923">
                <text:p>192.615823235923</text:p>
              </table:table-cell>
              <table:table-cell office:value-type="float" office:value="0">
                <text:p>0</text:p>
              </table:table-cell>
              <table:table-cell office:value-type="float" office:value="0.0139">
                <text:p>0.013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93.471133285816">
                <text:p>193.471133285816</text:p>
              </table:table-cell>
              <table:table-cell office:value-type="float" office:value="0">
                <text:p>0</text:p>
              </table:table-cell>
              <table:table-cell office:value-type="float" office:value="0.0137">
                <text:p>0.013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94.305060584462">
                <text:p>194.305060584462</text:p>
              </table:table-cell>
              <table:table-cell office:value-type="float" office:value="0">
                <text:p>0</text:p>
              </table:table-cell>
              <table:table-cell office:value-type="float" office:value="0.0139">
                <text:p>0.013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95.160370634355">
                <text:p>195.160370634355</text:p>
              </table:table-cell>
              <table:table-cell office:value-type="float" office:value="0">
                <text:p>0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95.994297933001">
                <text:p>195.994297933001</text:p>
              </table:table-cell>
              <table:table-cell office:value-type="float" office:value="0">
                <text:p>0</text:p>
              </table:table-cell>
              <table:table-cell office:value-type="float" office:value="0.0128">
                <text:p>0.012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96.806842480399">
                <text:p>196.806842480399</text:p>
              </table:table-cell>
              <table:table-cell office:value-type="float" office:value="0">
                <text:p>0</text:p>
              </table:table-cell>
              <table:table-cell office:value-type="float" office:value="0.0132">
                <text:p>0.013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97.662152530292">
                <text:p>197.662152530292</text:p>
              </table:table-cell>
              <table:table-cell office:value-type="float" office:value="0">
                <text:p>0</text:p>
              </table:table-cell>
              <table:table-cell office:value-type="float" office:value="0.0131">
                <text:p>0.013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98.474697077691">
                <text:p>198.474697077691</text:p>
              </table:table-cell>
              <table:table-cell office:value-type="float" office:value="0">
                <text:p>0</text:p>
              </table:table-cell>
              <table:table-cell office:value-type="float" office:value="0.0133">
                <text:p>0.013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99.308624376336">
                <text:p>199.308624376336</text:p>
              </table:table-cell>
              <table:table-cell office:value-type="float" office:value="0">
                <text:p>0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00.142551674982">
                <text:p>200.142551674982</text:p>
              </table:table-cell>
              <table:table-cell office:value-type="float" office:value="0">
                <text:p>0</text:p>
              </table:table-cell>
              <table:table-cell office:value-type="float" office:value="0.0118">
                <text:p>0.011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00.955096222381">
                <text:p>200.955096222381</text:p>
              </table:table-cell>
              <table:table-cell office:value-type="float" office:value="0">
                <text:p>0</text:p>
              </table:table-cell>
              <table:table-cell office:value-type="float" office:value="0.0122">
                <text:p>0.012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01.767640769779">
                <text:p>201.767640769779</text:p>
              </table:table-cell>
              <table:table-cell office:value-type="float" office:value="0">
                <text:p>0</text:p>
              </table:table-cell>
              <table:table-cell office:value-type="float" office:value="0.0127">
                <text:p>0.012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02.622950819672">
                <text:p>202.622950819672</text:p>
              </table:table-cell>
              <table:table-cell office:value-type="float" office:value="0">
                <text:p>0</text:p>
              </table:table-cell>
              <table:table-cell office:value-type="float" office:value="0.0122">
                <text:p>0.012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03.563791874555">
                <text:p>203.563791874555</text:p>
              </table:table-cell>
              <table:table-cell office:value-type="float" office:value="0">
                <text:p>0</text:p>
              </table:table-cell>
              <table:table-cell office:value-type="float" office:value="0.0121">
                <text:p>0.012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04.461867426942">
                <text:p>204.461867426942</text:p>
              </table:table-cell>
              <table:table-cell office:value-type="float" office:value="0">
                <text:p>0</text:p>
              </table:table-cell>
              <table:table-cell office:value-type="float" office:value="0.0117">
                <text:p>0.011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05.295794725588">
                <text:p>205.295794725588</text:p>
              </table:table-cell>
              <table:table-cell office:value-type="float" office:value="0">
                <text:p>0</text:p>
              </table:table-cell>
              <table:table-cell office:value-type="float" office:value="0.0118">
                <text:p>0.011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06.129722024234">
                <text:p>206.129722024234</text:p>
              </table:table-cell>
              <table:table-cell office:value-type="float" office:value="0">
                <text:p>0</text:p>
              </table:table-cell>
              <table:table-cell office:value-type="float" office:value="0.0114">
                <text:p>0.011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06.985032074127">
                <text:p>206.985032074127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07.818959372773">
                <text:p>207.818959372773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08.652886671418">
                <text:p>208.652886671418</text:p>
              </table:table-cell>
              <table:table-cell office:value-type="float" office:value="0">
                <text:p>0</text:p>
              </table:table-cell>
              <table:table-cell office:value-type="float" office:value="0.0113">
                <text:p>0.011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09.486813970064">
                <text:p>209.486813970064</text:p>
              </table:table-cell>
              <table:table-cell office:value-type="float" office:value="0">
                <text:p>0</text:p>
              </table:table-cell>
              <table:table-cell office:value-type="float" office:value="0.0112">
                <text:p>0.011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10.32074126871">
                <text:p>210.32074126871</text:p>
              </table:table-cell>
              <table:table-cell office:value-type="float" office:value="0">
                <text:p>0</text:p>
              </table:table-cell>
              <table:table-cell office:value-type="float" office:value="0.0108">
                <text:p>0.010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11.154668567356">
                <text:p>211.154668567356</text:p>
              </table:table-cell>
              <table:table-cell office:value-type="float" office:value="0">
                <text:p>0</text:p>
              </table:table-cell>
              <table:table-cell office:value-type="float" office:value="0.0104">
                <text:p>0.010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11.988595866001">
                <text:p>211.988595866001</text:p>
              </table:table-cell>
              <table:table-cell office:value-type="float" office:value="0">
                <text:p>0</text:p>
              </table:table-cell>
              <table:table-cell office:value-type="float" office:value="0.0106">
                <text:p>0.010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12.822523164647">
                <text:p>212.822523164647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13.656450463293">
                <text:p>213.656450463293</text:p>
              </table:table-cell>
              <table:table-cell office:value-type="float" office:value="0">
                <text:p>0</text:p>
              </table:table-cell>
              <table:table-cell office:value-type="float" office:value="0.0101">
                <text:p>0.010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14.490377761939">
                <text:p>214.490377761939</text:p>
              </table:table-cell>
              <table:table-cell office:value-type="float" office:value="0">
                <text:p>0</text:p>
              </table:table-cell>
              <table:table-cell office:value-type="float" office:value="0.0109">
                <text:p>0.010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15.345687811832">
                <text:p>215.345687811832</text:p>
              </table:table-cell>
              <table:table-cell office:value-type="float" office:value="0">
                <text:p>0</text:p>
              </table:table-cell>
              <table:table-cell office:value-type="float" office:value="0.0102">
                <text:p>0.010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16.200997861725">
                <text:p>216.200997861725</text:p>
              </table:table-cell>
              <table:table-cell office:value-type="float" office:value="0">
                <text:p>0</text:p>
              </table:table-cell>
              <table:table-cell office:value-type="float" office:value="0.0099">
                <text:p>0.009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17.056307911618">
                <text:p>217.056307911618</text:p>
              </table:table-cell>
              <table:table-cell office:value-type="float" office:value="0">
                <text:p>0</text:p>
              </table:table-cell>
              <table:table-cell office:value-type="float" office:value="0.0103">
                <text:p>0.010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17.890235210264">
                <text:p>217.890235210264</text:p>
              </table:table-cell>
              <table:table-cell office:value-type="float" office:value="0">
                <text:p>0</text:p>
              </table:table-cell>
              <table:table-cell office:value-type="float" office:value="0.0099">
                <text:p>0.009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18.745545260157">
                <text:p>218.745545260157</text:p>
              </table:table-cell>
              <table:table-cell office:value-type="float" office:value="0">
                <text:p>0</text:p>
              </table:table-cell>
              <table:table-cell office:value-type="float" office:value="0.0101">
                <text:p>0.010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19.558089807555">
                <text:p>219.558089807555</text:p>
              </table:table-cell>
              <table:table-cell office:value-type="float" office:value="0">
                <text:p>0</text:p>
              </table:table-cell>
              <table:table-cell office:value-type="float" office:value="0.0102">
                <text:p>0.010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20.392017106201">
                <text:p>220.392017106201</text:p>
              </table:table-cell>
              <table:table-cell office:value-type="float" office:value="0">
                <text:p>0</text:p>
              </table:table-cell>
              <table:table-cell office:value-type="float" office:value="0.0099">
                <text:p>0.009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21.225944404847">
                <text:p>221.225944404847</text:p>
              </table:table-cell>
              <table:table-cell office:value-type="float" office:value="0">
                <text:p>0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22.059871703493">
                <text:p>222.059871703493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22.893799002138">
                <text:p>222.893799002138</text:p>
              </table:table-cell>
              <table:table-cell office:value-type="float" office:value="0">
                <text:p>0</text:p>
              </table:table-cell>
              <table:table-cell office:value-type="float" office:value="0.0091">
                <text:p>0.009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23.706343549537">
                <text:p>223.706343549537</text:p>
              </table:table-cell>
              <table:table-cell office:value-type="float" office:value="0">
                <text:p>0</text:p>
              </table:table-cell>
              <table:table-cell office:value-type="float" office:value="0.0086">
                <text:p>0.008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24.518888096935">
                <text:p>224.518888096935</text:p>
              </table:table-cell>
              <table:table-cell office:value-type="float" office:value="0">
                <text:p>0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25.331432644334">
                <text:p>225.331432644334</text:p>
              </table:table-cell>
              <table:table-cell office:value-type="float" office:value="0">
                <text:p>0</text:p>
              </table:table-cell>
              <table:table-cell office:value-type="float" office:value="0.0092">
                <text:p>0.009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26.143977191732">
                <text:p>226.143977191732</text:p>
              </table:table-cell>
              <table:table-cell office:value-type="float" office:value="0">
                <text:p>0</text:p>
              </table:table-cell>
              <table:table-cell office:value-type="float" office:value="0.0089">
                <text:p>0.008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26.977904490378">
                <text:p>226.977904490378</text:p>
              </table:table-cell>
              <table:table-cell office:value-type="float" office:value="0">
                <text:p>0</text:p>
              </table:table-cell>
              <table:table-cell office:value-type="float" office:value="0.0084">
                <text:p>0.008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27.833214540271">
                <text:p>227.833214540271</text:p>
              </table:table-cell>
              <table:table-cell office:value-type="float" office:value="0">
                <text:p>0</text:p>
              </table:table-cell>
              <table:table-cell office:value-type="float" office:value="0.0089">
                <text:p>0.008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28.667141838917">
                <text:p>228.667141838917</text:p>
              </table:table-cell>
              <table:table-cell office:value-type="float" office:value="0">
                <text:p>0</text:p>
              </table:table-cell>
              <table:table-cell office:value-type="float" office:value="0.0086">
                <text:p>0.008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29.501069137562">
                <text:p>229.501069137562</text:p>
              </table:table-cell>
              <table:table-cell office:value-type="float" office:value="0">
                <text:p>0</text:p>
              </table:table-cell>
              <table:table-cell office:value-type="float" office:value="0.0087">
                <text:p>0.008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30.334996436208">
                <text:p>230.334996436208</text:p>
              </table:table-cell>
              <table:table-cell office:value-type="float" office:value="0">
                <text:p>0</text:p>
              </table:table-cell>
              <table:table-cell office:value-type="float" office:value="0.0087">
                <text:p>0.008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31.190306486101">
                <text:p>231.190306486101</text:p>
              </table:table-cell>
              <table:table-cell office:value-type="float" office:value="0">
                <text:p>0</text:p>
              </table:table-cell>
              <table:table-cell office:value-type="float" office:value="0.0086">
                <text:p>0.008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32.024233784747">
                <text:p>232.024233784747</text:p>
              </table:table-cell>
              <table:table-cell office:value-type="float" office:value="0">
                <text:p>0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32.858161083393">
                <text:p>232.858161083393</text:p>
              </table:table-cell>
              <table:table-cell office:value-type="float" office:value="0">
                <text:p>0</text:p>
              </table:table-cell>
              <table:table-cell office:value-type="float" office:value="0.0081">
                <text:p>0.008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33.692088382039">
                <text:p>233.692088382039</text:p>
              </table:table-cell>
              <table:table-cell office:value-type="float" office:value="0">
                <text:p>0</text:p>
              </table:table-cell>
              <table:table-cell office:value-type="float" office:value="0.0082">
                <text:p>0.008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34.526015680684">
                <text:p>234.526015680684</text:p>
              </table:table-cell>
              <table:table-cell office:value-type="float" office:value="0">
                <text:p>0</text:p>
              </table:table-cell>
              <table:table-cell office:value-type="float" office:value="0.0076">
                <text:p>0.007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35.35994297933">
                <text:p>235.35994297933</text:p>
              </table:table-cell>
              <table:table-cell office:value-type="float" office:value="0">
                <text:p>0</text:p>
              </table:table-cell>
              <table:table-cell office:value-type="float" office:value="0.0079">
                <text:p>0.007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36.065573770492">
                <text:p>236.065573770492</text:p>
              </table:table-cell>
              <table:table-cell office:value-type="float" office:value="0">
                <text:p>0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36.64290805417">
                <text:p>236.64290805417</text:p>
              </table:table-cell>
              <table:table-cell office:value-type="float" office:value="0">
                <text:p>0</text:p>
              </table:table-cell>
              <table:table-cell office:value-type="float" office:value="0.0085">
                <text:p>0.00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1.2$Linux_X86_64 LibreOffice_project/db4def46b0453cc22e2d0305797cf981b68ef5ac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